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4.468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4.35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3cm" fo:break-before="auto" style:use-optimal-row-height="false"/>
    </style:style>
    <style:style style:name="ro7" style:family="table-row">
      <style:table-row-properties style:row-height="0.621cm" fo:break-before="auto" style:use-optimal-row-height="false"/>
    </style:style>
    <style:style style:name="ro8" style:family="table-row">
      <style:table-row-properties style:row-height="0.598cm" fo:break-before="auto" style:use-optimal-row-height="fals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PageStyle_5f_2021-2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add6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071cm"/>
    </style:style>
    <style:style style:name="ce6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1.76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Excel_5f_CondFormat_5f_1_5f_1_5f_1" style:base-cell-address="'2021-22'.H4"/>
    </style:style>
    <style:style style:name="ce18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value-type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value-type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 style:data-style-name="N61">
      <style:table-cell-properties fo:background-color="#ffff00"/>
    </style:style>
    <style:style style:name="ce72" style:family="table-cell" style:parent-style-name="Default">
      <style:table-cell-properties fo:background-color="#ffff00" fo:padding="0.071cm"/>
    </style:style>
    <style:style style:name="ce73" style:family="table-cell" style:parent-style-name="Default" style:data-style-name="N61">
      <style:table-cell-properties fo:background-color="#ffff00"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21-22" table:style-name="ta1">
        <office:forms form:automatic-focus="false" form:apply-design-mode="false"/>
        <table:shapes>
          <draw:frame draw:z-index="0" draw:style-name="gr1" draw:text-style-name="P1" svg:width="15.998cm" svg:height="9.008cm" svg:x="7.353cm" svg:y="32.885cm">
            <draw:object draw:notify-on-update-of-ranges="'2021-22'.M59:'2021-22'.M108 '2021-22'.N58:'2021-22'.N58 '2021-22'.N59:'2021-22'.N108 '2021-22'.O58:'2021-22'.O58 '2021-22'.O59:'2021-22'.O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9cm" svg:x="7.328cm" svg:y="42.28cm">
            <draw:object draw:notify-on-update-of-ranges="'2021-22'.Q59:'2021-22'.Q108 '2021-22'.R58:'2021-22'.R58 '2021-22'.R59:'2021-22'.R108 '2021-22'.S58:'2021-22'.S58 '2021-22'.S59:'2021-22'.S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8cm" svg:height="9.009cm" svg:x="7.304cm" svg:y="52.281cm">
            <draw:object draw:notify-on-update-of-ranges="'2021-22'.V59:'2021-22'.V108 '2021-22'.W58:'2021-22'.W58 '2021-22'.W59:'2021-22'.W108 '2021-22'.X58:'2021-22'.X58 '2021-22'.X59:'2021-22'.X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85.867cm" svg:y="35.736cm">
            <draw:object draw:notify-on-update-of-ranges="'2021-22'.AF62:'2021-22'.AF111 '2021-22'.AG61:'2021-22'.AG61 '2021-22'.AG62:'2021-22'.AG111 '2021-22'.AH61:'2021-22'.AH61 '2021-22'.AH62:'2021-22'.AH111 '2021-22'.AI61:'2021-22'.AI61 '2021-22'.AI62:'2021-22'.AI111 '2021-22'.AJ61:'2021-22'.AJ61 '2021-22'.AJ62:'2021-22'.AJ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2cm" svg:height="8.996cm" svg:x="85.953cm" svg:y="45.207cm">
            <draw:object draw:notify-on-update-of-ranges="'2021-22'.AF62:'2021-22'.AF111 '2021-22'.AG61:'2021-22'.AG61 '2021-22'.AG62:'2021-22'.AG111 '2021-22'.AI61:'2021-22'.AI61 '2021-22'.AI62:'2021-22'.AI111 '2021-22'.AJ61:'2021-22'.AJ61 '2021-22'.AJ62:'2021-22'.AJ1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86.147cm" svg:y="65.189cm">
            <draw:object draw:notify-on-update-of-ranges="'2021-22'.AF116:'2021-22'.AF165 '2021-22'.AG115:'2021-22'.AG115 '2021-22'.AG116:'2021-22'.AG165 '2021-22'.AH115:'2021-22'.AH115 '2021-22'.AH116:'2021-22'.AH165 '2021-22'.AI115:'2021-22'.AI115 '2021-22'.AI116:'2021-22'.AI165 '2021-22'.AJ115:'2021-22'.AJ115 '2021-22'.AJ116:'2021-22'.AJ16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2" table:default-cell-style-name="ce33"/>
        <table:table-column table:style-name="co5" table:default-cell-style-name="ce33"/>
        <table:table-column table:style-name="co6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8" table:default-cell-style-name="ce33"/>
        <table:table-column table:style-name="co4" table:number-columns-repeated="2" table:default-cell-style-name="ce33"/>
        <table:table-column table:style-name="co9" table:default-cell-style-name="ce33"/>
        <table:table-column table:style-name="co4" table:number-columns-repeated="23" table:default-cell-style-name="ce33"/>
        <table:table-column table:style-name="co4" table:number-columns-repeated="7" table:default-cell-style-name="Default"/>
        <table:table-column table:style-name="co4" table:number-columns-repeated="213" table:default-cell-style-name="ce33"/>
        <table:table-row table:style-name="ro1">
          <table:table-cell table:style-name="ce1" office:value-type="string" calcext:value-type="string">
            <text:p>Nº casos:</text:p>
          </table:table-cell>
          <table:table-cell table:style-name="ce6" office:value-type="float" office:value="50" calcext:value-type="float">
            <text:p>50</text:p>
          </table:table-cell>
          <table:table-cell table:style-name="ce7" table:number-columns-repeated="2"/>
          <table:table-cell table:style-name="ce2" table:number-columns-repeated="5"/>
          <table:table-cell table:style-name="ce20" table:number-columns-repeated="3"/>
          <table:table-cell table:number-columns-repeated="25"/>
          <table:table-cell table:style-name="ce33" table:number-columns-repeated="7"/>
          <table:table-cell table:number-columns-repeated="213"/>
        </table:table-row>
        <table:table-row table:style-name="ro2">
          <table:table-cell table:style-name="ce2"/>
          <table:table-cell table:style-name="ce7" table:number-columns-repeated="3"/>
          <table:table-cell table:style-name="ce2"/>
          <table:table-cell table:style-name="ce39" office:value-type="string" calcext:value-type="string" table:number-columns-spanned="4" table:number-rows-spanned="1">
            <text:p>Algoritmo Greedy</text:p>
          </table:table-cell>
          <table:covered-table-cell table:number-columns-repeated="3" table:style-name="ce39"/>
          <table:table-cell table:style-name="ce21"/>
          <table:table-cell table:style-name="ce26" table:number-columns-repeated="2"/>
          <table:table-cell/>
          <table:table-cell table:style-name="ce39" office:value-type="string" calcext:value-type="string" table:number-columns-spanned="4" table:number-rows-spanned="1">
            <text:p>Algoritmo Búsqueda Local</text:p>
          </table:table-cell>
          <table:covered-table-cell table:number-columns-repeated="3" table:style-name="ce39"/>
          <table:table-cell/>
          <table:table-cell table:style-name="ce39" office:value-type="string" calcext:value-type="string" table:number-columns-spanned="4" table:number-rows-spanned="1">
            <text:p>Algoritmo Greedy</text:p>
          </table:table-cell>
          <table:covered-table-cell table:number-columns-repeated="3"/>
          <table:table-cell/>
          <table:table-cell table:style-name="ce39" office:value-type="string" calcext:value-type="string" table:number-columns-spanned="4" table:number-rows-spanned="1">
            <text:p>Algoritmo Búsqueda Local</text:p>
          </table:table-cell>
          <table:covered-table-cell table:number-columns-repeated="3"/>
          <table:table-cell table:number-columns-repeated="2"/>
          <table:table-cell table:style-name="ce39" office:value-type="string" calcext:value-type="string" table:number-columns-spanned="4" table:number-rows-spanned="1">
            <text:p>ES</text:p>
          </table:table-cell>
          <table:covered-table-cell table:number-columns-repeated="3" table:style-name="ce39"/>
          <table:table-cell table:number-columns-repeated="2"/>
          <table:table-cell table:style-name="ce39" office:value-type="string" calcext:value-type="string" table:number-columns-spanned="4" table:number-rows-spanned="1">
            <text:p>BMB</text:p>
          </table:table-cell>
          <table:covered-table-cell table:number-columns-repeated="3" table:style-name="ce39"/>
          <table:table-cell table:style-name="ce33" table:number-columns-repeated="2"/>
          <table:table-cell table:style-name="ce39" office:value-type="string" calcext:value-type="string" table:number-columns-spanned="4" table:number-rows-spanned="1">
            <text:p>ILS-ES</text:p>
          </table:table-cell>
          <table:covered-table-cell table:number-columns-repeated="3" table:style-name="ce39"/>
          <table:table-cell table:number-columns-repeated="2"/>
          <table:table-cell table:style-name="ce39" office:value-type="string" calcext:value-type="string" table:number-columns-spanned="4" table:number-rows-spanned="1">
            <text:p>ILS-BL</text:p>
          </table:table-cell>
          <table:covered-table-cell table:number-columns-repeated="3" table:style-name="ce39"/>
          <table:table-cell/>
          <table:table-cell table:style-name="Default" table:number-columns-repeated="22"/>
          <table:table-cell table:number-columns-repeated="183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9" office:value-type="string" calcext:value-type="string">
            <text:p>Mejor coste</text:p>
          </table:table-cell>
          <table:table-cell table:style-name="ce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/>
          <table:table-cell table:style-name="ce62" office:value-type="string" calcext:value-type="string">
            <text:p>Mejor tiempo</text:p>
          </table:table-cell>
          <table:table-cell table:style-name="ce18" office:value-type="string" calcext:value-type="string">
            <text:p>Peor tiempo</text:p>
          </table:table-cell>
          <table:table-cell table:style-name="ce18" office:value-type="string" calcext:value-type="string">
            <text:p>Mejor valor</text:p>
          </table:table-cell>
          <table:table-cell table:style-name="ce18" office:value-type="string" calcext:value-type="string">
            <text:p>Peor <text:s/>valor</text:p>
          </table:table-cell>
          <table:table-cell/>
          <table:table-cell table:style-name="ce62" office:value-type="string" calcext:value-type="string">
            <text:p>Mejor tiempo</text:p>
          </table:table-cell>
          <table:table-cell table:style-name="ce18" office:value-type="string" calcext:value-type="string">
            <text:p>Peor tiempo</text:p>
          </table:table-cell>
          <table:table-cell table:style-name="ce18" office:value-type="string" calcext:value-type="string">
            <text:p>Mejor valor</text:p>
          </table:table-cell>
          <table:table-cell table:style-name="ce18" office:value-type="string" calcext:value-type="string">
            <text:p>Peor <text:s/>valor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ce33"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1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4]-[.$D4])" office:value-type="float" office:value="0" calcext:value-type="float">
            <text:p>0,00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4]-[.$D4])" office:value-type="float" office:value="0" calcext:value-type="float">
            <text:p>0,00</text:p>
          </table:table-cell>
          <table:table-cell table:style-name="ce64" office:value-type="float" office:value="0.000310747199999994" calcext:value-type="float">
            <text:p>3,11E-04</text:p>
          </table:table-cell>
          <table:table-cell/>
          <table:table-cell table:style-name="ce63" office:value-type="float" office:value="0.00000631300000000778" calcext:value-type="float">
            <text:p>6,31E-06</text:p>
          </table:table-cell>
          <table:table-cell table:style-name="ce19" office:value-type="float" office:value="0.0000140629999999947" calcext:value-type="float">
            <text:p>1,41E-05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162948999999968" calcext:value-type="float">
            <text:p>1,63E-04</text:p>
          </table:table-cell>
          <table:table-cell table:style-name="ce64" office:value-type="float" office:value="0.000895246000000016" calcext:value-type="float">
            <text:p>8,95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E4]-[.$D4])" office:value-type="float" office:value="0" calcext:value-type="float">
            <text:p>0,00</text:p>
          </table:table-cell>
          <table:table-cell table:style-name="ce71" office:value-type="float" office:value="0.023496959" calcext:value-type="float">
            <text:p>2,35E-02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K4]-[.$D4])" office:value-type="float" office:value="0" calcext:value-type="float">
            <text:p>0,00</text:p>
          </table:table-cell>
          <table:table-cell table:style-name="ce71" office:value-type="float" office:value="0.010765642" calcext:value-type="float">
            <text:p>1,08E-02</text:p>
          </table:table-cell>
          <table:table-cell table:style-name="ce33" table:number-columns-repeated="2"/>
          <table:table-cell table:style-name="ce43" office:value-type="string" calcext:value-type="string">
            <text:p>GKD-b_1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Q4]-[.$D4])" office:value-type="float" office:value="0" calcext:value-type="float">
            <text:p>0,00</text:p>
          </table:table-cell>
          <table:table-cell table:style-name="ce71" office:value-type="float" office:value="0.225344992" calcext:value-type="float">
            <text:p>2,25E-01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72" office:value-type="float" office:value="0" calcext:value-type="float">
            <text:p>0</text:p>
          </table:table-cell>
          <table:table-cell table:style-name="ce16" table:formula="of:=100*([.$AW4]-[.$D4])" office:value-type="float" office:value="0" calcext:value-type="float">
            <text:p>0,00</text:p>
          </table:table-cell>
          <table:table-cell table:style-name="ce73" office:value-type="float" office:value="0.010545696" calcext:value-type="float">
            <text:p>1,05E-02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2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5]-[.$D5])" office:value-type="float" office:value="0" calcext:value-type="float">
            <text:p>0,00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5]-[.$D5])" office:value-type="float" office:value="0" calcext:value-type="float">
            <text:p>0,00</text:p>
          </table:table-cell>
          <table:table-cell table:style-name="ce64" office:value-type="float" office:value="0.000210545599999989" calcext:value-type="float">
            <text:p>2,11E-04</text:p>
          </table:table-cell>
          <table:table-cell/>
          <table:table-cell table:style-name="ce63" office:value-type="float" office:value="0.00000642000000000698" calcext:value-type="float">
            <text:p>6,42E-06</text:p>
          </table:table-cell>
          <table:table-cell table:style-name="ce19" office:value-type="float" office:value="0.00000713199999999303" calcext:value-type="float">
            <text:p>7,13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5412999999988" calcext:value-type="float">
            <text:p>2,05E-04</text:p>
          </table:table-cell>
          <table:table-cell table:style-name="ce64" office:value-type="float" office:value="0.000218781999999973" calcext:value-type="float">
            <text:p>2,19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E5]-[.$D5])" office:value-type="float" office:value="0" calcext:value-type="float">
            <text:p>0,00</text:p>
          </table:table-cell>
          <table:table-cell table:style-name="ce71" office:value-type="float" office:value="0.024004137" calcext:value-type="float">
            <text:p>2,40E-02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K5]-[.$D5])" office:value-type="float" office:value="0" calcext:value-type="float">
            <text:p>0,00</text:p>
          </table:table-cell>
          <table:table-cell table:style-name="ce71" office:value-type="float" office:value="0.010721173" calcext:value-type="float">
            <text:p>1,07E-02</text:p>
          </table:table-cell>
          <table:table-cell table:style-name="ce33" table:number-columns-repeated="2"/>
          <table:table-cell table:style-name="ce43" office:value-type="string" calcext:value-type="string">
            <text:p>GKD-b_2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Q5]-[.$D5])" office:value-type="float" office:value="0" calcext:value-type="float">
            <text:p>0,00</text:p>
          </table:table-cell>
          <table:table-cell table:style-name="ce71" office:value-type="float" office:value="0.232225526" calcext:value-type="float">
            <text:p>2,32E-01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W5]-[.$D5])" office:value-type="float" office:value="0" calcext:value-type="float">
            <text:p>0,00</text:p>
          </table:table-cell>
          <table:table-cell table:style-name="ce71" office:value-type="float" office:value="0.010961259" calcext:value-type="float">
            <text:p>1,10E-02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3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6]-[.$D6])" office:value-type="float" office:value="0" calcext:value-type="float">
            <text:p>0,00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22"/>
          <table:table-cell table:style-name="ce24" office:value-type="string" calcext:value-type="string">
            <text:p>Media Desv Greedy:</text:p>
          </table:table-cell>
          <table:table-cell table:style-name="ce29" table:formula="of:=SUM([.H4:.H53])/[.$B1]" office:value-type="float" office:value="80.3223425789044" calcext:value-type="float">
            <text:p>80,32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6]-[.$D6])" office:value-type="float" office:value="0" calcext:value-type="float">
            <text:p>0,00</text:p>
          </table:table-cell>
          <table:table-cell table:style-name="ce64" office:value-type="float" office:value="0.000211346199999996" calcext:value-type="float">
            <text:p>2,11E-04</text:p>
          </table:table-cell>
          <table:table-cell/>
          <table:table-cell table:style-name="ce63" office:value-type="float" office:value="0.00000616600000000189" calcext:value-type="float">
            <text:p>6,17E-06</text:p>
          </table:table-cell>
          <table:table-cell table:style-name="ce19" office:value-type="float" office:value="0.00000689099999999498" calcext:value-type="float">
            <text:p>6,89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6846000000038" calcext:value-type="float">
            <text:p>2,07E-04</text:p>
          </table:table-cell>
          <table:table-cell table:style-name="ce64" office:value-type="float" office:value="0.000217593999999988" calcext:value-type="float">
            <text:p>2,18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E6]-[.$D6])" office:value-type="float" office:value="0" calcext:value-type="float">
            <text:p>0,00</text:p>
          </table:table-cell>
          <table:table-cell table:style-name="ce71" office:value-type="float" office:value="0.0238820019999999" calcext:value-type="float">
            <text:p>2,39E-02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K6]-[.$D6])" office:value-type="float" office:value="0" calcext:value-type="float">
            <text:p>0,00</text:p>
          </table:table-cell>
          <table:table-cell table:style-name="ce71" office:value-type="float" office:value="0.0108789530000001" calcext:value-type="float">
            <text:p>1,09E-02</text:p>
          </table:table-cell>
          <table:table-cell table:style-name="ce33" table:number-columns-repeated="2"/>
          <table:table-cell table:style-name="ce43" office:value-type="string" calcext:value-type="string">
            <text:p>GKD-b_3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Q6]-[.$D6])" office:value-type="float" office:value="0" calcext:value-type="float">
            <text:p>0,00</text:p>
          </table:table-cell>
          <table:table-cell table:style-name="ce71" office:value-type="float" office:value="0.226867031" calcext:value-type="float">
            <text:p>2,27E-01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W6]-[.$D6])" office:value-type="float" office:value="0" calcext:value-type="float">
            <text:p>0,00</text:p>
          </table:table-cell>
          <table:table-cell table:style-name="ce71" office:value-type="float" office:value="0.0105831759999999" calcext:value-type="float">
            <text:p>1,06E-02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4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7]-[.$D7])" office:value-type="float" office:value="0" calcext:value-type="float">
            <text:p>0,00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22"/>
          <table:table-cell table:style-name="ce24" office:value-type="string" calcext:value-type="string">
            <text:p>Media Tiempo Greedy:</text:p>
          </table:table-cell>
          <table:table-cell table:style-name="ce30" table:formula="of:=SUM([.I4:.I53])/[.$B1]" office:value-type="float" office:value="0.014208759316" calcext:value-type="float">
            <text:p>1,42E-02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7]-[.$D7])" office:value-type="float" office:value="0" calcext:value-type="float">
            <text:p>0,00</text:p>
          </table:table-cell>
          <table:table-cell table:style-name="ce64" office:value-type="float" office:value="0.000222469200000008" calcext:value-type="float">
            <text:p>2,22E-04</text:p>
          </table:table-cell>
          <table:table-cell/>
          <table:table-cell table:style-name="ce63" office:value-type="float" office:value="0.00000611000000000361" calcext:value-type="float">
            <text:p>6,11E-06</text:p>
          </table:table-cell>
          <table:table-cell table:style-name="ce19" office:value-type="float" office:value="0.00000725800000000998" calcext:value-type="float">
            <text:p>7,26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8925999999998" calcext:value-type="float">
            <text:p>2,09E-04</text:p>
          </table:table-cell>
          <table:table-cell table:style-name="ce64" office:value-type="float" office:value="0.000263005000000038" calcext:value-type="float">
            <text:p>2,63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E7]-[.$D7])" office:value-type="float" office:value="0" calcext:value-type="float">
            <text:p>0,00</text:p>
          </table:table-cell>
          <table:table-cell table:style-name="ce71" office:value-type="float" office:value="0.023597913" calcext:value-type="float">
            <text:p>2,36E-02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K7]-[.$D7])" office:value-type="float" office:value="0" calcext:value-type="float">
            <text:p>0,00</text:p>
          </table:table-cell>
          <table:table-cell table:style-name="ce71" office:value-type="float" office:value="0.010768376" calcext:value-type="float">
            <text:p>1,08E-02</text:p>
          </table:table-cell>
          <table:table-cell table:style-name="ce33" table:number-columns-repeated="2"/>
          <table:table-cell table:style-name="ce43" office:value-type="string" calcext:value-type="string">
            <text:p>GKD-b_4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Q7]-[.$D7])" office:value-type="float" office:value="0" calcext:value-type="float">
            <text:p>0,00</text:p>
          </table:table-cell>
          <table:table-cell table:style-name="ce71" office:value-type="float" office:value="0.226072855" calcext:value-type="float">
            <text:p>2,26E-01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W7]-[.$D7])" office:value-type="float" office:value="0" calcext:value-type="float">
            <text:p>0,00</text:p>
          </table:table-cell>
          <table:table-cell table:style-name="ce71" office:value-type="float" office:value="0.010417329" calcext:value-type="float">
            <text:p>1,04E-02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5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8]-[.$D8])" office:value-type="float" office:value="0" calcext:value-type="float">
            <text:p>0,00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8]-[.$D8])" office:value-type="float" office:value="0" calcext:value-type="float">
            <text:p>0,00</text:p>
          </table:table-cell>
          <table:table-cell table:style-name="ce64" office:value-type="float" office:value="0.000213925799999992" calcext:value-type="float">
            <text:p>2,14E-04</text:p>
          </table:table-cell>
          <table:table-cell/>
          <table:table-cell table:style-name="ce63" office:value-type="float" office:value="0.00000614399999999959" calcext:value-type="float">
            <text:p>6,14E-06</text:p>
          </table:table-cell>
          <table:table-cell table:style-name="ce19" office:value-type="float" office:value="0.00000745199999999113" calcext:value-type="float">
            <text:p>7,45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11730999999993" calcext:value-type="float">
            <text:p>2,12E-04</text:p>
          </table:table-cell>
          <table:table-cell table:style-name="ce64" office:value-type="float" office:value="0.000218414999999972" calcext:value-type="float">
            <text:p>2,18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E8]-[.$D8])" office:value-type="float" office:value="0" calcext:value-type="float">
            <text:p>0,00</text:p>
          </table:table-cell>
          <table:table-cell table:style-name="ce71" office:value-type="float" office:value="0.0241115039999999" calcext:value-type="float">
            <text:p>2,41E-02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K8]-[.$D8])" office:value-type="float" office:value="0" calcext:value-type="float">
            <text:p>0,00</text:p>
          </table:table-cell>
          <table:table-cell table:style-name="ce71" office:value-type="float" office:value="0.010898216" calcext:value-type="float">
            <text:p>1,09E-02</text:p>
          </table:table-cell>
          <table:table-cell table:style-name="ce33" table:number-columns-repeated="2"/>
          <table:table-cell table:style-name="ce43" office:value-type="string" calcext:value-type="string">
            <text:p>GKD-b_5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Q8]-[.$D8])" office:value-type="float" office:value="0" calcext:value-type="float">
            <text:p>0,00</text:p>
          </table:table-cell>
          <table:table-cell table:style-name="ce71" office:value-type="float" office:value="0.228260517" calcext:value-type="float">
            <text:p>2,28E-01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70" office:value-type="float" office:value="0" calcext:value-type="float">
            <text:p>0</text:p>
          </table:table-cell>
          <table:table-cell table:style-name="ce16" table:formula="of:=100*([.$AW8]-[.$D8])" office:value-type="float" office:value="0" calcext:value-type="float">
            <text:p>0,00</text:p>
          </table:table-cell>
          <table:table-cell table:style-name="ce71" office:value-type="float" office:value="0.0107076990000001" calcext:value-type="float">
            <text:p>1,07E-02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6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.7179599999997" calcext:value-type="float">
            <text:p>12,7179599999997</text:p>
          </table:table-cell>
          <table:table-cell table:style-name="ce2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16" table:formula="of:=100*([.G9]-[.$D9])/MAX([.G9];[.$D9])" office:value-type="float" office:value="92.6459815135424" calcext:value-type="float">
            <text:p>92,65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22"/>
          <table:table-cell table:style-name="ce24" office:value-type="string" calcext:value-type="string">
            <text:p>Media Desv BL:</text:p>
          </table:table-cell>
          <table:table-cell table:style-name="ce29" table:formula="of:=SUM([.P4:.P53])/[.$B1]" office:value-type="float" office:value="58.1169773663878" calcext:value-type="float">
            <text:p>58,12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61" office:value-type="float" office:value="49.0832840000001" calcext:value-type="float">
            <text:p>49,0833</text:p>
          </table:table-cell>
          <table:table-cell table:style-name="ce16" table:formula="of:=100*([.$O9]-[.$D9])/MAX([.$O9];[.$D9])" office:value-type="float" office:value="74.0890197974535" calcext:value-type="float">
            <text:p>74,09</text:p>
          </table:table-cell>
          <table:table-cell table:style-name="ce64" office:value-type="float" office:value="0.00245744780000001" calcext:value-type="float">
            <text:p>2,46E-03</text:p>
          </table:table-cell>
          <table:table-cell/>
          <table:table-cell table:style-name="ce63" office:value-type="float" office:value="0.00033177999999999" calcext:value-type="float">
            <text:p>3,32E-04</text:p>
          </table:table-cell>
          <table:table-cell table:style-name="ce19" office:value-type="float" office:value="0.000346031999999996" calcext:value-type="float">
            <text:p>3,46E-04</text:p>
          </table:table-cell>
          <table:table-cell table:style-name="ce15" office:value-type="float" office:value="114.73598" calcext:value-type="float">
            <text:p>114,7360</text:p>
          </table:table-cell>
          <table:table-cell table:style-name="ce15" office:value-type="float" office:value="298.47415" calcext:value-type="float">
            <text:p>298,4742</text:p>
          </table:table-cell>
          <table:table-cell/>
          <table:table-cell table:style-name="ce64" office:value-type="float" office:value="0.00177294099999997" calcext:value-type="float">
            <text:p>1,77E-03</text:p>
          </table:table-cell>
          <table:table-cell table:style-name="ce64" office:value-type="float" office:value="0.00413812900000005" calcext:value-type="float">
            <text:p>4,14E-03</text:p>
          </table:table-cell>
          <table:table-cell table:style-name="ce61" office:value-type="float" office:value="40.8068099999998" calcext:value-type="float">
            <text:p>40,8068</text:p>
          </table:table-cell>
          <table:table-cell table:style-name="ce61" office:value-type="float" office:value="54.4360700000002" calcext:value-type="float">
            <text:p>54,4361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70" office:value-type="float" office:value="36.8041499999998" calcext:value-type="float">
            <text:p>36,8041499999998</text:p>
          </table:table-cell>
          <table:table-cell table:style-name="ce16" table:formula="of:=100*([.$AE9]-[.$D9])/MAX([.$AE9];[.$D9])" office:value-type="float" office:value="65.4442230020262" calcext:value-type="float">
            <text:p>65,44</text:p>
          </table:table-cell>
          <table:table-cell table:style-name="ce71" office:value-type="float" office:value="0.0658008190000001" calcext:value-type="float">
            <text:p>6,58E-02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70" office:value-type="float" office:value="103.18643" calcext:value-type="float">
            <text:p>103,18643</text:p>
          </table:table-cell>
          <table:table-cell table:style-name="ce16" table:formula="of:=100*([.$AK9]-[.$D9])/MAX([.$AK9];[.$D9])" office:value-type="float" office:value="87.674774677252" calcext:value-type="float">
            <text:p>87,67</text:p>
          </table:table-cell>
          <table:table-cell table:style-name="ce71" office:value-type="float" office:value="0.124229457" calcext:value-type="float">
            <text:p>1,24E-01</text:p>
          </table:table-cell>
          <table:table-cell table:style-name="ce33" table:number-columns-repeated="2"/>
          <table:table-cell table:style-name="ce43" office:value-type="string" calcext:value-type="string">
            <text:p>GKD-b_6_n25_m7</text:p>
          </table:table-cell>
          <table:table-cell table:style-name="ce70" office:value-type="float" office:value="21.6577800000008" calcext:value-type="float">
            <text:p>21,6577800000008</text:p>
          </table:table-cell>
          <table:table-cell table:style-name="ce16" table:formula="of:=100*([.$AQ9]-[.$D9])/MAX([.$AQ9];[.$D9])" office:value-type="float" office:value="41.2776378742455" calcext:value-type="float">
            <text:p>41,28</text:p>
          </table:table-cell>
          <table:table-cell table:style-name="ce71" office:value-type="float" office:value="0.799820183" calcext:value-type="float">
            <text:p>8,00E-01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70" office:value-type="float" office:value="30.4198200000001" calcext:value-type="float">
            <text:p>30,4198200000001</text:p>
          </table:table-cell>
          <table:table-cell table:style-name="ce16" table:formula="of:=100*([.$AW9]-[.$D9])/MAX([.$AW9];[.$D9])" office:value-type="float" office:value="58.1918630682244" calcext:value-type="float">
            <text:p>58,19</text:p>
          </table:table-cell>
          <table:table-cell table:style-name="ce71" office:value-type="float" office:value="0.11326875" calcext:value-type="float">
            <text:p>1,13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7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.0987499999997" calcext:value-type="float">
            <text:p>14,0987499999997</text:p>
          </table:table-cell>
          <table:table-cell table:style-name="ce2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16" table:formula="of:=100*([.G10]-[.$D10])/MAX([.G10];[.$D10])" office:value-type="float" office:value="90.6925670204823" calcext:value-type="float">
            <text:p>90,69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22"/>
          <table:table-cell table:style-name="ce24" office:value-type="string" calcext:value-type="string">
            <text:p>Media Tiempo BL:</text:p>
          </table:table-cell>
          <table:table-cell table:style-name="ce30" table:formula="of:=SUM([.Q4:.Q53])/[.$B1]" office:value-type="float" office:value="0.277131229196" calcext:value-type="float">
            <text:p>2,77E-01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61" office:value-type="float" office:value="34.5253380000001" calcext:value-type="float">
            <text:p>34,5253</text:p>
          </table:table-cell>
          <table:table-cell table:style-name="ce16" table:formula="of:=100*([.$O10]-[.$D10])/MAX([.$O10];[.$D10])" office:value-type="float" office:value="59.1640493135804" calcext:value-type="float">
            <text:p>59,16</text:p>
          </table:table-cell>
          <table:table-cell table:style-name="ce64" office:value-type="float" office:value="0.0028955066" calcext:value-type="float">
            <text:p>2,90E-03</text:p>
          </table:table-cell>
          <table:table-cell/>
          <table:table-cell table:style-name="ce63" office:value-type="float" office:value="0.000327595000000014" calcext:value-type="float">
            <text:p>3,28E-04</text:p>
          </table:table-cell>
          <table:table-cell table:style-name="ce19" office:value-type="float" office:value="0.000398616000000004" calcext:value-type="float">
            <text:p>3,99E-04</text:p>
          </table:table-cell>
          <table:table-cell table:style-name="ce15" office:value-type="float" office:value="91.2915500000002" calcext:value-type="float">
            <text:p>91,2916</text:p>
          </table:table-cell>
          <table:table-cell table:style-name="ce15" office:value-type="float" office:value="208.19874" calcext:value-type="float">
            <text:p>208,1987</text:p>
          </table:table-cell>
          <table:table-cell/>
          <table:table-cell table:style-name="ce64" office:value-type="float" office:value="0.00141478800000006" calcext:value-type="float">
            <text:p>1,41E-03</text:p>
          </table:table-cell>
          <table:table-cell table:style-name="ce64" office:value-type="float" office:value="0.00371979100000008" calcext:value-type="float">
            <text:p>3,72E-03</text:p>
          </table:table-cell>
          <table:table-cell table:style-name="ce61" office:value-type="float" office:value="20.8560200000002" calcext:value-type="float">
            <text:p>20,8560</text:p>
          </table:table-cell>
          <table:table-cell table:style-name="ce61" office:value-type="float" office:value="50.42563" calcext:value-type="float">
            <text:p>50,4256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70" office:value-type="float" office:value="29.5711700000002" calcext:value-type="float">
            <text:p>29,5711700000002</text:p>
          </table:table-cell>
          <table:table-cell table:style-name="ce16" table:formula="of:=100*([.$AE10]-[.$D10])/MAX([.$AE10];[.$D10])" office:value-type="float" office:value="52.3226507439522" calcext:value-type="float">
            <text:p>52,32</text:p>
          </table:table-cell>
          <table:table-cell table:style-name="ce71" office:value-type="float" office:value="0.125211936" calcext:value-type="float">
            <text:p>1,25E-01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70" office:value-type="float" office:value="69.08197" calcext:value-type="float">
            <text:p>69,08197</text:p>
          </table:table-cell>
          <table:table-cell table:style-name="ce16" table:formula="of:=100*([.$AK10]-[.$D10])/MAX([.$AK10];[.$D10])" office:value-type="float" office:value="79.5912739604853" calcext:value-type="float">
            <text:p>79,59</text:p>
          </table:table-cell>
          <table:table-cell table:style-name="ce71" office:value-type="float" office:value="0.125830705" calcext:value-type="float">
            <text:p>1,26E-01</text:p>
          </table:table-cell>
          <table:table-cell table:style-name="ce33" table:number-columns-repeated="2"/>
          <table:table-cell table:style-name="ce43" office:value-type="string" calcext:value-type="string">
            <text:p>GKD-b_7_n25_m7</text:p>
          </table:table-cell>
          <table:table-cell table:style-name="ce70" office:value-type="float" office:value="28.5322399999998" calcext:value-type="float">
            <text:p>28,5322399999998</text:p>
          </table:table-cell>
          <table:table-cell table:style-name="ce16" table:formula="of:=100*([.$AQ10]-[.$D10])/MAX([.$AQ10];[.$D10])" office:value-type="float" office:value="50.5865995799846" calcext:value-type="float">
            <text:p>50,59</text:p>
          </table:table-cell>
          <table:table-cell table:style-name="ce71" office:value-type="float" office:value="0.632221228" calcext:value-type="float">
            <text:p>6,32E-01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70" office:value-type="float" office:value="22.1762399999996" calcext:value-type="float">
            <text:p>22,1762399999996</text:p>
          </table:table-cell>
          <table:table-cell table:style-name="ce16" table:formula="of:=100*([.$AW10]-[.$D10])/MAX([.$AW10];[.$D10])" office:value-type="float" office:value="36.4240736932862" calcext:value-type="float">
            <text:p>36,42</text:p>
          </table:table-cell>
          <table:table-cell table:style-name="ce71" office:value-type="float" office:value="0.0925045359999999" calcext:value-type="float">
            <text:p>9,25E-02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8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.7611899999998" calcext:value-type="float">
            <text:p>16,7611899999998</text:p>
          </table:table-cell>
          <table:table-cell table:style-name="ce2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16" table:formula="of:=100*([.G11]-[.$D11])/MAX([.G11];[.$D11])" office:value-type="float" office:value="87.3589531663613" calcext:value-type="float">
            <text:p>87,36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8_n25_m7</text:p>
          </table:table-cell>
          <table:table-cell table:style-name="ce61" office:value-type="float" office:value="44.745148" calcext:value-type="float">
            <text:p>44,7451</text:p>
          </table:table-cell>
          <table:table-cell table:style-name="ce16" table:formula="of:=100*([.$O11]-[.$D11])/MAX([.$O11];[.$D11])" office:value-type="float" office:value="62.5407653138172" calcext:value-type="float">
            <text:p>62,54</text:p>
          </table:table-cell>
          <table:table-cell table:style-name="ce64" office:value-type="float" office:value="0.00206939879999999" calcext:value-type="float">
            <text:p>2,07E-03</text:p>
          </table:table-cell>
          <table:table-cell/>
          <table:table-cell table:style-name="ce63" office:value-type="float" office:value="0.000333497000000016" calcext:value-type="float">
            <text:p>3,33E-04</text:p>
          </table:table-cell>
          <table:table-cell table:style-name="ce19" office:value-type="float" office:value="0.000374367999999986" calcext:value-type="float">
            <text:p>3,74E-04</text:p>
          </table:table-cell>
          <table:table-cell table:style-name="ce15" office:value-type="float" office:value="85.3233900000001" calcext:value-type="float">
            <text:p>85,3234</text:p>
          </table:table-cell>
          <table:table-cell table:style-name="ce15" office:value-type="float" office:value="171.36721" calcext:value-type="float">
            <text:p>171,3672</text:p>
          </table:table-cell>
          <table:table-cell/>
          <table:table-cell table:style-name="ce64" office:value-type="float" office:value="0.00180701900000002" calcext:value-type="float">
            <text:p>1,81E-03</text:p>
          </table:table-cell>
          <table:table-cell table:style-name="ce64" office:value-type="float" office:value="0.00235920199999995" calcext:value-type="float">
            <text:p>2,36E-03</text:p>
          </table:table-cell>
          <table:table-cell table:style-name="ce61" office:value-type="float" office:value="40.0214399999998" calcext:value-type="float">
            <text:p>40,0214</text:p>
          </table:table-cell>
          <table:table-cell table:style-name="ce61" office:value-type="float" office:value="50.8084100000001" calcext:value-type="float">
            <text:p>50,8084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70" office:value-type="float" office:value="20.9588500000003" calcext:value-type="float">
            <text:p>20,9588500000003</text:p>
          </table:table-cell>
          <table:table-cell table:style-name="ce16" table:formula="of:=100*([.$AE11]-[.$D11])/MAX([.$AE11];[.$D11])" office:value-type="float" office:value="20.028102686934" calcext:value-type="float">
            <text:p>20,03</text:p>
          </table:table-cell>
          <table:table-cell table:style-name="ce71" office:value-type="float" office:value="0.126083018" calcext:value-type="float">
            <text:p>1,26E-01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70" office:value-type="float" office:value="118.15813" calcext:value-type="float">
            <text:p>118,15813</text:p>
          </table:table-cell>
          <table:table-cell table:style-name="ce16" table:formula="of:=100*([.$AK11]-[.$D11])/MAX([.$AK11];[.$D11])" office:value-type="float" office:value="85.814611317901" calcext:value-type="float">
            <text:p>85,81</text:p>
          </table:table-cell>
          <table:table-cell table:style-name="ce71" office:value-type="float" office:value="0.0880920019999998" calcext:value-type="float">
            <text:p>8,81E-02</text:p>
          </table:table-cell>
          <table:table-cell table:style-name="ce33" table:number-columns-repeated="2"/>
          <table:table-cell table:style-name="ce43" office:value-type="string" calcext:value-type="string">
            <text:p>GKD-b_8_n25_m7</text:p>
          </table:table-cell>
          <table:table-cell table:style-name="ce70" office:value-type="float" office:value="16.7611899999998" calcext:value-type="float">
            <text:p>16,7611899999998</text:p>
          </table:table-cell>
          <table:table-cell table:style-name="ce16" table:formula="of:=100*([.$AQ11]-[.$D11])/MAX([.$AQ11];[.$D11])" office:value-type="float" office:value="0" calcext:value-type="float">
            <text:p>0,00</text:p>
          </table:table-cell>
          <table:table-cell table:style-name="ce71" office:value-type="float" office:value="0.707167539" calcext:value-type="float">
            <text:p>7,07E-01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70" office:value-type="float" office:value="25.00713" calcext:value-type="float">
            <text:p>25,00713</text:p>
          </table:table-cell>
          <table:table-cell table:style-name="ce16" table:formula="of:=100*([.$AW11]-[.$D11])/MAX([.$AW11];[.$D11])" office:value-type="float" office:value="32.9743557137511" calcext:value-type="float">
            <text:p>32,97</text:p>
          </table:table-cell>
          <table:table-cell table:style-name="ce71" office:value-type="float" office:value="0.104299046" calcext:value-type="float">
            <text:p>1,04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9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.0692099999999" calcext:value-type="float">
            <text:p>17,0692099999999</text:p>
          </table:table-cell>
          <table:table-cell table:style-name="ce2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16" table:formula="of:=100*([.G12]-[.$D12])/MAX([.G12];[.$D12])" office:value-type="float" office:value="87.015082356563" calcext:value-type="float">
            <text:p>87,02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22"/>
          <table:table-cell table:style-name="ce24" office:value-type="string" calcext:value-type="string">
            <text:p>Media Desv ES:</text:p>
          </table:table-cell>
          <table:table-cell table:style-name="ce29" table:formula="of:=SUM([.AF$4:.AF$53])/[.$B$1]" office:value-type="float" office:value="54.8541331144252" calcext:value-type="float">
            <text:p>54,85</text:p>
          </table:table-cell>
          <table:table-cell/>
          <table:table-cell table:style-name="ce43" office:value-type="string" calcext:value-type="string">
            <text:p>GKD-b_9_n25_m7</text:p>
          </table:table-cell>
          <table:table-cell table:style-name="ce61" office:value-type="float" office:value="50.384496" calcext:value-type="float">
            <text:p>50,3845</text:p>
          </table:table-cell>
          <table:table-cell table:style-name="ce16" table:formula="of:=100*([.$O12]-[.$D12])/MAX([.$O12];[.$D12])" office:value-type="float" office:value="66.1220983534302" calcext:value-type="float">
            <text:p>66,12</text:p>
          </table:table-cell>
          <table:table-cell table:style-name="ce64" office:value-type="float" office:value="0.00266474639999996" calcext:value-type="float">
            <text:p>2,66E-03</text:p>
          </table:table-cell>
          <table:table-cell/>
          <table:table-cell table:style-name="ce63" office:value-type="float" office:value="0.000334464000000006" calcext:value-type="float">
            <text:p>3,34E-04</text:p>
          </table:table-cell>
          <table:table-cell table:style-name="ce19" office:value-type="float" office:value="0.000398652999999999" calcext:value-type="float">
            <text:p>3,99E-04</text:p>
          </table:table-cell>
          <table:table-cell table:style-name="ce15" office:value-type="float" office:value="73.21141" calcext:value-type="float">
            <text:p>73,2114</text:p>
          </table:table-cell>
          <table:table-cell table:style-name="ce15" office:value-type="float" office:value="213.91223" calcext:value-type="float">
            <text:p>213,9122</text:p>
          </table:table-cell>
          <table:table-cell/>
          <table:table-cell table:style-name="ce64" office:value-type="float" office:value="0.001221162" calcext:value-type="float">
            <text:p>1,22E-03</text:p>
          </table:table-cell>
          <table:table-cell table:style-name="ce64" office:value-type="float" office:value="0.00478588099999999" calcext:value-type="float">
            <text:p>4,79E-03</text:p>
          </table:table-cell>
          <table:table-cell table:style-name="ce61" office:value-type="float" office:value="35.9848999999998" calcext:value-type="float">
            <text:p>35,9849</text:p>
          </table:table-cell>
          <table:table-cell table:style-name="ce61" office:value-type="float" office:value="70.80767" calcext:value-type="float">
            <text:p>70,8077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70" office:value-type="float" office:value="26.79202" calcext:value-type="float">
            <text:p>26,79202</text:p>
          </table:table-cell>
          <table:table-cell table:style-name="ce16" table:formula="of:=100*([.$AE12]-[.$D12])/MAX([.$AE12];[.$D12])" office:value-type="float" office:value="36.2899475291527" calcext:value-type="float">
            <text:p>36,29</text:p>
          </table:table-cell>
          <table:table-cell table:style-name="ce71" office:value-type="float" office:value="0.0647104189999999" calcext:value-type="float">
            <text:p>6,47E-02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70" office:value-type="float" office:value="74.80285" calcext:value-type="float">
            <text:p>74,80285</text:p>
          </table:table-cell>
          <table:table-cell table:style-name="ce16" table:formula="of:=100*([.$AK12]-[.$D12])/MAX([.$AK12];[.$D12])" office:value-type="float" office:value="77.1810699726014" calcext:value-type="float">
            <text:p>77,18</text:p>
          </table:table-cell>
          <table:table-cell table:style-name="ce71" office:value-type="float" office:value="0.0979960750000002" calcext:value-type="float">
            <text:p>9,80E-02</text:p>
          </table:table-cell>
          <table:table-cell table:style-name="ce33" table:number-columns-repeated="2"/>
          <table:table-cell table:style-name="ce43" office:value-type="string" calcext:value-type="string">
            <text:p>GKD-b_9_n25_m7</text:p>
          </table:table-cell>
          <table:table-cell table:style-name="ce70" office:value-type="float" office:value="26.3009" calcext:value-type="float">
            <text:p>26,3009</text:p>
          </table:table-cell>
          <table:table-cell table:style-name="ce16" table:formula="of:=100*([.$AQ12]-[.$D12])/MAX([.$AQ12];[.$D12])" office:value-type="float" office:value="35.1002817394086" calcext:value-type="float">
            <text:p>35,10</text:p>
          </table:table-cell>
          <table:table-cell table:style-name="ce71" office:value-type="float" office:value="0.76005834" calcext:value-type="float">
            <text:p>7,60E-01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70" office:value-type="float" office:value="3.35369" calcext:value-type="float">
            <text:p>3,35369</text:p>
          </table:table-cell>
          <table:table-cell table:style-name="ce16" table:formula="of:=100*([.$AW12]-[.$D12])/MAX([.$AW12];[.$D12])" office:value-type="float" office:value="-80.3524006090498" calcext:value-type="float">
            <text:p>-80,35</text:p>
          </table:table-cell>
          <table:table-cell table:style-name="ce71" office:value-type="float" office:value="0.07075487" calcext:value-type="float">
            <text:p>7,08E-02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5">
          <table:table-cell table:style-name="ce4" office:value-type="string" calcext:value-type="string">
            <text:p>GKD-b_10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3.2652299999999" calcext:value-type="float">
            <text:p>23,2652299999999</text:p>
          </table:table-cell>
          <table:table-cell table:style-name="ce2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16" table:formula="of:=100*([.G13]-[.$D13])/MAX([.G13];[.$D13])" office:value-type="float" office:value="84.6168593111865" calcext:value-type="float">
            <text:p>84,62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22"/>
          <table:table-cell table:style-name="ce24" office:value-type="string" calcext:value-type="string">
            <text:p>Media Tiempo ES:</text:p>
          </table:table-cell>
          <table:table-cell table:style-name="ce30" table:formula="of:=SUM([.AG$4:.AG$53])/[.$B$1]" office:value-type="float" office:value="1.00895163746" calcext:value-type="float">
            <text:p>1,01E+00</text:p>
          </table:table-cell>
          <table:table-cell/>
          <table:table-cell table:style-name="ce43" office:value-type="string" calcext:value-type="string">
            <text:p>GKD-b_10_n25_m7</text:p>
          </table:table-cell>
          <table:table-cell table:style-name="ce61" office:value-type="float" office:value="52.6370939999999" calcext:value-type="float">
            <text:p>52,6371</text:p>
          </table:table-cell>
          <table:table-cell table:style-name="ce16" table:formula="of:=100*([.$O13]-[.$D13])/MAX([.$O13];[.$D13])" office:value-type="float" office:value="55.8006944684296" calcext:value-type="float">
            <text:p>55,80</text:p>
          </table:table-cell>
          <table:table-cell table:style-name="ce64" office:value-type="float" office:value="0.00216839719999999" calcext:value-type="float">
            <text:p>2,17E-03</text:p>
          </table:table-cell>
          <table:table-cell/>
          <table:table-cell table:style-name="ce63" office:value-type="float" office:value="0.000337084999999987" calcext:value-type="float">
            <text:p>3,37E-04</text:p>
          </table:table-cell>
          <table:table-cell table:style-name="ce19" office:value-type="float" office:value="0.00034613" calcext:value-type="float">
            <text:p>3,46E-04</text:p>
          </table:table-cell>
          <table:table-cell table:style-name="ce15" office:value-type="float" office:value="121.91521" calcext:value-type="float">
            <text:p>121,9152</text:p>
          </table:table-cell>
          <table:table-cell table:style-name="ce15" office:value-type="float" office:value="199.71533" calcext:value-type="float">
            <text:p>199,7153</text:p>
          </table:table-cell>
          <table:table-cell/>
          <table:table-cell table:style-name="ce64" office:value-type="float" office:value="0.00141285999999996" calcext:value-type="float">
            <text:p>1,41E-03</text:p>
          </table:table-cell>
          <table:table-cell table:style-name="ce64" office:value-type="float" office:value="0.003241987" calcext:value-type="float">
            <text:p>3,24E-03</text:p>
          </table:table-cell>
          <table:table-cell table:style-name="ce61" office:value-type="float" office:value="35.1925199999998" calcext:value-type="float">
            <text:p>35,1925</text:p>
          </table:table-cell>
          <table:table-cell table:style-name="ce61" office:value-type="float" office:value="76.4304600000003" calcext:value-type="float">
            <text:p>76,4305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70" office:value-type="float" office:value="30.88052" calcext:value-type="float">
            <text:p>30,88052</text:p>
          </table:table-cell>
          <table:table-cell table:style-name="ce16" table:formula="of:=100*([.$AE13]-[.$D13])/MAX([.$AE13];[.$D13])" office:value-type="float" office:value="24.6604979449832" calcext:value-type="float">
            <text:p>24,66</text:p>
          </table:table-cell>
          <table:table-cell table:style-name="ce71" office:value-type="float" office:value="0.0651197190000001" calcext:value-type="float">
            <text:p>6,51E-02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70" office:value-type="float" office:value="95.4659700000001" calcext:value-type="float">
            <text:p>95,4659700000001</text:p>
          </table:table-cell>
          <table:table-cell table:style-name="ce16" table:formula="of:=100*([.$AK13]-[.$D13])/MAX([.$AK13];[.$D13])" office:value-type="float" office:value="75.6298186673221" calcext:value-type="float">
            <text:p>75,63</text:p>
          </table:table-cell>
          <table:table-cell table:style-name="ce71" office:value-type="float" office:value="0.0837919029999998" calcext:value-type="float">
            <text:p>8,38E-02</text:p>
          </table:table-cell>
          <table:table-cell table:style-name="ce33" table:number-columns-repeated="2"/>
          <table:table-cell table:style-name="ce43" office:value-type="string" calcext:value-type="string">
            <text:p>GKD-b_10_n25_m7</text:p>
          </table:table-cell>
          <table:table-cell table:style-name="ce70" office:value-type="float" office:value="32.38247" calcext:value-type="float">
            <text:p>32,38247</text:p>
          </table:table-cell>
          <table:table-cell table:style-name="ce16" table:formula="of:=100*([.$AQ13]-[.$D13])/MAX([.$AQ13];[.$D13])" office:value-type="float" office:value="28.1548628007688" calcext:value-type="float">
            <text:p>28,15</text:p>
          </table:table-cell>
          <table:table-cell table:style-name="ce71" office:value-type="float" office:value="0.700077975" calcext:value-type="float">
            <text:p>7,00E-01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70" office:value-type="float" office:value="24.3964300000003" calcext:value-type="float">
            <text:p>24,3964300000003</text:p>
          </table:table-cell>
          <table:table-cell table:style-name="ce16" table:formula="of:=100*([.$AW13]-[.$D13])/MAX([.$AW13];[.$D13])" office:value-type="float" office:value="4.63674398262547" calcext:value-type="float">
            <text:p>4,64</text:p>
          </table:table-cell>
          <table:table-cell table:style-name="ce71" office:value-type="float" office:value="0.0852188229999999" calcext:value-type="float">
            <text:p>8,52E-02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11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92610000000002" calcext:value-type="float">
            <text:p>1,92610000000002</text:p>
          </table:table-cell>
          <table:table-cell table:style-name="ce2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16" table:formula="of:=100*([.G14]-[.$D14])/MAX([.G14];[.$D14])" office:value-type="float" office:value="98.2592485633084" calcext:value-type="float">
            <text:p>98,26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1_n50_m5</text:p>
          </table:table-cell>
          <table:table-cell table:style-name="ce61" office:value-type="float" office:value="15.0192840000001" calcext:value-type="float">
            <text:p>15,0193</text:p>
          </table:table-cell>
          <table:table-cell table:style-name="ce16" table:formula="of:=100*([.$O14]-[.$D14])/MAX([.$O14];[.$D14])" office:value-type="float" office:value="87.175820099014" calcext:value-type="float">
            <text:p>87,18</text:p>
          </table:table-cell>
          <table:table-cell table:style-name="ce64" office:value-type="float" office:value="0.00269202719999997" calcext:value-type="float">
            <text:p>2,69E-03</text:p>
          </table:table-cell>
          <table:table-cell/>
          <table:table-cell table:style-name="ce63" office:value-type="float" office:value="0.000357371999999995" calcext:value-type="float">
            <text:p>3,57E-04</text:p>
          </table:table-cell>
          <table:table-cell table:style-name="ce19" office:value-type="float" office:value="0.000400445999999999" calcext:value-type="float">
            <text:p>4,00E-04</text:p>
          </table:table-cell>
          <table:table-cell table:style-name="ce15" office:value-type="float" office:value="65.9145600000001" calcext:value-type="float">
            <text:p>65,9146</text:p>
          </table:table-cell>
          <table:table-cell table:style-name="ce15" office:value-type="float" office:value="153.53712" calcext:value-type="float">
            <text:p>153,5371</text:p>
          </table:table-cell>
          <table:table-cell/>
          <table:table-cell table:style-name="ce64" office:value-type="float" office:value="0.00195979299999993" calcext:value-type="float">
            <text:p>1,96E-03</text:p>
          </table:table-cell>
          <table:table-cell table:style-name="ce64" office:value-type="float" office:value="0.003665472" calcext:value-type="float">
            <text:p>3,67E-03</text:p>
          </table:table-cell>
          <table:table-cell table:style-name="ce61" office:value-type="float" office:value="12.1605500000002" calcext:value-type="float">
            <text:p>12,1606</text:p>
          </table:table-cell>
          <table:table-cell table:style-name="ce61" office:value-type="float" office:value="17.7499500000001" calcext:value-type="float">
            <text:p>17,7500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70" office:value-type="float" office:value="20.60361" calcext:value-type="float">
            <text:p>20,60361</text:p>
          </table:table-cell>
          <table:table-cell table:style-name="ce16" table:formula="of:=100*([.$AE14]-[.$D14])/MAX([.$AE14];[.$D14])" office:value-type="float" office:value="90.6516382323291" calcext:value-type="float">
            <text:p>90,65</text:p>
          </table:table-cell>
          <table:table-cell table:style-name="ce71" office:value-type="float" office:value="0.138516829" calcext:value-type="float">
            <text:p>1,39E-01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70" office:value-type="float" office:value="60.4000599999999" calcext:value-type="float">
            <text:p>60,4000599999999</text:p>
          </table:table-cell>
          <table:table-cell table:style-name="ce16" table:formula="of:=100*([.$AK14]-[.$D14])/MAX([.$AK14];[.$D14])" office:value-type="float" office:value="96.8110958830173" calcext:value-type="float">
            <text:p>96,81</text:p>
          </table:table-cell>
          <table:table-cell table:style-name="ce71" office:value-type="float" office:value="0.160668211" calcext:value-type="float">
            <text:p>1,61E-01</text:p>
          </table:table-cell>
          <table:table-cell table:style-name="ce33" table:number-columns-repeated="2"/>
          <table:table-cell table:style-name="ce43" office:value-type="string" calcext:value-type="string">
            <text:p>GKD-b_11_n50_m5</text:p>
          </table:table-cell>
          <table:table-cell table:style-name="ce70" office:value-type="float" office:value="5.34508000000005" calcext:value-type="float">
            <text:p>5,34508000000005</text:p>
          </table:table-cell>
          <table:table-cell table:style-name="ce16" table:formula="of:=100*([.$AQ14]-[.$D14])/MAX([.$AQ14];[.$D14])" office:value-type="float" office:value="63.964992104889" calcext:value-type="float">
            <text:p>63,96</text:p>
          </table:table-cell>
          <table:table-cell table:style-name="ce71" office:value-type="float" office:value="1.330713634" calcext:value-type="float">
            <text:p>1,33E+00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70" office:value-type="float" office:value="5.21663999999998" calcext:value-type="float">
            <text:p>5,21663999999998</text:p>
          </table:table-cell>
          <table:table-cell table:style-name="ce16" table:formula="of:=100*([.$AW14]-[.$D14])/MAX([.$AW14];[.$D14])" office:value-type="float" office:value="63.0777665317134" calcext:value-type="float">
            <text:p>63,08</text:p>
          </table:table-cell>
          <table:table-cell table:style-name="ce71" office:value-type="float" office:value="0.153939347" calcext:value-type="float">
            <text:p>1,54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12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12104000000011" calcext:value-type="float">
            <text:p>2,12104000000011</text:p>
          </table:table-cell>
          <table:table-cell table:style-name="ce2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16" table:formula="of:=100*([.G15]-[.$D15])/MAX([.G15];[.$D15])" office:value-type="float" office:value="97.3632362150698" calcext:value-type="float">
            <text:p>97,36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22"/>
          <table:table-cell table:style-name="ce24" office:value-type="string" calcext:value-type="string">
            <text:p>Media Desv BMB:</text:p>
          </table:table-cell>
          <table:table-cell table:style-name="ce29" table:formula="of:=SUM([.AL$4:.AL$53])/[.$B$1]" office:value-type="float" office:value="76.4019047363435" calcext:value-type="float">
            <text:p>76,40</text:p>
          </table:table-cell>
          <table:table-cell/>
          <table:table-cell table:style-name="ce43" office:value-type="string" calcext:value-type="string">
            <text:p>GKD-b_12_n50_m5</text:p>
          </table:table-cell>
          <table:table-cell table:style-name="ce61" office:value-type="float" office:value="19.531482" calcext:value-type="float">
            <text:p>19,5315</text:p>
          </table:table-cell>
          <table:table-cell table:style-name="ce16" table:formula="of:=100*([.$O15]-[.$D15])/MAX([.$O15];[.$D15])" office:value-type="float" office:value="89.1404041946223" calcext:value-type="float">
            <text:p>89,14</text:p>
          </table:table-cell>
          <table:table-cell table:style-name="ce64" office:value-type="float" office:value="0.003275329" calcext:value-type="float">
            <text:p>3,28E-03</text:p>
          </table:table-cell>
          <table:table-cell/>
          <table:table-cell table:style-name="ce63" office:value-type="float" office:value="0.000356305000000001" calcext:value-type="float">
            <text:p>3,56E-04</text:p>
          </table:table-cell>
          <table:table-cell table:style-name="ce19" office:value-type="float" office:value="0.000369867999999995" calcext:value-type="float">
            <text:p>3,70E-04</text:p>
          </table:table-cell>
          <table:table-cell table:style-name="ce15" office:value-type="float" office:value="47.73207" calcext:value-type="float">
            <text:p>47,7321</text:p>
          </table:table-cell>
          <table:table-cell table:style-name="ce15" office:value-type="float" office:value="107.19593" calcext:value-type="float">
            <text:p>107,1959</text:p>
          </table:table-cell>
          <table:table-cell/>
          <table:table-cell table:style-name="ce64" office:value-type="float" office:value="0.00188478599999997" calcext:value-type="float">
            <text:p>1,88E-03</text:p>
          </table:table-cell>
          <table:table-cell table:style-name="ce64" office:value-type="float" office:value="0.00510199700000003" calcext:value-type="float">
            <text:p>5,10E-03</text:p>
          </table:table-cell>
          <table:table-cell table:style-name="ce61" office:value-type="float" office:value="12.7862899999999" calcext:value-type="float">
            <text:p>12,7863</text:p>
          </table:table-cell>
          <table:table-cell table:style-name="ce61" office:value-type="float" office:value="32.93584" calcext:value-type="float">
            <text:p>32,9358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70" office:value-type="float" office:value="18.03208" calcext:value-type="float">
            <text:p>18,03208</text:p>
          </table:table-cell>
          <table:table-cell table:style-name="ce16" table:formula="of:=100*([.$AE15]-[.$D15])/MAX([.$AE15];[.$D15])" office:value-type="float" office:value="88.2374079973019" calcext:value-type="float">
            <text:p>88,24</text:p>
          </table:table-cell>
          <table:table-cell table:style-name="ce71" office:value-type="float" office:value="0.134014529" calcext:value-type="float">
            <text:p>1,34E-01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70" office:value-type="float" office:value="32.48368" calcext:value-type="float">
            <text:p>32,48368</text:p>
          </table:table-cell>
          <table:table-cell table:style-name="ce16" table:formula="of:=100*([.$AK15]-[.$D15])/MAX([.$AK15];[.$D15])" office:value-type="float" office:value="93.4704442353819" calcext:value-type="float">
            <text:p>93,47</text:p>
          </table:table-cell>
          <table:table-cell table:style-name="ce71" office:value-type="float" office:value="0.171633784000001" calcext:value-type="float">
            <text:p>1,72E-01</text:p>
          </table:table-cell>
          <table:table-cell table:style-name="ce33" table:number-columns-repeated="2"/>
          <table:table-cell table:style-name="ce43" office:value-type="string" calcext:value-type="string">
            <text:p>GKD-b_12_n50_m5</text:p>
          </table:table-cell>
          <table:table-cell table:style-name="ce70" office:value-type="float" office:value="5.46397999999977" calcext:value-type="float">
            <text:p>5,46397999999977</text:p>
          </table:table-cell>
          <table:table-cell table:style-name="ce16" table:formula="of:=100*([.$AQ15]-[.$D15])/MAX([.$AQ15];[.$D15])" office:value-type="float" office:value="61.1814098880267" calcext:value-type="float">
            <text:p>61,18</text:p>
          </table:table-cell>
          <table:table-cell table:style-name="ce71" office:value-type="float" office:value="2.017281949" calcext:value-type="float">
            <text:p>2,02E+00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70" office:value-type="float" office:value="8.90037000000007" calcext:value-type="float">
            <text:p>8,90037000000007</text:p>
          </table:table-cell>
          <table:table-cell table:style-name="ce16" table:formula="of:=100*([.$AW15]-[.$D15])/MAX([.$AW15];[.$D15])" office:value-type="float" office:value="76.1690806112544" calcext:value-type="float">
            <text:p>76,17</text:p>
          </table:table-cell>
          <table:table-cell table:style-name="ce71" office:value-type="float" office:value="0.157633813" calcext:value-type="float">
            <text:p>1,58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6">
          <table:table-cell table:style-name="ce4" office:value-type="string" calcext:value-type="string">
            <text:p>GKD-b_13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36230999999998" calcext:value-type="float">
            <text:p>2,36230999999998</text:p>
          </table:table-cell>
          <table:table-cell table:style-name="ce2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16" table:formula="of:=100*([.G16]-[.$D16])/MAX([.G16];[.$D16])" office:value-type="float" office:value="97.4770633530495" calcext:value-type="float">
            <text:p>97,48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22"/>
          <table:table-cell table:style-name="ce24" office:value-type="string" calcext:value-type="string">
            <text:p>Media Tiempo BMB:</text:p>
          </table:table-cell>
          <table:table-cell table:style-name="ce30" table:formula="of:=SUM([.AM$4:.AM$53])/[.$B$1]" office:value-type="float" office:value="2.7459594504" calcext:value-type="float">
            <text:p>2,75E+00</text:p>
          </table:table-cell>
          <table:table-cell/>
          <table:table-cell table:style-name="ce43" office:value-type="string" calcext:value-type="string">
            <text:p>GKD-b_13_n50_m5</text:p>
          </table:table-cell>
          <table:table-cell table:style-name="ce61" office:value-type="float" office:value="14.159194" calcext:value-type="float">
            <text:p>14,1592</text:p>
          </table:table-cell>
          <table:table-cell table:style-name="ce16" table:formula="of:=100*([.$O16]-[.$D16])/MAX([.$O16];[.$D16])" office:value-type="float" office:value="83.3160701096406" calcext:value-type="float">
            <text:p>83,32</text:p>
          </table:table-cell>
          <table:table-cell table:style-name="ce64" office:value-type="float" office:value="0.00270296859999999" calcext:value-type="float">
            <text:p>2,70E-03</text:p>
          </table:table-cell>
          <table:table-cell/>
          <table:table-cell table:style-name="ce63" office:value-type="float" office:value="0.000350887999999994" calcext:value-type="float">
            <text:p>3,51E-04</text:p>
          </table:table-cell>
          <table:table-cell table:style-name="ce19" office:value-type="float" office:value="0.000410795999999991" calcext:value-type="float">
            <text:p>4,11E-04</text:p>
          </table:table-cell>
          <table:table-cell table:style-name="ce15" office:value-type="float" office:value="47.65721" calcext:value-type="float">
            <text:p>47,6572</text:p>
          </table:table-cell>
          <table:table-cell table:style-name="ce15" office:value-type="float" office:value="156.53751" calcext:value-type="float">
            <text:p>156,5375</text:p>
          </table:table-cell>
          <table:table-cell/>
          <table:table-cell table:style-name="ce64" office:value-type="float" office:value="0.00201963800000005" calcext:value-type="float">
            <text:p>2,02E-03</text:p>
          </table:table-cell>
          <table:table-cell table:style-name="ce64" office:value-type="float" office:value="0.00332243999999993" calcext:value-type="float">
            <text:p>3,32E-03</text:p>
          </table:table-cell>
          <table:table-cell table:style-name="ce61" office:value-type="float" office:value="10.73017" calcext:value-type="float">
            <text:p>10,7302</text:p>
          </table:table-cell>
          <table:table-cell table:style-name="ce61" office:value-type="float" office:value="16.2720000000001" calcext:value-type="float">
            <text:p>16,2720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70" office:value-type="float" office:value="12.4496100000001" calcext:value-type="float">
            <text:p>12,4496100000001</text:p>
          </table:table-cell>
          <table:table-cell table:style-name="ce16" table:formula="of:=100*([.$AE16]-[.$D16])/MAX([.$AE16];[.$D16])" office:value-type="float" office:value="81.0250280932498" calcext:value-type="float">
            <text:p>81,03</text:p>
          </table:table-cell>
          <table:table-cell table:style-name="ce71" office:value-type="float" office:value="0.142850466000001" calcext:value-type="float">
            <text:p>1,43E-01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70" office:value-type="float" office:value="20.14402" calcext:value-type="float">
            <text:p>20,14402</text:p>
          </table:table-cell>
          <table:table-cell table:style-name="ce16" table:formula="of:=100*([.$AK16]-[.$D16])/MAX([.$AK16];[.$D16])" office:value-type="float" office:value="88.2728968696418" calcext:value-type="float">
            <text:p>88,27</text:p>
          </table:table-cell>
          <table:table-cell table:style-name="ce71" office:value-type="float" office:value="0.199821731" calcext:value-type="float">
            <text:p>2,00E-01</text:p>
          </table:table-cell>
          <table:table-cell table:style-name="ce33" table:number-columns-repeated="2"/>
          <table:table-cell table:style-name="ce43" office:value-type="string" calcext:value-type="string">
            <text:p>GKD-b_13_n50_m5</text:p>
          </table:table-cell>
          <table:table-cell table:style-name="ce70" office:value-type="float" office:value="8.04720999999995" calcext:value-type="float">
            <text:p>8,04720999999995</text:p>
          </table:table-cell>
          <table:table-cell table:style-name="ce16" table:formula="of:=100*([.$AQ16]-[.$D16])/MAX([.$AQ16];[.$D16])" office:value-type="float" office:value="70.6443599707229" calcext:value-type="float">
            <text:p>70,64</text:p>
          </table:table-cell>
          <table:table-cell table:style-name="ce71" office:value-type="float" office:value="1.583532578" calcext:value-type="float">
            <text:p>1,58E+00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70" office:value-type="float" office:value="9.97775000000001" calcext:value-type="float">
            <text:p>9,97775000000001</text:p>
          </table:table-cell>
          <table:table-cell table:style-name="ce16" table:formula="of:=100*([.$AW16]-[.$D16])/MAX([.$AW16];[.$D16])" office:value-type="float" office:value="76.3242213925988" calcext:value-type="float">
            <text:p>76,32</text:p>
          </table:table-cell>
          <table:table-cell table:style-name="ce71" office:value-type="float" office:value="0.184204348" calcext:value-type="float">
            <text:p>1,84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14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6631999999999" calcext:value-type="float">
            <text:p>1,6631999999999</text:p>
          </table:table-cell>
          <table:table-cell table:style-name="ce2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16" table:formula="of:=100*([.G17]-[.$D17])/MAX([.G17];[.$D17])" office:value-type="float" office:value="98.6183712431154" calcext:value-type="float">
            <text:p>98,62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4_n50_m5</text:p>
          </table:table-cell>
          <table:table-cell table:style-name="ce61" office:value-type="float" office:value="19.91996" calcext:value-type="float">
            <text:p>19,9200</text:p>
          </table:table-cell>
          <table:table-cell table:style-name="ce16" table:formula="of:=100*([.$O17]-[.$D17])/MAX([.$O17];[.$D17])" office:value-type="float" office:value="91.6505856437468" calcext:value-type="float">
            <text:p>91,65</text:p>
          </table:table-cell>
          <table:table-cell table:style-name="ce64" office:value-type="float" office:value="0.00204058579999997" calcext:value-type="float">
            <text:p>2,04E-03</text:p>
          </table:table-cell>
          <table:table-cell/>
          <table:table-cell table:style-name="ce63" office:value-type="float" office:value="0.00036208900000001" calcext:value-type="float">
            <text:p>3,62E-04</text:p>
          </table:table-cell>
          <table:table-cell table:style-name="ce19" office:value-type="float" office:value="0.000367777000000014" calcext:value-type="float">
            <text:p>3,68E-04</text:p>
          </table:table-cell>
          <table:table-cell table:style-name="ce15" office:value-type="float" office:value="57.96498" calcext:value-type="float">
            <text:p>57,9650</text:p>
          </table:table-cell>
          <table:table-cell table:style-name="ce15" office:value-type="float" office:value="192.6112" calcext:value-type="float">
            <text:p>192,6112</text:p>
          </table:table-cell>
          <table:table-cell/>
          <table:table-cell table:style-name="ce64" office:value-type="float" office:value="0.00130346399999992" calcext:value-type="float">
            <text:p>1,30E-03</text:p>
          </table:table-cell>
          <table:table-cell table:style-name="ce64" office:value-type="float" office:value="0.00339307899999996" calcext:value-type="float">
            <text:p>3,39E-03</text:p>
          </table:table-cell>
          <table:table-cell table:style-name="ce61" office:value-type="float" office:value="14.7918399999998" calcext:value-type="float">
            <text:p>14,7918</text:p>
          </table:table-cell>
          <table:table-cell table:style-name="ce61" office:value-type="float" office:value="29.7354399999999" calcext:value-type="float">
            <text:p>29,7354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70" office:value-type="float" office:value="3.79036000000013" calcext:value-type="float">
            <text:p>3,79036000000013</text:p>
          </table:table-cell>
          <table:table-cell table:style-name="ce16" table:formula="of:=100*([.$AE17]-[.$D17])/MAX([.$AE17];[.$D17])" office:value-type="float" office:value="56.1202629829399" calcext:value-type="float">
            <text:p>56,12</text:p>
          </table:table-cell>
          <table:table-cell table:style-name="ce71" office:value-type="float" office:value="0.135073660000002" calcext:value-type="float">
            <text:p>1,35E-01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70" office:value-type="float" office:value="39.98518" calcext:value-type="float">
            <text:p>39,98518</text:p>
          </table:table-cell>
          <table:table-cell table:style-name="ce16" table:formula="of:=100*([.$AK17]-[.$D17])/MAX([.$AK17];[.$D17])" office:value-type="float" office:value="95.840458890019" calcext:value-type="float">
            <text:p>95,84</text:p>
          </table:table-cell>
          <table:table-cell table:style-name="ce71" office:value-type="float" office:value="0.165004354999999" calcext:value-type="float">
            <text:p>1,65E-01</text:p>
          </table:table-cell>
          <table:table-cell table:style-name="ce33" table:number-columns-repeated="2"/>
          <table:table-cell table:style-name="ce43" office:value-type="string" calcext:value-type="string">
            <text:p>GKD-b_14_n50_m5</text:p>
          </table:table-cell>
          <table:table-cell table:style-name="ce70" office:value-type="float" office:value="3.74123999999995" calcext:value-type="float">
            <text:p>3,74123999999995</text:p>
          </table:table-cell>
          <table:table-cell table:style-name="ce16" table:formula="of:=100*([.$AQ17]-[.$D17])/MAX([.$AQ17];[.$D17])" office:value-type="float" office:value="55.5441511370582" calcext:value-type="float">
            <text:p>55,54</text:p>
          </table:table-cell>
          <table:table-cell table:style-name="ce71" office:value-type="float" office:value="1.491804823" calcext:value-type="float">
            <text:p>1,49E+00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70" office:value-type="float" office:value="9.53914999999989" calcext:value-type="float">
            <text:p>9,53914999999989</text:p>
          </table:table-cell>
          <table:table-cell table:style-name="ce16" table:formula="of:=100*([.$AW17]-[.$D17])/MAX([.$AW17];[.$D17])" office:value-type="float" office:value="82.5644842569839" calcext:value-type="float">
            <text:p>82,56</text:p>
          </table:table-cell>
          <table:table-cell table:style-name="ce71" office:value-type="float" office:value="0.161457046000001" calcext:value-type="float">
            <text:p>1,61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15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85312999999996" calcext:value-type="float">
            <text:p>2,85312999999996</text:p>
          </table:table-cell>
          <table:table-cell table:style-name="ce2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16" table:formula="of:=100*([.G18]-[.$D18])/MAX([.G18];[.$D18])" office:value-type="float" office:value="97.7953233435612" calcext:value-type="float">
            <text:p>97,80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2"/>
          <table:table-cell table:style-name="ce24" office:value-type="string" calcext:value-type="string">
            <text:p>Media Desv ILS-ES:</text:p>
          </table:table-cell>
          <table:table-cell table:style-name="ce29" table:formula="of:=SUM([.AR$4:.AR$53])/[.$B$1]" office:value-type="float" office:value="41.4730675075201" calcext:value-type="float">
            <text:p>41,47</text:p>
          </table:table-cell>
          <table:table-cell/>
          <table:table-cell table:style-name="ce43" office:value-type="string" calcext:value-type="string">
            <text:p>GKD-b_15_n50_m5</text:p>
          </table:table-cell>
          <table:table-cell table:style-name="ce61" office:value-type="float" office:value="19.003396" calcext:value-type="float">
            <text:p>19,0034</text:p>
          </table:table-cell>
          <table:table-cell table:style-name="ce16" table:formula="of:=100*([.$O18]-[.$D18])/MAX([.$O18];[.$D18])" office:value-type="float" office:value="84.9862098332321" calcext:value-type="float">
            <text:p>84,99</text:p>
          </table:table-cell>
          <table:table-cell table:style-name="ce64" office:value-type="float" office:value="0.00242267020000002" calcext:value-type="float">
            <text:p>2,42E-03</text:p>
          </table:table-cell>
          <table:table-cell/>
          <table:table-cell table:style-name="ce63" office:value-type="float" office:value="0.000360002999999998" calcext:value-type="float">
            <text:p>3,60E-04</text:p>
          </table:table-cell>
          <table:table-cell table:style-name="ce19" office:value-type="float" office:value="0.000369576999999954" calcext:value-type="float">
            <text:p>3,70E-04</text:p>
          </table:table-cell>
          <table:table-cell table:style-name="ce15" office:value-type="float" office:value="88.0425799999999" calcext:value-type="float">
            <text:p>88,0426</text:p>
          </table:table-cell>
          <table:table-cell table:style-name="ce15" office:value-type="float" office:value="168.56577" calcext:value-type="float">
            <text:p>168,5658</text:p>
          </table:table-cell>
          <table:table-cell/>
          <table:table-cell table:style-name="ce64" office:value-type="float" office:value="0.00158903200000005" calcext:value-type="float">
            <text:p>1,59E-03</text:p>
          </table:table-cell>
          <table:table-cell table:style-name="ce64" office:value-type="float" office:value="0.00379730300000003" calcext:value-type="float">
            <text:p>3,80E-03</text:p>
          </table:table-cell>
          <table:table-cell table:style-name="ce61" office:value-type="float" office:value="13.8209199999999" calcext:value-type="float">
            <text:p>13,8209</text:p>
          </table:table-cell>
          <table:table-cell table:style-name="ce61" office:value-type="float" office:value="26.8154599999998" calcext:value-type="float">
            <text:p>26,8155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70" office:value-type="float" office:value="10.9750200000003" calcext:value-type="float">
            <text:p>10,9750200000003</text:p>
          </table:table-cell>
          <table:table-cell table:style-name="ce16" table:formula="of:=100*([.$AE18]-[.$D18])/MAX([.$AE18];[.$D18])" office:value-type="float" office:value="74.0034186725867" calcext:value-type="float">
            <text:p>74,00</text:p>
          </table:table-cell>
          <table:table-cell table:style-name="ce71" office:value-type="float" office:value="0.157016528" calcext:value-type="float">
            <text:p>1,57E-01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70" office:value-type="float" office:value="27.16133" calcext:value-type="float">
            <text:p>27,16133</text:p>
          </table:table-cell>
          <table:table-cell table:style-name="ce16" table:formula="of:=100*([.$AK18]-[.$D18])/MAX([.$AK18];[.$D18])" office:value-type="float" office:value="89.4956174826492" calcext:value-type="float">
            <text:p>89,50</text:p>
          </table:table-cell>
          <table:table-cell table:style-name="ce71" office:value-type="float" office:value="0.18745646" calcext:value-type="float">
            <text:p>1,87E-01</text:p>
          </table:table-cell>
          <table:table-cell table:style-name="ce33" table:number-columns-repeated="2"/>
          <table:table-cell table:style-name="ce43" office:value-type="string" calcext:value-type="string">
            <text:p>GKD-b_15_n50_m5</text:p>
          </table:table-cell>
          <table:table-cell table:style-name="ce70" office:value-type="float" office:value="5.92988000000014" calcext:value-type="float">
            <text:p>5,92988000000014</text:p>
          </table:table-cell>
          <table:table-cell table:style-name="ce16" table:formula="of:=100*([.$AQ18]-[.$D18])/MAX([.$AQ18];[.$D18])" office:value-type="float" office:value="51.8855356263551" calcext:value-type="float">
            <text:p>51,89</text:p>
          </table:table-cell>
          <table:table-cell table:style-name="ce71" office:value-type="float" office:value="1.433854926" calcext:value-type="float">
            <text:p>1,43E+00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70" office:value-type="float" office:value="4.16255999999999" calcext:value-type="float">
            <text:p>4,16255999999999</text:p>
          </table:table-cell>
          <table:table-cell table:style-name="ce16" table:formula="of:=100*([.$AW18]-[.$D18])/MAX([.$AW18];[.$D18])" office:value-type="float" office:value="31.4573243388691" calcext:value-type="float">
            <text:p>31,46</text:p>
          </table:table-cell>
          <table:table-cell table:style-name="ce71" office:value-type="float" office:value="0.156946213999998" calcext:value-type="float">
            <text:p>1,57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7">
          <table:table-cell table:style-name="ce4" office:value-type="string" calcext:value-type="string">
            <text:p>GKD-b_16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2.7457799999991" calcext:value-type="float">
            <text:p>42,7457799999991</text:p>
          </table:table-cell>
          <table:table-cell table:style-name="ce2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16" table:formula="of:=100*([.G19]-[.$D19])/MAX([.G19];[.$D19])" office:value-type="float" office:value="85.8592898212056" calcext:value-type="float">
            <text:p>85,86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23"/>
          <table:table-cell table:style-name="ce24" office:value-type="string" calcext:value-type="string">
            <text:p>Media Tiempo ILS-ES:</text:p>
          </table:table-cell>
          <table:table-cell table:style-name="ce30" table:formula="of:=SUM([.AS$4:.AS$53])/[.$B$1]" office:value-type="float" office:value="10.59550708102" calcext:value-type="float">
            <text:p>1,06E+01</text:p>
          </table:table-cell>
          <table:table-cell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54.771028" calcext:value-type="float">
            <text:p>154,7710</text:p>
          </table:table-cell>
          <table:table-cell table:style-name="ce16" table:formula="of:=100*([.$O19]-[.$D19])/MAX([.$O19];[.$D19])" office:value-type="float" office:value="72.3812779740668" calcext:value-type="float">
            <text:p>72,38</text:p>
          </table:table-cell>
          <table:table-cell table:style-name="ce64" office:value-type="float" office:value="0.0183029196" calcext:value-type="float">
            <text:p>1,83E-02</text:p>
          </table:table-cell>
          <table:table-cell/>
          <table:table-cell table:style-name="ce63" office:value-type="float" office:value="0.00275024600000001" calcext:value-type="float">
            <text:p>2,75E-03</text:p>
          </table:table-cell>
          <table:table-cell table:style-name="ce19" office:value-type="float" office:value="0.00281993200000003" calcext:value-type="float">
            <text:p>2,82E-03</text:p>
          </table:table-cell>
          <table:table-cell table:style-name="ce15" office:value-type="float" office:value="229.65291" calcext:value-type="float">
            <text:p>229,6529</text:p>
          </table:table-cell>
          <table:table-cell table:style-name="ce15" office:value-type="float" office:value="382.44575" calcext:value-type="float">
            <text:p>382,4458</text:p>
          </table:table-cell>
          <table:table-cell/>
          <table:table-cell table:style-name="ce64" office:value-type="float" office:value="0.010488973" calcext:value-type="float">
            <text:p>1,05E-02</text:p>
          </table:table-cell>
          <table:table-cell table:style-name="ce64" office:value-type="float" office:value="0.035261653" calcext:value-type="float">
            <text:p>3,53E-02</text:p>
          </table:table-cell>
          <table:table-cell table:style-name="ce61" office:value-type="float" office:value="110.17049" calcext:value-type="float">
            <text:p>110,1705</text:p>
          </table:table-cell>
          <table:table-cell table:style-name="ce61" office:value-type="float" office:value="191.40991" calcext:value-type="float">
            <text:p>191,4099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70" office:value-type="float" office:value="134.05719" calcext:value-type="float">
            <text:p>134,05719</text:p>
          </table:table-cell>
          <table:table-cell table:style-name="ce16" table:formula="of:=100*([.$AE19]-[.$D19])/MAX([.$AE19];[.$D19])" office:value-type="float" office:value="68.1137729352682" calcext:value-type="float">
            <text:p>68,11</text:p>
          </table:table-cell>
          <table:table-cell table:style-name="ce71" office:value-type="float" office:value="0.370128534999999" calcext:value-type="float">
            <text:p>3,70E-01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70" office:value-type="float" office:value="217.16727" calcext:value-type="float">
            <text:p>217,16727</text:p>
          </table:table-cell>
          <table:table-cell table:style-name="ce16" table:formula="of:=100*([.$AK19]-[.$D19])/MAX([.$AK19];[.$D19])" office:value-type="float" office:value="80.3166563727586" calcext:value-type="float">
            <text:p>80,32</text:p>
          </table:table-cell>
          <table:table-cell table:style-name="ce71" office:value-type="float" office:value="0.538472672000001" calcext:value-type="float">
            <text:p>5,38E-01</text:p>
          </table:table-cell>
          <table:table-cell table:style-name="ce33" table:number-columns-repeated="2"/>
          <table:table-cell table:style-name="ce43" office:value-type="string" calcext:value-type="string">
            <text:p>GKD-b_16_n50_m15</text:p>
          </table:table-cell>
          <table:table-cell table:style-name="ce70" office:value-type="float" office:value="75.6474899999996" calcext:value-type="float">
            <text:p>75,6474899999996</text:p>
          </table:table-cell>
          <table:table-cell table:style-name="ce16" table:formula="of:=100*([.$AQ19]-[.$D19])/MAX([.$AQ19];[.$D19])" office:value-type="float" office:value="43.4934589369729" calcext:value-type="float">
            <text:p>43,49</text:p>
          </table:table-cell>
          <table:table-cell table:style-name="ce71" office:value-type="float" office:value="3.284612601" calcext:value-type="float">
            <text:p>3,28E+00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70" office:value-type="float" office:value="34.84225" calcext:value-type="float">
            <text:p>34,84225</text:p>
          </table:table-cell>
          <table:table-cell table:style-name="ce16" table:formula="of:=100*([.$AW19]-[.$D19])/MAX([.$AW19];[.$D19])" office:value-type="float" office:value="-18.4896146473388" calcext:value-type="float">
            <text:p>-18,49</text:p>
          </table:table-cell>
          <table:table-cell table:style-name="ce71" office:value-type="float" office:value="0.368627092999997" calcext:value-type="float">
            <text:p>3,69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17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8.1076099999996" calcext:value-type="float">
            <text:p>48,1076099999996</text:p>
          </table:table-cell>
          <table:table-cell table:style-name="ce2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16" table:formula="of:=100*([.G20]-[.$D20])/MAX([.G20];[.$D20])" office:value-type="float" office:value="86.0159379601658" calcext:value-type="float">
            <text:p>86,02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24" table:number-columns-repeated="2"/>
          <table:table-cell table:style-name="ce31"/>
          <table:table-cell/>
          <table:table-cell table:style-name="ce43" office:value-type="string" calcext:value-type="string">
            <text:p>GKD-b_17_n50_m15</text:p>
          </table:table-cell>
          <table:table-cell table:style-name="ce61" office:value-type="float" office:value="120.450042" calcext:value-type="float">
            <text:p>120,4500</text:p>
          </table:table-cell>
          <table:table-cell table:style-name="ce16" table:formula="of:=100*([.$O20]-[.$D20])/MAX([.$O20];[.$D20])" office:value-type="float" office:value="60.0601135531363" calcext:value-type="float">
            <text:p>60,06</text:p>
          </table:table-cell>
          <table:table-cell table:style-name="ce64" office:value-type="float" office:value="0.0246485746" calcext:value-type="float">
            <text:p>2,46E-02</text:p>
          </table:table-cell>
          <table:table-cell/>
          <table:table-cell table:style-name="ce63" office:value-type="float" office:value="0.00276343800000001" calcext:value-type="float">
            <text:p>2,76E-03</text:p>
          </table:table-cell>
          <table:table-cell table:style-name="ce19" office:value-type="float" office:value="0.00295295900000003" calcext:value-type="float">
            <text:p>2,95E-03</text:p>
          </table:table-cell>
          <table:table-cell table:style-name="ce15" office:value-type="float" office:value="275.0688" calcext:value-type="float">
            <text:p>275,0688</text:p>
          </table:table-cell>
          <table:table-cell table:style-name="ce15" office:value-type="float" office:value="399.73619" calcext:value-type="float">
            <text:p>399,7362</text:p>
          </table:table-cell>
          <table:table-cell/>
          <table:table-cell table:style-name="ce64" office:value-type="float" office:value="0.010699447" calcext:value-type="float">
            <text:p>1,07E-02</text:p>
          </table:table-cell>
          <table:table-cell table:style-name="ce64" office:value-type="float" office:value="0.0516513559999999" calcext:value-type="float">
            <text:p>5,17E-02</text:p>
          </table:table-cell>
          <table:table-cell table:style-name="ce61" office:value-type="float" office:value="93.1828199999999" calcext:value-type="float">
            <text:p>93,1828</text:p>
          </table:table-cell>
          <table:table-cell table:style-name="ce61" office:value-type="float" office:value="152.7154" calcext:value-type="float">
            <text:p>152,7154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70" office:value-type="float" office:value="109.27381" calcext:value-type="float">
            <text:p>109,27381</text:p>
          </table:table-cell>
          <table:table-cell table:style-name="ce16" table:formula="of:=100*([.$AE20]-[.$D20])/MAX([.$AE20];[.$D20])" office:value-type="float" office:value="55.9751691645056" calcext:value-type="float">
            <text:p>55,98</text:p>
          </table:table-cell>
          <table:table-cell table:style-name="ce71" office:value-type="float" office:value="0.542702854999998" calcext:value-type="float">
            <text:p>5,43E-01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70" office:value-type="float" office:value="194.28764" calcext:value-type="float">
            <text:p>194,28764</text:p>
          </table:table-cell>
          <table:table-cell table:style-name="ce16" table:formula="of:=100*([.$AK20]-[.$D20])/MAX([.$AK20];[.$D20])" office:value-type="float" office:value="75.2389755725071" calcext:value-type="float">
            <text:p>75,24</text:p>
          </table:table-cell>
          <table:table-cell table:style-name="ce71" office:value-type="float" office:value="0.746533824" calcext:value-type="float">
            <text:p>7,47E-01</text:p>
          </table:table-cell>
          <table:table-cell table:style-name="ce33" table:number-columns-repeated="2"/>
          <table:table-cell table:style-name="ce43" office:value-type="string" calcext:value-type="string">
            <text:p>GKD-b_17_n50_m15</text:p>
          </table:table-cell>
          <table:table-cell table:style-name="ce70" office:value-type="float" office:value="82.6882399999997" calcext:value-type="float">
            <text:p>82,6882399999997</text:p>
          </table:table-cell>
          <table:table-cell table:style-name="ce16" table:formula="of:=100*([.$AQ20]-[.$D20])/MAX([.$AQ20];[.$D20])" office:value-type="float" office:value="41.8204934583204" calcext:value-type="float">
            <text:p>41,82</text:p>
          </table:table-cell>
          <table:table-cell table:style-name="ce71" office:value-type="float" office:value="3.707150787" calcext:value-type="float">
            <text:p>3,71E+00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70" office:value-type="float" office:value="4.35510999999994" calcext:value-type="float">
            <text:p>4,35510999999994</text:p>
          </table:table-cell>
          <table:table-cell table:style-name="ce16" table:formula="of:=100*([.$AW20]-[.$D20])/MAX([.$AW20];[.$D20])" office:value-type="float" office:value="-90.9471495258235" calcext:value-type="float">
            <text:p>-90,95</text:p>
          </table:table-cell>
          <table:table-cell table:style-name="ce71" office:value-type="float" office:value="0.338326834" calcext:value-type="float">
            <text:p>3,38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18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3.1960899999997" calcext:value-type="float">
            <text:p>43,1960899999997</text:p>
          </table:table-cell>
          <table:table-cell table:style-name="ce2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16" table:formula="of:=100*([.G21]-[.$D21])/MAX([.G21];[.$D21])" office:value-type="float" office:value="88.8450314903827" calcext:value-type="float">
            <text:p>88,85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24"/>
          <table:table-cell table:style-name="ce24" office:value-type="string" calcext:value-type="string">
            <text:p>Media Desv ILS-BL:</text:p>
          </table:table-cell>
          <table:table-cell table:style-name="ce29" table:formula="of:=SUM([.AX$4:.AX$53])/[.$B$1]" office:value-type="float" office:value="12.1500266268379" calcext:value-type="float">
            <text:p>12,15</text:p>
          </table:table-cell>
          <table:table-cell/>
          <table:table-cell table:style-name="ce43" office:value-type="string" calcext:value-type="string">
            <text:p>GKD-b_18_n50_m15</text:p>
          </table:table-cell>
          <table:table-cell table:style-name="ce61" office:value-type="float" office:value="118.89675" calcext:value-type="float">
            <text:p>118,8968</text:p>
          </table:table-cell>
          <table:table-cell table:style-name="ce16" table:formula="of:=100*([.$O21]-[.$D21])/MAX([.$O21];[.$D21])" office:value-type="float" office:value="63.669242430933" calcext:value-type="float">
            <text:p>63,67</text:p>
          </table:table-cell>
          <table:table-cell table:style-name="ce64" office:value-type="float" office:value="0.0291248788" calcext:value-type="float">
            <text:p>2,91E-02</text:p>
          </table:table-cell>
          <table:table-cell/>
          <table:table-cell table:style-name="ce63" office:value-type="float" office:value="0.00283032699999997" calcext:value-type="float">
            <text:p>2,83E-03</text:p>
          </table:table-cell>
          <table:table-cell table:style-name="ce19" office:value-type="float" office:value="0.002897072" calcext:value-type="float">
            <text:p>2,90E-03</text:p>
          </table:table-cell>
          <table:table-cell table:style-name="ce15" office:value-type="float" office:value="316.51819" calcext:value-type="float">
            <text:p>316,5182</text:p>
          </table:table-cell>
          <table:table-cell table:style-name="ce15" office:value-type="float" office:value="451.33192" calcext:value-type="float">
            <text:p>451,3319</text:p>
          </table:table-cell>
          <table:table-cell/>
          <table:table-cell table:style-name="ce64" office:value-type="float" office:value="0.00972140399999999" calcext:value-type="float">
            <text:p>9,72E-03</text:p>
          </table:table-cell>
          <table:table-cell table:style-name="ce64" office:value-type="float" office:value="0.04399789" calcext:value-type="float">
            <text:p>4,40E-02</text:p>
          </table:table-cell>
          <table:table-cell table:style-name="ce61" office:value-type="float" office:value="79.20128" calcext:value-type="float">
            <text:p>79,2013</text:p>
          </table:table-cell>
          <table:table-cell table:style-name="ce61" office:value-type="float" office:value="139.18099" calcext:value-type="float">
            <text:p>139,1810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70" office:value-type="float" office:value="97.6587599999996" calcext:value-type="float">
            <text:p>97,6587599999996</text:p>
          </table:table-cell>
          <table:table-cell table:style-name="ce16" table:formula="of:=100*([.$AE21]-[.$D21])/MAX([.$AE21];[.$D21])" office:value-type="float" office:value="55.7683406998001" calcext:value-type="float">
            <text:p>55,77</text:p>
          </table:table-cell>
          <table:table-cell table:style-name="ce71" office:value-type="float" office:value="0.279632853999999" calcext:value-type="float">
            <text:p>2,80E-01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70" office:value-type="float" office:value="245.64056" calcext:value-type="float">
            <text:p>245,64056</text:p>
          </table:table-cell>
          <table:table-cell table:style-name="ce16" table:formula="of:=100*([.$AK21]-[.$D21])/MAX([.$AK21];[.$D21])" office:value-type="float" office:value="82.4149195881984" calcext:value-type="float">
            <text:p>82,41</text:p>
          </table:table-cell>
          <table:table-cell table:style-name="ce71" office:value-type="float" office:value="0.750523874999999" calcext:value-type="float">
            <text:p>7,51E-01</text:p>
          </table:table-cell>
          <table:table-cell table:style-name="ce33" table:number-columns-repeated="2"/>
          <table:table-cell table:style-name="ce43" office:value-type="string" calcext:value-type="string">
            <text:p>GKD-b_18_n50_m15</text:p>
          </table:table-cell>
          <table:table-cell table:style-name="ce70" office:value-type="float" office:value="55.2121100000002" calcext:value-type="float">
            <text:p>55,2121100000002</text:p>
          </table:table-cell>
          <table:table-cell table:style-name="ce16" table:formula="of:=100*([.$AQ21]-[.$D21])/MAX([.$AQ21];[.$D21])" office:value-type="float" office:value="21.7633776358129" calcext:value-type="float">
            <text:p>21,76</text:p>
          </table:table-cell>
          <table:table-cell table:style-name="ce71" office:value-type="float" office:value="2.808387307" calcext:value-type="float">
            <text:p>2,81E+00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70" office:value-type="float" office:value="52.9814800000001" calcext:value-type="float">
            <text:p>52,9814800000001</text:p>
          </table:table-cell>
          <table:table-cell table:style-name="ce16" table:formula="of:=100*([.$AW21]-[.$D21])/MAX([.$AW21];[.$D21])" office:value-type="float" office:value="18.469453854442" calcext:value-type="float">
            <text:p>18,47</text:p>
          </table:table-cell>
          <table:table-cell table:style-name="ce71" office:value-type="float" office:value="0.60150385" calcext:value-type="float">
            <text:p>6,02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8">
          <table:table-cell table:style-name="ce4" office:value-type="string" calcext:value-type="string">
            <text:p>GKD-b_19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6.4124499999994" calcext:value-type="float">
            <text:p>46,4124499999994</text:p>
          </table:table-cell>
          <table:table-cell table:style-name="ce2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16" table:formula="of:=100*([.G22]-[.$D22])/MAX([.G22];[.$D22])" office:value-type="float" office:value="89.2752232301867" calcext:value-type="float">
            <text:p>89,28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25"/>
          <table:table-cell table:style-name="ce24" office:value-type="string" calcext:value-type="string">
            <text:p>Media Tiempo ILS-BL:</text:p>
          </table:table-cell>
          <table:table-cell table:style-name="ce30" table:formula="of:=SUM([.AY$4:.AY$53])/[.$B$1]" office:value-type="float" office:value="2.16582215146" calcext:value-type="float">
            <text:p>2,17E+00</text:p>
          </table:table-cell>
          <table:table-cell/>
          <table:table-cell table:style-name="ce43" office:value-type="string" calcext:value-type="string">
            <text:p>GKD-b_19_n50_m15</text:p>
          </table:table-cell>
          <table:table-cell table:style-name="ce61" office:value-type="float" office:value="113.379462" calcext:value-type="float">
            <text:p>113,3795</text:p>
          </table:table-cell>
          <table:table-cell table:style-name="ce16" table:formula="of:=100*([.$O22]-[.$D22])/MAX([.$O22];[.$D22])" office:value-type="float" office:value="59.0644997063054" calcext:value-type="float">
            <text:p>59,06</text:p>
          </table:table-cell>
          <table:table-cell table:style-name="ce64" office:value-type="float" office:value="0.0272387582" calcext:value-type="float">
            <text:p>2,72E-02</text:p>
          </table:table-cell>
          <table:table-cell/>
          <table:table-cell table:style-name="ce63" office:value-type="float" office:value="0.00275225600000006" calcext:value-type="float">
            <text:p>2,75E-03</text:p>
          </table:table-cell>
          <table:table-cell table:style-name="ce19" office:value-type="float" office:value="0.00294487099999996" calcext:value-type="float">
            <text:p>2,94E-03</text:p>
          </table:table-cell>
          <table:table-cell table:style-name="ce15" office:value-type="float" office:value="326.78119" calcext:value-type="float">
            <text:p>326,7812</text:p>
          </table:table-cell>
          <table:table-cell table:style-name="ce15" office:value-type="float" office:value="538.88351" calcext:value-type="float">
            <text:p>538,8835</text:p>
          </table:table-cell>
          <table:table-cell/>
          <table:table-cell table:style-name="ce64" office:value-type="float" office:value="0.0157653200000001" calcext:value-type="float">
            <text:p>1,58E-02</text:p>
          </table:table-cell>
          <table:table-cell table:style-name="ce64" office:value-type="float" office:value="0.0370827779999998" calcext:value-type="float">
            <text:p>3,71E-02</text:p>
          </table:table-cell>
          <table:table-cell table:style-name="ce61" office:value-type="float" office:value="91.7966400000003" calcext:value-type="float">
            <text:p>91,7966</text:p>
          </table:table-cell>
          <table:table-cell table:style-name="ce61" office:value-type="float" office:value="157.087810000001" calcext:value-type="float">
            <text:p>157,0878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70" office:value-type="float" office:value="129.752680000001" calcext:value-type="float">
            <text:p>129,752680000001</text:p>
          </table:table-cell>
          <table:table-cell table:style-name="ce16" table:formula="of:=100*([.$AE22]-[.$D22])/MAX([.$AE22];[.$D22])" office:value-type="float" office:value="64.2300644580141" calcext:value-type="float">
            <text:p>64,23</text:p>
          </table:table-cell>
          <table:table-cell table:style-name="ce71" office:value-type="float" office:value="0.368766868000002" calcext:value-type="float">
            <text:p>3,69E-01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70" office:value-type="float" office:value="329.33753" calcext:value-type="float">
            <text:p>329,33753</text:p>
          </table:table-cell>
          <table:table-cell table:style-name="ce16" table:formula="of:=100*([.$AK22]-[.$D22])/MAX([.$AK22];[.$D22])" office:value-type="float" office:value="85.9073303914074" calcext:value-type="float">
            <text:p>85,91</text:p>
          </table:table-cell>
          <table:table-cell table:style-name="ce71" office:value-type="float" office:value="0.580578905000003" calcext:value-type="float">
            <text:p>5,81E-01</text:p>
          </table:table-cell>
          <table:table-cell table:style-name="ce33" table:number-columns-repeated="2"/>
          <table:table-cell table:style-name="ce43" office:value-type="string" calcext:value-type="string">
            <text:p>GKD-b_19_n50_m15</text:p>
          </table:table-cell>
          <table:table-cell table:style-name="ce70" office:value-type="float" office:value="132.228640000001" calcext:value-type="float">
            <text:p>132,228640000001</text:p>
          </table:table-cell>
          <table:table-cell table:style-name="ce16" table:formula="of:=100*([.$AQ22]-[.$D22])/MAX([.$AQ22];[.$D22])" office:value-type="float" office:value="64.8998507433796" calcext:value-type="float">
            <text:p>64,90</text:p>
          </table:table-cell>
          <table:table-cell table:style-name="ce71" office:value-type="float" office:value="2.731107454" calcext:value-type="float">
            <text:p>2,73E+00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70" office:value-type="float" office:value="28.40986" calcext:value-type="float">
            <text:p>28,40986</text:p>
          </table:table-cell>
          <table:table-cell table:style-name="ce16" table:formula="of:=100*([.$AW22]-[.$D22])/MAX([.$AW22];[.$D22])" office:value-type="float" office:value="-38.7882777142764" calcext:value-type="float">
            <text:p>-38,79</text:p>
          </table:table-cell>
          <table:table-cell table:style-name="ce71" office:value-type="float" office:value="0.33966787" calcext:value-type="float">
            <text:p>3,40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20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7.7151099999996" calcext:value-type="float">
            <text:p>47,7151099999996</text:p>
          </table:table-cell>
          <table:table-cell table:style-name="ce2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16" table:formula="of:=100*([.G23]-[.$D23])/MAX([.G23];[.$D23])" office:value-type="float" office:value="88.8456552694299" calcext:value-type="float">
            <text:p>88,8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25"/>
          <table:table-cell table:style-name="Default" table:number-columns-repeated="2"/>
          <table:table-cell/>
          <table:table-cell table:style-name="ce43" office:value-type="string" calcext:value-type="string">
            <text:p>GKD-b_20_n50_m15</text:p>
          </table:table-cell>
          <table:table-cell table:style-name="ce61" office:value-type="float" office:value="84.4172579999999" calcext:value-type="float">
            <text:p>84,4173</text:p>
          </table:table-cell>
          <table:table-cell table:style-name="ce16" table:formula="of:=100*([.$O23]-[.$D23])/MAX([.$O23];[.$D23])" office:value-type="float" office:value="43.4770672129629" calcext:value-type="float">
            <text:p>43,48</text:p>
          </table:table-cell>
          <table:table-cell table:style-name="ce64" office:value-type="float" office:value="0.0360041736" calcext:value-type="float">
            <text:p>3,60E-02</text:p>
          </table:table-cell>
          <table:table-cell/>
          <table:table-cell table:style-name="ce63" office:value-type="float" office:value="0.002739453" calcext:value-type="float">
            <text:p>2,74E-03</text:p>
          </table:table-cell>
          <table:table-cell table:style-name="ce19" office:value-type="float" office:value="0.00279026100000002" calcext:value-type="float">
            <text:p>2,79E-03</text:p>
          </table:table-cell>
          <table:table-cell table:style-name="ce15" office:value-type="float" office:value="288.85206" calcext:value-type="float">
            <text:p>288,8521</text:p>
          </table:table-cell>
          <table:table-cell table:style-name="ce15" office:value-type="float" office:value="526.67909" calcext:value-type="float">
            <text:p>526,6791</text:p>
          </table:table-cell>
          <table:table-cell/>
          <table:table-cell table:style-name="ce64" office:value-type="float" office:value="0.0210305100000001" calcext:value-type="float">
            <text:p>2,10E-02</text:p>
          </table:table-cell>
          <table:table-cell table:style-name="ce64" office:value-type="float" office:value="0.0500846770000001" calcext:value-type="float">
            <text:p>5,01E-02</text:p>
          </table:table-cell>
          <table:table-cell table:style-name="ce61" office:value-type="float" office:value="52.3986500000001" calcext:value-type="float">
            <text:p>52,3987</text:p>
          </table:table-cell>
          <table:table-cell table:style-name="ce61" office:value-type="float" office:value="103.23932" calcext:value-type="float">
            <text:p>103,2393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70" office:value-type="float" office:value="118.948379999999" calcext:value-type="float">
            <text:p>118,948379999999</text:p>
          </table:table-cell>
          <table:table-cell table:style-name="ce16" table:formula="of:=100*([.$AE23]-[.$D23])/MAX([.$AE23];[.$D23])" office:value-type="float" office:value="59.8858681387676" calcext:value-type="float">
            <text:p>59,89</text:p>
          </table:table-cell>
          <table:table-cell table:style-name="ce71" office:value-type="float" office:value="0.279305266999998" calcext:value-type="float">
            <text:p>2,79E-01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70" office:value-type="float" office:value="302.78167" calcext:value-type="float">
            <text:p>302,78167</text:p>
          </table:table-cell>
          <table:table-cell table:style-name="ce16" table:formula="of:=100*([.$AK23]-[.$D23])/MAX([.$AK23];[.$D23])" office:value-type="float" office:value="84.2410836825097" calcext:value-type="float">
            <text:p>84,24</text:p>
          </table:table-cell>
          <table:table-cell table:style-name="ce71" office:value-type="float" office:value="0.769739993999998" calcext:value-type="float">
            <text:p>7,70E-01</text:p>
          </table:table-cell>
          <table:table-cell table:style-name="ce33" table:number-columns-repeated="2"/>
          <table:table-cell table:style-name="ce43" office:value-type="string" calcext:value-type="string">
            <text:p>GKD-b_20_n50_m15</text:p>
          </table:table-cell>
          <table:table-cell table:style-name="ce70" office:value-type="float" office:value="78.9418499999997" calcext:value-type="float">
            <text:p>78,9418499999997</text:p>
          </table:table-cell>
          <table:table-cell table:style-name="ce16" table:formula="of:=100*([.$AQ23]-[.$D23])/MAX([.$AQ23];[.$D23])" office:value-type="float" office:value="39.5566356755007" calcext:value-type="float">
            <text:p>39,56</text:p>
          </table:table-cell>
          <table:table-cell table:style-name="ce71" office:value-type="float" office:value="2.556487489" calcext:value-type="float">
            <text:p>2,56E+00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70" office:value-type="float" office:value="75.9997000000001" calcext:value-type="float">
            <text:p>75,9997000000001</text:p>
          </table:table-cell>
          <table:table-cell table:style-name="ce16" table:formula="of:=100*([.$AW23]-[.$D23])/MAX([.$AW23];[.$D23])" office:value-type="float" office:value="37.2167126975507" calcext:value-type="float">
            <text:p>37,22</text:p>
          </table:table-cell>
          <table:table-cell table:style-name="ce71" office:value-type="float" office:value="0.51565806" calcext:value-type="float">
            <text:p>5,16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21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8320199999999" calcext:value-type="float">
            <text:p>13,8320199999999</text:p>
          </table:table-cell>
          <table:table-cell table:style-name="ce2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16" table:formula="of:=100*([.G24]-[.$D24])/MAX([.G24];[.$D24])" office:value-type="float" office:value="91.9468442183893" calcext:value-type="float">
            <text:p>91,95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25"/>
          <table:table-cell table:style-name="Default" table:number-columns-repeated="2"/>
          <table:table-cell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53.7561099999999" calcext:value-type="float">
            <text:p>53,7561</text:p>
          </table:table-cell>
          <table:table-cell table:style-name="ce16" table:formula="of:=100*([.$O24]-[.$D24])/MAX([.$O24];[.$D24])" office:value-type="float" office:value="74.2689342662631" calcext:value-type="float">
            <text:p>74,27</text:p>
          </table:table-cell>
          <table:table-cell table:style-name="ce64" office:value-type="float" office:value="0.0247735656000001" calcext:value-type="float">
            <text:p>2,48E-02</text:p>
          </table:table-cell>
          <table:table-cell/>
          <table:table-cell table:style-name="ce63" office:value-type="float" office:value="0.00271225300000011" calcext:value-type="float">
            <text:p>2,71E-03</text:p>
          </table:table-cell>
          <table:table-cell table:style-name="ce19" office:value-type="float" office:value="0.00283425900000012" calcext:value-type="float">
            <text:p>2,83E-03</text:p>
          </table:table-cell>
          <table:table-cell table:style-name="ce15" office:value-type="float" office:value="109.42061" calcext:value-type="float">
            <text:p>109,4206</text:p>
          </table:table-cell>
          <table:table-cell table:style-name="ce15" office:value-type="float" office:value="266.65219" calcext:value-type="float">
            <text:p>266,6522</text:p>
          </table:table-cell>
          <table:table-cell/>
          <table:table-cell table:style-name="ce64" office:value-type="float" office:value="0.0122928390000001" calcext:value-type="float">
            <text:p>1,23E-02</text:p>
          </table:table-cell>
          <table:table-cell table:style-name="ce64" office:value-type="float" office:value="0.043901049" calcext:value-type="float">
            <text:p>4,39E-02</text:p>
          </table:table-cell>
          <table:table-cell table:style-name="ce61" office:value-type="float" office:value="33.24138" calcext:value-type="float">
            <text:p>33,2414</text:p>
          </table:table-cell>
          <table:table-cell table:style-name="ce61" office:value-type="float" office:value="68.5437299999994" calcext:value-type="float">
            <text:p>68,5437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70" office:value-type="float" office:value="35.8277299999999" calcext:value-type="float">
            <text:p>35,8277299999999</text:p>
          </table:table-cell>
          <table:table-cell table:style-name="ce16" table:formula="of:=100*([.$AE24]-[.$D24])/MAX([.$AE24];[.$D24])" office:value-type="float" office:value="61.3929768924798" calcext:value-type="float">
            <text:p>61,39</text:p>
          </table:table-cell>
          <table:table-cell table:style-name="ce71" office:value-type="float" office:value="0.563966174000001" calcext:value-type="float">
            <text:p>5,64E-01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70" office:value-type="float" office:value="109.38467" calcext:value-type="float">
            <text:p>109,38467</text:p>
          </table:table-cell>
          <table:table-cell table:style-name="ce16" table:formula="of:=100*([.$AK24]-[.$D24])/MAX([.$AK24];[.$D24])" office:value-type="float" office:value="87.3546997033497" calcext:value-type="float">
            <text:p>87,35</text:p>
          </table:table-cell>
          <table:table-cell table:style-name="ce71" office:value-type="float" office:value="1.52959258" calcext:value-type="float">
            <text:p>1,53E+00</text:p>
          </table:table-cell>
          <table:table-cell table:style-name="ce33" table:number-columns-repeated="2"/>
          <table:table-cell table:style-name="ce43" office:value-type="string" calcext:value-type="string">
            <text:p>GKD-b_21_n100_m10</text:p>
          </table:table-cell>
          <table:table-cell table:style-name="ce70" office:value-type="float" office:value="32.2448499999999" calcext:value-type="float">
            <text:p>32,2448499999999</text:p>
          </table:table-cell>
          <table:table-cell table:style-name="ce16" table:formula="of:=100*([.$AQ24]-[.$D24])/MAX([.$AQ24];[.$D24])" office:value-type="float" office:value="57.1031653116701" calcext:value-type="float">
            <text:p>57,10</text:p>
          </table:table-cell>
          <table:table-cell table:style-name="ce71" office:value-type="float" office:value="5.703861332" calcext:value-type="float">
            <text:p>5,70E+00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70" office:value-type="float" office:value="23.40483" calcext:value-type="float">
            <text:p>23,40483</text:p>
          </table:table-cell>
          <table:table-cell table:style-name="ce16" table:formula="of:=100*([.$AW24]-[.$D24])/MAX([.$AW24];[.$D24])" office:value-type="float" office:value="40.9010020581226" calcext:value-type="float">
            <text:p>40,90</text:p>
          </table:table-cell>
          <table:table-cell table:style-name="ce71" office:value-type="float" office:value="0.865996840999998" calcext:value-type="float">
            <text:p>8,66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8">
          <table:table-cell table:style-name="ce4" office:value-type="string" calcext:value-type="string">
            <text:p>GKD-b_22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6643400000003" calcext:value-type="float">
            <text:p>13,6643400000003</text:p>
          </table:table-cell>
          <table:table-cell table:style-name="ce10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16" table:formula="of:=100*([.G25]-[.$D25])/MAX([.G25];[.$D25])" office:value-type="float" office:value="94.3220461127971" calcext:value-type="float">
            <text:p>94,32</text:p>
          </table:table-cell>
          <table:table-cell table:style-name="ce19" office:value-type="float" office:value="0.00264984199999998" calcext:value-type="float">
            <text:p>2,65E-03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59.2516" calcext:value-type="float">
            <text:p>59,2516</text:p>
          </table:table-cell>
          <table:table-cell table:style-name="ce16" table:formula="of:=100*([.$O25]-[.$D25])/MAX([.$O25];[.$D25])" office:value-type="float" office:value="76.9384455440861" calcext:value-type="float">
            <text:p>76,94</text:p>
          </table:table-cell>
          <table:table-cell table:style-name="ce64" office:value-type="float" office:value="0.0255729402" calcext:value-type="float">
            <text:p>2,56E-02</text:p>
          </table:table-cell>
          <table:table-cell/>
          <table:table-cell table:style-name="ce63" office:value-type="float" office:value="0.00275587799999988" calcext:value-type="float">
            <text:p>2,76E-03</text:p>
          </table:table-cell>
          <table:table-cell table:style-name="ce19" office:value-type="float" office:value="0.00285115199999986" calcext:value-type="float">
            <text:p>2,85E-03</text:p>
          </table:table-cell>
          <table:table-cell table:style-name="ce15" office:value-type="float" office:value="142.77231" calcext:value-type="float">
            <text:p>142,7723</text:p>
          </table:table-cell>
          <table:table-cell table:style-name="ce15" office:value-type="float" office:value="334.9584" calcext:value-type="float">
            <text:p>334,9584</text:p>
          </table:table-cell>
          <table:table-cell/>
          <table:table-cell table:style-name="ce64" office:value-type="float" office:value="0.020172928" calcext:value-type="float">
            <text:p>2,02E-02</text:p>
          </table:table-cell>
          <table:table-cell table:style-name="ce64" office:value-type="float" office:value="0.0318779089999999" calcext:value-type="float">
            <text:p>3,19E-02</text:p>
          </table:table-cell>
          <table:table-cell table:style-name="ce61" office:value-type="float" office:value="45.5720899999999" calcext:value-type="float">
            <text:p>45,5721</text:p>
          </table:table-cell>
          <table:table-cell table:style-name="ce61" office:value-type="float" office:value="65.3303599999997" calcext:value-type="float">
            <text:p>65,3304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70" office:value-type="float" office:value="43.3071300000001" calcext:value-type="float">
            <text:p>43,3071300000001</text:p>
          </table:table-cell>
          <table:table-cell table:style-name="ce16" table:formula="of:=100*([.$AE25]-[.$D25])/MAX([.$AE25];[.$D25])" office:value-type="float" office:value="68.4478283368114" calcext:value-type="float">
            <text:p>68,45</text:p>
          </table:table-cell>
          <table:table-cell table:style-name="ce71" office:value-type="float" office:value="0.566404143999996" calcext:value-type="float">
            <text:p>5,66E-01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70" office:value-type="float" office:value="173.09876" calcext:value-type="float">
            <text:p>173,09876</text:p>
          </table:table-cell>
          <table:table-cell table:style-name="ce16" table:formula="of:=100*([.$AK25]-[.$D25])/MAX([.$AK25];[.$D25])" office:value-type="float" office:value="92.1060439716609" calcext:value-type="float">
            <text:p>92,11</text:p>
          </table:table-cell>
          <table:table-cell table:style-name="ce71" office:value-type="float" office:value="1.318766247" calcext:value-type="float">
            <text:p>1,32E+00</text:p>
          </table:table-cell>
          <table:table-cell table:style-name="ce33" table:number-columns-repeated="2"/>
          <table:table-cell table:style-name="ce43" office:value-type="string" calcext:value-type="string">
            <text:p>GKD-b_22_n100_m10</text:p>
          </table:table-cell>
          <table:table-cell table:style-name="ce70" office:value-type="float" office:value="32.73316" calcext:value-type="float">
            <text:p>32,73316</text:p>
          </table:table-cell>
          <table:table-cell table:style-name="ce16" table:formula="of:=100*([.$AQ25]-[.$D25])/MAX([.$AQ25];[.$D25])" office:value-type="float" office:value="58.2553593970142" calcext:value-type="float">
            <text:p>58,26</text:p>
          </table:table-cell>
          <table:table-cell table:style-name="ce71" office:value-type="float" office:value="4.622403534" calcext:value-type="float">
            <text:p>4,62E+00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70" office:value-type="float" office:value="27.1431899999998" calcext:value-type="float">
            <text:p>27,1431899999998</text:p>
          </table:table-cell>
          <table:table-cell table:style-name="ce16" table:formula="of:=100*([.$AW25]-[.$D25])/MAX([.$AW25];[.$D25])" office:value-type="float" office:value="49.6583120849082" calcext:value-type="float">
            <text:p>49,66</text:p>
          </table:table-cell>
          <table:table-cell table:style-name="ce71" office:value-type="float" office:value="1.43178309" calcext:value-type="float">
            <text:p>1,43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23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.3453799999998" calcext:value-type="float">
            <text:p>15,3453799999998</text:p>
          </table:table-cell>
          <table:table-cell table:style-name="ce10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16" table:formula="of:=100*([.G26]-[.$D26])/MAX([.G26];[.$D26])" office:value-type="float" office:value="93.9581021037427" calcext:value-type="float">
            <text:p>93,96</text:p>
          </table:table-cell>
          <table:table-cell table:style-name="ce19" office:value-type="float" office:value="0.00268891440000005" calcext:value-type="float">
            <text:p>2,69E-03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44.0998499999999" calcext:value-type="float">
            <text:p>44,0998</text:p>
          </table:table-cell>
          <table:table-cell table:style-name="ce16" table:formula="of:=100*([.$O26]-[.$D26])/MAX([.$O26];[.$D26])" office:value-type="float" office:value="65.2031015978516" calcext:value-type="float">
            <text:p>65,20</text:p>
          </table:table-cell>
          <table:table-cell table:style-name="ce64" office:value-type="float" office:value="0.0258201506" calcext:value-type="float">
            <text:p>2,58E-02</text:p>
          </table:table-cell>
          <table:table-cell/>
          <table:table-cell table:style-name="ce63" office:value-type="float" office:value="0.00275767500000002" calcext:value-type="float">
            <text:p>2,76E-03</text:p>
          </table:table-cell>
          <table:table-cell table:style-name="ce19" office:value-type="float" office:value="0.00299400599999999" calcext:value-type="float">
            <text:p>2,99E-03</text:p>
          </table:table-cell>
          <table:table-cell table:style-name="ce15" office:value-type="float" office:value="154.97502" calcext:value-type="float">
            <text:p>154,9750</text:p>
          </table:table-cell>
          <table:table-cell table:style-name="ce15" office:value-type="float" office:value="353.05701" calcext:value-type="float">
            <text:p>353,0570</text:p>
          </table:table-cell>
          <table:table-cell/>
          <table:table-cell table:style-name="ce64" office:value-type="float" office:value="0.0122647730000001" calcext:value-type="float">
            <text:p>1,23E-02</text:p>
          </table:table-cell>
          <table:table-cell table:style-name="ce64" office:value-type="float" office:value="0.0415047390000001" calcext:value-type="float">
            <text:p>4,15E-02</text:p>
          </table:table-cell>
          <table:table-cell table:style-name="ce61" office:value-type="float" office:value="31.6259299999999" calcext:value-type="float">
            <text:p>31,6259</text:p>
          </table:table-cell>
          <table:table-cell table:style-name="ce61" office:value-type="float" office:value="70.2775099999997" calcext:value-type="float">
            <text:p>70,2775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70" office:value-type="float" office:value="33.8392500000001" calcext:value-type="float">
            <text:p>33,8392500000001</text:p>
          </table:table-cell>
          <table:table-cell table:style-name="ce16" table:formula="of:=100*([.$AE26]-[.$D26])/MAX([.$AE26];[.$D26])" office:value-type="float" office:value="54.6521273373383" calcext:value-type="float">
            <text:p>54,65</text:p>
          </table:table-cell>
          <table:table-cell table:style-name="ce71" office:value-type="float" office:value="0.569306441000002" calcext:value-type="float">
            <text:p>5,69E-01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70" office:value-type="float" office:value="144.96517" calcext:value-type="float">
            <text:p>144,96517</text:p>
          </table:table-cell>
          <table:table-cell table:style-name="ce16" table:formula="of:=100*([.$AK26]-[.$D26])/MAX([.$AK26];[.$D26])" office:value-type="float" office:value="89.4144365850088" calcext:value-type="float">
            <text:p>89,41</text:p>
          </table:table-cell>
          <table:table-cell table:style-name="ce71" office:value-type="float" office:value="1.593767289" calcext:value-type="float">
            <text:p>1,59E+00</text:p>
          </table:table-cell>
          <table:table-cell table:style-name="ce33" table:number-columns-repeated="2"/>
          <table:table-cell table:style-name="ce43" office:value-type="string" calcext:value-type="string">
            <text:p>GKD-b_23_n100_m10</text:p>
          </table:table-cell>
          <table:table-cell table:style-name="ce70" office:value-type="float" office:value="23.9699399999998" calcext:value-type="float">
            <text:p>23,9699399999998</text:p>
          </table:table-cell>
          <table:table-cell table:style-name="ce16" table:formula="of:=100*([.$AQ26]-[.$D26])/MAX([.$AQ26];[.$D26])" office:value-type="float" office:value="35.9807325341661" calcext:value-type="float">
            <text:p>35,98</text:p>
          </table:table-cell>
          <table:table-cell table:style-name="ce71" office:value-type="float" office:value="4.770830144" calcext:value-type="float">
            <text:p>4,77E+00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70" office:value-type="float" office:value="2.3140800000001" calcext:value-type="float">
            <text:p>2,3140800000001</text:p>
          </table:table-cell>
          <table:table-cell table:style-name="ce16" table:formula="of:=100*([.$AW26]-[.$D26])/MAX([.$AW26];[.$D26])" office:value-type="float" office:value="-84.9200215309094" calcext:value-type="float">
            <text:p>-84,92</text:p>
          </table:table-cell>
          <table:table-cell table:style-name="ce71" office:value-type="float" office:value="0.483858619000003" calcext:value-type="float">
            <text:p>4,84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24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64063999999939" calcext:value-type="float">
            <text:p>8,64063999999939</text:p>
          </table:table-cell>
          <table:table-cell table:style-name="ce10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16" table:formula="of:=100*([.G27]-[.$D27])/MAX([.G27];[.$D27])" office:value-type="float" office:value="97.3187594041662" calcext:value-type="float">
            <text:p>97,32</text:p>
          </table:table-cell>
          <table:table-cell table:style-name="ce19" office:value-type="float" office:value="0.0026294944" calcext:value-type="float">
            <text:p>2,63E-03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9.4464100000002" calcext:value-type="float">
            <text:p>39,4464</text:p>
          </table:table-cell>
          <table:table-cell table:style-name="ce16" table:formula="of:=100*([.$O27]-[.$D27])/MAX([.$O27];[.$D27])" office:value-type="float" office:value="78.095243648283" calcext:value-type="float">
            <text:p>78,10</text:p>
          </table:table-cell>
          <table:table-cell table:style-name="ce64" office:value-type="float" office:value="0.02239954" calcext:value-type="float">
            <text:p>2,24E-02</text:p>
          </table:table-cell>
          <table:table-cell/>
          <table:table-cell table:style-name="ce63" office:value-type="float" office:value="0.00273465099999992" calcext:value-type="float">
            <text:p>2,73E-03</text:p>
          </table:table-cell>
          <table:table-cell table:style-name="ce19" office:value-type="float" office:value="0.00281605200000001" calcext:value-type="float">
            <text:p>2,82E-03</text:p>
          </table:table-cell>
          <table:table-cell table:style-name="ce15" office:value-type="float" office:value="259.333" calcext:value-type="float">
            <text:p>259,3330</text:p>
          </table:table-cell>
          <table:table-cell table:style-name="ce15" office:value-type="float" office:value="356.37671" calcext:value-type="float">
            <text:p>356,3767</text:p>
          </table:table-cell>
          <table:table-cell/>
          <table:table-cell table:style-name="ce64" office:value-type="float" office:value="0.0117101700000002" calcext:value-type="float">
            <text:p>1,17E-02</text:p>
          </table:table-cell>
          <table:table-cell table:style-name="ce64" office:value-type="float" office:value="0.0399027859999999" calcext:value-type="float">
            <text:p>3,99E-02</text:p>
          </table:table-cell>
          <table:table-cell table:style-name="ce61" office:value-type="float" office:value="33.7143500000006" calcext:value-type="float">
            <text:p>33,7144</text:p>
          </table:table-cell>
          <table:table-cell table:style-name="ce61" office:value-type="float" office:value="42.2378500000004" calcext:value-type="float">
            <text:p>42,2379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70" office:value-type="float" office:value="32.7900299999994" calcext:value-type="float">
            <text:p>32,7900299999994</text:p>
          </table:table-cell>
          <table:table-cell table:style-name="ce16" table:formula="of:=100*([.$AE27]-[.$D27])/MAX([.$AE27];[.$D27])" office:value-type="float" office:value="73.6485754968826" calcext:value-type="float">
            <text:p>73,65</text:p>
          </table:table-cell>
          <table:table-cell table:style-name="ce71" office:value-type="float" office:value="0.385062974" calcext:value-type="float">
            <text:p>3,85E-01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70" office:value-type="float" office:value="188.72856" calcext:value-type="float">
            <text:p>188,72856</text:p>
          </table:table-cell>
          <table:table-cell table:style-name="ce16" table:formula="of:=100*([.$AK27]-[.$D27])/MAX([.$AK27];[.$D27])" office:value-type="float" office:value="95.4216574322406" calcext:value-type="float">
            <text:p>95,42</text:p>
          </table:table-cell>
          <table:table-cell table:style-name="ce71" office:value-type="float" office:value="1.24676356800001" calcext:value-type="float">
            <text:p>1,25E+00</text:p>
          </table:table-cell>
          <table:table-cell table:style-name="ce33" table:number-columns-repeated="2"/>
          <table:table-cell table:style-name="ce43" office:value-type="string" calcext:value-type="string">
            <text:p>GKD-b_24_n100_m10</text:p>
          </table:table-cell>
          <table:table-cell table:style-name="ce70" office:value-type="float" office:value="29.2422099999997" calcext:value-type="float">
            <text:p>29,2422099999997</text:p>
          </table:table-cell>
          <table:table-cell table:style-name="ce16" table:formula="of:=100*([.$AQ27]-[.$D27])/MAX([.$AQ27];[.$D27])" office:value-type="float" office:value="70.4514809243231" calcext:value-type="float">
            <text:p>70,45</text:p>
          </table:table-cell>
          <table:table-cell table:style-name="ce71" office:value-type="float" office:value="4.45373040199999" calcext:value-type="float">
            <text:p>4,45E+00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70" office:value-type="float" office:value="30.2877000000001" calcext:value-type="float">
            <text:p>30,2877000000001</text:p>
          </table:table-cell>
          <table:table-cell table:style-name="ce16" table:formula="of:=100*([.$AW27]-[.$D27])/MAX([.$AW27];[.$D27])" office:value-type="float" office:value="71.4714554092937" calcext:value-type="float">
            <text:p>71,47</text:p>
          </table:table-cell>
          <table:table-cell table:style-name="ce71" office:value-type="float" office:value="1.42902593100001" calcext:value-type="float">
            <text:p>1,43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8">
          <table:table-cell table:style-name="ce4" office:value-type="string" calcext:value-type="string">
            <text:p>GKD-b_25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.2005099999999" calcext:value-type="float">
            <text:p>17,2005099999999</text:p>
          </table:table-cell>
          <table:table-cell table:style-name="ce10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16" table:formula="of:=100*([.G28]-[.$D28])/MAX([.G28];[.$D28])" office:value-type="float" office:value="92.7966320529414" calcext:value-type="float">
            <text:p>92,80</text:p>
          </table:table-cell>
          <table:table-cell table:style-name="ce19" office:value-type="float" office:value="0.00264723499999997" calcext:value-type="float">
            <text:p>2,65E-03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42.1936280000002" calcext:value-type="float">
            <text:p>42,1936</text:p>
          </table:table-cell>
          <table:table-cell table:style-name="ce16" table:formula="of:=100*([.$O28]-[.$D28])/MAX([.$O28];[.$D28])" office:value-type="float" office:value="59.2343422092079" calcext:value-type="float">
            <text:p>59,23</text:p>
          </table:table-cell>
          <table:table-cell table:style-name="ce64" office:value-type="float" office:value="0.0227332933999999" calcext:value-type="float">
            <text:p>2,27E-02</text:p>
          </table:table-cell>
          <table:table-cell/>
          <table:table-cell table:style-name="ce63" office:value-type="float" office:value="0.00278630999999985" calcext:value-type="float">
            <text:p>2,79E-03</text:p>
          </table:table-cell>
          <table:table-cell table:style-name="ce19" office:value-type="float" office:value="0.00315965699999987" calcext:value-type="float">
            <text:p>3,16E-03</text:p>
          </table:table-cell>
          <table:table-cell table:style-name="ce15" office:value-type="float" office:value="84.2745100000001" calcext:value-type="float">
            <text:p>84,2745</text:p>
          </table:table-cell>
          <table:table-cell table:style-name="ce15" office:value-type="float" office:value="373.12223" calcext:value-type="float">
            <text:p>373,1222</text:p>
          </table:table-cell>
          <table:table-cell/>
          <table:table-cell table:style-name="ce64" office:value-type="float" office:value="0.0106878619999997" calcext:value-type="float">
            <text:p>1,07E-02</text:p>
          </table:table-cell>
          <table:table-cell table:style-name="ce64" office:value-type="float" office:value="0.037728022" calcext:value-type="float">
            <text:p>3,77E-02</text:p>
          </table:table-cell>
          <table:table-cell table:style-name="ce61" office:value-type="float" office:value="31.7280299999998" calcext:value-type="float">
            <text:p>31,7280</text:p>
          </table:table-cell>
          <table:table-cell table:style-name="ce61" office:value-type="float" office:value="63.5695200000002" calcext:value-type="float">
            <text:p>63,5695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70" office:value-type="float" office:value="36.9749399999998" calcext:value-type="float">
            <text:p>36,9749399999998</text:p>
          </table:table-cell>
          <table:table-cell table:style-name="ce16" table:formula="of:=100*([.$AE28]-[.$D28])/MAX([.$AE28];[.$D28])" office:value-type="float" office:value="53.4806276899977" calcext:value-type="float">
            <text:p>53,48</text:p>
          </table:table-cell>
          <table:table-cell table:style-name="ce71" office:value-type="float" office:value="0.571522134000006" calcext:value-type="float">
            <text:p>5,72E-01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70" office:value-type="float" office:value="151.88494" calcext:value-type="float">
            <text:p>151,88494</text:p>
          </table:table-cell>
          <table:table-cell table:style-name="ce16" table:formula="of:=100*([.$AK28]-[.$D28])/MAX([.$AK28];[.$D28])" office:value-type="float" office:value="88.6753025020125" calcext:value-type="float">
            <text:p>88,68</text:p>
          </table:table-cell>
          <table:table-cell table:style-name="ce71" office:value-type="float" office:value="1.360580243" calcext:value-type="float">
            <text:p>1,36E+00</text:p>
          </table:table-cell>
          <table:table-cell table:style-name="ce33" table:number-columns-repeated="2"/>
          <table:table-cell table:style-name="ce43" office:value-type="string" calcext:value-type="string">
            <text:p>GKD-b_25_n100_m10</text:p>
          </table:table-cell>
          <table:table-cell table:style-name="ce70" office:value-type="float" office:value="35.6264099999994" calcext:value-type="float">
            <text:p>35,6264099999994</text:p>
          </table:table-cell>
          <table:table-cell table:style-name="ce16" table:formula="of:=100*([.$AQ28]-[.$D28])/MAX([.$AQ28];[.$D28])" office:value-type="float" office:value="51.7197775470495" calcext:value-type="float">
            <text:p>51,72</text:p>
          </table:table-cell>
          <table:table-cell table:style-name="ce71" office:value-type="float" office:value="4.450696669" calcext:value-type="float">
            <text:p>4,45E+00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70" office:value-type="float" office:value="26.7099799999999" calcext:value-type="float">
            <text:p>26,7099799999999</text:p>
          </table:table-cell>
          <table:table-cell table:style-name="ce16" table:formula="of:=100*([.$AW28]-[.$D28])/MAX([.$AW28];[.$D28])" office:value-type="float" office:value="35.6026848391501" calcext:value-type="float">
            <text:p>35,60</text:p>
          </table:table-cell>
          <table:table-cell table:style-name="ce71" office:value-type="float" office:value="1.066811716" calcext:value-type="float">
            <text:p>1,07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26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8.729590000001" calcext:value-type="float">
            <text:p>168,729590000001</text:p>
          </table:table-cell>
          <table:table-cell table:style-name="ce10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16" table:formula="of:=100*([.G29]-[.$D29])/MAX([.G29];[.$D29])" office:value-type="float" office:value="79.8985775997371" calcext:value-type="float">
            <text:p>79,90</text:p>
          </table:table-cell>
          <table:table-cell table:style-name="ce19" office:value-type="float" office:value="0.0197211010000002" calcext:value-type="float">
            <text:p>1,97E-02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99.913719999999" calcext:value-type="float">
            <text:p>299,9137</text:p>
          </table:table-cell>
          <table:table-cell table:style-name="ce16" table:formula="of:=100*([.$O29]-[.$D29])/MAX([.$O29];[.$D29])" office:value-type="float" office:value="43.740623136547" calcext:value-type="float">
            <text:p>43,74</text:p>
          </table:table-cell>
          <table:table-cell table:style-name="ce64" office:value-type="float" office:value="0.3709935742" calcext:value-type="float">
            <text:p>3,71E-01</text:p>
          </table:table-cell>
          <table:table-cell/>
          <table:table-cell table:style-name="ce63" office:value-type="float" office:value="0.020681572" calcext:value-type="float">
            <text:p>2,07E-02</text:p>
          </table:table-cell>
          <table:table-cell table:style-name="ce19" office:value-type="float" office:value="0.021660633" calcext:value-type="float">
            <text:p>2,17E-02</text:p>
          </table:table-cell>
          <table:table-cell table:style-name="ce15" office:value-type="float" office:value="655.841049999999" calcext:value-type="float">
            <text:p>655,8410</text:p>
          </table:table-cell>
          <table:table-cell table:style-name="ce15" office:value-type="float" office:value="972.711760000001" calcext:value-type="float">
            <text:p>972,7118</text:p>
          </table:table-cell>
          <table:table-cell/>
          <table:table-cell table:style-name="ce64" office:value-type="float" office:value="0.187353861" calcext:value-type="float">
            <text:p>1,87E-01</text:p>
          </table:table-cell>
          <table:table-cell table:style-name="ce64" office:value-type="float" office:value="0.900574653" calcext:value-type="float">
            <text:p>9,01E-01</text:p>
          </table:table-cell>
          <table:table-cell table:style-name="ce61" office:value-type="float" office:value="240.787479999999" calcext:value-type="float">
            <text:p>240,7875</text:p>
          </table:table-cell>
          <table:table-cell table:style-name="ce61" office:value-type="float" office:value="354.820190000001" calcext:value-type="float">
            <text:p>354,8202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70" office:value-type="float" office:value="466.41776" calcext:value-type="float">
            <text:p>466,41776</text:p>
          </table:table-cell>
          <table:table-cell table:style-name="ce16" table:formula="of:=100*([.$AE29]-[.$D29])/MAX([.$AE29];[.$D29])" office:value-type="float" office:value="63.8243642351867" calcext:value-type="float">
            <text:p>63,82</text:p>
          </table:table-cell>
          <table:table-cell table:style-name="ce71" office:value-type="float" office:value="0.626329701000003" calcext:value-type="float">
            <text:p>6,26E-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70" office:value-type="float" office:value="729.03557" calcext:value-type="float">
            <text:p>729,03557</text:p>
          </table:table-cell>
          <table:table-cell table:style-name="ce16" table:formula="of:=100*([.$AK29]-[.$D29])/MAX([.$AK29];[.$D29])" office:value-type="float" office:value="76.8557808503087" calcext:value-type="float">
            <text:p>76,86</text:p>
          </table:table-cell>
          <table:table-cell table:style-name="ce71" office:value-type="float" office:value="3.40248952500001" calcext:value-type="float">
            <text:p>3,40E+00</text:p>
          </table:table-cell>
          <table:table-cell table:style-name="ce33" table:number-columns-repeated="2"/>
          <table:table-cell table:style-name="ce43" office:value-type="string" calcext:value-type="string">
            <text:p>GKD-b_26_n100_m30</text:p>
          </table:table-cell>
          <table:table-cell table:style-name="ce70" office:value-type="float" office:value="255.42013" calcext:value-type="float">
            <text:p>255,42013</text:p>
          </table:table-cell>
          <table:table-cell table:style-name="ce16" table:formula="of:=100*([.$AQ29]-[.$D29])/MAX([.$AQ29];[.$D29])" office:value-type="float" office:value="33.9403711054407" calcext:value-type="float">
            <text:p>33,94</text:p>
          </table:table-cell>
          <table:table-cell table:style-name="ce71" office:value-type="float" office:value="16.492341698" calcext:value-type="float">
            <text:p>1,65E+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70" office:value-type="float" office:value="115.165959999999" calcext:value-type="float">
            <text:p>115,165959999999</text:p>
          </table:table-cell>
          <table:table-cell table:style-name="ce16" table:formula="of:=100*([.$AW29]-[.$D29])/MAX([.$AW29];[.$D29])" office:value-type="float" office:value="-31.7452498995594" calcext:value-type="float">
            <text:p>-31,75</text:p>
          </table:table-cell>
          <table:table-cell table:style-name="ce71" office:value-type="float" office:value="2.63488362" calcext:value-type="float">
            <text:p>2,63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7">
          <table:table-cell table:style-name="ce4" office:value-type="string" calcext:value-type="string">
            <text:p>GKD-b_27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09726" calcext:value-type="float">
            <text:p>127,09726</text:p>
          </table:table-cell>
          <table:table-cell table:style-name="ce2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16" table:formula="of:=100*([.G30]-[.$D30])/MAX([.G30];[.$D30])" office:value-type="float" office:value="85.9025083507754" calcext:value-type="float">
            <text:p>85,90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25"/>
          <table:table-cell table:style-name="Default" table:number-columns-repeated="2"/>
          <table:table-cell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315.194026" calcext:value-type="float">
            <text:p>315,1940</text:p>
          </table:table-cell>
          <table:table-cell table:style-name="ce16" table:formula="of:=100*([.$O30]-[.$D30])/MAX([.$O30];[.$D30])" office:value-type="float" office:value="59.6765009753073" calcext:value-type="float">
            <text:p>59,68</text:p>
          </table:table-cell>
          <table:table-cell table:style-name="ce64" office:value-type="float" office:value="0.3010049522" calcext:value-type="float">
            <text:p>3,01E-01</text:p>
          </table:table-cell>
          <table:table-cell/>
          <table:table-cell table:style-name="ce63" office:value-type="float" office:value="0.0204375319999999" calcext:value-type="float">
            <text:p>2,04E-02</text:p>
          </table:table-cell>
          <table:table-cell table:style-name="ce19" office:value-type="float" office:value="0.0215322050000002" calcext:value-type="float">
            <text:p>2,15E-02</text:p>
          </table:table-cell>
          <table:table-cell table:style-name="ce15" office:value-type="float" office:value="731.81651" calcext:value-type="float">
            <text:p>731,8165</text:p>
          </table:table-cell>
          <table:table-cell table:style-name="ce15" office:value-type="float" office:value="1064.32825" calcext:value-type="float">
            <text:p>1064,3283</text:p>
          </table:table-cell>
          <table:table-cell/>
          <table:table-cell table:style-name="ce64" office:value-type="float" office:value="0.128623118999999" calcext:value-type="float">
            <text:p>1,29E-01</text:p>
          </table:table-cell>
          <table:table-cell table:style-name="ce64" office:value-type="float" office:value="0.485638937" calcext:value-type="float">
            <text:p>4,86E-01</text:p>
          </table:table-cell>
          <table:table-cell table:style-name="ce61" office:value-type="float" office:value="280.99685" calcext:value-type="float">
            <text:p>280,9969</text:p>
          </table:table-cell>
          <table:table-cell table:style-name="ce61" office:value-type="float" office:value="351.28385" calcext:value-type="float">
            <text:p>351,2839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70" office:value-type="float" office:value="264.78386" calcext:value-type="float">
            <text:p>264,78386</text:p>
          </table:table-cell>
          <table:table-cell table:style-name="ce16" table:formula="of:=100*([.$AE30]-[.$D30])/MAX([.$AE30];[.$D30])" office:value-type="float" office:value="51.9996196142771" calcext:value-type="float">
            <text:p>52,00</text:p>
          </table:table-cell>
          <table:table-cell table:style-name="ce71" office:value-type="float" office:value="1.51663308399999" calcext:value-type="float">
            <text:p>1,52E+00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70" office:value-type="float" office:value="630.05418" calcext:value-type="float">
            <text:p>630,05418</text:p>
          </table:table-cell>
          <table:table-cell table:style-name="ce16" table:formula="of:=100*([.$AK30]-[.$D30])/MAX([.$AK30];[.$D30])" office:value-type="float" office:value="79.8275665753063" calcext:value-type="float">
            <text:p>79,83</text:p>
          </table:table-cell>
          <table:table-cell table:style-name="ce71" office:value-type="float" office:value="3.59467655900001" calcext:value-type="float">
            <text:p>3,59E+00</text:p>
          </table:table-cell>
          <table:table-cell table:style-name="ce33" table:number-columns-repeated="2"/>
          <table:table-cell table:style-name="ce43" office:value-type="string" calcext:value-type="string">
            <text:p>GKD-b_27_n100_m30</text:p>
          </table:table-cell>
          <table:table-cell table:style-name="ce70" office:value-type="float" office:value="243.8463" calcext:value-type="float">
            <text:p>243,8463</text:p>
          </table:table-cell>
          <table:table-cell table:style-name="ce16" table:formula="of:=100*([.$AQ30]-[.$D30])/MAX([.$AQ30];[.$D30])" office:value-type="float" office:value="47.8781265083784" calcext:value-type="float">
            <text:p>47,88</text:p>
          </table:table-cell>
          <table:table-cell table:style-name="ce71" office:value-type="float" office:value="14.157208427" calcext:value-type="float">
            <text:p>1,42E+01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70" office:value-type="float" office:value="57.5362900000002" calcext:value-type="float">
            <text:p>57,5362900000002</text:p>
          </table:table-cell>
          <table:table-cell table:style-name="ce16" table:formula="of:=100*([.$AW30]-[.$D30])/MAX([.$AW30];[.$D30])" office:value-type="float" office:value="-54.7305032382286" calcext:value-type="float">
            <text:p>-54,73</text:p>
          </table:table-cell>
          <table:table-cell table:style-name="ce71" office:value-type="float" office:value="1.651555136" calcext:value-type="float">
            <text:p>1,65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8">
          <table:table-cell table:style-name="ce4" office:value-type="string" calcext:value-type="string">
            <text:p>GKD-b_28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.379189999999" calcext:value-type="float">
            <text:p>106,379189999999</text:p>
          </table:table-cell>
          <table:table-cell table:style-name="ce10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16" table:formula="of:=100*([.G31]-[.$D31])/MAX([.G31];[.$D31])" office:value-type="float" office:value="88.0421005705984" calcext:value-type="float">
            <text:p>88,04</text:p>
          </table:table-cell>
          <table:table-cell table:style-name="ce19" office:value-type="float" office:value="0.0204667249999998" calcext:value-type="float">
            <text:p>2,05E-02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465.370573999998" calcext:value-type="float">
            <text:p>465,3706</text:p>
          </table:table-cell>
          <table:table-cell table:style-name="ce16" table:formula="of:=100*([.$O31]-[.$D31])/MAX([.$O31];[.$D31])" office:value-type="float" office:value="77.1409719601224" calcext:value-type="float">
            <text:p>77,14</text:p>
          </table:table-cell>
          <table:table-cell table:style-name="ce64" office:value-type="float" office:value="0.219771519" calcext:value-type="float">
            <text:p>2,20E-01</text:p>
          </table:table-cell>
          <table:table-cell/>
          <table:table-cell table:style-name="ce63" office:value-type="float" office:value="0.0206826400000004" calcext:value-type="float">
            <text:p>2,07E-02</text:p>
          </table:table-cell>
          <table:table-cell table:style-name="ce19" office:value-type="float" office:value="0.0210390929999997" calcext:value-type="float">
            <text:p>2,10E-02</text:p>
          </table:table-cell>
          <table:table-cell table:style-name="ce15" office:value-type="float" office:value="702.065469999999" calcext:value-type="float">
            <text:p>702,0655</text:p>
          </table:table-cell>
          <table:table-cell table:style-name="ce15" office:value-type="float" office:value="1310.1279" calcext:value-type="float">
            <text:p>1310,1279</text:p>
          </table:table-cell>
          <table:table-cell/>
          <table:table-cell table:style-name="ce64" office:value-type="float" office:value="0.0671705569999999" calcext:value-type="float">
            <text:p>6,72E-02</text:p>
          </table:table-cell>
          <table:table-cell table:style-name="ce64" office:value-type="float" office:value="0.62714447" calcext:value-type="float">
            <text:p>6,27E-01</text:p>
          </table:table-cell>
          <table:table-cell table:style-name="ce61" office:value-type="float" office:value="346.868189999997" calcext:value-type="float">
            <text:p>346,8682</text:p>
          </table:table-cell>
          <table:table-cell table:style-name="ce61" office:value-type="float" office:value="560.020089999997" calcext:value-type="float">
            <text:p>560,02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70" office:value-type="float" office:value="362.648069999998" calcext:value-type="float">
            <text:p>362,648069999998</text:p>
          </table:table-cell>
          <table:table-cell table:style-name="ce16" table:formula="of:=100*([.$AE31]-[.$D31])/MAX([.$AE31];[.$D31])" office:value-type="float" office:value="70.6659985809384" calcext:value-type="float">
            <text:p>70,67</text:p>
          </table:table-cell>
          <table:table-cell table:style-name="ce71" office:value-type="float" office:value="0.621606576000005" calcext:value-type="float">
            <text:p>6,22E-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70" office:value-type="float" office:value="905.623149999999" calcext:value-type="float">
            <text:p>905,623149999999</text:p>
          </table:table-cell>
          <table:table-cell table:style-name="ce16" table:formula="of:=100*([.$AK31]-[.$D31])/MAX([.$AK31];[.$D31])" office:value-type="float" office:value="88.2534815944139" calcext:value-type="float">
            <text:p>88,25</text:p>
          </table:table-cell>
          <table:table-cell table:style-name="ce71" office:value-type="float" office:value="3.57455478999999" calcext:value-type="float">
            <text:p>3,57E+00</text:p>
          </table:table-cell>
          <table:table-cell table:style-name="ce33" table:number-columns-repeated="2"/>
          <table:table-cell table:style-name="ce43" office:value-type="string" calcext:value-type="string">
            <text:p>GKD-b_28_n100_m30</text:p>
          </table:table-cell>
          <table:table-cell table:style-name="ce70" office:value-type="float" office:value="248.630749999999" calcext:value-type="float">
            <text:p>248,630749999999</text:p>
          </table:table-cell>
          <table:table-cell table:style-name="ce16" table:formula="of:=100*([.$AQ31]-[.$D31])/MAX([.$AQ31];[.$D31])" office:value-type="float" office:value="57.2139849958224" calcext:value-type="float">
            <text:p>57,21</text:p>
          </table:table-cell>
          <table:table-cell table:style-name="ce71" office:value-type="float" office:value="13.07073554" calcext:value-type="float">
            <text:p>1,31E+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70" office:value-type="float" office:value="152.52441" calcext:value-type="float">
            <text:p>152,52441</text:p>
          </table:table-cell>
          <table:table-cell table:style-name="ce16" table:formula="of:=100*([.$AW31]-[.$D31])/MAX([.$AW31];[.$D31])" office:value-type="float" office:value="30.2543179809715" calcext:value-type="float">
            <text:p>30,25</text:p>
          </table:table-cell>
          <table:table-cell table:style-name="ce71" office:value-type="float" office:value="3.36610629699999" calcext:value-type="float">
            <text:p>3,37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29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37.453159999999" calcext:value-type="float">
            <text:p>137,453159999999</text:p>
          </table:table-cell>
          <table:table-cell table:style-name="ce10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16" table:formula="of:=100*([.G32]-[.$D32])/MAX([.G32];[.$D32])" office:value-type="float" office:value="84.1183487905755" calcext:value-type="float">
            <text:p>84,12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number-columns-repeated="4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310.076060000002" calcext:value-type="float">
            <text:p>310,0761</text:p>
          </table:table-cell>
          <table:table-cell table:style-name="ce16" table:formula="of:=100*([.$O32]-[.$D32])/MAX([.$O32];[.$D32])" office:value-type="float" office:value="55.6711472662552" calcext:value-type="float">
            <text:p>55,67</text:p>
          </table:table-cell>
          <table:table-cell table:style-name="ce64" office:value-type="float" office:value="0.2558843282" calcext:value-type="float">
            <text:p>2,56E-01</text:p>
          </table:table-cell>
          <table:table-cell/>
          <table:table-cell table:style-name="ce63" office:value-type="float" office:value="0.0207753019999997" calcext:value-type="float">
            <text:p>2,08E-02</text:p>
          </table:table-cell>
          <table:table-cell table:style-name="ce19" office:value-type="float" office:value="0.0220317209999994" calcext:value-type="float">
            <text:p>2,20E-02</text:p>
          </table:table-cell>
          <table:table-cell table:style-name="ce15" office:value-type="float" office:value="747.200940000001" calcext:value-type="float">
            <text:p>747,2009</text:p>
          </table:table-cell>
          <table:table-cell table:style-name="ce15" office:value-type="float" office:value="1100.5306" calcext:value-type="float">
            <text:p>1100,5306</text:p>
          </table:table-cell>
          <table:table-cell/>
          <table:table-cell table:style-name="ce64" office:value-type="float" office:value="0.128521016" calcext:value-type="float">
            <text:p>1,29E-01</text:p>
          </table:table-cell>
          <table:table-cell table:style-name="ce64" office:value-type="float" office:value="0.389782325999999" calcext:value-type="float">
            <text:p>3,90E-01</text:p>
          </table:table-cell>
          <table:table-cell table:style-name="ce61" office:value-type="float" office:value="285.783900000002" calcext:value-type="float">
            <text:p>285,7839</text:p>
          </table:table-cell>
          <table:table-cell table:style-name="ce61" office:value-type="float" office:value="351.436790000002" calcext:value-type="float">
            <text:p>351,4368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70" office:value-type="float" office:value="281.253110000001" calcext:value-type="float">
            <text:p>281,253110000001</text:p>
          </table:table-cell>
          <table:table-cell table:style-name="ce16" table:formula="of:=100*([.$AE32]-[.$D32])/MAX([.$AE32];[.$D32])" office:value-type="float" office:value="51.1283057456685" calcext:value-type="float">
            <text:p>51,13</text:p>
          </table:table-cell>
          <table:table-cell table:style-name="ce71" office:value-type="float" office:value="0.619098155000017" calcext:value-type="float">
            <text:p>6,19E-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70" office:value-type="float" office:value="739.592920000001" calcext:value-type="float">
            <text:p>739,592920000001</text:p>
          </table:table-cell>
          <table:table-cell table:style-name="ce16" table:formula="of:=100*([.$AK32]-[.$D32])/MAX([.$AK32];[.$D32])" office:value-type="float" office:value="81.4150249031591" calcext:value-type="float">
            <text:p>81,42</text:p>
          </table:table-cell>
          <table:table-cell table:style-name="ce71" office:value-type="float" office:value="3.901390128" calcext:value-type="float">
            <text:p>3,90E+00</text:p>
          </table:table-cell>
          <table:table-cell table:style-name="ce33" table:number-columns-repeated="2"/>
          <table:table-cell table:style-name="ce43" office:value-type="string" calcext:value-type="string">
            <text:p>GKD-b_29_n100_m30</text:p>
          </table:table-cell>
          <table:table-cell table:style-name="ce70" office:value-type="float" office:value="194.483040000003" calcext:value-type="float">
            <text:p>194,483040000003</text:p>
          </table:table-cell>
          <table:table-cell table:style-name="ce16" table:formula="of:=100*([.$AQ32]-[.$D32])/MAX([.$AQ32];[.$D32])" office:value-type="float" office:value="29.3238320421169" calcext:value-type="float">
            <text:p>29,32</text:p>
          </table:table-cell>
          <table:table-cell table:style-name="ce71" office:value-type="float" office:value="10.663189006" calcext:value-type="float">
            <text:p>1,07E+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70" office:value-type="float" office:value="221.222229999998" calcext:value-type="float">
            <text:p>221,222229999998</text:p>
          </table:table-cell>
          <table:table-cell table:style-name="ce16" table:formula="of:=100*([.$AW32]-[.$D32])/MAX([.$AW32];[.$D32])" office:value-type="float" office:value="37.8664793316657" calcext:value-type="float">
            <text:p>37,87</text:p>
          </table:table-cell>
          <table:table-cell table:style-name="ce71" office:value-type="float" office:value="3.224241406" calcext:value-type="float">
            <text:p>3,22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30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479740000001" calcext:value-type="float">
            <text:p>127,479740000001</text:p>
          </table:table-cell>
          <table:table-cell table:style-name="ce10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16" table:formula="of:=100*([.G33]-[.$D33])/MAX([.G33];[.$D33])" office:value-type="float" office:value="81.7996385624709" calcext:value-type="float">
            <text:p>81,80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number-columns-repeated="4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340.445052" calcext:value-type="float">
            <text:p>340,4451</text:p>
          </table:table-cell>
          <table:table-cell table:style-name="ce16" table:formula="of:=100*([.$O33]-[.$D33])/MAX([.$O33];[.$D33])" office:value-type="float" office:value="62.5549734821815" calcext:value-type="float">
            <text:p>62,55</text:p>
          </table:table-cell>
          <table:table-cell table:style-name="ce64" office:value-type="float" office:value="0.3023921936" calcext:value-type="float">
            <text:p>3,02E-01</text:p>
          </table:table-cell>
          <table:table-cell/>
          <table:table-cell table:style-name="ce63" office:value-type="float" office:value="0.0205842559999994" calcext:value-type="float">
            <text:p>2,06E-02</text:p>
          </table:table-cell>
          <table:table-cell table:style-name="ce19" office:value-type="float" office:value="0.0217570350000003" calcext:value-type="float">
            <text:p>2,18E-02</text:p>
          </table:table-cell>
          <table:table-cell table:style-name="ce15" office:value-type="float" office:value="576.09154" calcext:value-type="float">
            <text:p>576,0915</text:p>
          </table:table-cell>
          <table:table-cell table:style-name="ce15" office:value-type="float" office:value="798.11712" calcext:value-type="float">
            <text:p>798,1171</text:p>
          </table:table-cell>
          <table:table-cell/>
          <table:table-cell table:style-name="ce64" office:value-type="float" office:value="0.208513037000001" calcext:value-type="float">
            <text:p>2,09E-01</text:p>
          </table:table-cell>
          <table:table-cell table:style-name="ce64" office:value-type="float" office:value="0.428611474999998" calcext:value-type="float">
            <text:p>4,29E-01</text:p>
          </table:table-cell>
          <table:table-cell table:style-name="ce61" office:value-type="float" office:value="260.039419999999" calcext:value-type="float">
            <text:p>260,0394</text:p>
          </table:table-cell>
          <table:table-cell table:style-name="ce61" office:value-type="float" office:value="421.381499999999" calcext:value-type="float">
            <text:p>421,3815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70" office:value-type="float" office:value="291.790909999999" calcext:value-type="float">
            <text:p>291,790909999999</text:p>
          </table:table-cell>
          <table:table-cell table:style-name="ce16" table:formula="of:=100*([.$AE33]-[.$D33])/MAX([.$AE33];[.$D33])" office:value-type="float" office:value="56.3112709713947" calcext:value-type="float">
            <text:p>56,31</text:p>
          </table:table-cell>
          <table:table-cell table:style-name="ce71" office:value-type="float" office:value="1.49252365000001" calcext:value-type="float">
            <text:p>1,49E+00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70" office:value-type="float" office:value="691.44326" calcext:value-type="float">
            <text:p>691,44326</text:p>
          </table:table-cell>
          <table:table-cell table:style-name="ce16" table:formula="of:=100*([.$AK33]-[.$D33])/MAX([.$AK33];[.$D33])" office:value-type="float" office:value="81.5632391875508" calcext:value-type="float">
            <text:p>81,56</text:p>
          </table:table-cell>
          <table:table-cell table:style-name="ce71" office:value-type="float" office:value="3.239619675" calcext:value-type="float">
            <text:p>3,24E+00</text:p>
          </table:table-cell>
          <table:table-cell table:style-name="ce33" table:number-columns-repeated="2"/>
          <table:table-cell table:style-name="ce43" office:value-type="string" calcext:value-type="string">
            <text:p>GKD-b_30_n100_m30</text:p>
          </table:table-cell>
          <table:table-cell table:style-name="ce70" office:value-type="float" office:value="236.649149999998" calcext:value-type="float">
            <text:p>236,649149999998</text:p>
          </table:table-cell>
          <table:table-cell table:style-name="ce16" table:formula="of:=100*([.$AQ33]-[.$D33])/MAX([.$AQ33];[.$D33])" office:value-type="float" office:value="46.1313340867686" calcext:value-type="float">
            <text:p>46,13</text:p>
          </table:table-cell>
          <table:table-cell table:style-name="ce71" office:value-type="float" office:value="15.62120328" calcext:value-type="float">
            <text:p>1,56E+01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70" office:value-type="float" office:value="72.2117699999997" calcext:value-type="float">
            <text:p>72,2117699999997</text:p>
          </table:table-cell>
          <table:table-cell table:style-name="ce16" table:formula="of:=100*([.$AW33]-[.$D33])/MAX([.$AW33];[.$D33])" office:value-type="float" office:value="-43.3543165368873" calcext:value-type="float">
            <text:p>-43,35</text:p>
          </table:table-cell>
          <table:table-cell table:style-name="ce71" office:value-type="float" office:value="2.257487244" calcext:value-type="float">
            <text:p>2,26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31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.7451399999999" calcext:value-type="float">
            <text:p>11,7451399999999</text:p>
          </table:table-cell>
          <table:table-cell table:style-name="ce10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16" table:formula="of:=100*([.G34]-[.$D34])/MAX([.G34];[.$D34])" office:value-type="float" office:value="86.4000762929837" calcext:value-type="float">
            <text:p>86,40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number-columns-repeated="4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51.387662" calcext:value-type="float">
            <text:p>51,3877</text:p>
          </table:table-cell>
          <table:table-cell table:style-name="ce16" table:formula="of:=100*([.$O34]-[.$D34])/MAX([.$O34];[.$D34])" office:value-type="float" office:value="77.1440467558149" calcext:value-type="float">
            <text:p>77,14</text:p>
          </table:table-cell>
          <table:table-cell table:style-name="ce64" office:value-type="float" office:value="0.0839584425999998" calcext:value-type="float">
            <text:p>8,40E-02</text:p>
          </table:table-cell>
          <table:table-cell/>
          <table:table-cell table:style-name="ce63" office:value-type="float" office:value="0.00489753699999973" calcext:value-type="float">
            <text:p>4,90E-03</text:p>
          </table:table-cell>
          <table:table-cell table:style-name="ce19" office:value-type="float" office:value="0.00505582299999929" calcext:value-type="float">
            <text:p>5,06E-03</text:p>
          </table:table-cell>
          <table:table-cell table:style-name="ce15" office:value-type="float" office:value="55.78507" calcext:value-type="float">
            <text:p>55,7851</text:p>
          </table:table-cell>
          <table:table-cell table:style-name="ce15" office:value-type="float" office:value="141.40905" calcext:value-type="float">
            <text:p>141,4091</text:p>
          </table:table-cell>
          <table:table-cell/>
          <table:table-cell table:style-name="ce64" office:value-type="float" office:value="0.023109066" calcext:value-type="float">
            <text:p>2,31E-02</text:p>
          </table:table-cell>
          <table:table-cell table:style-name="ce64" office:value-type="float" office:value="0.158902247999999" calcext:value-type="float">
            <text:p>1,59E-01</text:p>
          </table:table-cell>
          <table:table-cell table:style-name="ce61" office:value-type="float" office:value="37.48397" calcext:value-type="float">
            <text:p>37,4840</text:p>
          </table:table-cell>
          <table:table-cell table:style-name="ce61" office:value-type="float" office:value="62.6896399999997" calcext:value-type="float">
            <text:p>62,6896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70" office:value-type="float" office:value="40.7497599999999" calcext:value-type="float">
            <text:p>40,7497599999999</text:p>
          </table:table-cell>
          <table:table-cell table:style-name="ce16" table:formula="of:=100*([.$AE34]-[.$D34])/MAX([.$AE34];[.$D34])" office:value-type="float" office:value="71.1774007994159" calcext:value-type="float">
            <text:p>71,18</text:p>
          </table:table-cell>
          <table:table-cell table:style-name="ce71" office:value-type="float" office:value="1.06637814999999" calcext:value-type="float">
            <text:p>1,07E+00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70" office:value-type="float" office:value="76.2025899999999" calcext:value-type="float">
            <text:p>76,2025899999999</text:p>
          </table:table-cell>
          <table:table-cell table:style-name="ce16" table:formula="of:=100*([.$AK34]-[.$D34])/MAX([.$AK34];[.$D34])" office:value-type="float" office:value="84.5869543279304" calcext:value-type="float">
            <text:p>84,59</text:p>
          </table:table-cell>
          <table:table-cell table:style-name="ce71" office:value-type="float" office:value="3.67643340700002" calcext:value-type="float">
            <text:p>3,68E+00</text:p>
          </table:table-cell>
          <table:table-cell table:style-name="ce33" table:number-columns-repeated="2"/>
          <table:table-cell table:style-name="ce43" office:value-type="string" calcext:value-type="string">
            <text:p>GKD-b_31_n125_m12</text:p>
          </table:table-cell>
          <table:table-cell table:style-name="ce70" office:value-type="float" office:value="37.4158700000002" calcext:value-type="float">
            <text:p>37,4158700000002</text:p>
          </table:table-cell>
          <table:table-cell table:style-name="ce16" table:formula="of:=100*([.$AQ34]-[.$D34])/MAX([.$AQ34];[.$D34])" office:value-type="float" office:value="68.6092024587432" calcext:value-type="float">
            <text:p>68,61</text:p>
          </table:table-cell>
          <table:table-cell table:style-name="ce71" office:value-type="float" office:value="11.326433642" calcext:value-type="float">
            <text:p>1,13E+01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70" office:value-type="float" office:value="6.00003000000001" calcext:value-type="float">
            <text:p>6,00003000000001</text:p>
          </table:table-cell>
          <table:table-cell table:style-name="ce16" table:formula="of:=100*([.$AW34]-[.$D34])/MAX([.$AW34];[.$D34])" office:value-type="float" office:value="-48.9147851792311" calcext:value-type="float">
            <text:p>-48,91</text:p>
          </table:table-cell>
          <table:table-cell table:style-name="ce71" office:value-type="float" office:value="0.902199733000003" calcext:value-type="float">
            <text:p>9,02E-01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32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7889299999997" calcext:value-type="float">
            <text:p>18,7889299999997</text:p>
          </table:table-cell>
          <table:table-cell table:style-name="ce10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16" table:formula="of:=100*([.G35]-[.$D35])/MAX([.G35];[.$D35])" office:value-type="float" office:value="94.0707017846191" calcext:value-type="float">
            <text:p>94,07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number-columns-repeated="4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52.1606139999999" calcext:value-type="float">
            <text:p>52,1606</text:p>
          </table:table-cell>
          <table:table-cell table:style-name="ce16" table:formula="of:=100*([.$O35]-[.$D35])/MAX([.$O35];[.$D35])" office:value-type="float" office:value="63.9787023979439" calcext:value-type="float">
            <text:p>63,98</text:p>
          </table:table-cell>
          <table:table-cell table:style-name="ce64" office:value-type="float" office:value="0.0439546042" calcext:value-type="float">
            <text:p>4,40E-02</text:p>
          </table:table-cell>
          <table:table-cell/>
          <table:table-cell table:style-name="ce63" office:value-type="float" office:value="0.00483851799999968" calcext:value-type="float">
            <text:p>4,84E-03</text:p>
          </table:table-cell>
          <table:table-cell table:style-name="ce19" office:value-type="float" office:value="0.00494911699999889" calcext:value-type="float">
            <text:p>4,95E-03</text:p>
          </table:table-cell>
          <table:table-cell table:style-name="ce15" office:value-type="float" office:value="134.14289" calcext:value-type="float">
            <text:p>134,1429</text:p>
          </table:table-cell>
          <table:table-cell table:style-name="ce15" office:value-type="float" office:value="473.73705" calcext:value-type="float">
            <text:p>473,7371</text:p>
          </table:table-cell>
          <table:table-cell/>
          <table:table-cell table:style-name="ce64" office:value-type="float" office:value="0.0233312659999996" calcext:value-type="float">
            <text:p>2,33E-02</text:p>
          </table:table-cell>
          <table:table-cell table:style-name="ce64" office:value-type="float" office:value="0.0594604180000005" calcext:value-type="float">
            <text:p>5,95E-02</text:p>
          </table:table-cell>
          <table:table-cell table:style-name="ce61" office:value-type="float" office:value="47.3629799999994" calcext:value-type="float">
            <text:p>47,3630</text:p>
          </table:table-cell>
          <table:table-cell table:style-name="ce61" office:value-type="float" office:value="60.7922300000005" calcext:value-type="float">
            <text:p>60,7922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70" office:value-type="float" office:value="43.4820999999993" calcext:value-type="float">
            <text:p>43,4820999999993</text:p>
          </table:table-cell>
          <table:table-cell table:style-name="ce16" table:formula="of:=100*([.$AE35]-[.$D35])/MAX([.$AE35];[.$D35])" office:value-type="float" office:value="56.7892765068844" calcext:value-type="float">
            <text:p>56,79</text:p>
          </table:table-cell>
          <table:table-cell table:style-name="ce71" office:value-type="float" office:value="0.557654292999985" calcext:value-type="float">
            <text:p>5,58E-01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70" office:value-type="float" office:value="144.68703" calcext:value-type="float">
            <text:p>144,68703</text:p>
          </table:table-cell>
          <table:table-cell table:style-name="ce16" table:formula="of:=100*([.$AK35]-[.$D35])/MAX([.$AK35];[.$D35])" office:value-type="float" office:value="87.0140882703863" calcext:value-type="float">
            <text:p>87,01</text:p>
          </table:table-cell>
          <table:table-cell table:style-name="ce71" office:value-type="float" office:value="2.84624944000001" calcext:value-type="float">
            <text:p>2,85E+00</text:p>
          </table:table-cell>
          <table:table-cell table:style-name="ce33" table:number-columns-repeated="2"/>
          <table:table-cell table:style-name="ce43" office:value-type="string" calcext:value-type="string">
            <text:p>GKD-b_32_n125_m12</text:p>
          </table:table-cell>
          <table:table-cell table:style-name="ce70" office:value-type="float" office:value="36.0062399999997" calcext:value-type="float">
            <text:p>36,0062399999997</text:p>
          </table:table-cell>
          <table:table-cell table:style-name="ce16" table:formula="of:=100*([.$AQ35]-[.$D35])/MAX([.$AQ35];[.$D35])" office:value-type="float" office:value="47.817572731838" calcext:value-type="float">
            <text:p>47,82</text:p>
          </table:table-cell>
          <table:table-cell table:style-name="ce71" office:value-type="float" office:value="7.69222574700001" calcext:value-type="float">
            <text:p>7,69E+00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70" office:value-type="float" office:value="36.8051800000003" calcext:value-type="float">
            <text:p>36,8051800000003</text:p>
          </table:table-cell>
          <table:table-cell table:style-name="ce16" table:formula="of:=100*([.$AW35]-[.$D35])/MAX([.$AW35];[.$D35])" office:value-type="float" office:value="48.9503107986442" calcext:value-type="float">
            <text:p>48,95</text:p>
          </table:table-cell>
          <table:table-cell table:style-name="ce71" office:value-type="float" office:value="3.003425236" calcext:value-type="float">
            <text:p>3,00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33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5315999999998" calcext:value-type="float">
            <text:p>18,5315999999998</text:p>
          </table:table-cell>
          <table:table-cell table:style-name="ce2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16" table:formula="of:=100*([.G36]-[.$D36])/MAX([.G36];[.$D36])" office:value-type="float" office:value="92.9299867016635" calcext:value-type="float">
            <text:p>92,93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74.9053499999999" calcext:value-type="float">
            <text:p>74,9053</text:p>
          </table:table-cell>
          <table:table-cell table:style-name="ce16" table:formula="of:=100*([.$O36]-[.$D36])/MAX([.$O36];[.$D36])" office:value-type="float" office:value="75.2599780923528" calcext:value-type="float">
            <text:p>75,26</text:p>
          </table:table-cell>
          <table:table-cell table:style-name="ce64" office:value-type="float" office:value="0.0605489464000001" calcext:value-type="float">
            <text:p>6,05E-02</text:p>
          </table:table-cell>
          <table:table-cell/>
          <table:table-cell table:style-name="ce63" office:value-type="float" office:value="0.00490581599999906" calcext:value-type="float">
            <text:p>4,91E-03</text:p>
          </table:table-cell>
          <table:table-cell table:style-name="ce19" office:value-type="float" office:value="0.00515916500000024" calcext:value-type="float">
            <text:p>5,16E-03</text:p>
          </table:table-cell>
          <table:table-cell table:style-name="ce15" office:value-type="float" office:value="197.49687" calcext:value-type="float">
            <text:p>197,4969</text:p>
          </table:table-cell>
          <table:table-cell table:style-name="ce15" office:value-type="float" office:value="427.35229" calcext:value-type="float">
            <text:p>427,3523</text:p>
          </table:table-cell>
          <table:table-cell/>
          <table:table-cell table:style-name="ce64" office:value-type="float" office:value="0.0239620260000013" calcext:value-type="float">
            <text:p>2,40E-02</text:p>
          </table:table-cell>
          <table:table-cell table:style-name="ce64" office:value-type="float" office:value="0.105764820999999" calcext:value-type="float">
            <text:p>1,06E-01</text:p>
          </table:table-cell>
          <table:table-cell table:style-name="ce61" office:value-type="float" office:value="49.2417499999998" calcext:value-type="float">
            <text:p>49,2417</text:p>
          </table:table-cell>
          <table:table-cell table:style-name="ce61" office:value-type="float" office:value="92.0815200000002" calcext:value-type="float">
            <text:p>92,0815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70" office:value-type="float" office:value="44.9261800000002" calcext:value-type="float">
            <text:p>44,9261800000002</text:p>
          </table:table-cell>
          <table:table-cell table:style-name="ce16" table:formula="of:=100*([.$AE36]-[.$D36])/MAX([.$AE36];[.$D36])" office:value-type="float" office:value="58.7509999737353" calcext:value-type="float">
            <text:p>58,75</text:p>
          </table:table-cell>
          <table:table-cell table:style-name="ce71" office:value-type="float" office:value="0.825767509000002" calcext:value-type="float">
            <text:p>8,26E-01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70" office:value-type="float" office:value="125.72191" calcext:value-type="float">
            <text:p>125,72191</text:p>
          </table:table-cell>
          <table:table-cell table:style-name="ce16" table:formula="of:=100*([.$AK36]-[.$D36])/MAX([.$AK36];[.$D36])" office:value-type="float" office:value="85.2598485021427" calcext:value-type="float">
            <text:p>85,26</text:p>
          </table:table-cell>
          <table:table-cell table:style-name="ce71" office:value-type="float" office:value="2.31177258600002" calcext:value-type="float">
            <text:p>2,31E+00</text:p>
          </table:table-cell>
          <table:table-cell table:style-name="ce33" table:number-columns-repeated="2"/>
          <table:table-cell table:style-name="ce43" office:value-type="string" calcext:value-type="string">
            <text:p>GKD-b_33_n125_m12</text:p>
          </table:table-cell>
          <table:table-cell table:style-name="ce70" office:value-type="float" office:value="32.2332699999999" calcext:value-type="float">
            <text:p>32,2332699999999</text:p>
          </table:table-cell>
          <table:table-cell table:style-name="ce16" table:formula="of:=100*([.$AQ36]-[.$D36])/MAX([.$AQ36];[.$D36])" office:value-type="float" office:value="42.5078498085989" calcext:value-type="float">
            <text:p>42,51</text:p>
          </table:table-cell>
          <table:table-cell table:style-name="ce71" office:value-type="float" office:value="7.89935738399998" calcext:value-type="float">
            <text:p>7,90E+00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70" office:value-type="float" office:value="43.9422800000007" calcext:value-type="float">
            <text:p>43,9422800000007</text:p>
          </table:table-cell>
          <table:table-cell table:style-name="ce16" table:formula="of:=100*([.$AW36]-[.$D36])/MAX([.$AW36];[.$D36])" office:value-type="float" office:value="57.8274044951707" calcext:value-type="float">
            <text:p>57,83</text:p>
          </table:table-cell>
          <table:table-cell table:style-name="ce71" office:value-type="float" office:value="1.953824467" calcext:value-type="float">
            <text:p>1,95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34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.4883300000001" calcext:value-type="float">
            <text:p>19,4883300000001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16" table:formula="of:=100*([.G37]-[.$D37])/MAX([.G37];[.$D37])" office:value-type="float" office:value="93.4811089093575" calcext:value-type="float">
            <text:p>93,48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number-columns-repeated="4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66.0790279999999" calcext:value-type="float">
            <text:p>66,0790</text:p>
          </table:table-cell>
          <table:table-cell table:style-name="ce16" table:formula="of:=100*([.$O37]-[.$D37])/MAX([.$O37];[.$D37])" office:value-type="float" office:value="70.5075413639557" calcext:value-type="float">
            <text:p>70,51</text:p>
          </table:table-cell>
          <table:table-cell table:style-name="ce64" office:value-type="float" office:value="0.0776516471999997" calcext:value-type="float">
            <text:p>7,77E-02</text:p>
          </table:table-cell>
          <table:table-cell/>
          <table:table-cell table:style-name="ce63" office:value-type="float" office:value="0.00486829599999972" calcext:value-type="float">
            <text:p>4,87E-03</text:p>
          </table:table-cell>
          <table:table-cell table:style-name="ce19" office:value-type="float" office:value="0.00493044500000117" calcext:value-type="float">
            <text:p>4,93E-03</text:p>
          </table:table-cell>
          <table:table-cell table:style-name="ce15" office:value-type="float" office:value="247.84972" calcext:value-type="float">
            <text:p>247,8497</text:p>
          </table:table-cell>
          <table:table-cell table:style-name="ce15" office:value-type="float" office:value="335.26607" calcext:value-type="float">
            <text:p>335,2661</text:p>
          </table:table-cell>
          <table:table-cell/>
          <table:table-cell table:style-name="ce64" office:value-type="float" office:value="0.0502458349999984" calcext:value-type="float">
            <text:p>5,02E-02</text:p>
          </table:table-cell>
          <table:table-cell table:style-name="ce64" office:value-type="float" office:value="0.103480781" calcext:value-type="float">
            <text:p>1,03E-01</text:p>
          </table:table-cell>
          <table:table-cell table:style-name="ce61" office:value-type="float" office:value="46.35734" calcext:value-type="float">
            <text:p>46,3573</text:p>
          </table:table-cell>
          <table:table-cell table:style-name="ce61" office:value-type="float" office:value="109.36185" calcext:value-type="float">
            <text:p>109,3619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70" office:value-type="float" office:value="76.1332600000001" calcext:value-type="float">
            <text:p>76,1332600000001</text:p>
          </table:table-cell>
          <table:table-cell table:style-name="ce16" table:formula="of:=100*([.$AE37]-[.$D37])/MAX([.$AE37];[.$D37])" office:value-type="float" office:value="74.4023439952524" calcext:value-type="float">
            <text:p>74,40</text:p>
          </table:table-cell>
          <table:table-cell table:style-name="ce71" office:value-type="float" office:value="0.820416299000016" calcext:value-type="float">
            <text:p>8,20E-01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70" office:value-type="float" office:value="181.71827" calcext:value-type="float">
            <text:p>181,71827</text:p>
          </table:table-cell>
          <table:table-cell table:style-name="ce16" table:formula="of:=100*([.$AK37]-[.$D37])/MAX([.$AK37];[.$D37])" office:value-type="float" office:value="89.2755252402523" calcext:value-type="float">
            <text:p>89,28</text:p>
          </table:table-cell>
          <table:table-cell table:style-name="ce71" office:value-type="float" office:value="2.842917898" calcext:value-type="float">
            <text:p>2,84E+00</text:p>
          </table:table-cell>
          <table:table-cell table:style-name="ce33" table:number-columns-repeated="2"/>
          <table:table-cell table:style-name="ce43" office:value-type="string" calcext:value-type="string">
            <text:p>GKD-b_34_n125_m12</text:p>
          </table:table-cell>
          <table:table-cell table:style-name="ce70" office:value-type="float" office:value="34.63283" calcext:value-type="float">
            <text:p>34,63283</text:p>
          </table:table-cell>
          <table:table-cell table:style-name="ce16" table:formula="of:=100*([.$AQ37]-[.$D37])/MAX([.$AQ37];[.$D37])" office:value-type="float" office:value="43.728739464837" calcext:value-type="float">
            <text:p>43,73</text:p>
          </table:table-cell>
          <table:table-cell table:style-name="ce71" office:value-type="float" office:value="7.66483336100001" calcext:value-type="float">
            <text:p>7,66E+00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70" office:value-type="float" office:value="35.5444599999998" calcext:value-type="float">
            <text:p>35,5444599999998</text:p>
          </table:table-cell>
          <table:table-cell table:style-name="ce16" table:formula="of:=100*([.$AW37]-[.$D37])/MAX([.$AW37];[.$D37])" office:value-type="float" office:value="45.1719621004224" calcext:value-type="float">
            <text:p>45,17</text:p>
          </table:table-cell>
          <table:table-cell table:style-name="ce71" office:value-type="float" office:value="1.99755699099998" calcext:value-type="float">
            <text:p>2,00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35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1124199999998" calcext:value-type="float">
            <text:p>18,1124199999998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16" table:formula="of:=100*([.G38]-[.$D38])/MAX([.G38];[.$D38])" office:value-type="float" office:value="91.5725161146534" calcext:value-type="float">
            <text:p>91,57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number-columns-repeated="4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64.5465160000002" calcext:value-type="float">
            <text:p>64,5465</text:p>
          </table:table-cell>
          <table:table-cell table:style-name="ce16" table:formula="of:=100*([.$O38]-[.$D38])/MAX([.$O38];[.$D38])" office:value-type="float" office:value="71.9389656910378" calcext:value-type="float">
            <text:p>71,94</text:p>
          </table:table-cell>
          <table:table-cell table:style-name="ce64" office:value-type="float" office:value="0.0570107001999997" calcext:value-type="float">
            <text:p>5,70E-02</text:p>
          </table:table-cell>
          <table:table-cell/>
          <table:table-cell table:style-name="ce63" office:value-type="float" office:value="0.0048873829999998" calcext:value-type="float">
            <text:p>4,89E-03</text:p>
          </table:table-cell>
          <table:table-cell table:style-name="ce19" office:value-type="float" office:value="0.00493808000000051" calcext:value-type="float">
            <text:p>4,94E-03</text:p>
          </table:table-cell>
          <table:table-cell table:style-name="ce15" office:value-type="float" office:value="158.7842" calcext:value-type="float">
            <text:p>158,7842</text:p>
          </table:table-cell>
          <table:table-cell table:style-name="ce15" office:value-type="float" office:value="273.94881" calcext:value-type="float">
            <text:p>273,9488</text:p>
          </table:table-cell>
          <table:table-cell/>
          <table:table-cell table:style-name="ce64" office:value-type="float" office:value="0.0286434030000002" calcext:value-type="float">
            <text:p>2,86E-02</text:p>
          </table:table-cell>
          <table:table-cell table:style-name="ce64" office:value-type="float" office:value="0.0904851900000008" calcext:value-type="float">
            <text:p>9,05E-02</text:p>
          </table:table-cell>
          <table:table-cell table:style-name="ce61" office:value-type="float" office:value="53.0918200000001" calcext:value-type="float">
            <text:p>53,0918</text:p>
          </table:table-cell>
          <table:table-cell table:style-name="ce61" office:value-type="float" office:value="79.7032700000004" calcext:value-type="float">
            <text:p>79,7033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70" office:value-type="float" office:value="61.0236599999996" calcext:value-type="float">
            <text:p>61,0236599999996</text:p>
          </table:table-cell>
          <table:table-cell table:style-name="ce16" table:formula="of:=100*([.$AE38]-[.$D38])/MAX([.$AE38];[.$D38])" office:value-type="float" office:value="70.3190205241706" calcext:value-type="float">
            <text:p>70,32</text:p>
          </table:table-cell>
          <table:table-cell table:style-name="ce71" office:value-type="float" office:value="1.06683863799998" calcext:value-type="float">
            <text:p>1,07E+00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70" office:value-type="float" office:value="126.32141" calcext:value-type="float">
            <text:p>126,32141</text:p>
          </table:table-cell>
          <table:table-cell table:style-name="ce16" table:formula="of:=100*([.$AK38]-[.$D38])/MAX([.$AK38];[.$D38])" office:value-type="float" office:value="85.6616388306624" calcext:value-type="float">
            <text:p>85,66</text:p>
          </table:table-cell>
          <table:table-cell table:style-name="ce71" office:value-type="float" office:value="2.916637877" calcext:value-type="float">
            <text:p>2,92E+00</text:p>
          </table:table-cell>
          <table:table-cell table:style-name="ce33" table:number-columns-repeated="2"/>
          <table:table-cell table:style-name="ce43" office:value-type="string" calcext:value-type="string">
            <text:p>GKD-b_35_n125_m12</text:p>
          </table:table-cell>
          <table:table-cell table:style-name="ce70" office:value-type="float" office:value="30.7769900000001" calcext:value-type="float">
            <text:p>30,7769900000001</text:p>
          </table:table-cell>
          <table:table-cell table:style-name="ce16" table:formula="of:=100*([.$AQ38]-[.$D38])/MAX([.$AQ38];[.$D38])" office:value-type="float" office:value="41.1494756309835" calcext:value-type="float">
            <text:p>41,15</text:p>
          </table:table-cell>
          <table:table-cell table:style-name="ce71" office:value-type="float" office:value="8.68413959099999" calcext:value-type="float">
            <text:p>8,68E+00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70" office:value-type="float" office:value="3.47156000000007" calcext:value-type="float">
            <text:p>3,47156000000007</text:p>
          </table:table-cell>
          <table:table-cell table:style-name="ce16" table:formula="of:=100*([.$AW38]-[.$D38])/MAX([.$AW38];[.$D38])" office:value-type="float" office:value="-80.8332624795576" calcext:value-type="float">
            <text:p>-80,83</text:p>
          </table:table-cell>
          <table:table-cell table:style-name="ce71" office:value-type="float" office:value="1.383287884" calcext:value-type="float">
            <text:p>1,38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36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55.434770000002" calcext:value-type="float">
            <text:p>155,434770000002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16" table:formula="of:=100*([.G39]-[.$D39])/MAX([.G39];[.$D39])" office:value-type="float" office:value="85.7983683424437" calcext:value-type="float">
            <text:p>85,80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number-columns-repeated="4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322.404753999999" calcext:value-type="float">
            <text:p>322,4048</text:p>
          </table:table-cell>
          <table:table-cell table:style-name="ce16" table:formula="of:=100*([.$O39]-[.$D39])/MAX([.$O39];[.$D39])" office:value-type="float" office:value="51.7889336085899" calcext:value-type="float">
            <text:p>51,79</text:p>
          </table:table-cell>
          <table:table-cell table:style-name="ce64" office:value-type="float" office:value="0.623106274" calcext:value-type="float">
            <text:p>6,23E-01</text:p>
          </table:table-cell>
          <table:table-cell/>
          <table:table-cell table:style-name="ce63" office:value-type="float" office:value="0.0390218660000006" calcext:value-type="float">
            <text:p>3,90E-02</text:p>
          </table:table-cell>
          <table:table-cell table:style-name="ce19" office:value-type="float" office:value="0.0429982039999999" calcext:value-type="float">
            <text:p>4,30E-02</text:p>
          </table:table-cell>
          <table:table-cell table:style-name="ce15" office:value-type="float" office:value="901.057950000001" calcext:value-type="float">
            <text:p>901,0580</text:p>
          </table:table-cell>
          <table:table-cell table:style-name="ce15" office:value-type="float" office:value="1294.55786" calcext:value-type="float">
            <text:p>1294,5579</text:p>
          </table:table-cell>
          <table:table-cell/>
          <table:table-cell table:style-name="ce64" office:value-type="float" office:value="0.268902175999999" calcext:value-type="float">
            <text:p>2,69E-01</text:p>
          </table:table-cell>
          <table:table-cell table:style-name="ce64" office:value-type="float" office:value="1.591947664" calcext:value-type="float">
            <text:p>1,59E+00</text:p>
          </table:table-cell>
          <table:table-cell table:style-name="ce61" office:value-type="float" office:value="260.290749999997" calcext:value-type="float">
            <text:p>260,2907</text:p>
          </table:table-cell>
          <table:table-cell table:style-name="ce61" office:value-type="float" office:value="373.213900000001" calcext:value-type="float">
            <text:p>373,2139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70" office:value-type="float" office:value="511.575809999998" calcext:value-type="float">
            <text:p>511,575809999998</text:p>
          </table:table-cell>
          <table:table-cell table:style-name="ce16" table:formula="of:=100*([.$AE39]-[.$D39])/MAX([.$AE39];[.$D39])" office:value-type="float" office:value="69.6164738516462" calcext:value-type="float">
            <text:p>69,62</text:p>
          </table:table-cell>
          <table:table-cell table:style-name="ce71" office:value-type="float" office:value="1.37267205500001" calcext:value-type="float">
            <text:p>1,37E+00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70" office:value-type="float" office:value="1080.72333" calcext:value-type="float">
            <text:p>1080,72333</text:p>
          </table:table-cell>
          <table:table-cell table:style-name="ce16" table:formula="of:=100*([.$AK39]-[.$D39])/MAX([.$AK39];[.$D39])" office:value-type="float" office:value="85.6175243297466" calcext:value-type="float">
            <text:p>85,62</text:p>
          </table:table-cell>
          <table:table-cell table:style-name="ce71" office:value-type="float" office:value="5.42344522900004" calcext:value-type="float">
            <text:p>5,42E+00</text:p>
          </table:table-cell>
          <table:table-cell table:style-name="ce33" table:number-columns-repeated="2"/>
          <table:table-cell table:style-name="ce43" office:value-type="string" calcext:value-type="string">
            <text:p>GKD-b_36_n125_m37</text:p>
          </table:table-cell>
          <table:table-cell table:style-name="ce70" office:value-type="float" office:value="331.448650000001" calcext:value-type="float">
            <text:p>331,448650000001</text:p>
          </table:table-cell>
          <table:table-cell table:style-name="ce16" table:formula="of:=100*([.$AQ39]-[.$D39])/MAX([.$AQ39];[.$D39])" office:value-type="float" office:value="53.1044190404754" calcext:value-type="float">
            <text:p>53,10</text:p>
          </table:table-cell>
          <table:table-cell table:style-name="ce71" office:value-type="float" office:value="25.071896901" calcext:value-type="float">
            <text:p>2,51E+01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70" office:value-type="float" office:value="428.742189999999" calcext:value-type="float">
            <text:p>428,742189999999</text:p>
          </table:table-cell>
          <table:table-cell table:style-name="ce16" table:formula="of:=100*([.$AW39]-[.$D39])/MAX([.$AW39];[.$D39])" office:value-type="float" office:value="63.7463320323101" calcext:value-type="float">
            <text:p>63,75</text:p>
          </table:table-cell>
          <table:table-cell table:style-name="ce71" office:value-type="float" office:value="3.976121729" calcext:value-type="float">
            <text:p>3,98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37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98.894619999999" calcext:value-type="float">
            <text:p>198,894619999999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16" table:formula="of:=100*([.G40]-[.$D40])/MAX([.G40];[.$D40])" office:value-type="float" office:value="87.6198175295988" calcext:value-type="float">
            <text:p>87,62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number-columns-repeated="4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448.124445999999" calcext:value-type="float">
            <text:p>448,1244</text:p>
          </table:table-cell>
          <table:table-cell table:style-name="ce16" table:formula="of:=100*([.$O40]-[.$D40])/MAX([.$O40];[.$D40])" office:value-type="float" office:value="55.6162084493825" calcext:value-type="float">
            <text:p>55,62</text:p>
          </table:table-cell>
          <table:table-cell table:style-name="ce64" office:value-type="float" office:value="0.377812570799999" calcext:value-type="float">
            <text:p>3,78E-01</text:p>
          </table:table-cell>
          <table:table-cell/>
          <table:table-cell table:style-name="ce63" office:value-type="float" office:value="0.0385335729999987" calcext:value-type="float">
            <text:p>3,85E-02</text:p>
          </table:table-cell>
          <table:table-cell table:style-name="ce19" office:value-type="float" office:value="0.0396987399999986" calcext:value-type="float">
            <text:p>3,97E-02</text:p>
          </table:table-cell>
          <table:table-cell table:style-name="ce15" office:value-type="float" office:value="1463.52463" calcext:value-type="float">
            <text:p>1463,5246</text:p>
          </table:table-cell>
          <table:table-cell table:style-name="ce15" office:value-type="float" office:value="1732.86991" calcext:value-type="float">
            <text:p>1732,8699</text:p>
          </table:table-cell>
          <table:table-cell/>
          <table:table-cell table:style-name="ce64" office:value-type="float" office:value="0.179014300999999" calcext:value-type="float">
            <text:p>1,79E-01</text:p>
          </table:table-cell>
          <table:table-cell table:style-name="ce64" office:value-type="float" office:value="0.570055375000001" calcext:value-type="float">
            <text:p>5,70E-01</text:p>
          </table:table-cell>
          <table:table-cell table:style-name="ce61" office:value-type="float" office:value="393.99279" calcext:value-type="float">
            <text:p>393,9928</text:p>
          </table:table-cell>
          <table:table-cell table:style-name="ce61" office:value-type="float" office:value="472.852479999999" calcext:value-type="float">
            <text:p>472,8525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70" office:value-type="float" office:value="627.013840000001" calcext:value-type="float">
            <text:p>627,013840000001</text:p>
          </table:table-cell>
          <table:table-cell table:style-name="ce16" table:formula="of:=100*([.$AE40]-[.$D40])/MAX([.$AE40];[.$D40])" office:value-type="float" office:value="68.2790702036181" calcext:value-type="float">
            <text:p>68,28</text:p>
          </table:table-cell>
          <table:table-cell table:style-name="ce71" office:value-type="float" office:value="1.372298688" calcext:value-type="float">
            <text:p>1,37E+00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70" office:value-type="float" office:value="901.897419999998" calcext:value-type="float">
            <text:p>901,897419999998</text:p>
          </table:table-cell>
          <table:table-cell table:style-name="ce16" table:formula="of:=100*([.$AK40]-[.$D40])/MAX([.$AK40];[.$D40])" office:value-type="float" office:value="77.9470907012907" calcext:value-type="float">
            <text:p>77,95</text:p>
          </table:table-cell>
          <table:table-cell table:style-name="ce71" office:value-type="float" office:value="5.32420623500002" calcext:value-type="float">
            <text:p>5,32E+00</text:p>
          </table:table-cell>
          <table:table-cell table:style-name="ce33" table:number-columns-repeated="2"/>
          <table:table-cell table:style-name="ce43" office:value-type="string" calcext:value-type="string">
            <text:p>GKD-b_37_n125_m37</text:p>
          </table:table-cell>
          <table:table-cell table:style-name="ce70" office:value-type="float" office:value="383.549199999998" calcext:value-type="float">
            <text:p>383,549199999998</text:p>
          </table:table-cell>
          <table:table-cell table:style-name="ce16" table:formula="of:=100*([.$AQ40]-[.$D40])/MAX([.$AQ40];[.$D40])" office:value-type="float" office:value="48.1436488460932" calcext:value-type="float">
            <text:p>48,14</text:p>
          </table:table-cell>
          <table:table-cell table:style-name="ce71" office:value-type="float" office:value="22.846415366" calcext:value-type="float">
            <text:p>2,28E+01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70" office:value-type="float" office:value="237.804120000002" calcext:value-type="float">
            <text:p>237,804120000002</text:p>
          </table:table-cell>
          <table:table-cell table:style-name="ce16" table:formula="of:=100*([.$AW40]-[.$D40])/MAX([.$AW40];[.$D40])" office:value-type="float" office:value="16.3619957467527" calcext:value-type="float">
            <text:p>16,36</text:p>
          </table:table-cell>
          <table:table-cell table:style-name="ce71" office:value-type="float" office:value="4.44446752499999" calcext:value-type="float">
            <text:p>4,44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38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7.96703" calcext:value-type="float">
            <text:p>187,96703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16" table:formula="of:=100*([.G41]-[.$D41])/MAX([.G41];[.$D41])" office:value-type="float" office:value="82.373244086393" calcext:value-type="float">
            <text:p>82,37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number-columns-repeated="4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58.605807999999" calcext:value-type="float">
            <text:p>358,6058</text:p>
          </table:table-cell>
          <table:table-cell table:style-name="ce16" table:formula="of:=100*([.$O41]-[.$D41])/MAX([.$O41];[.$D41])" office:value-type="float" office:value="47.5839415294689" calcext:value-type="float">
            <text:p>47,58</text:p>
          </table:table-cell>
          <table:table-cell table:style-name="ce64" office:value-type="float" office:value="0.795917082" calcext:value-type="float">
            <text:p>7,96E-01</text:p>
          </table:table-cell>
          <table:table-cell/>
          <table:table-cell table:style-name="ce63" office:value-type="float" office:value="0.0383876239999985" calcext:value-type="float">
            <text:p>3,84E-02</text:p>
          </table:table-cell>
          <table:table-cell table:style-name="ce19" office:value-type="float" office:value="0.0393028900000019" calcext:value-type="float">
            <text:p>3,93E-02</text:p>
          </table:table-cell>
          <table:table-cell table:style-name="ce15" office:value-type="float" office:value="931.613199999999" calcext:value-type="float">
            <text:p>931,6132</text:p>
          </table:table-cell>
          <table:table-cell table:style-name="ce15" office:value-type="float" office:value="1447.06814" calcext:value-type="float">
            <text:p>1447,0681</text:p>
          </table:table-cell>
          <table:table-cell/>
          <table:table-cell table:style-name="ce64" office:value-type="float" office:value="0.201383807999999" calcext:value-type="float">
            <text:p>2,01E-01</text:p>
          </table:table-cell>
          <table:table-cell table:style-name="ce64" office:value-type="float" office:value="2.233669425" calcext:value-type="float">
            <text:p>2,23E+00</text:p>
          </table:table-cell>
          <table:table-cell table:style-name="ce61" office:value-type="float" office:value="332.452769999999" calcext:value-type="float">
            <text:p>332,4528</text:p>
          </table:table-cell>
          <table:table-cell table:style-name="ce61" office:value-type="float" office:value="393.972649999998" calcext:value-type="float">
            <text:p>393,9726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70" office:value-type="float" office:value="646.691589999999" calcext:value-type="float">
            <text:p>646,691589999999</text:p>
          </table:table-cell>
          <table:table-cell table:style-name="ce16" table:formula="of:=100*([.$AE41]-[.$D41])/MAX([.$AE41];[.$D41])" office:value-type="float" office:value="70.9340537426812" calcext:value-type="float">
            <text:p>70,93</text:p>
          </table:table-cell>
          <table:table-cell table:style-name="ce71" office:value-type="float" office:value="2.69229108100001" calcext:value-type="float">
            <text:p>2,69E+00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70" office:value-type="float" office:value="1147.63709" calcext:value-type="float">
            <text:p>1147,63709</text:p>
          </table:table-cell>
          <table:table-cell table:style-name="ce16" table:formula="of:=100*([.$AK41]-[.$D41])/MAX([.$AK41];[.$D41])" office:value-type="float" office:value="83.6213876635862" calcext:value-type="float">
            <text:p>83,62</text:p>
          </table:table-cell>
          <table:table-cell table:style-name="ce71" office:value-type="float" office:value="4.966248452" calcext:value-type="float">
            <text:p>4,97E+00</text:p>
          </table:table-cell>
          <table:table-cell table:style-name="ce33" table:number-columns-repeated="2"/>
          <table:table-cell table:style-name="ce43" office:value-type="string" calcext:value-type="string">
            <text:p>GKD-b_38_n125_m37</text:p>
          </table:table-cell>
          <table:table-cell table:style-name="ce70" office:value-type="float" office:value="360.586600000005" calcext:value-type="float">
            <text:p>360,586600000005</text:p>
          </table:table-cell>
          <table:table-cell table:style-name="ce16" table:formula="of:=100*([.$AQ41]-[.$D41])/MAX([.$AQ41];[.$D41])" office:value-type="float" office:value="47.8718759931741" calcext:value-type="float">
            <text:p>47,87</text:p>
          </table:table-cell>
          <table:table-cell table:style-name="ce71" office:value-type="float" office:value="25.955774357" calcext:value-type="float">
            <text:p>2,60E+01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70" office:value-type="float" office:value="113.18394" calcext:value-type="float">
            <text:p>113,18394</text:p>
          </table:table-cell>
          <table:table-cell table:style-name="ce16" table:formula="of:=100*([.$AW41]-[.$D41])/MAX([.$AW41];[.$D41])" office:value-type="float" office:value="-39.7852165882497" calcext:value-type="float">
            <text:p>-39,79</text:p>
          </table:table-cell>
          <table:table-cell table:style-name="ce71" office:value-type="float" office:value="3.18351598099997" calcext:value-type="float">
            <text:p>3,18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1">
          <table:table-cell table:style-name="ce4" office:value-type="string" calcext:value-type="string">
            <text:p>GKD-b_39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68.590200000001" calcext:value-type="float">
            <text:p>168,590200000001</text:p>
          </table:table-cell>
          <table:table-cell table:style-name="ce2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16" table:formula="of:=100*([.G42]-[.$D42])/MAX([.G42];[.$D42])" office:value-type="float" office:value="84.6374923512635" calcext:value-type="float">
            <text:p>84,64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355.263750000001" calcext:value-type="float">
            <text:p>355,2638</text:p>
          </table:table-cell>
          <table:table-cell table:style-name="ce16" table:formula="of:=100*([.$O42]-[.$D42])/MAX([.$O42];[.$D42])" office:value-type="float" office:value="52.5450598323075" calcext:value-type="float">
            <text:p>52,55</text:p>
          </table:table-cell>
          <table:table-cell table:style-name="ce64" office:value-type="float" office:value="0.7907231574" calcext:value-type="float">
            <text:p>7,91E-01</text:p>
          </table:table-cell>
          <table:table-cell/>
          <table:table-cell table:style-name="ce63" office:value-type="float" office:value="0.0399616499999986" calcext:value-type="float">
            <text:p>4,00E-02</text:p>
          </table:table-cell>
          <table:table-cell table:style-name="ce19" office:value-type="float" office:value="0.0407186059999987" calcext:value-type="float">
            <text:p>4,07E-02</text:p>
          </table:table-cell>
          <table:table-cell table:style-name="ce15" office:value-type="float" office:value="955.934490000002" calcext:value-type="float">
            <text:p>955,9345</text:p>
          </table:table-cell>
          <table:table-cell table:style-name="ce15" office:value-type="float" office:value="1438.14825" calcext:value-type="float">
            <text:p>1438,1483</text:p>
          </table:table-cell>
          <table:table-cell/>
          <table:table-cell table:style-name="ce64" office:value-type="float" office:value="0.178510678000002" calcext:value-type="float">
            <text:p>1,79E-01</text:p>
          </table:table-cell>
          <table:table-cell table:style-name="ce64" office:value-type="float" office:value="1.244051249" calcext:value-type="float">
            <text:p>1,24E+00</text:p>
          </table:table-cell>
          <table:table-cell table:style-name="ce61" office:value-type="float" office:value="281.743870000003" calcext:value-type="float">
            <text:p>281,7439</text:p>
          </table:table-cell>
          <table:table-cell table:style-name="ce61" office:value-type="float" office:value="437.72775" calcext:value-type="float">
            <text:p>437,7278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70" office:value-type="float" office:value="369.540999999996" calcext:value-type="float">
            <text:p>369,540999999996</text:p>
          </table:table-cell>
          <table:table-cell table:style-name="ce16" table:formula="of:=100*([.$AE42]-[.$D42])/MAX([.$AE42];[.$D42])" office:value-type="float" office:value="54.3784857431238" calcext:value-type="float">
            <text:p>54,38</text:p>
          </table:table-cell>
          <table:table-cell table:style-name="ce71" office:value-type="float" office:value="1.37195688999998" calcext:value-type="float">
            <text:p>1,37E+00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70" office:value-type="float" office:value="824.84864" calcext:value-type="float">
            <text:p>824,84864</text:p>
          </table:table-cell>
          <table:table-cell table:style-name="ce16" table:formula="of:=100*([.$AK42]-[.$D42])/MAX([.$AK42];[.$D42])" office:value-type="float" office:value="79.5610743808705" calcext:value-type="float">
            <text:p>79,56</text:p>
          </table:table-cell>
          <table:table-cell table:style-name="ce71" office:value-type="float" office:value="5.24301431200001" calcext:value-type="float">
            <text:p>5,24E+00</text:p>
          </table:table-cell>
          <table:table-cell table:style-name="ce33" table:number-columns-repeated="2"/>
          <table:table-cell table:style-name="ce43" office:value-type="string" calcext:value-type="string">
            <text:p>GKD-b_39_n125_m37</text:p>
          </table:table-cell>
          <table:table-cell table:style-name="ce70" office:value-type="float" office:value="273.462200000001" calcext:value-type="float">
            <text:p>273,462200000001</text:p>
          </table:table-cell>
          <table:table-cell table:style-name="ce16" table:formula="of:=100*([.$AQ42]-[.$D42])/MAX([.$AQ42];[.$D42])" office:value-type="float" office:value="38.3497243860393" calcext:value-type="float">
            <text:p>38,35</text:p>
          </table:table-cell>
          <table:table-cell table:style-name="ce71" office:value-type="float" office:value="21.305121028" calcext:value-type="float">
            <text:p>2,13E+01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70" office:value-type="float" office:value="87.0386900000021" calcext:value-type="float">
            <text:p>87,0386900000021</text:p>
          </table:table-cell>
          <table:table-cell table:style-name="ce16" table:formula="of:=100*([.$AW42]-[.$D42])/MAX([.$AW42];[.$D42])" office:value-type="float" office:value="-48.3726278277138" calcext:value-type="float">
            <text:p>-48,37</text:p>
          </table:table-cell>
          <table:table-cell table:style-name="ce71" office:value-type="float" office:value="4.38932941000002" calcext:value-type="float">
            <text:p>4,39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40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8.193740000003" calcext:value-type="float">
            <text:p>178,193740000003</text:p>
          </table:table-cell>
          <table:table-cell table:style-name="ce10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16" table:formula="of:=100*([.G43]-[.$D43])/MAX([.G43];[.$D43])" office:value-type="float" office:value="80.7187593124925" calcext:value-type="float">
            <text:p>80,72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number-columns-repeated="4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359.049206" calcext:value-type="float">
            <text:p>359,0492</text:p>
          </table:table-cell>
          <table:table-cell table:style-name="ce16" table:formula="of:=100*([.$O43]-[.$D43])/MAX([.$O43];[.$D43])" office:value-type="float" office:value="50.3706631229807" calcext:value-type="float">
            <text:p>50,37</text:p>
          </table:table-cell>
          <table:table-cell table:style-name="ce64" office:value-type="float" office:value="0.592419663199999" calcext:value-type="float">
            <text:p>5,92E-01</text:p>
          </table:table-cell>
          <table:table-cell/>
          <table:table-cell table:style-name="ce63" office:value-type="float" office:value="0.0395454339999972" calcext:value-type="float">
            <text:p>3,95E-02</text:p>
          </table:table-cell>
          <table:table-cell table:style-name="ce19" office:value-type="float" office:value="0.040153140000001" calcext:value-type="float">
            <text:p>4,02E-02</text:p>
          </table:table-cell>
          <table:table-cell table:style-name="ce15" office:value-type="float" office:value="828.77149" calcext:value-type="float">
            <text:p>828,7715</text:p>
          </table:table-cell>
          <table:table-cell table:style-name="ce15" office:value-type="float" office:value="1070.77044" calcext:value-type="float">
            <text:p>1070,7704</text:p>
          </table:table-cell>
          <table:table-cell/>
          <table:table-cell table:style-name="ce64" office:value-type="float" office:value="0.193917163999998" calcext:value-type="float">
            <text:p>1,94E-01</text:p>
          </table:table-cell>
          <table:table-cell table:style-name="ce64" office:value-type="float" office:value="0.909170606" calcext:value-type="float">
            <text:p>9,09E-01</text:p>
          </table:table-cell>
          <table:table-cell table:style-name="ce61" office:value-type="float" office:value="260.969330000002" calcext:value-type="float">
            <text:p>260,9693</text:p>
          </table:table-cell>
          <table:table-cell table:style-name="ce61" office:value-type="float" office:value="514.641500000001" calcext:value-type="float">
            <text:p>514,6415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70" office:value-type="float" office:value="503.571970000001" calcext:value-type="float">
            <text:p>503,571970000001</text:p>
          </table:table-cell>
          <table:table-cell table:style-name="ce16" table:formula="of:=100*([.$AE43]-[.$D43])/MAX([.$AE43];[.$D43])" office:value-type="float" office:value="64.6140471241871" calcext:value-type="float">
            <text:p>64,61</text:p>
          </table:table-cell>
          <table:table-cell table:style-name="ce71" office:value-type="float" office:value="2.35402309699998" calcext:value-type="float">
            <text:p>2,35E+00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70" office:value-type="float" office:value="1027.73379" calcext:value-type="float">
            <text:p>1027,73379</text:p>
          </table:table-cell>
          <table:table-cell table:style-name="ce16" table:formula="of:=100*([.$AK43]-[.$D43])/MAX([.$AK43];[.$D43])" office:value-type="float" office:value="82.6614886331603" calcext:value-type="float">
            <text:p>82,66</text:p>
          </table:table-cell>
          <table:table-cell table:style-name="ce71" office:value-type="float" office:value="6.06115006699997" calcext:value-type="float">
            <text:p>6,06E+00</text:p>
          </table:table-cell>
          <table:table-cell table:style-name="ce33" table:number-columns-repeated="2"/>
          <table:table-cell table:style-name="ce43" office:value-type="string" calcext:value-type="string">
            <text:p>GKD-b_40_n125_m37</text:p>
          </table:table-cell>
          <table:table-cell table:style-name="ce70" office:value-type="float" office:value="353.83063" calcext:value-type="float">
            <text:p>353,83063</text:p>
          </table:table-cell>
          <table:table-cell table:style-name="ce16" table:formula="of:=100*([.$AQ43]-[.$D43])/MAX([.$AQ43];[.$D43])" office:value-type="float" office:value="49.6386901269676" calcext:value-type="float">
            <text:p>49,64</text:p>
          </table:table-cell>
          <table:table-cell table:style-name="ce71" office:value-type="float" office:value="21.452728717" calcext:value-type="float">
            <text:p>2,15E+01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70" office:value-type="float" office:value="354.652419999999" calcext:value-type="float">
            <text:p>354,652419999999</text:p>
          </table:table-cell>
          <table:table-cell table:style-name="ce16" table:formula="of:=100*([.$AW43]-[.$D43])/MAX([.$AW43];[.$D43])" office:value-type="float" office:value="49.7553858507427" calcext:value-type="float">
            <text:p>49,76</text:p>
          </table:table-cell>
          <table:table-cell table:style-name="ce71" office:value-type="float" office:value="3.68383941499997" calcext:value-type="float">
            <text:p>3,68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41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.3460800000003" calcext:value-type="float">
            <text:p>23,3460800000003</text:p>
          </table:table-cell>
          <table:table-cell table:style-name="ce2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16" table:formula="of:=100*([.G44]-[.$D44])/MAX([.G44];[.$D44])" office:value-type="float" office:value="93.8387852129662" calcext:value-type="float">
            <text:p>93,84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2" table:number-columns-repeated="3"/>
          <table:table-cell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90.0940600000002" calcext:value-type="float">
            <text:p>90,0941</text:p>
          </table:table-cell>
          <table:table-cell table:style-name="ce16" table:formula="of:=100*([.$O44]-[.$D44])/MAX([.$O44];[.$D44])" office:value-type="float" office:value="74.0869930825625" calcext:value-type="float">
            <text:p>74,09</text:p>
          </table:table-cell>
          <table:table-cell table:style-name="ce64" office:value-type="float" office:value="0.0672151098000008" calcext:value-type="float">
            <text:p>6,72E-02</text:p>
          </table:table-cell>
          <table:table-cell/>
          <table:table-cell table:style-name="ce63" office:value-type="float" office:value="0.00893645300000046" calcext:value-type="float">
            <text:p>8,94E-03</text:p>
          </table:table-cell>
          <table:table-cell table:style-name="ce19" office:value-type="float" office:value="0.00949353100000039" calcext:value-type="float">
            <text:p>9,49E-03</text:p>
          </table:table-cell>
          <table:table-cell table:style-name="ce15" office:value-type="float" office:value="345.261310000001" calcext:value-type="float">
            <text:p>345,2613</text:p>
          </table:table-cell>
          <table:table-cell table:style-name="ce15" office:value-type="float" office:value="452.419469999999" calcext:value-type="float">
            <text:p>452,4195</text:p>
          </table:table-cell>
          <table:table-cell/>
          <table:table-cell table:style-name="ce64" office:value-type="float" office:value="0.0345005390000033" calcext:value-type="float">
            <text:p>3,45E-02</text:p>
          </table:table-cell>
          <table:table-cell table:style-name="ce64" office:value-type="float" office:value="0.113009546000001" calcext:value-type="float">
            <text:p>1,13E-01</text:p>
          </table:table-cell>
          <table:table-cell table:style-name="ce61" office:value-type="float" office:value="48.5017200000002" calcext:value-type="float">
            <text:p>48,5017</text:p>
          </table:table-cell>
          <table:table-cell table:style-name="ce61" office:value-type="float" office:value="135.13089" calcext:value-type="float">
            <text:p>135,1309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70" office:value-type="float" office:value="96.9913000000001" calcext:value-type="float">
            <text:p>96,9913000000001</text:p>
          </table:table-cell>
          <table:table-cell table:style-name="ce16" table:formula="of:=100*([.$AE44]-[.$D44])/MAX([.$AE44];[.$D44])" office:value-type="float" office:value="75.9297174076435" calcext:value-type="float">
            <text:p>75,93</text:p>
          </table:table-cell>
          <table:table-cell table:style-name="ce71" office:value-type="float" office:value="1.175124627" calcext:value-type="float">
            <text:p>1,18E+00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70" office:value-type="float" office:value="191.11526" calcext:value-type="float">
            <text:p>191,11526</text:p>
          </table:table-cell>
          <table:table-cell table:style-name="ce16" table:formula="of:=100*([.$AK44]-[.$D44])/MAX([.$AK44];[.$D44])" office:value-type="float" office:value="87.7842931014508" calcext:value-type="float">
            <text:p>87,78</text:p>
          </table:table-cell>
          <table:table-cell table:style-name="ce71" office:value-type="float" office:value="4.06156259599999" calcext:value-type="float">
            <text:p>4,06E+00</text:p>
          </table:table-cell>
          <table:table-cell table:style-name="ce33" table:number-columns-repeated="2"/>
          <table:table-cell table:style-name="ce43" office:value-type="string" calcext:value-type="string">
            <text:p>GKD-b_41_n150_m15</text:p>
          </table:table-cell>
          <table:table-cell table:style-name="ce70" office:value-type="float" office:value="42.328939999999" calcext:value-type="float">
            <text:p>42,328939999999</text:p>
          </table:table-cell>
          <table:table-cell table:style-name="ce16" table:formula="of:=100*([.$AQ44]-[.$D44])/MAX([.$AQ44];[.$D44])" office:value-type="float" office:value="44.8460556772722" calcext:value-type="float">
            <text:p>44,85</text:p>
          </table:table-cell>
          <table:table-cell table:style-name="ce71" office:value-type="float" office:value="12.939135823" calcext:value-type="float">
            <text:p>1,29E+01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70" office:value-type="float" office:value="45.2523999999999" calcext:value-type="float">
            <text:p>45,2523999999999</text:p>
          </table:table-cell>
          <table:table-cell table:style-name="ce16" table:formula="of:=100*([.$AW44]-[.$D44])/MAX([.$AW44];[.$D44])" office:value-type="float" office:value="48.4091893468626" calcext:value-type="float">
            <text:p>48,41</text:p>
          </table:table-cell>
          <table:table-cell table:style-name="ce71" office:value-type="float" office:value="5.21162015699997" calcext:value-type="float">
            <text:p>5,21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42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894999999996" calcext:value-type="float">
            <text:p>26,7894999999996</text:p>
          </table:table-cell>
          <table:table-cell table:style-name="ce10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16" table:formula="of:=100*([.G45]-[.$D45])/MAX([.G45];[.$D45])" office:value-type="float" office:value="93.0180722766595" calcext:value-type="float">
            <text:p>93,02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number-columns-repeated="4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73.7697560000001" calcext:value-type="float">
            <text:p>73,7698</text:p>
          </table:table-cell>
          <table:table-cell table:style-name="ce16" table:formula="of:=100*([.$O45]-[.$D45])/MAX([.$O45];[.$D45])" office:value-type="float" office:value="63.6849822303878" calcext:value-type="float">
            <text:p>63,68</text:p>
          </table:table-cell>
          <table:table-cell table:style-name="ce64" office:value-type="float" office:value="0.124577872599999" calcext:value-type="float">
            <text:p>1,25E-01</text:p>
          </table:table-cell>
          <table:table-cell/>
          <table:table-cell table:style-name="ce63" office:value-type="float" office:value="0.00904471900000203" calcext:value-type="float">
            <text:p>9,04E-03</text:p>
          </table:table-cell>
          <table:table-cell table:style-name="ce19" office:value-type="float" office:value="0.00941564400000061" calcext:value-type="float">
            <text:p>9,42E-03</text:p>
          </table:table-cell>
          <table:table-cell table:style-name="ce15" office:value-type="float" office:value="329.79008" calcext:value-type="float">
            <text:p>329,7901</text:p>
          </table:table-cell>
          <table:table-cell table:style-name="ce15" office:value-type="float" office:value="434.80575" calcext:value-type="float">
            <text:p>434,8058</text:p>
          </table:table-cell>
          <table:table-cell/>
          <table:table-cell table:style-name="ce64" office:value-type="float" office:value="0.0857197349999979" calcext:value-type="float">
            <text:p>8,57E-02</text:p>
          </table:table-cell>
          <table:table-cell table:style-name="ce64" office:value-type="float" office:value="0.155600744999997" calcext:value-type="float">
            <text:p>1,56E-01</text:p>
          </table:table-cell>
          <table:table-cell table:style-name="ce61" office:value-type="float" office:value="59.4882100000004" calcext:value-type="float">
            <text:p>59,4882</text:p>
          </table:table-cell>
          <table:table-cell table:style-name="ce61" office:value-type="float" office:value="86.2661200000005" calcext:value-type="float">
            <text:p>86,266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70" office:value-type="float" office:value="51.3711000000001" calcext:value-type="float">
            <text:p>51,3711000000001</text:p>
          </table:table-cell>
          <table:table-cell table:style-name="ce16" table:formula="of:=100*([.$AE45]-[.$D45])/MAX([.$AE45];[.$D45])" office:value-type="float" office:value="47.8510290805539" calcext:value-type="float">
            <text:p>47,85</text:p>
          </table:table-cell>
          <table:table-cell table:style-name="ce71" office:value-type="float" office:value="1.209070037" calcext:value-type="float">
            <text:p>1,21E+00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70" office:value-type="float" office:value="222.87615" calcext:value-type="float">
            <text:p>222,87615</text:p>
          </table:table-cell>
          <table:table-cell table:style-name="ce16" table:formula="of:=100*([.$AK45]-[.$D45])/MAX([.$AK45];[.$D45])" office:value-type="float" office:value="87.9800956719687" calcext:value-type="float">
            <text:p>87,98</text:p>
          </table:table-cell>
          <table:table-cell table:style-name="ce71" office:value-type="float" office:value="4.56615205399999" calcext:value-type="float">
            <text:p>4,57E+00</text:p>
          </table:table-cell>
          <table:table-cell table:style-name="ce33" table:number-columns-repeated="2"/>
          <table:table-cell table:style-name="ce43" office:value-type="string" calcext:value-type="string">
            <text:p>GKD-b_42_n150_m15</text:p>
          </table:table-cell>
          <table:table-cell table:style-name="ce70" office:value-type="float" office:value="50.7826200000004" calcext:value-type="float">
            <text:p>50,7826200000004</text:p>
          </table:table-cell>
          <table:table-cell table:style-name="ce16" table:formula="of:=100*([.$AQ45]-[.$D45])/MAX([.$AQ45];[.$D45])" office:value-type="float" office:value="47.2467155101502" calcext:value-type="float">
            <text:p>47,25</text:p>
          </table:table-cell>
          <table:table-cell table:style-name="ce71" office:value-type="float" office:value="13.107488407" calcext:value-type="float">
            <text:p>1,31E+0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70" office:value-type="float" office:value="59.8408299999999" calcext:value-type="float">
            <text:p>59,8408299999999</text:p>
          </table:table-cell>
          <table:table-cell table:style-name="ce16" table:formula="of:=100*([.$AW45]-[.$D45])/MAX([.$AW45];[.$D45])" office:value-type="float" office:value="55.2320714802925" calcext:value-type="float">
            <text:p>55,23</text:p>
          </table:table-cell>
          <table:table-cell table:style-name="ce71" office:value-type="float" office:value="4.88554300700002" calcext:value-type="float">
            <text:p>4,89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43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544699999996" calcext:value-type="float">
            <text:p>26,7544699999996</text:p>
          </table:table-cell>
          <table:table-cell table:style-name="ce10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16" table:formula="of:=100*([.G46]-[.$D46])/MAX([.G46];[.$D46])" office:value-type="float" office:value="92.0198315841202" calcext:value-type="float">
            <text:p>92,02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number-columns-repeated="4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74.512318" calcext:value-type="float">
            <text:p>74,5123</text:p>
          </table:table-cell>
          <table:table-cell table:style-name="ce16" table:formula="of:=100*([.$O46]-[.$D46])/MAX([.$O46];[.$D46])" office:value-type="float" office:value="64.0938965286255" calcext:value-type="float">
            <text:p>64,09</text:p>
          </table:table-cell>
          <table:table-cell table:style-name="ce64" office:value-type="float" office:value="0.094204530199999" calcext:value-type="float">
            <text:p>9,42E-02</text:p>
          </table:table-cell>
          <table:table-cell/>
          <table:table-cell table:style-name="ce63" office:value-type="float" office:value="0.0090076049999972" calcext:value-type="float">
            <text:p>9,01E-03</text:p>
          </table:table-cell>
          <table:table-cell table:style-name="ce19" office:value-type="float" office:value="0.00987702100000121" calcext:value-type="float">
            <text:p>9,88E-03</text:p>
          </table:table-cell>
          <table:table-cell table:style-name="ce15" office:value-type="float" office:value="189.99251" calcext:value-type="float">
            <text:p>189,9925</text:p>
          </table:table-cell>
          <table:table-cell table:style-name="ce15" office:value-type="float" office:value="469.26723" calcext:value-type="float">
            <text:p>469,2672</text:p>
          </table:table-cell>
          <table:table-cell/>
          <table:table-cell table:style-name="ce64" office:value-type="float" office:value="0.0391834229999972" calcext:value-type="float">
            <text:p>3,92E-02</text:p>
          </table:table-cell>
          <table:table-cell table:style-name="ce64" office:value-type="float" office:value="0.160381787999999" calcext:value-type="float">
            <text:p>1,60E-01</text:p>
          </table:table-cell>
          <table:table-cell table:style-name="ce61" office:value-type="float" office:value="58.5297400000004" calcext:value-type="float">
            <text:p>58,5297</text:p>
          </table:table-cell>
          <table:table-cell table:style-name="ce61" office:value-type="float" office:value="101.99839" calcext:value-type="float">
            <text:p>101,9984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70" office:value-type="float" office:value="121.18691" calcext:value-type="float">
            <text:p>121,18691</text:p>
          </table:table-cell>
          <table:table-cell table:style-name="ce16" table:formula="of:=100*([.$AE46]-[.$D46])/MAX([.$AE46];[.$D46])" office:value-type="float" office:value="77.9229703934198" calcext:value-type="float">
            <text:p>77,92</text:p>
          </table:table-cell>
          <table:table-cell table:style-name="ce71" office:value-type="float" office:value="0.86419275999998" calcext:value-type="float">
            <text:p>8,64E-01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70" office:value-type="float" office:value="173.44208" calcext:value-type="float">
            <text:p>173,44208</text:p>
          </table:table-cell>
          <table:table-cell table:style-name="ce16" table:formula="of:=100*([.$AK46]-[.$D46])/MAX([.$AK46];[.$D46])" office:value-type="float" office:value="84.57440662612" calcext:value-type="float">
            <text:p>84,57</text:p>
          </table:table-cell>
          <table:table-cell table:style-name="ce71" office:value-type="float" office:value="5.477261812" calcext:value-type="float">
            <text:p>5,48E+00</text:p>
          </table:table-cell>
          <table:table-cell table:style-name="ce33" table:number-columns-repeated="2"/>
          <table:table-cell table:style-name="ce43" office:value-type="string" calcext:value-type="string">
            <text:p>GKD-b_43_n150_m15</text:p>
          </table:table-cell>
          <table:table-cell table:style-name="ce70" office:value-type="float" office:value="51.8095900000003" calcext:value-type="float">
            <text:p>51,8095900000003</text:p>
          </table:table-cell>
          <table:table-cell table:style-name="ce16" table:formula="of:=100*([.$AQ46]-[.$D46])/MAX([.$AQ46];[.$D46])" office:value-type="float" office:value="48.3600043930102" calcext:value-type="float">
            <text:p>48,36</text:p>
          </table:table-cell>
          <table:table-cell table:style-name="ce71" office:value-type="float" office:value="18.849954037" calcext:value-type="float">
            <text:p>1,88E+01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70" office:value-type="float" office:value="26.4035899999999" calcext:value-type="float">
            <text:p>26,4035899999999</text:p>
          </table:table-cell>
          <table:table-cell table:style-name="ce16" table:formula="of:=100*([.$AW46]-[.$D46])/MAX([.$AW46];[.$D46])" office:value-type="float" office:value="-1.31148178229548" calcext:value-type="float">
            <text:p>-1,31</text:p>
          </table:table-cell>
          <table:table-cell table:style-name="ce71" office:value-type="float" office:value="3.45771248499994" calcext:value-type="float">
            <text:p>3,46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44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.9355900000005" calcext:value-type="float">
            <text:p>25,9355900000005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16" table:formula="of:=100*([.G47]-[.$D47])/MAX([.G47];[.$D47])" office:value-type="float" office:value="93.5145591596431" calcext:value-type="float">
            <text:p>93,51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number-columns-repeated="4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65.7905060000001" calcext:value-type="float">
            <text:p>65,7905</text:p>
          </table:table-cell>
          <table:table-cell table:style-name="ce16" table:formula="of:=100*([.$O47]-[.$D47])/MAX([.$O47];[.$D47])" office:value-type="float" office:value="60.5785217702985" calcext:value-type="float">
            <text:p>60,58</text:p>
          </table:table-cell>
          <table:table-cell table:style-name="ce64" office:value-type="float" office:value="0.149104775800002" calcext:value-type="float">
            <text:p>1,49E-01</text:p>
          </table:table-cell>
          <table:table-cell/>
          <table:table-cell table:style-name="ce63" office:value-type="float" office:value="0.00889191299999936" calcext:value-type="float">
            <text:p>8,89E-03</text:p>
          </table:table-cell>
          <table:table-cell table:style-name="ce19" office:value-type="float" office:value="0.00900706399999862" calcext:value-type="float">
            <text:p>9,01E-03</text:p>
          </table:table-cell>
          <table:table-cell table:style-name="ce15" office:value-type="float" office:value="317.9173" calcext:value-type="float">
            <text:p>317,9173</text:p>
          </table:table-cell>
          <table:table-cell table:style-name="ce15" office:value-type="float" office:value="488.93546" calcext:value-type="float">
            <text:p>488,9355</text:p>
          </table:table-cell>
          <table:table-cell/>
          <table:table-cell table:style-name="ce64" office:value-type="float" office:value="0.0497064740000042" calcext:value-type="float">
            <text:p>4,97E-02</text:p>
          </table:table-cell>
          <table:table-cell table:style-name="ce64" office:value-type="float" office:value="0.245250805999998" calcext:value-type="float">
            <text:p>2,45E-01</text:p>
          </table:table-cell>
          <table:table-cell table:style-name="ce61" office:value-type="float" office:value="53.9210899999994" calcext:value-type="float">
            <text:p>53,9211</text:p>
          </table:table-cell>
          <table:table-cell table:style-name="ce61" office:value-type="float" office:value="99.4061100000004" calcext:value-type="float">
            <text:p>99,406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70" office:value-type="float" office:value="56.5895200000004" calcext:value-type="float">
            <text:p>56,5895200000004</text:p>
          </table:table-cell>
          <table:table-cell table:style-name="ce16" table:formula="of:=100*([.$AE47]-[.$D47])/MAX([.$AE47];[.$D47])" office:value-type="float" office:value="54.1689167888325" calcext:value-type="float">
            <text:p>54,17</text:p>
          </table:table-cell>
          <table:table-cell table:style-name="ce71" office:value-type="float" office:value="1.29927248499996" calcext:value-type="float">
            <text:p>1,30E+00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70" office:value-type="float" office:value="271.2427" calcext:value-type="float">
            <text:p>271,2427</text:p>
          </table:table-cell>
          <table:table-cell table:style-name="ce16" table:formula="of:=100*([.$AK47]-[.$D47])/MAX([.$AK47];[.$D47])" office:value-type="float" office:value="90.4382348354442" calcext:value-type="float">
            <text:p>90,44</text:p>
          </table:table-cell>
          <table:table-cell table:style-name="ce71" office:value-type="float" office:value="3.88331366799997" calcext:value-type="float">
            <text:p>3,88E+00</text:p>
          </table:table-cell>
          <table:table-cell table:style-name="ce33" table:number-columns-repeated="2"/>
          <table:table-cell table:style-name="ce43" office:value-type="string" calcext:value-type="string">
            <text:p>GKD-b_44_n150_m15</text:p>
          </table:table-cell>
          <table:table-cell table:style-name="ce70" office:value-type="float" office:value="37.3831899999998" calcext:value-type="float">
            <text:p>37,3831899999998</text:p>
          </table:table-cell>
          <table:table-cell table:style-name="ce16" table:formula="of:=100*([.$AQ47]-[.$D47])/MAX([.$AQ47];[.$D47])" office:value-type="float" office:value="30.6223198180769" calcext:value-type="float">
            <text:p>30,62</text:p>
          </table:table-cell>
          <table:table-cell table:style-name="ce71" office:value-type="float" office:value="15.467968966" calcext:value-type="float">
            <text:p>1,55E+0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70" office:value-type="float" office:value="49.3347800000004" calcext:value-type="float">
            <text:p>49,3347800000004</text:p>
          </table:table-cell>
          <table:table-cell table:style-name="ce16" table:formula="of:=100*([.$AW47]-[.$D47])/MAX([.$AW47];[.$D47])" office:value-type="float" office:value="47.4293997054405" calcext:value-type="float">
            <text:p>47,43</text:p>
          </table:table-cell>
          <table:table-cell table:style-name="ce71" office:value-type="float" office:value="4.31216573500001" calcext:value-type="float">
            <text:p>4,31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45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.7730099999994" calcext:value-type="float">
            <text:p>27,7730099999994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16" table:formula="of:=100*([.G48]-[.$D48])/MAX([.G48];[.$D48])" office:value-type="float" office:value="93.1442518357777" calcext:value-type="float">
            <text:p>93,14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number-columns-repeated="4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95.5109460000003" calcext:value-type="float">
            <text:p>95,5109</text:p>
          </table:table-cell>
          <table:table-cell table:style-name="ce16" table:formula="of:=100*([.$O48]-[.$D48])/MAX([.$O48];[.$D48])" office:value-type="float" office:value="70.9216470330015" calcext:value-type="float">
            <text:p>70,92</text:p>
          </table:table-cell>
          <table:table-cell table:style-name="ce64" office:value-type="float" office:value="0.1008065034" calcext:value-type="float">
            <text:p>1,01E-01</text:p>
          </table:table-cell>
          <table:table-cell/>
          <table:table-cell table:style-name="ce63" office:value-type="float" office:value="0.00901511900000074" calcext:value-type="float">
            <text:p>9,02E-03</text:p>
          </table:table-cell>
          <table:table-cell table:style-name="ce19" office:value-type="float" office:value="0.00953251700000024" calcext:value-type="float">
            <text:p>9,53E-03</text:p>
          </table:table-cell>
          <table:table-cell table:style-name="ce15" office:value-type="float" office:value="321.79783" calcext:value-type="float">
            <text:p>321,7978</text:p>
          </table:table-cell>
          <table:table-cell table:style-name="ce15" office:value-type="float" office:value="497.02412" calcext:value-type="float">
            <text:p>497,0241</text:p>
          </table:table-cell>
          <table:table-cell/>
          <table:table-cell table:style-name="ce64" office:value-type="float" office:value="0.0614872399999982" calcext:value-type="float">
            <text:p>6,15E-02</text:p>
          </table:table-cell>
          <table:table-cell table:style-name="ce64" office:value-type="float" office:value="0.167779770999999" calcext:value-type="float">
            <text:p>1,68E-01</text:p>
          </table:table-cell>
          <table:table-cell table:style-name="ce61" office:value-type="float" office:value="68.5775400000014" calcext:value-type="float">
            <text:p>68,5775</text:p>
          </table:table-cell>
          <table:table-cell table:style-name="ce61" office:value-type="float" office:value="149.691" calcext:value-type="float">
            <text:p>149,6910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70" office:value-type="float" office:value="51.1212099999998" calcext:value-type="float">
            <text:p>51,1212099999998</text:p>
          </table:table-cell>
          <table:table-cell table:style-name="ce16" table:formula="of:=100*([.$AE48]-[.$D48])/MAX([.$AE48];[.$D48])" office:value-type="float" office:value="45.6722366313326" calcext:value-type="float">
            <text:p>45,67</text:p>
          </table:table-cell>
          <table:table-cell table:style-name="ce71" office:value-type="float" office:value="1.57583114900001" calcext:value-type="float">
            <text:p>1,58E+00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70" office:value-type="float" office:value="221.25258" calcext:value-type="float">
            <text:p>221,25258</text:p>
          </table:table-cell>
          <table:table-cell table:style-name="ce16" table:formula="of:=100*([.$AK48]-[.$D48])/MAX([.$AK48];[.$D48])" office:value-type="float" office:value="87.4473734950348" calcext:value-type="float">
            <text:p>87,45</text:p>
          </table:table-cell>
          <table:table-cell table:style-name="ce71" office:value-type="float" office:value="5.03899037199994" calcext:value-type="float">
            <text:p>5,04E+00</text:p>
          </table:table-cell>
          <table:table-cell table:style-name="ce33" table:number-columns-repeated="2"/>
          <table:table-cell table:style-name="ce43" office:value-type="string" calcext:value-type="string">
            <text:p>GKD-b_45_n150_m15</text:p>
          </table:table-cell>
          <table:table-cell table:style-name="ce70" office:value-type="float" office:value="44.6087900000007" calcext:value-type="float">
            <text:p>44,6087900000007</text:p>
          </table:table-cell>
          <table:table-cell table:style-name="ce16" table:formula="of:=100*([.$AQ48]-[.$D48])/MAX([.$AQ48];[.$D48])" office:value-type="float" office:value="37.7409474679789" calcext:value-type="float">
            <text:p>37,74</text:p>
          </table:table-cell>
          <table:table-cell table:style-name="ce71" office:value-type="float" office:value="12.496975607" calcext:value-type="float">
            <text:p>1,25E+01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70" office:value-type="float" office:value="34.50486" calcext:value-type="float">
            <text:p>34,50486</text:p>
          </table:table-cell>
          <table:table-cell table:style-name="ce16" table:formula="of:=100*([.$AW48]-[.$D48])/MAX([.$AW48];[.$D48])" office:value-type="float" office:value="19.509860350109" calcext:value-type="float">
            <text:p>19,51</text:p>
          </table:table-cell>
          <table:table-cell table:style-name="ce71" office:value-type="float" office:value="3.23289716099998" calcext:value-type="float">
            <text:p>3,23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46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7.749309999998" calcext:value-type="float">
            <text:p>227,749309999998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16" table:formula="of:=100*([.G49]-[.$D49])/MAX([.G49];[.$D49])" office:value-type="float" office:value="81.2422906404578" calcext:value-type="float">
            <text:p>81,24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number-columns-repeated="4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503.340773999999" calcext:value-type="float">
            <text:p>503,3408</text:p>
          </table:table-cell>
          <table:table-cell table:style-name="ce16" table:formula="of:=100*([.$O49]-[.$D49])/MAX([.$O49];[.$D49])" office:value-type="float" office:value="54.7524615997037" calcext:value-type="float">
            <text:p>54,75</text:p>
          </table:table-cell>
          <table:table-cell table:style-name="ce64" office:value-type="float" office:value="1.5487995284" calcext:value-type="float">
            <text:p>1,55E+00</text:p>
          </table:table-cell>
          <table:table-cell/>
          <table:table-cell table:style-name="ce63" office:value-type="float" office:value="0.0686915890000002" calcext:value-type="float">
            <text:p>6,87E-02</text:p>
          </table:table-cell>
          <table:table-cell table:style-name="ce19" office:value-type="float" office:value="0.0720055230000014" calcext:value-type="float">
            <text:p>7,20E-02</text:p>
          </table:table-cell>
          <table:table-cell table:style-name="ce15" office:value-type="float" office:value="977.124330000001" calcext:value-type="float">
            <text:p>977,1243</text:p>
          </table:table-cell>
          <table:table-cell table:style-name="ce15" office:value-type="float" office:value="1396.12186" calcext:value-type="float">
            <text:p>1396,1219</text:p>
          </table:table-cell>
          <table:table-cell/>
          <table:table-cell table:style-name="ce64" office:value-type="float" office:value="0.765359824999997" calcext:value-type="float">
            <text:p>7,65E-01</text:p>
          </table:table-cell>
          <table:table-cell table:style-name="ce64" office:value-type="float" office:value="2.59022841300001" calcext:value-type="float">
            <text:p>2,59E+00</text:p>
          </table:table-cell>
          <table:table-cell table:style-name="ce61" office:value-type="float" office:value="431.314109999996" calcext:value-type="float">
            <text:p>431,3141</text:p>
          </table:table-cell>
          <table:table-cell table:style-name="ce61" office:value-type="float" office:value="634.276569999998" calcext:value-type="float">
            <text:p>634,2766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70" office:value-type="float" office:value="546.713350000006" calcext:value-type="float">
            <text:p>546,713350000006</text:p>
          </table:table-cell>
          <table:table-cell table:style-name="ce16" table:formula="of:=100*([.$AE49]-[.$D49])/MAX([.$AE49];[.$D49])" office:value-type="float" office:value="58.3420982860588" calcext:value-type="float">
            <text:p>58,34</text:p>
          </table:table-cell>
          <table:table-cell table:style-name="ce71" office:value-type="float" office:value="3.94841292000001" calcext:value-type="float">
            <text:p>3,95E+00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70" office:value-type="float" office:value="1157.19175" calcext:value-type="float">
            <text:p>1157,19175</text:p>
          </table:table-cell>
          <table:table-cell table:style-name="ce16" table:formula="of:=100*([.$AK49]-[.$D49])/MAX([.$AK49];[.$D49])" office:value-type="float" office:value="80.3187924559609" calcext:value-type="float">
            <text:p>80,32</text:p>
          </table:table-cell>
          <table:table-cell table:style-name="ce71" office:value-type="float" office:value="8.16595417999997" calcext:value-type="float">
            <text:p>8,17E+00</text:p>
          </table:table-cell>
          <table:table-cell table:style-name="ce33" table:number-columns-repeated="2"/>
          <table:table-cell table:style-name="ce43" office:value-type="string" calcext:value-type="string">
            <text:p>GKD-b_46_n150_m45</text:p>
          </table:table-cell>
          <table:table-cell table:style-name="ce70" office:value-type="float" office:value="387.935709999996" calcext:value-type="float">
            <text:p>387,935709999996</text:p>
          </table:table-cell>
          <table:table-cell table:style-name="ce16" table:formula="of:=100*([.$AQ49]-[.$D49])/MAX([.$AQ49];[.$D49])" office:value-type="float" office:value="41.2919965527277" calcext:value-type="float">
            <text:p>41,29</text:p>
          </table:table-cell>
          <table:table-cell table:style-name="ce71" office:value-type="float" office:value="37.973804471" calcext:value-type="float">
            <text:p>3,80E+01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70" office:value-type="float" office:value="553.150189999999" calcext:value-type="float">
            <text:p>553,150189999999</text:p>
          </table:table-cell>
          <table:table-cell table:style-name="ce16" table:formula="of:=100*([.$AW49]-[.$D49])/MAX([.$AW49];[.$D49])" office:value-type="float" office:value="58.8268585788611" calcext:value-type="float">
            <text:p>58,83</text:p>
          </table:table-cell>
          <table:table-cell table:style-name="ce71" office:value-type="float" office:value="8.56006852199994" calcext:value-type="float">
            <text:p>8,56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47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8.6029" calcext:value-type="float">
            <text:p>228,6029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16" table:formula="of:=100*([.G50]-[.$D50])/MAX([.G50];[.$D50])" office:value-type="float" office:value="79.6925459907452" calcext:value-type="float">
            <text:p>79,69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number-columns-repeated="4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72.333665999998" calcext:value-type="float">
            <text:p>472,3337</text:p>
          </table:table-cell>
          <table:table-cell table:style-name="ce16" table:formula="of:=100*([.$O50]-[.$D50])/MAX([.$O50];[.$D50])" office:value-type="float" office:value="51.6013961198351" calcext:value-type="float">
            <text:p>51,60</text:p>
          </table:table-cell>
          <table:table-cell table:style-name="ce64" office:value-type="float" office:value="1.9055142388" calcext:value-type="float">
            <text:p>1,91E+00</text:p>
          </table:table-cell>
          <table:table-cell/>
          <table:table-cell table:style-name="ce63" office:value-type="float" office:value="0.0671975759999981" calcext:value-type="float">
            <text:p>6,72E-02</text:p>
          </table:table-cell>
          <table:table-cell table:style-name="ce19" office:value-type="float" office:value="0.0689008310000006" calcext:value-type="float">
            <text:p>6,89E-02</text:p>
          </table:table-cell>
          <table:table-cell table:style-name="ce15" office:value-type="float" office:value="991.920799999999" calcext:value-type="float">
            <text:p>991,9208</text:p>
          </table:table-cell>
          <table:table-cell table:style-name="ce15" office:value-type="float" office:value="1337.87373" calcext:value-type="float">
            <text:p>1337,8737</text:p>
          </table:table-cell>
          <table:table-cell/>
          <table:table-cell table:style-name="ce64" office:value-type="float" office:value="0.610576768000001" calcext:value-type="float">
            <text:p>6,11E-01</text:p>
          </table:table-cell>
          <table:table-cell table:style-name="ce64" office:value-type="float" office:value="4.402175301" calcext:value-type="float">
            <text:p>4,40E+00</text:p>
          </table:table-cell>
          <table:table-cell table:style-name="ce61" office:value-type="float" office:value="438.307639999995" calcext:value-type="float">
            <text:p>438,3076</text:p>
          </table:table-cell>
          <table:table-cell table:style-name="ce61" office:value-type="float" office:value="515.380620000003" calcext:value-type="float">
            <text:p>515,3806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70" office:value-type="float" office:value="454.952729999995" calcext:value-type="float">
            <text:p>454,952729999995</text:p>
          </table:table-cell>
          <table:table-cell table:style-name="ce16" table:formula="of:=100*([.$AE50]-[.$D50])/MAX([.$AE50];[.$D50])" office:value-type="float" office:value="49.7523841652731" calcext:value-type="float">
            <text:p>49,75</text:p>
          </table:table-cell>
          <table:table-cell table:style-name="ce71" office:value-type="float" office:value="6.21229031299993" calcext:value-type="float">
            <text:p>6,21E+00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70" office:value-type="float" office:value="1223.09048" calcext:value-type="float">
            <text:p>1223,09048</text:p>
          </table:table-cell>
          <table:table-cell table:style-name="ce16" table:formula="of:=100*([.$AK50]-[.$D50])/MAX([.$AK50];[.$D50])" office:value-type="float" office:value="81.3094040270839" calcext:value-type="float">
            <text:p>81,31</text:p>
          </table:table-cell>
          <table:table-cell table:style-name="ce71" office:value-type="float" office:value="8.81647150499998" calcext:value-type="float">
            <text:p>8,82E+00</text:p>
          </table:table-cell>
          <table:table-cell table:style-name="ce33" table:number-columns-repeated="2"/>
          <table:table-cell table:style-name="ce43" office:value-type="string" calcext:value-type="string">
            <text:p>GKD-b_47_n150_m45</text:p>
          </table:table-cell>
          <table:table-cell table:style-name="ce70" office:value-type="float" office:value="472.134680000004" calcext:value-type="float">
            <text:p>472,134680000004</text:p>
          </table:table-cell>
          <table:table-cell table:style-name="ce16" table:formula="of:=100*([.$AQ50]-[.$D50])/MAX([.$AQ50];[.$D50])" office:value-type="float" office:value="51.5809980321721" calcext:value-type="float">
            <text:p>51,58</text:p>
          </table:table-cell>
          <table:table-cell table:style-name="ce71" office:value-type="float" office:value="28.2876520560001" calcext:value-type="float">
            <text:p>2,83E+01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70" office:value-type="float" office:value="131.977779999998" calcext:value-type="float">
            <text:p>131,977779999998</text:p>
          </table:table-cell>
          <table:table-cell table:style-name="ce16" table:formula="of:=100*([.$AW50]-[.$D50])/MAX([.$AW50];[.$D50])" office:value-type="float" office:value="-42.2676702701506" calcext:value-type="float">
            <text:p>-42,27</text:p>
          </table:table-cell>
          <table:table-cell table:style-name="ce71" office:value-type="float" office:value="5.37635772499993" calcext:value-type="float">
            <text:p>5,38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48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745339999999" calcext:value-type="float">
            <text:p>226,745339999999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16" table:formula="of:=100*([.G51]-[.$D51])/MAX([.G51];[.$D51])" office:value-type="float" office:value="82.0878965226369" calcext:value-type="float">
            <text:p>82,09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number-columns-repeated="4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475.13397" calcext:value-type="float">
            <text:p>475,1340</text:p>
          </table:table-cell>
          <table:table-cell table:style-name="ce16" table:formula="of:=100*([.$O51]-[.$D51])/MAX([.$O51];[.$D51])" office:value-type="float" office:value="52.2775986739069" calcext:value-type="float">
            <text:p>52,28</text:p>
          </table:table-cell>
          <table:table-cell table:style-name="ce64" office:value-type="float" office:value="2.2475613638" calcext:value-type="float">
            <text:p>2,25E+00</text:p>
          </table:table-cell>
          <table:table-cell/>
          <table:table-cell table:style-name="ce63" office:value-type="float" office:value="0.0668012590000018" calcext:value-type="float">
            <text:p>6,68E-02</text:p>
          </table:table-cell>
          <table:table-cell table:style-name="ce19" office:value-type="float" office:value="0.0684085609999983" calcext:value-type="float">
            <text:p>6,84E-02</text:p>
          </table:table-cell>
          <table:table-cell table:style-name="ce15" office:value-type="float" office:value="1187.9355" calcext:value-type="float">
            <text:p>1187,9355</text:p>
          </table:table-cell>
          <table:table-cell table:style-name="ce15" office:value-type="float" office:value="1397.14223" calcext:value-type="float">
            <text:p>1397,1422</text:p>
          </table:table-cell>
          <table:table-cell/>
          <table:table-cell table:style-name="ce64" office:value-type="float" office:value="0.871426800000002" calcext:value-type="float">
            <text:p>8,71E-01</text:p>
          </table:table-cell>
          <table:table-cell table:style-name="ce64" office:value-type="float" office:value="3.242370523" calcext:value-type="float">
            <text:p>3,24E+00</text:p>
          </table:table-cell>
          <table:table-cell table:style-name="ce61" office:value-type="float" office:value="441.272300000001" calcext:value-type="float">
            <text:p>441,2723</text:p>
          </table:table-cell>
          <table:table-cell table:style-name="ce61" office:value-type="float" office:value="533.79538" calcext:value-type="float">
            <text:p>533,7954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70" office:value-type="float" office:value="534.486349999999" calcext:value-type="float">
            <text:p>534,486349999999</text:p>
          </table:table-cell>
          <table:table-cell table:style-name="ce16" table:formula="of:=100*([.$AE51]-[.$D51])/MAX([.$AE51];[.$D51])" office:value-type="float" office:value="57.5769633780172" calcext:value-type="float">
            <text:p>57,58</text:p>
          </table:table-cell>
          <table:table-cell table:style-name="ce71" office:value-type="float" office:value="3.48286230100007" calcext:value-type="float">
            <text:p>3,48E+00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70" office:value-type="float" office:value="1234.45669" calcext:value-type="float">
            <text:p>1234,45669</text:p>
          </table:table-cell>
          <table:table-cell table:style-name="ce16" table:formula="of:=100*([.$AK51]-[.$D51])/MAX([.$AK51];[.$D51])" office:value-type="float" office:value="81.6319728479094" calcext:value-type="float">
            <text:p>81,63</text:p>
          </table:table-cell>
          <table:table-cell table:style-name="ce71" office:value-type="float" office:value="8.08839666900008" calcext:value-type="float">
            <text:p>8,09E+00</text:p>
          </table:table-cell>
          <table:table-cell table:style-name="ce33" table:number-columns-repeated="2"/>
          <table:table-cell table:style-name="ce43" office:value-type="string" calcext:value-type="string">
            <text:p>GKD-b_48_n150_m45</text:p>
          </table:table-cell>
          <table:table-cell table:style-name="ce70" office:value-type="float" office:value="378.512520000004" calcext:value-type="float">
            <text:p>378,512520000004</text:p>
          </table:table-cell>
          <table:table-cell table:style-name="ce16" table:formula="of:=100*([.$AQ51]-[.$D51])/MAX([.$AQ51];[.$D51])" office:value-type="float" office:value="40.095682964464" calcext:value-type="float">
            <text:p>40,10</text:p>
          </table:table-cell>
          <table:table-cell table:style-name="ce71" office:value-type="float" office:value="34.1622389410001" calcext:value-type="float">
            <text:p>3,42E+01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70" office:value-type="float" office:value="133.528610000001" calcext:value-type="float">
            <text:p>133,528610000001</text:p>
          </table:table-cell>
          <table:table-cell table:style-name="ce16" table:formula="of:=100*([.$AW51]-[.$D51])/MAX([.$AW51];[.$D51])" office:value-type="float" office:value="-41.1107588804245" calcext:value-type="float">
            <text:p>-41,11</text:p>
          </table:table-cell>
          <table:table-cell table:style-name="ce71" office:value-type="float" office:value="7.02350094500002" calcext:value-type="float">
            <text:p>7,02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49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409610000003" calcext:value-type="float">
            <text:p>226,409610000003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16" table:formula="of:=100*([.G52]-[.$D52])/MAX([.G52];[.$D52])" office:value-type="float" office:value="82.79624449934" calcext:value-type="float">
            <text:p>82,80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number-columns-repeated="4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530.005464" calcext:value-type="float">
            <text:p>530,0055</text:p>
          </table:table-cell>
          <table:table-cell table:style-name="ce16" table:formula="of:=100*([.$O52]-[.$D52])/MAX([.$O52];[.$D52])" office:value-type="float" office:value="57.2816460624257" calcext:value-type="float">
            <text:p>57,28</text:p>
          </table:table-cell>
          <table:table-cell table:style-name="ce64" office:value-type="float" office:value="1.0213581204" calcext:value-type="float">
            <text:p>1,02E+00</text:p>
          </table:table-cell>
          <table:table-cell/>
          <table:table-cell table:style-name="ce63" office:value-type="float" office:value="0.0670003190000017" calcext:value-type="float">
            <text:p>6,70E-02</text:p>
          </table:table-cell>
          <table:table-cell table:style-name="ce19" office:value-type="float" office:value="0.0688489850000025" calcext:value-type="float">
            <text:p>6,88E-02</text:p>
          </table:table-cell>
          <table:table-cell table:style-name="ce15" office:value-type="float" office:value="920.624469999999" calcext:value-type="float">
            <text:p>920,6245</text:p>
          </table:table-cell>
          <table:table-cell table:style-name="ce15" office:value-type="float" office:value="1575.17591" calcext:value-type="float">
            <text:p>1575,1759</text:p>
          </table:table-cell>
          <table:table-cell/>
          <table:table-cell table:style-name="ce64" office:value-type="float" office:value="0.711626756000001" calcext:value-type="float">
            <text:p>7,12E-01</text:p>
          </table:table-cell>
          <table:table-cell table:style-name="ce64" office:value-type="float" office:value="1.42525604999999" calcext:value-type="float">
            <text:p>1,43E+00</text:p>
          </table:table-cell>
          <table:table-cell table:style-name="ce61" office:value-type="float" office:value="387.927590000003" calcext:value-type="float">
            <text:p>387,9276</text:p>
          </table:table-cell>
          <table:table-cell table:style-name="ce61" office:value-type="float" office:value="632.745849999998" calcext:value-type="float">
            <text:p>632,7458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70" office:value-type="float" office:value="533.631689999998" calcext:value-type="float">
            <text:p>533,631689999998</text:p>
          </table:table-cell>
          <table:table-cell table:style-name="ce16" table:formula="of:=100*([.$AE52]-[.$D52])/MAX([.$AE52];[.$D52])" office:value-type="float" office:value="57.5719331811041" calcext:value-type="float">
            <text:p>57,57</text:p>
          </table:table-cell>
          <table:table-cell table:style-name="ce71" office:value-type="float" office:value="5.04274395099992" calcext:value-type="float">
            <text:p>5,04E+00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70" office:value-type="float" office:value="1186.05908" calcext:value-type="float">
            <text:p>1186,05908</text:p>
          </table:table-cell>
          <table:table-cell table:style-name="ce16" table:formula="of:=100*([.$AK52]-[.$D52])/MAX([.$AK52];[.$D52])" office:value-type="float" office:value="80.9107645801251" calcext:value-type="float">
            <text:p>80,91</text:p>
          </table:table-cell>
          <table:table-cell table:style-name="ce71" office:value-type="float" office:value="9.47973176799997" calcext:value-type="float">
            <text:p>9,48E+00</text:p>
          </table:table-cell>
          <table:table-cell table:style-name="ce33" table:number-columns-repeated="2"/>
          <table:table-cell table:style-name="ce43" office:value-type="string" calcext:value-type="string">
            <text:p>GKD-b_49_n150_m45</text:p>
          </table:table-cell>
          <table:table-cell table:style-name="ce70" office:value-type="float" office:value="444.491770000001" calcext:value-type="float">
            <text:p>444,491770000001</text:p>
          </table:table-cell>
          <table:table-cell table:style-name="ce16" table:formula="of:=100*([.$AQ52]-[.$D52])/MAX([.$AQ52];[.$D52])" office:value-type="float" office:value="49.0632616212439" calcext:value-type="float">
            <text:p>49,06</text:p>
          </table:table-cell>
          <table:table-cell table:style-name="ce71" office:value-type="float" office:value="35.044242274" calcext:value-type="float">
            <text:p>3,50E+01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70" office:value-type="float" office:value="479.936570000002" calcext:value-type="float">
            <text:p>479,936570000002</text:p>
          </table:table-cell>
          <table:table-cell table:style-name="ce16" table:formula="of:=100*([.$AW52]-[.$D52])/MAX([.$AW52];[.$D52])" office:value-type="float" office:value="52.8250972831676" calcext:value-type="float">
            <text:p>52,83</text:p>
          </table:table-cell>
          <table:table-cell table:style-name="ce71" office:value-type="float" office:value="7.72739683300006" calcext:value-type="float">
            <text:p>7,73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4">
          <table:table-cell table:style-name="ce4" office:value-type="string" calcext:value-type="string">
            <text:p>GKD-b_50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48.856619999998" calcext:value-type="float">
            <text:p>248,856619999998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16" table:formula="of:=100*([.G53]-[.$D53])/MAX([.G53];[.$D53])" office:value-type="float" office:value="84.3731981735979" calcext:value-type="float">
            <text:p>84,37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number-columns-repeated="4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80.94273" calcext:value-type="float">
            <text:p>380,9427</text:p>
          </table:table-cell>
          <table:table-cell table:style-name="ce16" table:formula="of:=100*([.$O53]-[.$D53])/MAX([.$O53];[.$D53])" office:value-type="float" office:value="34.6734822843324" calcext:value-type="float">
            <text:p>34,67</text:p>
          </table:table-cell>
          <table:table-cell table:style-name="ce64" office:value-type="float" office:value="1.3610928552" calcext:value-type="float">
            <text:p>1,36E+00</text:p>
          </table:table-cell>
          <table:table-cell/>
          <table:table-cell table:style-name="ce63" office:value-type="float" office:value="0.0673283590000011" calcext:value-type="float">
            <text:p>6,73E-02</text:p>
          </table:table-cell>
          <table:table-cell table:style-name="ce19" office:value-type="float" office:value="0.070110157000002" calcext:value-type="float">
            <text:p>7,01E-02</text:p>
          </table:table-cell>
          <table:table-cell table:style-name="ce15" office:value-type="float" office:value="1500.95159" calcext:value-type="float">
            <text:p>1500,9516</text:p>
          </table:table-cell>
          <table:table-cell table:style-name="ce15" office:value-type="float" office:value="1829.57831" calcext:value-type="float">
            <text:p>1829,5783</text:p>
          </table:table-cell>
          <table:table-cell/>
          <table:table-cell table:style-name="ce64" office:value-type="float" office:value="0.234652304999997" calcext:value-type="float">
            <text:p>2,35E-01</text:p>
          </table:table-cell>
          <table:table-cell table:style-name="ce64" office:value-type="float" office:value="2.351833943" calcext:value-type="float">
            <text:p>2,35E+00</text:p>
          </table:table-cell>
          <table:table-cell table:style-name="ce61" office:value-type="float" office:value="322.41774" calcext:value-type="float">
            <text:p>322,4177</text:p>
          </table:table-cell>
          <table:table-cell table:style-name="ce61" office:value-type="float" office:value="462.46173" calcext:value-type="float">
            <text:p>462,4617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70" office:value-type="float" office:value="627.619819999996" calcext:value-type="float">
            <text:p>627,619819999996</text:p>
          </table:table-cell>
          <table:table-cell table:style-name="ce16" table:formula="of:=100*([.$AE53]-[.$D53])/MAX([.$AE53];[.$D53])" office:value-type="float" office:value="60.3491457615218" calcext:value-type="float">
            <text:p>60,35</text:p>
          </table:table-cell>
          <table:table-cell table:style-name="ce71" office:value-type="float" office:value="1.49100477999991" calcext:value-type="float">
            <text:p>1,49E+00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70" office:value-type="float" office:value="1116.20011" calcext:value-type="float">
            <text:p>1116,20011</text:p>
          </table:table-cell>
          <table:table-cell table:style-name="ce16" table:formula="of:=100*([.$AK53]-[.$D53])/MAX([.$AK53];[.$D53])" office:value-type="float" office:value="77.705017427386" calcext:value-type="float">
            <text:p>77,71</text:p>
          </table:table-cell>
          <table:table-cell table:style-name="ce71" office:value-type="float" office:value="8.50145547600005" calcext:value-type="float">
            <text:p>8,50E+00</text:p>
          </table:table-cell>
          <table:table-cell table:style-name="ce33" table:number-columns-repeated="2"/>
          <table:table-cell table:style-name="ce43" office:value-type="string" calcext:value-type="string">
            <text:p>GKD-b_50_n150_m45</text:p>
          </table:table-cell>
          <table:table-cell table:style-name="ce70" office:value-type="float" office:value="444.485109999995" calcext:value-type="float">
            <text:p>444,485109999995</text:p>
          </table:table-cell>
          <table:table-cell table:style-name="ce16" table:formula="of:=100*([.$AQ53]-[.$D53])/MAX([.$AQ53];[.$D53])" office:value-type="float" office:value="44.0123832269655" calcext:value-type="float">
            <text:p>44,01</text:p>
          </table:table-cell>
          <table:table-cell table:style-name="ce71" office:value-type="float" office:value="39.857717609" calcext:value-type="float">
            <text:p>3,99E+01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70" office:value-type="float" office:value="265.075159999999" calcext:value-type="float">
            <text:p>265,075159999999</text:p>
          </table:table-cell>
          <table:table-cell table:style-name="ce16" table:formula="of:=100*([.$AW53]-[.$D53])/MAX([.$AW53];[.$D53])" office:value-type="float" office:value="6.11846843740508" calcext:value-type="float">
            <text:p>6,12</text:p>
          </table:table-cell>
          <table:table-cell table:style-name="ce71" office:value-type="float" office:value="7.67730107300008" calcext:value-type="float">
            <text:p>7,68E+00</text:p>
          </table:table-cell>
          <table:table-cell/>
          <table:table-cell table:style-name="Default" table:number-columns-repeated="22"/>
          <table:table-cell table:number-columns-repeated="183"/>
        </table:table-row>
        <table:table-row table:style-name="ro9" table:number-rows-repeated="2">
          <table:table-cell table:number-columns-repeated="37"/>
          <table:table-cell table:style-name="ce33" table:number-columns-repeated="7"/>
          <table:table-cell table:number-columns-repeated="213"/>
        </table:table-row>
        <table:table-row table:style-name="ro9">
          <table:table-cell table:number-columns-repeated="18"/>
          <table:table-cell table:style-name="Default"/>
          <table:table-cell table:number-columns-repeated="18"/>
          <table:table-cell table:style-name="ce33" table:number-columns-repeated="7"/>
          <table:table-cell table:number-columns-repeated="4"/>
          <table:table-cell table:style-name="Default" table:number-columns-repeated="2"/>
          <table:table-cell table:number-columns-repeated="207"/>
        </table:table-row>
        <table:table-row table:style-name="ro9">
          <table:table-cell table:number-columns-repeated="18"/>
          <table:table-cell table:style-name="Default"/>
          <table:table-cell table:number-columns-repeated="8"/>
          <table:table-cell table:style-name="Default" table:number-columns-repeated="10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1">
          <table:table-cell table:number-columns-repeated="13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table:number-columns-repeated="2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table:number-columns-repeated="3"/>
          <table:table-cell table:style-name="ce18" office:value-type="string" calcext:value-type="string">
            <text:p>Mejor BL</text:p>
          </table:table-cell>
          <table:table-cell table:style-name="ce18" office:value-type="string" calcext:value-type="string">
            <text:p>Peor BL</text:p>
          </table:table-cell>
          <table:table-cell table:number-columns-repeated="3"/>
          <table:table-cell table:style-name="Default" table:number-columns-repeated="10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1_n25_m2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64" office:value-type="float" office:value="0.000310747199999994" calcext:value-type="float">
            <text:p>3,11E-04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3"/>
          <table:table-cell table:style-name="Default" table:number-columns-repeated="10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2_n25_m2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64" office:value-type="float" office:value="0.000210545599999989" calcext:value-type="float">
            <text:p>2,11E-04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3"/>
          <table:table-cell table:style-name="Default" table:number-columns-repeated="10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8"/>
          <table:table-cell table:style-name="Default" table:number-columns-repeated="3"/>
          <table:table-cell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64" office:value-type="float" office:value="0.000211346199999996" calcext:value-type="float">
            <text:p>2,11E-04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3"/>
          <table:table-cell table:style-name="Default" table:number-columns-repeated="5"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BMB</text:p>
          </table:table-cell>
          <table:table-cell table:style-name="Default" office:value-type="string" calcext:value-type="string">
            <text:p>ILS-ES</text:p>
          </table:table-cell>
          <table:table-cell table:style-name="Default" office:value-type="string" calcext:value-type="string">
            <text:p>ILS-BL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8"/>
          <table:table-cell table:style-name="Default" table:number-columns-repeated="3"/>
          <table:table-cell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64" office:value-type="float" office:value="0.000222469200000008" calcext:value-type="float">
            <text:p>2,22E-04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_n25_m2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5_n25_m2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64" office:value-type="float" office:value="0.000213925799999992" calcext:value-type="float">
            <text:p>2,14E-04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_n25_m2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61" office:value-type="float" office:value="49.0832840000001" calcext:value-type="float">
            <text:p>49,0833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64" office:value-type="float" office:value="0.00245744780000001" calcext:value-type="float">
            <text:p>2,46E-03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40.8068099999998" calcext:value-type="float">
            <text:p>40,8068</text:p>
          </table:table-cell>
          <table:table-cell table:style-name="ce61" office:value-type="float" office:value="54.4360700000002" calcext:value-type="float">
            <text:p>54,4361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_n25_m2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61" office:value-type="float" office:value="34.5253380000001" calcext:value-type="float">
            <text:p>34,5253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64" office:value-type="float" office:value="0.0028955066" calcext:value-type="float">
            <text:p>2,90E-03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20.8560200000002" calcext:value-type="float">
            <text:p>20,8560</text:p>
          </table:table-cell>
          <table:table-cell table:style-name="ce61" office:value-type="float" office:value="50.42563" calcext:value-type="float">
            <text:p>50,4256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4_n25_m2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61" office:value-type="float" office:value="44.745148" calcext:value-type="float">
            <text:p>44,7451</text:p>
          </table:table-cell>
          <table:table-cell/>
          <table:table-cell table:style-name="ce43" office:value-type="string" calcext:value-type="string">
            <text:p>GKD-b_8_n25_m7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64" office:value-type="float" office:value="0.00206939879999999" calcext:value-type="float">
            <text:p>2,07E-03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40.0214399999998" calcext:value-type="float">
            <text:p>40,0214</text:p>
          </table:table-cell>
          <table:table-cell table:style-name="ce61" office:value-type="float" office:value="50.8084100000001" calcext:value-type="float">
            <text:p>50,8084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5_n25_m2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61" office:value-type="float" office:value="50.384496" calcext:value-type="float">
            <text:p>50,3845</text:p>
          </table:table-cell>
          <table:table-cell/>
          <table:table-cell table:style-name="ce43" office:value-type="string" calcext:value-type="string">
            <text:p>GKD-b_9_n25_m7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64" office:value-type="float" office:value="0.00266474639999996" calcext:value-type="float">
            <text:p>2,66E-03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35.9848999999998" calcext:value-type="float">
            <text:p>35,9849</text:p>
          </table:table-cell>
          <table:table-cell table:style-name="ce61" office:value-type="float" office:value="70.80767" calcext:value-type="float">
            <text:p>70,8077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6_n25_m7</text:p>
          </table:table-cell>
          <table:table-cell table:style-name="ce70" office:value-type="float" office:value="36.8041499999998" calcext:value-type="float">
            <text:p>36,8041499999998</text:p>
          </table:table-cell>
          <table:table-cell table:style-name="ce70" office:value-type="float" office:value="103.18643" calcext:value-type="float">
            <text:p>103,18643</text:p>
          </table:table-cell>
          <table:table-cell table:style-name="ce70" office:value-type="float" office:value="21.6577800000008" calcext:value-type="float">
            <text:p>21,6577800000008</text:p>
          </table:table-cell>
          <table:table-cell table:style-name="ce70" office:value-type="float" office:value="30.4198200000001" calcext:value-type="float">
            <text:p>30,419820000000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61" office:value-type="float" office:value="52.6370939999999" calcext:value-type="float">
            <text:p>52,6371</text:p>
          </table:table-cell>
          <table:table-cell/>
          <table:table-cell table:style-name="ce43" office:value-type="string" calcext:value-type="string">
            <text:p>GKD-b_10_n25_m7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64" office:value-type="float" office:value="0.00216839719999999" calcext:value-type="float">
            <text:p>2,17E-03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35.1925199999998" calcext:value-type="float">
            <text:p>35,1925</text:p>
          </table:table-cell>
          <table:table-cell table:style-name="ce61" office:value-type="float" office:value="76.4304600000003" calcext:value-type="float">
            <text:p>76,4305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7_n25_m7</text:p>
          </table:table-cell>
          <table:table-cell table:style-name="ce70" office:value-type="float" office:value="29.5711700000002" calcext:value-type="float">
            <text:p>29,5711700000002</text:p>
          </table:table-cell>
          <table:table-cell table:style-name="ce70" office:value-type="float" office:value="69.08197" calcext:value-type="float">
            <text:p>69,08197</text:p>
          </table:table-cell>
          <table:table-cell table:style-name="ce70" office:value-type="float" office:value="28.5322399999998" calcext:value-type="float">
            <text:p>28,5322399999998</text:p>
          </table:table-cell>
          <table:table-cell table:style-name="ce70" office:value-type="float" office:value="22.1762399999996" calcext:value-type="float">
            <text:p>22,1762399999996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61" office:value-type="float" office:value="15.0192840000001" calcext:value-type="float">
            <text:p>15,0193</text:p>
          </table:table-cell>
          <table:table-cell/>
          <table:table-cell table:style-name="ce43" office:value-type="string" calcext:value-type="string">
            <text:p>GKD-b_11_n50_m5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64" office:value-type="float" office:value="0.00269202719999997" calcext:value-type="float">
            <text:p>2,69E-03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2.1605500000002" calcext:value-type="float">
            <text:p>12,1606</text:p>
          </table:table-cell>
          <table:table-cell table:style-name="ce61" office:value-type="float" office:value="17.7499500000001" calcext:value-type="float">
            <text:p>17,7500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8_n25_m7</text:p>
          </table:table-cell>
          <table:table-cell table:style-name="ce70" office:value-type="float" office:value="20.9588500000003" calcext:value-type="float">
            <text:p>20,9588500000003</text:p>
          </table:table-cell>
          <table:table-cell table:style-name="ce70" office:value-type="float" office:value="118.15813" calcext:value-type="float">
            <text:p>118,15813</text:p>
          </table:table-cell>
          <table:table-cell table:style-name="ce70" office:value-type="float" office:value="16.7611899999998" calcext:value-type="float">
            <text:p>16,7611899999998</text:p>
          </table:table-cell>
          <table:table-cell table:style-name="ce70" office:value-type="float" office:value="25.00713" calcext:value-type="float">
            <text:p>25,00713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61" office:value-type="float" office:value="19.531482" calcext:value-type="float">
            <text:p>19,5315</text:p>
          </table:table-cell>
          <table:table-cell/>
          <table:table-cell table:style-name="ce43" office:value-type="string" calcext:value-type="string">
            <text:p>GKD-b_12_n50_m5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64" office:value-type="float" office:value="0.003275329" calcext:value-type="float">
            <text:p>3,28E-03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12.7862899999999" calcext:value-type="float">
            <text:p>12,7863</text:p>
          </table:table-cell>
          <table:table-cell table:style-name="ce61" office:value-type="float" office:value="32.93584" calcext:value-type="float">
            <text:p>32,9358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9_n25_m7</text:p>
          </table:table-cell>
          <table:table-cell table:style-name="ce70" office:value-type="float" office:value="26.79202" calcext:value-type="float">
            <text:p>26,79202</text:p>
          </table:table-cell>
          <table:table-cell table:style-name="ce70" office:value-type="float" office:value="74.80285" calcext:value-type="float">
            <text:p>74,80285</text:p>
          </table:table-cell>
          <table:table-cell table:style-name="ce70" office:value-type="float" office:value="26.3009" calcext:value-type="float">
            <text:p>26,3009</text:p>
          </table:table-cell>
          <table:table-cell table:style-name="ce70" office:value-type="float" office:value="3.35369" calcext:value-type="float">
            <text:p>3,3536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61" office:value-type="float" office:value="14.159194" calcext:value-type="float">
            <text:p>14,1592</text:p>
          </table:table-cell>
          <table:table-cell/>
          <table:table-cell table:style-name="ce43" office:value-type="string" calcext:value-type="string">
            <text:p>GKD-b_13_n50_m5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64" office:value-type="float" office:value="0.00270296859999999" calcext:value-type="float">
            <text:p>2,70E-03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10.73017" calcext:value-type="float">
            <text:p>10,7302</text:p>
          </table:table-cell>
          <table:table-cell table:style-name="ce61" office:value-type="float" office:value="16.2720000000001" calcext:value-type="float">
            <text:p>16,2720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0_n25_m7</text:p>
          </table:table-cell>
          <table:table-cell table:style-name="ce70" office:value-type="float" office:value="30.88052" calcext:value-type="float">
            <text:p>30,88052</text:p>
          </table:table-cell>
          <table:table-cell table:style-name="ce70" office:value-type="float" office:value="95.4659700000001" calcext:value-type="float">
            <text:p>95,4659700000001</text:p>
          </table:table-cell>
          <table:table-cell table:style-name="ce70" office:value-type="float" office:value="32.38247" calcext:value-type="float">
            <text:p>32,38247</text:p>
          </table:table-cell>
          <table:table-cell table:style-name="ce70" office:value-type="float" office:value="24.3964300000003" calcext:value-type="float">
            <text:p>24,3964300000003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61" office:value-type="float" office:value="19.91996" calcext:value-type="float">
            <text:p>19,9200</text:p>
          </table:table-cell>
          <table:table-cell/>
          <table:table-cell table:style-name="ce43" office:value-type="string" calcext:value-type="string">
            <text:p>GKD-b_14_n50_m5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64" office:value-type="float" office:value="0.00204058579999997" calcext:value-type="float">
            <text:p>2,04E-03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14.7918399999998" calcext:value-type="float">
            <text:p>14,7918</text:p>
          </table:table-cell>
          <table:table-cell table:style-name="ce61" office:value-type="float" office:value="29.7354399999999" calcext:value-type="float">
            <text:p>29,7354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1_n50_m5</text:p>
          </table:table-cell>
          <table:table-cell table:style-name="ce70" office:value-type="float" office:value="20.60361" calcext:value-type="float">
            <text:p>20,60361</text:p>
          </table:table-cell>
          <table:table-cell table:style-name="ce70" office:value-type="float" office:value="60.4000599999999" calcext:value-type="float">
            <text:p>60,4000599999999</text:p>
          </table:table-cell>
          <table:table-cell table:style-name="ce70" office:value-type="float" office:value="5.34508000000005" calcext:value-type="float">
            <text:p>5,34508000000005</text:p>
          </table:table-cell>
          <table:table-cell table:style-name="ce70" office:value-type="float" office:value="5.21663999999998" calcext:value-type="float">
            <text:p>5,2166399999999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61" office:value-type="float" office:value="19.003396" calcext:value-type="float">
            <text:p>19,0034</text:p>
          </table:table-cell>
          <table:table-cell/>
          <table:table-cell table:style-name="ce43" office:value-type="string" calcext:value-type="string">
            <text:p>GKD-b_15_n50_m5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64" office:value-type="float" office:value="0.00242267020000002" calcext:value-type="float">
            <text:p>2,42E-03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3.8209199999999" calcext:value-type="float">
            <text:p>13,8209</text:p>
          </table:table-cell>
          <table:table-cell table:style-name="ce61" office:value-type="float" office:value="26.8154599999998" calcext:value-type="float">
            <text:p>26,8155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2_n50_m5</text:p>
          </table:table-cell>
          <table:table-cell table:style-name="ce70" office:value-type="float" office:value="18.03208" calcext:value-type="float">
            <text:p>18,03208</text:p>
          </table:table-cell>
          <table:table-cell table:style-name="ce70" office:value-type="float" office:value="32.48368" calcext:value-type="float">
            <text:p>32,48368</text:p>
          </table:table-cell>
          <table:table-cell table:style-name="ce70" office:value-type="float" office:value="5.46397999999977" calcext:value-type="float">
            <text:p>5,46397999999977</text:p>
          </table:table-cell>
          <table:table-cell table:style-name="ce70" office:value-type="float" office:value="8.90037000000007" calcext:value-type="float">
            <text:p>8,90037000000007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61" office:value-type="float" office:value="154.771028" calcext:value-type="float">
            <text:p>154,7710</text:p>
          </table:table-cell>
          <table:table-cell/>
          <table:table-cell table:style-name="ce43" office:value-type="string" calcext:value-type="string">
            <text:p>GKD-b_16_n50_m15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64" office:value-type="float" office:value="0.0183029196" calcext:value-type="float">
            <text:p>1,83E-02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10.17049" calcext:value-type="float">
            <text:p>110,1705</text:p>
          </table:table-cell>
          <table:table-cell table:style-name="ce61" office:value-type="float" office:value="191.40991" calcext:value-type="float">
            <text:p>191,4099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3_n50_m5</text:p>
          </table:table-cell>
          <table:table-cell table:style-name="ce70" office:value-type="float" office:value="12.4496100000001" calcext:value-type="float">
            <text:p>12,4496100000001</text:p>
          </table:table-cell>
          <table:table-cell table:style-name="ce70" office:value-type="float" office:value="20.14402" calcext:value-type="float">
            <text:p>20,14402</text:p>
          </table:table-cell>
          <table:table-cell table:style-name="ce70" office:value-type="float" office:value="8.04720999999995" calcext:value-type="float">
            <text:p>8,04720999999995</text:p>
          </table:table-cell>
          <table:table-cell table:style-name="ce70" office:value-type="float" office:value="9.97775000000001" calcext:value-type="float">
            <text:p>9,9777500000000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61" office:value-type="float" office:value="120.450042" calcext:value-type="float">
            <text:p>120,4500</text:p>
          </table:table-cell>
          <table:table-cell/>
          <table:table-cell table:style-name="ce43" office:value-type="string" calcext:value-type="string">
            <text:p>GKD-b_17_n50_m15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64" office:value-type="float" office:value="0.0246485746" calcext:value-type="float">
            <text:p>2,46E-02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93.1828199999999" calcext:value-type="float">
            <text:p>93,1828</text:p>
          </table:table-cell>
          <table:table-cell table:style-name="ce61" office:value-type="float" office:value="152.7154" calcext:value-type="float">
            <text:p>152,7154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4_n50_m5</text:p>
          </table:table-cell>
          <table:table-cell table:style-name="ce70" office:value-type="float" office:value="3.79036000000013" calcext:value-type="float">
            <text:p>3,79036000000013</text:p>
          </table:table-cell>
          <table:table-cell table:style-name="ce70" office:value-type="float" office:value="39.98518" calcext:value-type="float">
            <text:p>39,98518</text:p>
          </table:table-cell>
          <table:table-cell table:style-name="ce70" office:value-type="float" office:value="3.74123999999995" calcext:value-type="float">
            <text:p>3,74123999999995</text:p>
          </table:table-cell>
          <table:table-cell table:style-name="ce70" office:value-type="float" office:value="9.53914999999989" calcext:value-type="float">
            <text:p>9,5391499999998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61" office:value-type="float" office:value="118.89675" calcext:value-type="float">
            <text:p>118,8968</text:p>
          </table:table-cell>
          <table:table-cell/>
          <table:table-cell table:style-name="ce43" office:value-type="string" calcext:value-type="string">
            <text:p>GKD-b_18_n50_m15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64" office:value-type="float" office:value="0.0291248788" calcext:value-type="float">
            <text:p>2,91E-02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79.20128" calcext:value-type="float">
            <text:p>79,2013</text:p>
          </table:table-cell>
          <table:table-cell table:style-name="ce61" office:value-type="float" office:value="139.18099" calcext:value-type="float">
            <text:p>139,1810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5_n50_m5</text:p>
          </table:table-cell>
          <table:table-cell table:style-name="ce70" office:value-type="float" office:value="10.9750200000003" calcext:value-type="float">
            <text:p>10,9750200000003</text:p>
          </table:table-cell>
          <table:table-cell table:style-name="ce70" office:value-type="float" office:value="27.16133" calcext:value-type="float">
            <text:p>27,16133</text:p>
          </table:table-cell>
          <table:table-cell table:style-name="ce70" office:value-type="float" office:value="5.92988000000014" calcext:value-type="float">
            <text:p>5,92988000000014</text:p>
          </table:table-cell>
          <table:table-cell table:style-name="ce70" office:value-type="float" office:value="4.16255999999999" calcext:value-type="float">
            <text:p>4,162559999999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61" office:value-type="float" office:value="113.379462" calcext:value-type="float">
            <text:p>113,3795</text:p>
          </table:table-cell>
          <table:table-cell/>
          <table:table-cell table:style-name="ce43" office:value-type="string" calcext:value-type="string">
            <text:p>GKD-b_19_n50_m15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64" office:value-type="float" office:value="0.0272387582" calcext:value-type="float">
            <text:p>2,72E-02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91.7966400000003" calcext:value-type="float">
            <text:p>91,7966</text:p>
          </table:table-cell>
          <table:table-cell table:style-name="ce61" office:value-type="float" office:value="157.087810000001" calcext:value-type="float">
            <text:p>157,0878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6_n50_m15</text:p>
          </table:table-cell>
          <table:table-cell table:style-name="ce70" office:value-type="float" office:value="134.05719" calcext:value-type="float">
            <text:p>134,05719</text:p>
          </table:table-cell>
          <table:table-cell table:style-name="ce70" office:value-type="float" office:value="217.16727" calcext:value-type="float">
            <text:p>217,16727</text:p>
          </table:table-cell>
          <table:table-cell table:style-name="ce70" office:value-type="float" office:value="75.6474899999996" calcext:value-type="float">
            <text:p>75,6474899999996</text:p>
          </table:table-cell>
          <table:table-cell table:style-name="ce70" office:value-type="float" office:value="34.84225" calcext:value-type="float">
            <text:p>34,84225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61" office:value-type="float" office:value="84.4172579999999" calcext:value-type="float">
            <text:p>84,4173</text:p>
          </table:table-cell>
          <table:table-cell/>
          <table:table-cell table:style-name="ce43" office:value-type="string" calcext:value-type="string">
            <text:p>GKD-b_20_n50_m1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64" office:value-type="float" office:value="0.0360041736" calcext:value-type="float">
            <text:p>3,60E-02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52.3986500000001" calcext:value-type="float">
            <text:p>52,3987</text:p>
          </table:table-cell>
          <table:table-cell table:style-name="ce61" office:value-type="float" office:value="103.23932" calcext:value-type="float">
            <text:p>103,2393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7_n50_m15</text:p>
          </table:table-cell>
          <table:table-cell table:style-name="ce70" office:value-type="float" office:value="109.27381" calcext:value-type="float">
            <text:p>109,27381</text:p>
          </table:table-cell>
          <table:table-cell table:style-name="ce70" office:value-type="float" office:value="194.28764" calcext:value-type="float">
            <text:p>194,28764</text:p>
          </table:table-cell>
          <table:table-cell table:style-name="ce70" office:value-type="float" office:value="82.6882399999997" calcext:value-type="float">
            <text:p>82,6882399999997</text:p>
          </table:table-cell>
          <table:table-cell table:style-name="ce70" office:value-type="float" office:value="4.35510999999994" calcext:value-type="float">
            <text:p>4,35510999999994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61" office:value-type="float" office:value="53.7561099999999" calcext:value-type="float">
            <text:p>53,7561</text:p>
          </table:table-cell>
          <table:table-cell/>
          <table:table-cell table:style-name="ce43" office:value-type="string" calcext:value-type="string">
            <text:p>GKD-b_21_n100_m10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64" office:value-type="float" office:value="0.0247735656000001" calcext:value-type="float">
            <text:p>2,48E-02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33.24138" calcext:value-type="float">
            <text:p>33,2414</text:p>
          </table:table-cell>
          <table:table-cell table:style-name="ce61" office:value-type="float" office:value="68.5437299999994" calcext:value-type="float">
            <text:p>68,5437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8_n50_m15</text:p>
          </table:table-cell>
          <table:table-cell table:style-name="ce70" office:value-type="float" office:value="97.6587599999996" calcext:value-type="float">
            <text:p>97,6587599999996</text:p>
          </table:table-cell>
          <table:table-cell table:style-name="ce70" office:value-type="float" office:value="245.64056" calcext:value-type="float">
            <text:p>245,64056</text:p>
          </table:table-cell>
          <table:table-cell table:style-name="ce70" office:value-type="float" office:value="55.2121100000002" calcext:value-type="float">
            <text:p>55,2121100000002</text:p>
          </table:table-cell>
          <table:table-cell table:style-name="ce70" office:value-type="float" office:value="52.9814800000001" calcext:value-type="float">
            <text:p>52,981480000000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61" office:value-type="float" office:value="59.2516" calcext:value-type="float">
            <text:p>59,2516</text:p>
          </table:table-cell>
          <table:table-cell/>
          <table:table-cell table:style-name="ce43" office:value-type="string" calcext:value-type="string">
            <text:p>GKD-b_22_n100_m10</text:p>
          </table:table-cell>
          <table:table-cell table:style-name="ce19" office:value-type="float" office:value="0.00264984199999998" calcext:value-type="float">
            <text:p>2,65E-03</text:p>
          </table:table-cell>
          <table:table-cell table:style-name="ce64" office:value-type="float" office:value="0.0255729402" calcext:value-type="float">
            <text:p>2,56E-02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45.5720899999999" calcext:value-type="float">
            <text:p>45,5721</text:p>
          </table:table-cell>
          <table:table-cell table:style-name="ce61" office:value-type="float" office:value="65.3303599999997" calcext:value-type="float">
            <text:p>65,3304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19_n50_m15</text:p>
          </table:table-cell>
          <table:table-cell table:style-name="ce70" office:value-type="float" office:value="129.752680000001" calcext:value-type="float">
            <text:p>129,752680000001</text:p>
          </table:table-cell>
          <table:table-cell table:style-name="ce70" office:value-type="float" office:value="329.33753" calcext:value-type="float">
            <text:p>329,33753</text:p>
          </table:table-cell>
          <table:table-cell table:style-name="ce70" office:value-type="float" office:value="132.228640000001" calcext:value-type="float">
            <text:p>132,228640000001</text:p>
          </table:table-cell>
          <table:table-cell table:style-name="ce70" office:value-type="float" office:value="28.40986" calcext:value-type="float">
            <text:p>28,40986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61" office:value-type="float" office:value="44.0998499999999" calcext:value-type="float">
            <text:p>44,0998</text:p>
          </table:table-cell>
          <table:table-cell/>
          <table:table-cell table:style-name="ce43" office:value-type="string" calcext:value-type="string">
            <text:p>GKD-b_23_n100_m10</text:p>
          </table:table-cell>
          <table:table-cell table:style-name="ce19" office:value-type="float" office:value="0.00268891440000005" calcext:value-type="float">
            <text:p>2,69E-03</text:p>
          </table:table-cell>
          <table:table-cell table:style-name="ce64" office:value-type="float" office:value="0.0258201506" calcext:value-type="float">
            <text:p>2,58E-02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1.6259299999999" calcext:value-type="float">
            <text:p>31,6259</text:p>
          </table:table-cell>
          <table:table-cell table:style-name="ce61" office:value-type="float" office:value="70.2775099999997" calcext:value-type="float">
            <text:p>70,2775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0_n50_m15</text:p>
          </table:table-cell>
          <table:table-cell table:style-name="ce70" office:value-type="float" office:value="118.948379999999" calcext:value-type="float">
            <text:p>118,948379999999</text:p>
          </table:table-cell>
          <table:table-cell table:style-name="ce70" office:value-type="float" office:value="302.78167" calcext:value-type="float">
            <text:p>302,78167</text:p>
          </table:table-cell>
          <table:table-cell table:style-name="ce70" office:value-type="float" office:value="78.9418499999997" calcext:value-type="float">
            <text:p>78,9418499999997</text:p>
          </table:table-cell>
          <table:table-cell table:style-name="ce70" office:value-type="float" office:value="75.9997000000001" calcext:value-type="float">
            <text:p>75,999700000000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61" office:value-type="float" office:value="39.4464100000002" calcext:value-type="float">
            <text:p>39,4464</text:p>
          </table:table-cell>
          <table:table-cell/>
          <table:table-cell table:style-name="ce43" office:value-type="string" calcext:value-type="string">
            <text:p>GKD-b_24_n100_m10</text:p>
          </table:table-cell>
          <table:table-cell table:style-name="ce19" office:value-type="float" office:value="0.0026294944" calcext:value-type="float">
            <text:p>2,63E-03</text:p>
          </table:table-cell>
          <table:table-cell table:style-name="ce64" office:value-type="float" office:value="0.02239954" calcext:value-type="float">
            <text:p>2,24E-02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3.7143500000006" calcext:value-type="float">
            <text:p>33,7144</text:p>
          </table:table-cell>
          <table:table-cell table:style-name="ce61" office:value-type="float" office:value="42.2378500000004" calcext:value-type="float">
            <text:p>42,2379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1_n100_m10</text:p>
          </table:table-cell>
          <table:table-cell table:style-name="ce70" office:value-type="float" office:value="35.8277299999999" calcext:value-type="float">
            <text:p>35,8277299999999</text:p>
          </table:table-cell>
          <table:table-cell table:style-name="ce70" office:value-type="float" office:value="109.38467" calcext:value-type="float">
            <text:p>109,38467</text:p>
          </table:table-cell>
          <table:table-cell table:style-name="ce70" office:value-type="float" office:value="32.2448499999999" calcext:value-type="float">
            <text:p>32,2448499999999</text:p>
          </table:table-cell>
          <table:table-cell table:style-name="ce70" office:value-type="float" office:value="23.40483" calcext:value-type="float">
            <text:p>23,40483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61" office:value-type="float" office:value="42.1936280000002" calcext:value-type="float">
            <text:p>42,1936</text:p>
          </table:table-cell>
          <table:table-cell/>
          <table:table-cell table:style-name="ce43" office:value-type="string" calcext:value-type="string">
            <text:p>GKD-b_25_n100_m10</text:p>
          </table:table-cell>
          <table:table-cell table:style-name="ce19" office:value-type="float" office:value="0.00264723499999997" calcext:value-type="float">
            <text:p>2,65E-03</text:p>
          </table:table-cell>
          <table:table-cell table:style-name="ce64" office:value-type="float" office:value="0.0227332933999999" calcext:value-type="float">
            <text:p>2,27E-02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31.7280299999998" calcext:value-type="float">
            <text:p>31,7280</text:p>
          </table:table-cell>
          <table:table-cell table:style-name="ce61" office:value-type="float" office:value="63.5695200000002" calcext:value-type="float">
            <text:p>63,5695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2_n100_m10</text:p>
          </table:table-cell>
          <table:table-cell table:style-name="ce70" office:value-type="float" office:value="43.3071300000001" calcext:value-type="float">
            <text:p>43,3071300000001</text:p>
          </table:table-cell>
          <table:table-cell table:style-name="ce70" office:value-type="float" office:value="173.09876" calcext:value-type="float">
            <text:p>173,09876</text:p>
          </table:table-cell>
          <table:table-cell table:style-name="ce70" office:value-type="float" office:value="32.73316" calcext:value-type="float">
            <text:p>32,73316</text:p>
          </table:table-cell>
          <table:table-cell table:style-name="ce70" office:value-type="float" office:value="27.1431899999998" calcext:value-type="float">
            <text:p>27,143189999999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61" office:value-type="float" office:value="299.913719999999" calcext:value-type="float">
            <text:p>299,9137</text:p>
          </table:table-cell>
          <table:table-cell/>
          <table:table-cell table:style-name="ce43" office:value-type="string" calcext:value-type="string">
            <text:p>GKD-b_26_n100_m30</text:p>
          </table:table-cell>
          <table:table-cell table:style-name="ce19" office:value-type="float" office:value="0.0197211010000002" calcext:value-type="float">
            <text:p>1,97E-02</text:p>
          </table:table-cell>
          <table:table-cell table:style-name="ce64" office:value-type="float" office:value="0.3709935742" calcext:value-type="float">
            <text:p>3,71E-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40.787479999999" calcext:value-type="float">
            <text:p>240,7875</text:p>
          </table:table-cell>
          <table:table-cell table:style-name="ce61" office:value-type="float" office:value="354.820190000001" calcext:value-type="float">
            <text:p>354,8202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3_n100_m10</text:p>
          </table:table-cell>
          <table:table-cell table:style-name="ce70" office:value-type="float" office:value="33.8392500000001" calcext:value-type="float">
            <text:p>33,8392500000001</text:p>
          </table:table-cell>
          <table:table-cell table:style-name="ce70" office:value-type="float" office:value="144.96517" calcext:value-type="float">
            <text:p>144,96517</text:p>
          </table:table-cell>
          <table:table-cell table:style-name="ce70" office:value-type="float" office:value="23.9699399999998" calcext:value-type="float">
            <text:p>23,9699399999998</text:p>
          </table:table-cell>
          <table:table-cell table:style-name="ce70" office:value-type="float" office:value="2.3140800000001" calcext:value-type="float">
            <text:p>2,314080000000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61" office:value-type="float" office:value="315.194026" calcext:value-type="float">
            <text:p>315,1940</text:p>
          </table:table-cell>
          <table:table-cell/>
          <table:table-cell table:style-name="ce43" office:value-type="string" calcext:value-type="string">
            <text:p>GKD-b_27_n100_m30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64" office:value-type="float" office:value="0.3010049522" calcext:value-type="float">
            <text:p>3,01E-01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280.99685" calcext:value-type="float">
            <text:p>280,9969</text:p>
          </table:table-cell>
          <table:table-cell table:style-name="ce61" office:value-type="float" office:value="351.28385" calcext:value-type="float">
            <text:p>351,2839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4_n100_m10</text:p>
          </table:table-cell>
          <table:table-cell table:style-name="ce70" office:value-type="float" office:value="32.7900299999994" calcext:value-type="float">
            <text:p>32,7900299999994</text:p>
          </table:table-cell>
          <table:table-cell table:style-name="ce70" office:value-type="float" office:value="188.72856" calcext:value-type="float">
            <text:p>188,72856</text:p>
          </table:table-cell>
          <table:table-cell table:style-name="ce70" office:value-type="float" office:value="29.2422099999997" calcext:value-type="float">
            <text:p>29,2422099999997</text:p>
          </table:table-cell>
          <table:table-cell table:style-name="ce70" office:value-type="float" office:value="30.2877000000001" calcext:value-type="float">
            <text:p>30,287700000000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61" office:value-type="float" office:value="465.370573999998" calcext:value-type="float">
            <text:p>465,3706</text:p>
          </table:table-cell>
          <table:table-cell/>
          <table:table-cell table:style-name="ce43" office:value-type="string" calcext:value-type="string">
            <text:p>GKD-b_28_n100_m30</text:p>
          </table:table-cell>
          <table:table-cell table:style-name="ce19" office:value-type="float" office:value="0.0204667249999998" calcext:value-type="float">
            <text:p>2,05E-02</text:p>
          </table:table-cell>
          <table:table-cell table:style-name="ce64" office:value-type="float" office:value="0.219771519" calcext:value-type="float">
            <text:p>2,20E-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346.868189999997" calcext:value-type="float">
            <text:p>346,8682</text:p>
          </table:table-cell>
          <table:table-cell table:style-name="ce61" office:value-type="float" office:value="560.020089999997" calcext:value-type="float">
            <text:p>560,0201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5_n100_m10</text:p>
          </table:table-cell>
          <table:table-cell table:style-name="ce70" office:value-type="float" office:value="36.9749399999998" calcext:value-type="float">
            <text:p>36,9749399999998</text:p>
          </table:table-cell>
          <table:table-cell table:style-name="ce70" office:value-type="float" office:value="151.88494" calcext:value-type="float">
            <text:p>151,88494</text:p>
          </table:table-cell>
          <table:table-cell table:style-name="ce70" office:value-type="float" office:value="35.6264099999994" calcext:value-type="float">
            <text:p>35,6264099999994</text:p>
          </table:table-cell>
          <table:table-cell table:style-name="ce70" office:value-type="float" office:value="26.7099799999999" calcext:value-type="float">
            <text:p>26,70997999999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61" office:value-type="float" office:value="310.076060000002" calcext:value-type="float">
            <text:p>310,0761</text:p>
          </table:table-cell>
          <table:table-cell/>
          <table:table-cell table:style-name="ce43" office:value-type="string" calcext:value-type="string">
            <text:p>GKD-b_29_n100_m30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style-name="ce64" office:value-type="float" office:value="0.2558843282" calcext:value-type="float">
            <text:p>2,56E-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285.783900000002" calcext:value-type="float">
            <text:p>285,7839</text:p>
          </table:table-cell>
          <table:table-cell table:style-name="ce61" office:value-type="float" office:value="351.436790000002" calcext:value-type="float">
            <text:p>351,4368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6_n100_m30</text:p>
          </table:table-cell>
          <table:table-cell table:style-name="ce70" office:value-type="float" office:value="466.41776" calcext:value-type="float">
            <text:p>466,41776</text:p>
          </table:table-cell>
          <table:table-cell table:style-name="ce70" office:value-type="float" office:value="729.03557" calcext:value-type="float">
            <text:p>729,03557</text:p>
          </table:table-cell>
          <table:table-cell table:style-name="ce70" office:value-type="float" office:value="255.42013" calcext:value-type="float">
            <text:p>255,42013</text:p>
          </table:table-cell>
          <table:table-cell table:style-name="ce70" office:value-type="float" office:value="115.165959999999" calcext:value-type="float">
            <text:p>115,1659599999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61" office:value-type="float" office:value="340.445052" calcext:value-type="float">
            <text:p>340,4451</text:p>
          </table:table-cell>
          <table:table-cell/>
          <table:table-cell table:style-name="ce43" office:value-type="string" calcext:value-type="string">
            <text:p>GKD-b_30_n100_m30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style-name="ce64" office:value-type="float" office:value="0.3023921936" calcext:value-type="float">
            <text:p>3,02E-01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260.039419999999" calcext:value-type="float">
            <text:p>260,0394</text:p>
          </table:table-cell>
          <table:table-cell table:style-name="ce61" office:value-type="float" office:value="421.381499999999" calcext:value-type="float">
            <text:p>421,3815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7_n100_m30</text:p>
          </table:table-cell>
          <table:table-cell table:style-name="ce70" office:value-type="float" office:value="264.78386" calcext:value-type="float">
            <text:p>264,78386</text:p>
          </table:table-cell>
          <table:table-cell table:style-name="ce70" office:value-type="float" office:value="630.05418" calcext:value-type="float">
            <text:p>630,05418</text:p>
          </table:table-cell>
          <table:table-cell table:style-name="ce70" office:value-type="float" office:value="243.8463" calcext:value-type="float">
            <text:p>243,8463</text:p>
          </table:table-cell>
          <table:table-cell table:style-name="ce70" office:value-type="float" office:value="57.5362900000002" calcext:value-type="float">
            <text:p>57,536290000000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61" office:value-type="float" office:value="51.387662" calcext:value-type="float">
            <text:p>51,3877</text:p>
          </table:table-cell>
          <table:table-cell/>
          <table:table-cell table:style-name="ce43" office:value-type="string" calcext:value-type="string">
            <text:p>GKD-b_31_n125_m12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style-name="ce64" office:value-type="float" office:value="0.0839584425999998" calcext:value-type="float">
            <text:p>8,40E-02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37.48397" calcext:value-type="float">
            <text:p>37,4840</text:p>
          </table:table-cell>
          <table:table-cell table:style-name="ce61" office:value-type="float" office:value="62.6896399999997" calcext:value-type="float">
            <text:p>62,6896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8_n100_m30</text:p>
          </table:table-cell>
          <table:table-cell table:style-name="ce70" office:value-type="float" office:value="362.648069999998" calcext:value-type="float">
            <text:p>362,648069999998</text:p>
          </table:table-cell>
          <table:table-cell table:style-name="ce70" office:value-type="float" office:value="905.623149999999" calcext:value-type="float">
            <text:p>905,623149999999</text:p>
          </table:table-cell>
          <table:table-cell table:style-name="ce70" office:value-type="float" office:value="248.630749999999" calcext:value-type="float">
            <text:p>248,630749999999</text:p>
          </table:table-cell>
          <table:table-cell table:style-name="ce70" office:value-type="float" office:value="152.52441" calcext:value-type="float">
            <text:p>152,5244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61" office:value-type="float" office:value="52.1606139999999" calcext:value-type="float">
            <text:p>52,1606</text:p>
          </table:table-cell>
          <table:table-cell/>
          <table:table-cell table:style-name="ce43" office:value-type="string" calcext:value-type="string">
            <text:p>GKD-b_32_n125_m12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style-name="ce64" office:value-type="float" office:value="0.0439546042" calcext:value-type="float">
            <text:p>4,40E-02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47.3629799999994" calcext:value-type="float">
            <text:p>47,3630</text:p>
          </table:table-cell>
          <table:table-cell table:style-name="ce61" office:value-type="float" office:value="60.7922300000005" calcext:value-type="float">
            <text:p>60,7922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29_n100_m30</text:p>
          </table:table-cell>
          <table:table-cell table:style-name="ce70" office:value-type="float" office:value="281.253110000001" calcext:value-type="float">
            <text:p>281,253110000001</text:p>
          </table:table-cell>
          <table:table-cell table:style-name="ce70" office:value-type="float" office:value="739.592920000001" calcext:value-type="float">
            <text:p>739,592920000001</text:p>
          </table:table-cell>
          <table:table-cell table:style-name="ce70" office:value-type="float" office:value="194.483040000003" calcext:value-type="float">
            <text:p>194,483040000003</text:p>
          </table:table-cell>
          <table:table-cell table:style-name="ce70" office:value-type="float" office:value="221.222229999998" calcext:value-type="float">
            <text:p>221,22222999999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61" office:value-type="float" office:value="74.9053499999999" calcext:value-type="float">
            <text:p>74,9053</text:p>
          </table:table-cell>
          <table:table-cell/>
          <table:table-cell table:style-name="ce43" office:value-type="string" calcext:value-type="string">
            <text:p>GKD-b_33_n125_m12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64" office:value-type="float" office:value="0.0605489464000001" calcext:value-type="float">
            <text:p>6,05E-02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9.2417499999998" calcext:value-type="float">
            <text:p>49,2417</text:p>
          </table:table-cell>
          <table:table-cell table:style-name="ce61" office:value-type="float" office:value="92.0815200000002" calcext:value-type="float">
            <text:p>92,0815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0_n100_m30</text:p>
          </table:table-cell>
          <table:table-cell table:style-name="ce70" office:value-type="float" office:value="291.790909999999" calcext:value-type="float">
            <text:p>291,790909999999</text:p>
          </table:table-cell>
          <table:table-cell table:style-name="ce70" office:value-type="float" office:value="691.44326" calcext:value-type="float">
            <text:p>691,44326</text:p>
          </table:table-cell>
          <table:table-cell table:style-name="ce70" office:value-type="float" office:value="236.649149999998" calcext:value-type="float">
            <text:p>236,649149999998</text:p>
          </table:table-cell>
          <table:table-cell table:style-name="ce70" office:value-type="float" office:value="72.2117699999997" calcext:value-type="float">
            <text:p>72,2117699999997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61" office:value-type="float" office:value="66.0790279999999" calcext:value-type="float">
            <text:p>66,0790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style-name="ce64" office:value-type="float" office:value="0.0776516471999997" calcext:value-type="float">
            <text:p>7,77E-02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6.35734" calcext:value-type="float">
            <text:p>46,3573</text:p>
          </table:table-cell>
          <table:table-cell table:style-name="ce61" office:value-type="float" office:value="109.36185" calcext:value-type="float">
            <text:p>109,3619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1_n125_m12</text:p>
          </table:table-cell>
          <table:table-cell table:style-name="ce70" office:value-type="float" office:value="40.7497599999999" calcext:value-type="float">
            <text:p>40,7497599999999</text:p>
          </table:table-cell>
          <table:table-cell table:style-name="ce70" office:value-type="float" office:value="76.2025899999999" calcext:value-type="float">
            <text:p>76,2025899999999</text:p>
          </table:table-cell>
          <table:table-cell table:style-name="ce70" office:value-type="float" office:value="37.4158700000002" calcext:value-type="float">
            <text:p>37,4158700000002</text:p>
          </table:table-cell>
          <table:table-cell table:style-name="ce70" office:value-type="float" office:value="6.00003000000001" calcext:value-type="float">
            <text:p>6,0000300000000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61" office:value-type="float" office:value="64.5465160000002" calcext:value-type="float">
            <text:p>64,5465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style-name="ce64" office:value-type="float" office:value="0.0570107001999997" calcext:value-type="float">
            <text:p>5,70E-02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53.0918200000001" calcext:value-type="float">
            <text:p>53,0918</text:p>
          </table:table-cell>
          <table:table-cell table:style-name="ce61" office:value-type="float" office:value="79.7032700000004" calcext:value-type="float">
            <text:p>79,7033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2_n125_m12</text:p>
          </table:table-cell>
          <table:table-cell table:style-name="ce70" office:value-type="float" office:value="43.4820999999993" calcext:value-type="float">
            <text:p>43,4820999999993</text:p>
          </table:table-cell>
          <table:table-cell table:style-name="ce70" office:value-type="float" office:value="144.68703" calcext:value-type="float">
            <text:p>144,68703</text:p>
          </table:table-cell>
          <table:table-cell table:style-name="ce70" office:value-type="float" office:value="36.0062399999997" calcext:value-type="float">
            <text:p>36,0062399999997</text:p>
          </table:table-cell>
          <table:table-cell table:style-name="ce70" office:value-type="float" office:value="36.8051800000003" calcext:value-type="float">
            <text:p>36,8051800000003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61" office:value-type="float" office:value="322.404753999999" calcext:value-type="float">
            <text:p>322,4048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style-name="ce64" office:value-type="float" office:value="0.623106274" calcext:value-type="float">
            <text:p>6,23E-01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60.290749999997" calcext:value-type="float">
            <text:p>260,2907</text:p>
          </table:table-cell>
          <table:table-cell table:style-name="ce61" office:value-type="float" office:value="373.213900000001" calcext:value-type="float">
            <text:p>373,2139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3_n125_m12</text:p>
          </table:table-cell>
          <table:table-cell table:style-name="ce70" office:value-type="float" office:value="44.9261800000002" calcext:value-type="float">
            <text:p>44,9261800000002</text:p>
          </table:table-cell>
          <table:table-cell table:style-name="ce70" office:value-type="float" office:value="125.72191" calcext:value-type="float">
            <text:p>125,72191</text:p>
          </table:table-cell>
          <table:table-cell table:style-name="ce70" office:value-type="float" office:value="32.2332699999999" calcext:value-type="float">
            <text:p>32,2332699999999</text:p>
          </table:table-cell>
          <table:table-cell table:style-name="ce70" office:value-type="float" office:value="43.9422800000007" calcext:value-type="float">
            <text:p>43,9422800000007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61" office:value-type="float" office:value="448.124445999999" calcext:value-type="float">
            <text:p>448,1244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style-name="ce64" office:value-type="float" office:value="0.377812570799999" calcext:value-type="float">
            <text:p>3,78E-01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93.99279" calcext:value-type="float">
            <text:p>393,9928</text:p>
          </table:table-cell>
          <table:table-cell table:style-name="ce61" office:value-type="float" office:value="472.852479999999" calcext:value-type="float">
            <text:p>472,8525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4_n125_m12</text:p>
          </table:table-cell>
          <table:table-cell table:style-name="ce70" office:value-type="float" office:value="76.1332600000001" calcext:value-type="float">
            <text:p>76,1332600000001</text:p>
          </table:table-cell>
          <table:table-cell table:style-name="ce70" office:value-type="float" office:value="181.71827" calcext:value-type="float">
            <text:p>181,71827</text:p>
          </table:table-cell>
          <table:table-cell table:style-name="ce70" office:value-type="float" office:value="34.63283" calcext:value-type="float">
            <text:p>34,63283</text:p>
          </table:table-cell>
          <table:table-cell table:style-name="ce70" office:value-type="float" office:value="35.5444599999998" calcext:value-type="float">
            <text:p>35,544459999999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61" office:value-type="float" office:value="358.605807999999" calcext:value-type="float">
            <text:p>358,6058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style-name="ce64" office:value-type="float" office:value="0.795917082" calcext:value-type="float">
            <text:p>7,96E-01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32.452769999999" calcext:value-type="float">
            <text:p>332,4528</text:p>
          </table:table-cell>
          <table:table-cell table:style-name="ce61" office:value-type="float" office:value="393.972649999998" calcext:value-type="float">
            <text:p>393,9726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5_n125_m12</text:p>
          </table:table-cell>
          <table:table-cell table:style-name="ce70" office:value-type="float" office:value="61.0236599999996" calcext:value-type="float">
            <text:p>61,0236599999996</text:p>
          </table:table-cell>
          <table:table-cell table:style-name="ce70" office:value-type="float" office:value="126.32141" calcext:value-type="float">
            <text:p>126,32141</text:p>
          </table:table-cell>
          <table:table-cell table:style-name="ce70" office:value-type="float" office:value="30.7769900000001" calcext:value-type="float">
            <text:p>30,7769900000001</text:p>
          </table:table-cell>
          <table:table-cell table:style-name="ce70" office:value-type="float" office:value="3.47156000000007" calcext:value-type="float">
            <text:p>3,47156000000007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61" office:value-type="float" office:value="355.263750000001" calcext:value-type="float">
            <text:p>355,2638</text:p>
          </table:table-cell>
          <table:table-cell/>
          <table:table-cell table:style-name="ce43" office:value-type="string" calcext:value-type="string">
            <text:p>GKD-b_39_n125_m37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64" office:value-type="float" office:value="0.7907231574" calcext:value-type="float">
            <text:p>7,91E-01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81.743870000003" calcext:value-type="float">
            <text:p>281,7439</text:p>
          </table:table-cell>
          <table:table-cell table:style-name="ce61" office:value-type="float" office:value="437.72775" calcext:value-type="float">
            <text:p>437,7278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6_n125_m37</text:p>
          </table:table-cell>
          <table:table-cell table:style-name="ce70" office:value-type="float" office:value="511.575809999998" calcext:value-type="float">
            <text:p>511,575809999998</text:p>
          </table:table-cell>
          <table:table-cell table:style-name="ce70" office:value-type="float" office:value="1080.72333" calcext:value-type="float">
            <text:p>1080,72333</text:p>
          </table:table-cell>
          <table:table-cell table:style-name="ce70" office:value-type="float" office:value="331.448650000001" calcext:value-type="float">
            <text:p>331,448650000001</text:p>
          </table:table-cell>
          <table:table-cell table:style-name="ce70" office:value-type="float" office:value="428.742189999999" calcext:value-type="float">
            <text:p>428,7421899999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61" office:value-type="float" office:value="359.049206" calcext:value-type="float">
            <text:p>359,0492</text:p>
          </table:table-cell>
          <table:table-cell/>
          <table:table-cell table:style-name="ce43" office:value-type="string" calcext:value-type="string">
            <text:p>GKD-b_40_n125_m37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style-name="ce64" office:value-type="float" office:value="0.592419663199999" calcext:value-type="float">
            <text:p>5,92E-01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60.969330000002" calcext:value-type="float">
            <text:p>260,9693</text:p>
          </table:table-cell>
          <table:table-cell table:style-name="ce61" office:value-type="float" office:value="514.641500000001" calcext:value-type="float">
            <text:p>514,6415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7_n125_m37</text:p>
          </table:table-cell>
          <table:table-cell table:style-name="ce70" office:value-type="float" office:value="627.013840000001" calcext:value-type="float">
            <text:p>627,013840000001</text:p>
          </table:table-cell>
          <table:table-cell table:style-name="ce70" office:value-type="float" office:value="901.897419999998" calcext:value-type="float">
            <text:p>901,897419999998</text:p>
          </table:table-cell>
          <table:table-cell table:style-name="ce70" office:value-type="float" office:value="383.549199999998" calcext:value-type="float">
            <text:p>383,549199999998</text:p>
          </table:table-cell>
          <table:table-cell table:style-name="ce70" office:value-type="float" office:value="237.804120000002" calcext:value-type="float">
            <text:p>237,80412000000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61" office:value-type="float" office:value="90.0940600000002" calcext:value-type="float">
            <text:p>90,0941</text:p>
          </table:table-cell>
          <table:table-cell/>
          <table:table-cell table:style-name="ce43" office:value-type="string" calcext:value-type="string">
            <text:p>GKD-b_41_n150_m15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64" office:value-type="float" office:value="0.0672151098000008" calcext:value-type="float">
            <text:p>6,72E-02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48.5017200000002" calcext:value-type="float">
            <text:p>48,5017</text:p>
          </table:table-cell>
          <table:table-cell table:style-name="ce61" office:value-type="float" office:value="135.13089" calcext:value-type="float">
            <text:p>135,1309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8_n125_m37</text:p>
          </table:table-cell>
          <table:table-cell table:style-name="ce70" office:value-type="float" office:value="646.691589999999" calcext:value-type="float">
            <text:p>646,691589999999</text:p>
          </table:table-cell>
          <table:table-cell table:style-name="ce70" office:value-type="float" office:value="1147.63709" calcext:value-type="float">
            <text:p>1147,63709</text:p>
          </table:table-cell>
          <table:table-cell table:style-name="ce70" office:value-type="float" office:value="360.586600000005" calcext:value-type="float">
            <text:p>360,586600000005</text:p>
          </table:table-cell>
          <table:table-cell table:style-name="ce70" office:value-type="float" office:value="113.18394" calcext:value-type="float">
            <text:p>113,18394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61" office:value-type="float" office:value="73.7697560000001" calcext:value-type="float">
            <text:p>73,7698</text:p>
          </table:table-cell>
          <table:table-cell/>
          <table:table-cell table:style-name="ce43" office:value-type="string" calcext:value-type="string">
            <text:p>GKD-b_42_n150_m15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style-name="ce64" office:value-type="float" office:value="0.124577872599999" calcext:value-type="float">
            <text:p>1,25E-0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59.4882100000004" calcext:value-type="float">
            <text:p>59,4882</text:p>
          </table:table-cell>
          <table:table-cell table:style-name="ce61" office:value-type="float" office:value="86.2661200000005" calcext:value-type="float">
            <text:p>86,2661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39_n125_m37</text:p>
          </table:table-cell>
          <table:table-cell table:style-name="ce70" office:value-type="float" office:value="369.540999999996" calcext:value-type="float">
            <text:p>369,540999999996</text:p>
          </table:table-cell>
          <table:table-cell table:style-name="ce70" office:value-type="float" office:value="824.84864" calcext:value-type="float">
            <text:p>824,84864</text:p>
          </table:table-cell>
          <table:table-cell table:style-name="ce70" office:value-type="float" office:value="273.462200000001" calcext:value-type="float">
            <text:p>273,462200000001</text:p>
          </table:table-cell>
          <table:table-cell table:style-name="ce70" office:value-type="float" office:value="87.0386900000021" calcext:value-type="float">
            <text:p>87,038690000002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61" office:value-type="float" office:value="74.512318" calcext:value-type="float">
            <text:p>74,5123</text:p>
          </table:table-cell>
          <table:table-cell/>
          <table:table-cell table:style-name="ce43" office:value-type="string" calcext:value-type="string">
            <text:p>GKD-b_43_n150_m15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style-name="ce64" office:value-type="float" office:value="0.094204530199999" calcext:value-type="float">
            <text:p>9,42E-02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58.5297400000004" calcext:value-type="float">
            <text:p>58,5297</text:p>
          </table:table-cell>
          <table:table-cell table:style-name="ce61" office:value-type="float" office:value="101.99839" calcext:value-type="float">
            <text:p>101,9984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40_n125_m37</text:p>
          </table:table-cell>
          <table:table-cell table:style-name="ce70" office:value-type="float" office:value="503.571970000001" calcext:value-type="float">
            <text:p>503,571970000001</text:p>
          </table:table-cell>
          <table:table-cell table:style-name="ce70" office:value-type="float" office:value="1027.73379" calcext:value-type="float">
            <text:p>1027,73379</text:p>
          </table:table-cell>
          <table:table-cell table:style-name="ce70" office:value-type="float" office:value="353.83063" calcext:value-type="float">
            <text:p>353,83063</text:p>
          </table:table-cell>
          <table:table-cell table:style-name="ce70" office:value-type="float" office:value="354.652419999999" calcext:value-type="float">
            <text:p>354,6524199999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61" office:value-type="float" office:value="65.7905060000001" calcext:value-type="float">
            <text:p>65,7905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style-name="ce64" office:value-type="float" office:value="0.149104775800002" calcext:value-type="float">
            <text:p>1,49E-0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53.9210899999994" calcext:value-type="float">
            <text:p>53,9211</text:p>
          </table:table-cell>
          <table:table-cell table:style-name="ce61" office:value-type="float" office:value="99.4061100000004" calcext:value-type="float">
            <text:p>99,4061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41_n150_m15</text:p>
          </table:table-cell>
          <table:table-cell table:style-name="ce70" office:value-type="float" office:value="96.9913000000001" calcext:value-type="float">
            <text:p>96,9913000000001</text:p>
          </table:table-cell>
          <table:table-cell table:style-name="ce70" office:value-type="float" office:value="191.11526" calcext:value-type="float">
            <text:p>191,11526</text:p>
          </table:table-cell>
          <table:table-cell table:style-name="ce70" office:value-type="float" office:value="42.328939999999" calcext:value-type="float">
            <text:p>42,328939999999</text:p>
          </table:table-cell>
          <table:table-cell table:style-name="ce70" office:value-type="float" office:value="45.2523999999999" calcext:value-type="float">
            <text:p>45,25239999999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61" office:value-type="float" office:value="95.5109460000003" calcext:value-type="float">
            <text:p>95,5109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style-name="ce64" office:value-type="float" office:value="0.1008065034" calcext:value-type="float">
            <text:p>1,01E-01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68.5775400000014" calcext:value-type="float">
            <text:p>68,5775</text:p>
          </table:table-cell>
          <table:table-cell table:style-name="ce61" office:value-type="float" office:value="149.691" calcext:value-type="float">
            <text:p>149,6910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42_n150_m15</text:p>
          </table:table-cell>
          <table:table-cell table:style-name="ce70" office:value-type="float" office:value="51.3711000000001" calcext:value-type="float">
            <text:p>51,3711000000001</text:p>
          </table:table-cell>
          <table:table-cell table:style-name="ce70" office:value-type="float" office:value="222.87615" calcext:value-type="float">
            <text:p>222,87615</text:p>
          </table:table-cell>
          <table:table-cell table:style-name="ce70" office:value-type="float" office:value="50.7826200000004" calcext:value-type="float">
            <text:p>50,7826200000004</text:p>
          </table:table-cell>
          <table:table-cell table:style-name="ce70" office:value-type="float" office:value="59.8408299999999" calcext:value-type="float">
            <text:p>59,84082999999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61" office:value-type="float" office:value="503.340773999999" calcext:value-type="float">
            <text:p>503,3408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style-name="ce64" office:value-type="float" office:value="1.5487995284" calcext:value-type="float">
            <text:p>1,55E+00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431.314109999996" calcext:value-type="float">
            <text:p>431,3141</text:p>
          </table:table-cell>
          <table:table-cell table:style-name="ce61" office:value-type="float" office:value="634.276569999998" calcext:value-type="float">
            <text:p>634,2766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43_n150_m15</text:p>
          </table:table-cell>
          <table:table-cell table:style-name="ce70" office:value-type="float" office:value="121.18691" calcext:value-type="float">
            <text:p>121,18691</text:p>
          </table:table-cell>
          <table:table-cell table:style-name="ce70" office:value-type="float" office:value="173.44208" calcext:value-type="float">
            <text:p>173,44208</text:p>
          </table:table-cell>
          <table:table-cell table:style-name="ce70" office:value-type="float" office:value="51.8095900000003" calcext:value-type="float">
            <text:p>51,8095900000003</text:p>
          </table:table-cell>
          <table:table-cell table:style-name="ce70" office:value-type="float" office:value="26.4035899999999" calcext:value-type="float">
            <text:p>26,40358999999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61" office:value-type="float" office:value="472.333665999998" calcext:value-type="float">
            <text:p>472,3337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style-name="ce64" office:value-type="float" office:value="1.9055142388" calcext:value-type="float">
            <text:p>1,91E+00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38.307639999995" calcext:value-type="float">
            <text:p>438,3076</text:p>
          </table:table-cell>
          <table:table-cell table:style-name="ce61" office:value-type="float" office:value="515.380620000003" calcext:value-type="float">
            <text:p>515,3806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44_n150_m15</text:p>
          </table:table-cell>
          <table:table-cell table:style-name="ce70" office:value-type="float" office:value="56.5895200000004" calcext:value-type="float">
            <text:p>56,5895200000004</text:p>
          </table:table-cell>
          <table:table-cell table:style-name="ce70" office:value-type="float" office:value="271.2427" calcext:value-type="float">
            <text:p>271,2427</text:p>
          </table:table-cell>
          <table:table-cell table:style-name="ce70" office:value-type="float" office:value="37.3831899999998" calcext:value-type="float">
            <text:p>37,3831899999998</text:p>
          </table:table-cell>
          <table:table-cell table:style-name="ce70" office:value-type="float" office:value="49.3347800000004" calcext:value-type="float">
            <text:p>49,3347800000004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61" office:value-type="float" office:value="475.13397" calcext:value-type="float">
            <text:p>475,1340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style-name="ce64" office:value-type="float" office:value="2.2475613638" calcext:value-type="float">
            <text:p>2,25E+00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441.272300000001" calcext:value-type="float">
            <text:p>441,2723</text:p>
          </table:table-cell>
          <table:table-cell table:style-name="ce61" office:value-type="float" office:value="533.79538" calcext:value-type="float">
            <text:p>533,7954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45_n150_m15</text:p>
          </table:table-cell>
          <table:table-cell table:style-name="ce70" office:value-type="float" office:value="51.1212099999998" calcext:value-type="float">
            <text:p>51,1212099999998</text:p>
          </table:table-cell>
          <table:table-cell table:style-name="ce70" office:value-type="float" office:value="221.25258" calcext:value-type="float">
            <text:p>221,25258</text:p>
          </table:table-cell>
          <table:table-cell table:style-name="ce70" office:value-type="float" office:value="44.6087900000007" calcext:value-type="float">
            <text:p>44,6087900000007</text:p>
          </table:table-cell>
          <table:table-cell table:style-name="ce70" office:value-type="float" office:value="34.50486" calcext:value-type="float">
            <text:p>34,50486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61" office:value-type="float" office:value="530.005464" calcext:value-type="float">
            <text:p>530,0055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style-name="ce64" office:value-type="float" office:value="1.0213581204" calcext:value-type="float">
            <text:p>1,02E+00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387.927590000003" calcext:value-type="float">
            <text:p>387,9276</text:p>
          </table:table-cell>
          <table:table-cell table:style-name="ce61" office:value-type="float" office:value="632.745849999998" calcext:value-type="float">
            <text:p>632,7458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46_n150_m45</text:p>
          </table:table-cell>
          <table:table-cell table:style-name="ce70" office:value-type="float" office:value="546.713350000006" calcext:value-type="float">
            <text:p>546,713350000006</text:p>
          </table:table-cell>
          <table:table-cell table:style-name="ce70" office:value-type="float" office:value="1157.19175" calcext:value-type="float">
            <text:p>1157,19175</text:p>
          </table:table-cell>
          <table:table-cell table:style-name="ce70" office:value-type="float" office:value="387.935709999996" calcext:value-type="float">
            <text:p>387,935709999996</text:p>
          </table:table-cell>
          <table:table-cell table:style-name="ce70" office:value-type="float" office:value="553.150189999999" calcext:value-type="float">
            <text:p>553,1501899999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61" office:value-type="float" office:value="380.94273" calcext:value-type="float">
            <text:p>380,9427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style-name="ce64" office:value-type="float" office:value="1.3610928552" calcext:value-type="float">
            <text:p>1,36E+00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22.41774" calcext:value-type="float">
            <text:p>322,4177</text:p>
          </table:table-cell>
          <table:table-cell table:style-name="ce61" office:value-type="float" office:value="462.46173" calcext:value-type="float">
            <text:p>462,4617</text:p>
          </table:table-cell>
          <table:table-cell table:number-columns-repeated="3"/>
          <table:table-cell table:style-name="Default" table:number-columns-repeated="4"/>
          <table:table-cell table:style-name="ce43" office:value-type="string" calcext:value-type="string">
            <text:p>GKD-b_47_n150_m45</text:p>
          </table:table-cell>
          <table:table-cell table:style-name="ce70" office:value-type="float" office:value="454.952729999995" calcext:value-type="float">
            <text:p>454,952729999995</text:p>
          </table:table-cell>
          <table:table-cell table:style-name="ce70" office:value-type="float" office:value="1223.09048" calcext:value-type="float">
            <text:p>1223,09048</text:p>
          </table:table-cell>
          <table:table-cell table:style-name="ce70" office:value-type="float" office:value="472.134680000004" calcext:value-type="float">
            <text:p>472,134680000004</text:p>
          </table:table-cell>
          <table:table-cell table:style-name="ce70" office:value-type="float" office:value="131.977779999998" calcext:value-type="float">
            <text:p>131,97777999999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3"/>
          <table:table-cell table:style-name="Default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8_n150_m45</text:p>
          </table:table-cell>
          <table:table-cell table:style-name="ce70" office:value-type="float" office:value="534.486349999999" calcext:value-type="float">
            <text:p>534,486349999999</text:p>
          </table:table-cell>
          <table:table-cell table:style-name="ce70" office:value-type="float" office:value="1234.45669" calcext:value-type="float">
            <text:p>1234,45669</text:p>
          </table:table-cell>
          <table:table-cell table:style-name="ce70" office:value-type="float" office:value="378.512520000004" calcext:value-type="float">
            <text:p>378,512520000004</text:p>
          </table:table-cell>
          <table:table-cell table:style-name="ce70" office:value-type="float" office:value="133.528610000001" calcext:value-type="float">
            <text:p>133,52861000000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9_n150_m45</text:p>
          </table:table-cell>
          <table:table-cell table:style-name="ce70" office:value-type="float" office:value="533.631689999998" calcext:value-type="float">
            <text:p>533,631689999998</text:p>
          </table:table-cell>
          <table:table-cell table:style-name="ce70" office:value-type="float" office:value="1186.05908" calcext:value-type="float">
            <text:p>1186,05908</text:p>
          </table:table-cell>
          <table:table-cell table:style-name="ce70" office:value-type="float" office:value="444.491770000001" calcext:value-type="float">
            <text:p>444,491770000001</text:p>
          </table:table-cell>
          <table:table-cell table:style-name="ce70" office:value-type="float" office:value="479.936570000002" calcext:value-type="float">
            <text:p>479,93657000000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50_n150_m45</text:p>
          </table:table-cell>
          <table:table-cell table:style-name="ce70" office:value-type="float" office:value="627.619819999996" calcext:value-type="float">
            <text:p>627,619819999996</text:p>
          </table:table-cell>
          <table:table-cell table:style-name="ce70" office:value-type="float" office:value="1116.20011" calcext:value-type="float">
            <text:p>1116,20011</text:p>
          </table:table-cell>
          <table:table-cell table:style-name="ce70" office:value-type="float" office:value="444.485109999995" calcext:value-type="float">
            <text:p>444,485109999995</text:p>
          </table:table-cell>
          <table:table-cell table:style-name="ce70" office:value-type="float" office:value="265.075159999999" calcext:value-type="float">
            <text:p>265,0751599999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9" table:number-rows-repeated="3">
          <table:table-cell table:number-columns-repeated="27"/>
          <table:table-cell table:style-name="Default" table:number-columns-repeated="10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9">
          <table:table-cell table:number-columns-repeated="27"/>
          <table:table-cell table:style-name="Default" table:number-columns-repeated="5"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BMB</text:p>
          </table:table-cell>
          <table:table-cell table:style-name="Default" office:value-type="string" calcext:value-type="string">
            <text:p>ILS-ES</text:p>
          </table:table-cell>
          <table:table-cell table:style-name="Default" office:value-type="string" calcext:value-type="string">
            <text:p>ILS-BL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_n25_m2</text:p>
          </table:table-cell>
          <table:table-cell table:style-name="Default" table:formula="of:=LOG([.AG4];10)" office:value-type="float" office:value="-1.62898834091883" calcext:value-type="float">
            <text:p>-1,62898834091883</text:p>
          </table:table-cell>
          <table:table-cell table:style-name="Default" table:formula="of:=LOG([.AM4];10)" office:value-type="float" office:value="-1.96796006628232" calcext:value-type="float">
            <text:p>-1,96796006628232</text:p>
          </table:table-cell>
          <table:table-cell table:style-name="Default" table:formula="of:=LOG([.AS4];10)" office:value-type="float" office:value="-0.647152089117001" calcext:value-type="float">
            <text:p>-0,647152089117001</text:p>
          </table:table-cell>
          <table:table-cell table:style-name="Default" table:formula="of:=LOG([.AY4];10)" office:value-type="float" office:value="-1.97692475219908" calcext:value-type="float">
            <text:p>-1,9769247521990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_n25_m2</text:p>
          </table:table-cell>
          <table:table-cell table:style-name="Default" table:formula="of:=LOG([.AG5];10)" office:value-type="float" office:value="-1.61971390322846" calcext:value-type="float">
            <text:p>-1,61971390322846</text:p>
          </table:table-cell>
          <table:table-cell table:style-name="Default" table:formula="of:=LOG([.AM5];10)" office:value-type="float" office:value="-1.96975769602775" calcext:value-type="float">
            <text:p>-1,96975769602775</text:p>
          </table:table-cell>
          <table:table-cell table:style-name="Default" table:formula="of:=LOG([.AS5];10)" office:value-type="float" office:value="-0.63409004475398" calcext:value-type="float">
            <text:p>-0,63409004475398</text:p>
          </table:table-cell>
          <table:table-cell table:style-name="Default" table:formula="of:=LOG([.AY5];10)" office:value-type="float" office:value="-1.96013956032698" calcext:value-type="float">
            <text:p>-1,9601395603269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_n25_m2</text:p>
          </table:table-cell>
          <table:table-cell table:style-name="Default" table:formula="of:=LOG([.AG6];10)" office:value-type="float" office:value="-1.62192926962353" calcext:value-type="float">
            <text:p>-1,62192926962353</text:p>
          </table:table-cell>
          <table:table-cell table:style-name="Default" table:formula="of:=LOG([.AM6];10)" office:value-type="float" office:value="-1.96341289950939" calcext:value-type="float">
            <text:p>-1,96341289950939</text:p>
          </table:table-cell>
          <table:table-cell table:style-name="Default" table:formula="of:=LOG([.AS6];10)" office:value-type="float" office:value="-0.644228612511315" calcext:value-type="float">
            <text:p>-0,644228612511315</text:p>
          </table:table-cell>
          <table:table-cell table:style-name="Default" table:formula="of:=LOG([.AY6];10)" office:value-type="float" office:value="-1.97538398142298" calcext:value-type="float">
            <text:p>-1,9753839814229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_n25_m2</text:p>
          </table:table-cell>
          <table:table-cell table:style-name="Default" table:formula="of:=LOG([.AG7];10)" office:value-type="float" office:value="-1.62712640434609" calcext:value-type="float">
            <text:p>-1,62712640434609</text:p>
          </table:table-cell>
          <table:table-cell table:style-name="Default" table:formula="of:=LOG([.AM7];10)" office:value-type="float" office:value="-1.96784978857011" calcext:value-type="float">
            <text:p>-1,96784978857011</text:p>
          </table:table-cell>
          <table:table-cell table:style-name="Default" table:formula="of:=LOG([.AS7];10)" office:value-type="float" office:value="-0.645751581093129" calcext:value-type="float">
            <text:p>-0,645751581093129</text:p>
          </table:table-cell>
          <table:table-cell table:style-name="Default" table:formula="of:=LOG([.AY7];10)" office:value-type="float" office:value="-1.9822436197371" calcext:value-type="float">
            <text:p>-1,982243619737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5_n25_m2</text:p>
          </table:table-cell>
          <table:table-cell table:style-name="Default" table:formula="of:=LOG([.AG8];10)" office:value-type="float" office:value="-1.61777569884989" calcext:value-type="float">
            <text:p>-1,61777569884989</text:p>
          </table:table-cell>
          <table:table-cell table:style-name="Default" table:formula="of:=LOG([.AM8];10)" office:value-type="float" office:value="-1.96264458873523" calcext:value-type="float">
            <text:p>-1,96264458873523</text:p>
          </table:table-cell>
          <table:table-cell table:style-name="Default" table:formula="of:=LOG([.AS8];10)" office:value-type="float" office:value="-0.641569203411003" calcext:value-type="float">
            <text:p>-0,641569203411003</text:p>
          </table:table-cell>
          <table:table-cell table:style-name="Default" table:formula="of:=LOG([.AY8];10)" office:value-type="float" office:value="-1.97030384559832" calcext:value-type="float">
            <text:p>-1,9703038455983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6_n25_m7</text:p>
          </table:table-cell>
          <table:table-cell table:style-name="Default" table:formula="of:=LOG([.AG9];10)" office:value-type="float" office:value="-1.18176870083943" calcext:value-type="float">
            <text:p>-1,18176870083943</text:p>
          </table:table-cell>
          <table:table-cell table:style-name="Default" table:formula="of:=LOG([.AM9];10)" office:value-type="float" office:value="-0.905775413050672" calcext:value-type="float">
            <text:p>-0,905775413050672</text:p>
          </table:table-cell>
          <table:table-cell table:style-name="Default" table:formula="of:=LOG([.AS9];10)" office:value-type="float" office:value="-0.0970076408940039" calcext:value-type="float">
            <text:p>-0,097007640894004</text:p>
          </table:table-cell>
          <table:table-cell table:style-name="Default" table:formula="of:=LOG([.AY9];10)" office:value-type="float" office:value="-0.945889892206796" calcext:value-type="float">
            <text:p>-0,945889892206796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7_n25_m7</text:p>
          </table:table-cell>
          <table:table-cell table:style-name="Default" table:formula="of:=LOG([.AG10];10)" office:value-type="float" office:value="-0.902354269433458" calcext:value-type="float">
            <text:p>-0,902354269433458</text:p>
          </table:table-cell>
          <table:table-cell table:style-name="Default" table:formula="of:=LOG([.AM10];10)" office:value-type="float" office:value="-0.900213370139234" calcext:value-type="float">
            <text:p>-0,900213370139234</text:p>
          </table:table-cell>
          <table:table-cell table:style-name="Default" table:formula="of:=LOG([.AS10];10)" office:value-type="float" office:value="-0.199130926009119" calcext:value-type="float">
            <text:p>-0,199130926009119</text:p>
          </table:table-cell>
          <table:table-cell table:style-name="Default" table:formula="of:=LOG([.AY10];10)" office:value-type="float" office:value="-1.03383697092075" calcext:value-type="float">
            <text:p>-1,03383697092075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8_n25_m7</text:p>
          </table:table-cell>
          <table:table-cell table:style-name="Default" table:formula="of:=LOG([.AG11];10)" office:value-type="float" office:value="-0.899343404192564" calcext:value-type="float">
            <text:p>-0,899343404192564</text:p>
          </table:table-cell>
          <table:table-cell table:style-name="Default" table:formula="of:=LOG([.AM11];10)" office:value-type="float" office:value="-1.0550635200209" calcext:value-type="float">
            <text:p>-1,0550635200209</text:p>
          </table:table-cell>
          <table:table-cell table:style-name="Default" table:formula="of:=LOG([.AS11];10)" office:value-type="float" office:value="-0.150477682888553" calcext:value-type="float">
            <text:p>-0,150477682888553</text:p>
          </table:table-cell>
          <table:table-cell table:style-name="Default" table:formula="of:=LOG([.AY11];10)" office:value-type="float" office:value="-0.981719663949599" calcext:value-type="float">
            <text:p>-0,98171966394959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9_n25_m7</text:p>
          </table:table-cell>
          <table:table-cell table:style-name="Default" table:formula="of:=LOG([.AG12];10)" office:value-type="float" office:value="-1.18902578811167" calcext:value-type="float">
            <text:p>-1,18902578811167</text:p>
          </table:table-cell>
          <table:table-cell table:style-name="Default" table:formula="of:=LOG([.AM12];10)" office:value-type="float" office:value="-1.00879131859299" calcext:value-type="float">
            <text:p>-1,00879131859299</text:p>
          </table:table-cell>
          <table:table-cell table:style-name="Default" table:formula="of:=LOG([.AS12];10)" office:value-type="float" office:value="-0.119153071182814" calcext:value-type="float">
            <text:p>-0,119153071182814</text:p>
          </table:table-cell>
          <table:table-cell table:style-name="Default" table:formula="of:=LOG([.AY12];10)" office:value-type="float" office:value="-1.15024366263989" calcext:value-type="float">
            <text:p>-1,1502436626398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0_n25_m7</text:p>
          </table:table-cell>
          <table:table-cell table:style-name="Default" table:formula="of:=LOG([.AG13];10)" office:value-type="float" office:value="-1.1862874821516" calcext:value-type="float">
            <text:p>-1,1862874821516</text:p>
          </table:table-cell>
          <table:table-cell table:style-name="Default" table:formula="of:=LOG([.AM13];10)" office:value-type="float" office:value="-1.07679794619451" calcext:value-type="float">
            <text:p>-1,07679794619451</text:p>
          </table:table-cell>
          <table:table-cell table:style-name="Default" table:formula="of:=LOG([.AS13];10)" office:value-type="float" office:value="-0.154853585376805" calcext:value-type="float">
            <text:p>-0,154853585376805</text:p>
          </table:table-cell>
          <table:table-cell table:style-name="Default" table:formula="of:=LOG([.AY13];10)" office:value-type="float" office:value="-1.06946446835353" calcext:value-type="float">
            <text:p>-1,06946446835353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1_n50_m5</text:p>
          </table:table-cell>
          <table:table-cell table:style-name="Default" table:formula="of:=LOG([.AG14];10)" office:value-type="float" office:value="-0.858497459106154" calcext:value-type="float">
            <text:p>-0,858497459106154</text:p>
          </table:table-cell>
          <table:table-cell table:style-name="Default" table:formula="of:=LOG([.AM14];10)" office:value-type="float" office:value="-0.794070042047899" calcext:value-type="float">
            <text:p>-0,794070042047899</text:p>
          </table:table-cell>
          <table:table-cell table:style-name="Default" table:formula="of:=LOG([.AS14];10)" office:value-type="float" office:value="0.124084606523221" calcext:value-type="float">
            <text:p>0,124084606523221</text:p>
          </table:table-cell>
          <table:table-cell table:style-name="Default" table:formula="of:=LOG([.AY14];10)" office:value-type="float" office:value="-0.81265036001961" calcext:value-type="float">
            <text:p>-0,8126503600196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2_n50_m5</text:p>
          </table:table-cell>
          <table:table-cell table:style-name="Default" table:formula="of:=LOG([.AG15];10)" office:value-type="float" office:value="-0.872848115646554" calcext:value-type="float">
            <text:p>-0,872848115646554</text:p>
          </table:table-cell>
          <table:table-cell table:style-name="Default" table:formula="of:=LOG([.AM15];10)" office:value-type="float" office:value="-0.765397222544069" calcext:value-type="float">
            <text:p>-0,765397222544069</text:p>
          </table:table-cell>
          <table:table-cell table:style-name="Default" table:formula="of:=LOG([.AS15];10)" office:value-type="float" office:value="0.304766602395877" calcext:value-type="float">
            <text:p>0,304766602395877</text:p>
          </table:table-cell>
          <table:table-cell table:style-name="Default" table:formula="of:=LOG([.AY15];10)" office:value-type="float" office:value="-0.802350619180005" calcext:value-type="float">
            <text:p>-0,802350619180005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3_n50_m5</text:p>
          </table:table-cell>
          <table:table-cell table:style-name="Default" table:formula="of:=LOG([.AG16];10)" office:value-type="float" office:value="-0.84511833854411" calcext:value-type="float">
            <text:p>-0,84511833854411</text:p>
          </table:table-cell>
          <table:table-cell table:style-name="Default" table:formula="of:=LOG([.AM16];10)" office:value-type="float" office:value="-0.699357283176172" calcext:value-type="float">
            <text:p>-0,699357283176172</text:p>
          </table:table-cell>
          <table:table-cell table:style-name="Default" table:formula="of:=LOG([.AS16];10)" office:value-type="float" office:value="0.199627002535902" calcext:value-type="float">
            <text:p>0,199627002535902</text:p>
          </table:table-cell>
          <table:table-cell table:style-name="Default" table:formula="of:=LOG([.AY16];10)" office:value-type="float" office:value="-0.734700122835582" calcext:value-type="float">
            <text:p>-0,73470012283558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4_n50_m5</text:p>
          </table:table-cell>
          <table:table-cell table:style-name="Default" table:formula="of:=LOG([.AG17];10)" office:value-type="float" office:value="-0.869429332191444" calcext:value-type="float">
            <text:p>-0,869429332191444</text:p>
          </table:table-cell>
          <table:table-cell table:style-name="Default" table:formula="of:=LOG([.AM17];10)" office:value-type="float" office:value="-0.782504593195133" calcext:value-type="float">
            <text:p>-0,782504593195133</text:p>
          </table:table-cell>
          <table:table-cell table:style-name="Default" table:formula="of:=LOG([.AS17];10)" office:value-type="float" office:value="0.173712006890787" calcext:value-type="float">
            <text:p>0,173712006890787</text:p>
          </table:table-cell>
          <table:table-cell table:style-name="Default" table:formula="of:=LOG([.AY17];10)" office:value-type="float" office:value="-0.791942997583031" calcext:value-type="float">
            <text:p>-0,79194299758303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5_n50_m5</text:p>
          </table:table-cell>
          <table:table-cell table:style-name="Default" table:formula="of:=LOG([.AG18];10)" office:value-type="float" office:value="-0.804054630129656" calcext:value-type="float">
            <text:p>-0,804054630129656</text:p>
          </table:table-cell>
          <table:table-cell table:style-name="Default" table:formula="of:=LOG([.AM18];10)" office:value-type="float" office:value="-0.727099588616604" calcext:value-type="float">
            <text:p>-0,727099588616604</text:p>
          </table:table-cell>
          <table:table-cell table:style-name="Default" table:formula="of:=LOG([.AS18];10)" office:value-type="float" office:value="0.156505212681224" calcext:value-type="float">
            <text:p>0,156505212681224</text:p>
          </table:table-cell>
          <table:table-cell table:style-name="Default" table:formula="of:=LOG([.AY18];10)" office:value-type="float" office:value="-0.80424915628596" calcext:value-type="float">
            <text:p>-0,80424915628596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6_n50_m15</text:p>
          </table:table-cell>
          <table:table-cell table:style-name="Default" table:formula="of:=LOG([.AG19];10)" office:value-type="float" office:value="-0.431647431750806" calcext:value-type="float">
            <text:p>-0,431647431750806</text:p>
          </table:table-cell>
          <table:table-cell table:style-name="Default" table:formula="of:=LOG([.AM19];10)" office:value-type="float" office:value="-0.268836332664537" calcext:value-type="float">
            <text:p>-0,268836332664537</text:p>
          </table:table-cell>
          <table:table-cell table:style-name="Default" table:formula="of:=LOG([.AS19];10)" office:value-type="float" office:value="0.516484154666171" calcext:value-type="float">
            <text:p>0,516484154666171</text:p>
          </table:table-cell>
          <table:table-cell table:style-name="Default" table:formula="of:=LOG([.AY19];10)" office:value-type="float" office:value="-0.433412748585228" calcext:value-type="float">
            <text:p>-0,43341274858522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7_n50_m15</text:p>
          </table:table-cell>
          <table:table-cell table:style-name="Default" table:formula="of:=LOG([.AG20];10)" office:value-type="float" office:value="-0.265437893719061" calcext:value-type="float">
            <text:p>-0,265437893719061</text:p>
          </table:table-cell>
          <table:table-cell table:style-name="Default" table:formula="of:=LOG([.AM20];10)" office:value-type="float" office:value="-0.126950510452321" calcext:value-type="float">
            <text:p>-0,126950510452321</text:p>
          </table:table-cell>
          <table:table-cell table:style-name="Default" table:formula="of:=LOG([.AS20];10)" office:value-type="float" office:value="0.569040251157758" calcext:value-type="float">
            <text:p>0,569040251157758</text:p>
          </table:table-cell>
          <table:table-cell table:style-name="Default" table:formula="of:=LOG([.AY20];10)" office:value-type="float" office:value="-0.470663555283379" calcext:value-type="float">
            <text:p>-0,470663555283379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8_n50_m15</text:p>
          </table:table-cell>
          <table:table-cell table:style-name="Default" table:formula="of:=LOG([.AG21];10)" office:value-type="float" office:value="-0.5534118047694" calcext:value-type="float">
            <text:p>-0,5534118047694</text:p>
          </table:table-cell>
          <table:table-cell table:style-name="Default" table:formula="of:=LOG([.AM21];10)" office:value-type="float" office:value="-0.124635487810009" calcext:value-type="float">
            <text:p>-0,124635487810009</text:p>
          </table:table-cell>
          <table:table-cell table:style-name="Default" table:formula="of:=LOG([.AS21];10)" office:value-type="float" office:value="0.448457001496836" calcext:value-type="float">
            <text:p>0,448457001496836</text:p>
          </table:table-cell>
          <table:table-cell table:style-name="Default" table:formula="of:=LOG([.AY21];10)" office:value-type="float" office:value="-0.220761588559541" calcext:value-type="float">
            <text:p>-0,22076158855954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19_n50_m15</text:p>
          </table:table-cell>
          <table:table-cell table:style-name="Default" table:formula="of:=LOG([.AG22];10)" office:value-type="float" office:value="-0.433248105219138" calcext:value-type="float">
            <text:p>-0,433248105219138</text:p>
          </table:table-cell>
          <table:table-cell table:style-name="Default" table:formula="of:=LOG([.AM22];10)" office:value-type="float" office:value="-0.236138748057446" calcext:value-type="float">
            <text:p>-0,236138748057446</text:p>
          </table:table-cell>
          <table:table-cell table:style-name="Default" table:formula="of:=LOG([.AS22];10)" office:value-type="float" office:value="0.436338787566028" calcext:value-type="float">
            <text:p>0,436338787566028</text:p>
          </table:table-cell>
          <table:table-cell table:style-name="Default" table:formula="of:=LOG([.AY22];10)" office:value-type="float" office:value="-0.468945532145717" calcext:value-type="float">
            <text:p>-0,468945532145717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0_n50_m15</text:p>
          </table:table-cell>
          <table:table-cell table:style-name="Default" table:formula="of:=LOG([.AG23];10)" office:value-type="float" office:value="-0.553920874512143" calcext:value-type="float">
            <text:p>-0,553920874512143</text:p>
          </table:table-cell>
          <table:table-cell table:style-name="Default" table:formula="of:=LOG([.AM23];10)" office:value-type="float" office:value="-0.113655947866571" calcext:value-type="float">
            <text:p>-0,113655947866571</text:p>
          </table:table-cell>
          <table:table-cell table:style-name="Default" table:formula="of:=LOG([.AS23];10)" office:value-type="float" office:value="0.407643671706968" calcext:value-type="float">
            <text:p>0,407643671706968</text:p>
          </table:table-cell>
          <table:table-cell table:style-name="Default" table:formula="of:=LOG([.AY23];10)" office:value-type="float" office:value="-0.287638189615707" calcext:value-type="float">
            <text:p>-0,287638189615707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1_n100_m10</text:p>
          </table:table-cell>
          <table:table-cell table:style-name="Default" table:formula="of:=LOG([.AG24];10)" office:value-type="float" office:value="-0.248746943686326" calcext:value-type="float">
            <text:p>-0,248746943686326</text:p>
          </table:table-cell>
          <table:table-cell table:style-name="Default" table:formula="of:=LOG([.AM24];10)" office:value-type="float" office:value="0.184575768189823" calcext:value-type="float">
            <text:p>0,184575768189823</text:p>
          </table:table-cell>
          <table:table-cell table:style-name="Default" table:formula="of:=LOG([.AS24];10)" office:value-type="float" office:value="0.756168958730335" calcext:value-type="float">
            <text:p>0,756168958730335</text:p>
          </table:table-cell>
          <table:table-cell table:style-name="Default" table:formula="of:=LOG([.AY24];10)" office:value-type="float" office:value="-0.0624836922075629" calcext:value-type="float">
            <text:p>-0,062483692207563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2_n100_m10</text:p>
          </table:table-cell>
          <table:table-cell table:style-name="Default" table:formula="of:=LOG([.AG25];10)" office:value-type="float" office:value="-0.246873577864637" calcext:value-type="float">
            <text:p>-0,246873577864637</text:p>
          </table:table-cell>
          <table:table-cell table:style-name="Default" table:formula="of:=LOG([.AM25];10)" office:value-type="float" office:value="0.120167823116826" calcext:value-type="float">
            <text:p>0,120167823116826</text:p>
          </table:table-cell>
          <table:table-cell table:style-name="Default" table:formula="of:=LOG([.AS25];10)" office:value-type="float" office:value="0.664867856534587" calcext:value-type="float">
            <text:p>0,664867856534587</text:p>
          </table:table-cell>
          <table:table-cell table:style-name="Default" table:formula="of:=LOG([.AY25];10)" office:value-type="float" office:value="0.155877228899626" calcext:value-type="float">
            <text:p>0,155877228899626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3_n100_m10</text:p>
          </table:table-cell>
          <table:table-cell table:style-name="Default" table:formula="of:=LOG([.AG26];10)" office:value-type="float" office:value="-0.244653902654402" calcext:value-type="float">
            <text:p>-0,244653902654402</text:p>
          </table:table-cell>
          <table:table-cell table:style-name="Default" table:formula="of:=LOG([.AM26];10)" office:value-type="float" office:value="0.202424908979016" calcext:value-type="float">
            <text:p>0,202424908979016</text:p>
          </table:table-cell>
          <table:table-cell table:style-name="Default" table:formula="of:=LOG([.AS26];10)" office:value-type="float" office:value="0.678593954635498" calcext:value-type="float">
            <text:p>0,678593954635498</text:p>
          </table:table-cell>
          <table:table-cell table:style-name="Default" table:formula="of:=LOG([.AY26];10)" office:value-type="float" office:value="-0.315281518433682" calcext:value-type="float">
            <text:p>-0,31528151843368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4_n100_m10</text:p>
          </table:table-cell>
          <table:table-cell table:style-name="Default" table:formula="of:=LOG([.AG27];10)" office:value-type="float" office:value="-0.414468239259801" calcext:value-type="float">
            <text:p>-0,414468239259801</text:p>
          </table:table-cell>
          <table:table-cell table:style-name="Default" table:formula="of:=LOG([.AM27];10)" office:value-type="float" office:value="0.0957841031590752" calcext:value-type="float">
            <text:p>0,095784103159075</text:p>
          </table:table-cell>
          <table:table-cell table:style-name="Default" table:formula="of:=LOG([.AS27];10)" office:value-type="float" office:value="0.648723924312878" calcext:value-type="float">
            <text:p>0,648723924312878</text:p>
          </table:table-cell>
          <table:table-cell table:style-name="Default" table:formula="of:=LOG([.AY27];10)" office:value-type="float" office:value="0.155040109538373" calcext:value-type="float">
            <text:p>0,155040109538373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5_n100_m10</text:p>
          </table:table-cell>
          <table:table-cell table:style-name="Default" table:formula="of:=LOG([.AG28];10)" office:value-type="float" office:value="-0.242966945517305" calcext:value-type="float">
            <text:p>-0,242966945517305</text:p>
          </table:table-cell>
          <table:table-cell table:style-name="Default" table:formula="of:=LOG([.AM28];10)" office:value-type="float" office:value="0.133724160275603" calcext:value-type="float">
            <text:p>0,133724160275603</text:p>
          </table:table-cell>
          <table:table-cell table:style-name="Default" table:formula="of:=LOG([.AS28];10)" office:value-type="float" office:value="0.648427996558753" calcext:value-type="float">
            <text:p>0,648427996558753</text:p>
          </table:table-cell>
          <table:table-cell table:style-name="Default" table:formula="of:=LOG([.AY28];10)" office:value-type="float" office:value="0.0280877765774669" calcext:value-type="float">
            <text:p>0,028087776577467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6_n100_m30</text:p>
          </table:table-cell>
          <table:table-cell table:style-name="Default" table:formula="of:=LOG([.AG29];10)" office:value-type="float" office:value="-0.203196993257076" calcext:value-type="float">
            <text:p>-0,203196993257076</text:p>
          </table:table-cell>
          <table:table-cell table:style-name="Default" table:formula="of:=LOG([.AM29];10)" office:value-type="float" office:value="0.531796796846218" calcext:value-type="float">
            <text:p>0,531796796846218</text:p>
          </table:table-cell>
          <table:table-cell table:style-name="Default" table:formula="of:=LOG([.AS29];10)" office:value-type="float" office:value="1.21728232419011" calcext:value-type="float">
            <text:p>1,21728232419011</text:p>
          </table:table-cell>
          <table:table-cell table:style-name="Default" table:formula="of:=LOG([.AY29];10)" office:value-type="float" office:value="0.420761437647993" calcext:value-type="float">
            <text:p>0,420761437647993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7_n100_m30</text:p>
          </table:table-cell>
          <table:table-cell table:style-name="Default" table:formula="of:=LOG([.AG30];10)" office:value-type="float" office:value="0.18088052550121" calcext:value-type="float">
            <text:p>0,18088052550121</text:p>
          </table:table-cell>
          <table:table-cell table:style-name="Default" table:formula="of:=LOG([.AM30];10)" office:value-type="float" office:value="0.555659819625478" calcext:value-type="float">
            <text:p>0,555659819625478</text:p>
          </table:table-cell>
          <table:table-cell table:style-name="Default" table:formula="of:=LOG([.AS30];10)" office:value-type="float" office:value="1.15097762593346" calcext:value-type="float">
            <text:p>1,15097762593346</text:p>
          </table:table-cell>
          <table:table-cell table:style-name="Default" table:formula="of:=LOG([.AY30];10)" office:value-type="float" office:value="0.217893076883534" calcext:value-type="float">
            <text:p>0,217893076883534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8_n100_m30</text:p>
          </table:table-cell>
          <table:table-cell table:style-name="Default" table:formula="of:=LOG([.AG31];10)" office:value-type="float" office:value="-0.206484399764722" calcext:value-type="float">
            <text:p>-0,206484399764722</text:p>
          </table:table-cell>
          <table:table-cell table:style-name="Default" table:formula="of:=LOG([.AM31];10)" office:value-type="float" office:value="0.553221958224713" calcext:value-type="float">
            <text:p>0,553221958224713</text:p>
          </table:table-cell>
          <table:table-cell table:style-name="Default" table:formula="of:=LOG([.AS31];10)" office:value-type="float" office:value="1.11630002767044" calcext:value-type="float">
            <text:p>1,11630002767044</text:p>
          </table:table-cell>
          <table:table-cell table:style-name="Default" table:formula="of:=LOG([.AY31];10)" office:value-type="float" office:value="0.527127826277841" calcext:value-type="float">
            <text:p>0,52712782627784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29_n100_m30</text:p>
          </table:table-cell>
          <table:table-cell table:style-name="Default" table:formula="of:=LOG([.AG32];10)" office:value-type="float" office:value="-0.20824049024409" calcext:value-type="float">
            <text:p>-0,20824049024409</text:p>
          </table:table-cell>
          <table:table-cell table:style-name="Default" table:formula="of:=LOG([.AM32];10)" office:value-type="float" office:value="0.591219380705555" calcext:value-type="float">
            <text:p>0,591219380705555</text:p>
          </table:table-cell>
          <table:table-cell table:style-name="Default" table:formula="of:=LOG([.AS32];10)" office:value-type="float" office:value="1.02788710718483" calcext:value-type="float">
            <text:p>1,02788710718483</text:p>
          </table:table-cell>
          <table:table-cell table:style-name="Default" table:formula="of:=LOG([.AY32];10)" office:value-type="float" office:value="0.508427550927332" calcext:value-type="float">
            <text:p>0,50842755092733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0_n100_m30</text:p>
          </table:table-cell>
          <table:table-cell table:style-name="Default" table:formula="of:=LOG([.AG33];10)" office:value-type="float" office:value="0.173921221532144" calcext:value-type="float">
            <text:p>0,173921221532144</text:p>
          </table:table-cell>
          <table:table-cell table:style-name="Default" table:formula="of:=LOG([.AM33];10)" office:value-type="float" office:value="0.510494027878234" calcext:value-type="float">
            <text:p>0,510494027878234</text:p>
          </table:table-cell>
          <table:table-cell table:style-name="Default" table:formula="of:=LOG([.AS33];10)" office:value-type="float" office:value="1.19371448394185" calcext:value-type="float">
            <text:p>1,19371448394185</text:p>
          </table:table-cell>
          <table:table-cell table:style-name="Default" table:formula="of:=LOG([.AY33];10)" office:value-type="float" office:value="0.353625304998362" calcext:value-type="float">
            <text:p>0,35362530499836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1_n125_m12</text:p>
          </table:table-cell>
          <table:table-cell table:style-name="Default" table:formula="of:=LOG([.AG34];10)" office:value-type="float" office:value="0.0279112378389887" calcext:value-type="float">
            <text:p>0,027911237838989</text:p>
          </table:table-cell>
          <table:table-cell table:style-name="Default" table:formula="of:=LOG([.AM34];10)" office:value-type="float" office:value="0.565426703794947" calcext:value-type="float">
            <text:p>0,565426703794947</text:p>
          </table:table-cell>
          <table:table-cell table:style-name="Default" table:formula="of:=LOG([.AS34];10)" office:value-type="float" office:value="1.05409318493686" calcext:value-type="float">
            <text:p>1,05409318493686</text:p>
          </table:table-cell>
          <table:table-cell table:style-name="Default" table:formula="of:=LOG([.AY34];10)" office:value-type="float" office:value="-0.0446973057648461" calcext:value-type="float">
            <text:p>-0,044697305764846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2_n125_m12</text:p>
          </table:table-cell>
          <table:table-cell table:style-name="Default" table:formula="of:=LOG([.AG35];10)" office:value-type="float" office:value="-0.253634950113717" calcext:value-type="float">
            <text:p>-0,253634950113717</text:p>
          </table:table-cell>
          <table:table-cell table:style-name="Default" table:formula="of:=LOG([.AM35];10)" office:value-type="float" office:value="0.454272958175705" calcext:value-type="float">
            <text:p>0,454272958175705</text:p>
          </table:table-cell>
          <table:table-cell table:style-name="Default" table:formula="of:=LOG([.AS35];10)" office:value-type="float" office:value="0.886052021177177" calcext:value-type="float">
            <text:p>0,886052021177177</text:p>
          </table:table-cell>
          <table:table-cell table:style-name="Default" table:formula="of:=LOG([.AY35];10)" office:value-type="float" office:value="0.477616825563622" calcext:value-type="float">
            <text:p>0,47761682556362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3_n125_m12</text:p>
          </table:table-cell>
          <table:table-cell table:style-name="Default" table:formula="of:=LOG([.AG36];10)" office:value-type="float" office:value="-0.0831422090607463" calcext:value-type="float">
            <text:p>-0,083142209060746</text:p>
          </table:table-cell>
          <table:table-cell table:style-name="Default" table:formula="of:=LOG([.AM36];10)" office:value-type="float" office:value="0.363945109375228" calcext:value-type="float">
            <text:p>0,363945109375228</text:p>
          </table:table-cell>
          <table:table-cell table:style-name="Default" table:formula="of:=LOG([.AS36];10)" office:value-type="float" office:value="0.897591762691162" calcext:value-type="float">
            <text:p>0,897591762691162</text:p>
          </table:table-cell>
          <table:table-cell table:style-name="Default" table:formula="of:=LOG([.AY36];10)" office:value-type="float" office:value="0.29088554380568" calcext:value-type="float">
            <text:p>0,2908855438056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4_n125_m12</text:p>
          </table:table-cell>
          <table:table-cell table:style-name="Default" table:formula="of:=LOG([.AG37];10)" office:value-type="float" office:value="-0.085965720200974" calcext:value-type="float">
            <text:p>-0,085965720200974</text:p>
          </table:table-cell>
          <table:table-cell table:style-name="Default" table:formula="of:=LOG([.AM37];10)" office:value-type="float" office:value="0.4537643176713" calcext:value-type="float">
            <text:p>0,4537643176713</text:p>
          </table:table-cell>
          <table:table-cell table:style-name="Default" table:formula="of:=LOG([.AS37];10)" office:value-type="float" office:value="0.884502717418071" calcext:value-type="float">
            <text:p>0,884502717418071</text:p>
          </table:table-cell>
          <table:table-cell table:style-name="Default" table:formula="of:=LOG([.AY37];10)" office:value-type="float" office:value="0.300499178736333" calcext:value-type="float">
            <text:p>0,300499178736333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5_n125_m12</text:p>
          </table:table-cell>
          <table:table-cell table:style-name="Default" table:formula="of:=LOG([.AG38];10)" office:value-type="float" office:value="0.0280987362700985" calcext:value-type="float">
            <text:p>0,028098736270099</text:p>
          </table:table-cell>
          <table:table-cell table:style-name="Default" table:formula="of:=LOG([.AM38];10)" office:value-type="float" office:value="0.464882511472338" calcext:value-type="float">
            <text:p>0,464882511472338</text:p>
          </table:table-cell>
          <table:table-cell table:style-name="Default" table:formula="of:=LOG([.AS38];10)" office:value-type="float" office:value="0.938726795795024" calcext:value-type="float">
            <text:p>0,938726795795024</text:p>
          </table:table-cell>
          <table:table-cell table:style-name="Default" table:formula="of:=LOG([.AY38];10)" office:value-type="float" office:value="0.140912573038985" calcext:value-type="float">
            <text:p>0,140912573038985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6_n125_m37</text:p>
          </table:table-cell>
          <table:table-cell table:style-name="Default" table:formula="of:=LOG([.AG39];10)" office:value-type="float" office:value="0.137566792359954" calcext:value-type="float">
            <text:p>0,137566792359954</text:p>
          </table:table-cell>
          <table:table-cell table:style-name="Default" table:formula="of:=LOG([.AM39];10)" office:value-type="float" office:value="0.734275258604895" calcext:value-type="float">
            <text:p>0,734275258604895</text:p>
          </table:table-cell>
          <table:table-cell table:style-name="Default" table:formula="of:=LOG([.AS39];10)" office:value-type="float" office:value="1.39918719325108" calcext:value-type="float">
            <text:p>1,39918719325108</text:p>
          </table:table-cell>
          <table:table-cell table:style-name="Default" table:formula="of:=LOG([.AY39];10)" office:value-type="float" office:value="0.599459671858004" calcext:value-type="float">
            <text:p>0,599459671858004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7_n125_m37</text:p>
          </table:table-cell>
          <table:table-cell table:style-name="Default" table:formula="of:=LOG([.AG40];10)" office:value-type="float" office:value="0.137448648128915" calcext:value-type="float">
            <text:p>0,137448648128915</text:p>
          </table:table-cell>
          <table:table-cell table:style-name="Default" table:formula="of:=LOG([.AM40];10)" office:value-type="float" office:value="0.726254869677874" calcext:value-type="float">
            <text:p>0,726254869677874</text:p>
          </table:table-cell>
          <table:table-cell table:style-name="Default" table:formula="of:=LOG([.AS40];10)" office:value-type="float" office:value="1.35881806834939" calcext:value-type="float">
            <text:p>1,35881806834939</text:p>
          </table:table-cell>
          <table:table-cell table:style-name="Default" table:formula="of:=LOG([.AY40];10)" office:value-type="float" office:value="0.647819737228312" calcext:value-type="float">
            <text:p>0,64781973722831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8_n125_m37</text:p>
          </table:table-cell>
          <table:table-cell table:style-name="Default" table:formula="of:=LOG([.AG41];10)" office:value-type="float" office:value="0.430122012475446" calcext:value-type="float">
            <text:p>0,430122012475446</text:p>
          </table:table-cell>
          <table:table-cell table:style-name="Default" table:formula="of:=LOG([.AM41];10)" office:value-type="float" office:value="0.69602844269207" calcext:value-type="float">
            <text:p>0,69602844269207</text:p>
          </table:table-cell>
          <table:table-cell table:style-name="Default" table:formula="of:=LOG([.AS41];10)" office:value-type="float" office:value="1.41423399002302" calcext:value-type="float">
            <text:p>1,41423399002302</text:p>
          </table:table-cell>
          <table:table-cell table:style-name="Default" table:formula="of:=LOG([.AY41];10)" office:value-type="float" office:value="0.502907034329492" calcext:value-type="float">
            <text:p>0,50290703432949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39_n125_m37</text:p>
          </table:table-cell>
          <table:table-cell table:style-name="Default" table:formula="of:=LOG([.AG42];10)" office:value-type="float" office:value="0.137340465066599" calcext:value-type="float">
            <text:p>0,137340465066599</text:p>
          </table:table-cell>
          <table:table-cell table:style-name="Default" table:formula="of:=LOG([.AM42];10)" office:value-type="float" office:value="0.719581043220904" calcext:value-type="float">
            <text:p>0,719581043220904</text:p>
          </table:table-cell>
          <table:table-cell table:style-name="Default" table:formula="of:=LOG([.AS42];10)" office:value-type="float" office:value="1.32848400564012" calcext:value-type="float">
            <text:p>1,32848400564012</text:p>
          </table:table-cell>
          <table:table-cell table:style-name="Default" table:formula="of:=LOG([.AY42];10)" office:value-type="float" office:value="0.642398174961388" calcext:value-type="float">
            <text:p>0,642398174961388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0_n125_m37</text:p>
          </table:table-cell>
          <table:table-cell table:style-name="Default" table:formula="of:=LOG([.AG43];10)" office:value-type="float" office:value="0.371810719701311" calcext:value-type="float">
            <text:p>0,371810719701311</text:p>
          </table:table-cell>
          <table:table-cell table:style-name="Default" table:formula="of:=LOG([.AM43];10)" office:value-type="float" office:value="0.782555036767507" calcext:value-type="float">
            <text:p>0,782555036767507</text:p>
          </table:table-cell>
          <table:table-cell table:style-name="Default" table:formula="of:=LOG([.AS43];10)" office:value-type="float" office:value="1.33148254087339" calcext:value-type="float">
            <text:p>1,33148254087339</text:p>
          </table:table-cell>
          <table:table-cell table:style-name="Default" table:formula="of:=LOG([.AY43];10)" office:value-type="float" office:value="0.56630069028175" calcext:value-type="float">
            <text:p>0,56630069028175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1_n150_m15</text:p>
          </table:table-cell>
          <table:table-cell table:style-name="Default" table:formula="of:=LOG([.AG44];10)" office:value-type="float" office:value="0.0700839278402753" calcext:value-type="float">
            <text:p>0,070083927840275</text:p>
          </table:table-cell>
          <table:table-cell table:style-name="Default" table:formula="of:=LOG([.AM44];10)" office:value-type="float" office:value="0.608693150882661" calcext:value-type="float">
            <text:p>0,608693150882661</text:p>
          </table:table-cell>
          <table:table-cell table:style-name="Default" table:formula="of:=LOG([.AS44];10)" office:value-type="float" office:value="1.11190527170863" calcext:value-type="float">
            <text:p>1,11190527170863</text:p>
          </table:table-cell>
          <table:table-cell table:style-name="Default" table:formula="of:=LOG([.AY44];10)" office:value-type="float" office:value="0.716972755135261" calcext:value-type="float">
            <text:p>0,71697275513526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2_n150_m15</text:p>
          </table:table-cell>
          <table:table-cell table:style-name="Default" table:formula="of:=LOG([.AG45];10)" office:value-type="float" office:value="0.0824514586785139" calcext:value-type="float">
            <text:p>0,082451458678514</text:p>
          </table:table-cell>
          <table:table-cell table:style-name="Default" table:formula="of:=LOG([.AM45];10)" office:value-type="float" office:value="0.659550369509368" calcext:value-type="float">
            <text:p>0,659550369509368</text:p>
          </table:table-cell>
          <table:table-cell table:style-name="Default" table:formula="of:=LOG([.AS45];10)" office:value-type="float" office:value="1.11751948227146" calcext:value-type="float">
            <text:p>1,11751948227146</text:p>
          </table:table-cell>
          <table:table-cell table:style-name="Default" table:formula="of:=LOG([.AY45];10)" office:value-type="float" office:value="0.688912840693031" calcext:value-type="float">
            <text:p>0,68891284069303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3_n150_m15</text:p>
          </table:table-cell>
          <table:table-cell table:style-name="Default" table:formula="of:=LOG([.AG46];10)" office:value-type="float" office:value="-0.0633893764247291" calcext:value-type="float">
            <text:p>-0,063389376424729</text:p>
          </table:table-cell>
          <table:table-cell table:style-name="Default" table:formula="of:=LOG([.AM46];10)" office:value-type="float" office:value="0.7385635006128" calcext:value-type="float">
            <text:p>0,7385635006128</text:p>
          </table:table-cell>
          <table:table-cell table:style-name="Default" table:formula="of:=LOG([.AS46];10)" office:value-type="float" office:value="1.27531029557621" calcext:value-type="float">
            <text:p>1,27531029557621</text:p>
          </table:table-cell>
          <table:table-cell table:style-name="Default" table:formula="of:=LOG([.AY46];10)" office:value-type="float" office:value="0.538788878073454" calcext:value-type="float">
            <text:p>0,538788878073454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4_n150_m15</text:p>
          </table:table-cell>
          <table:table-cell table:style-name="Default" table:formula="of:=LOG([.AG47];10)" office:value-type="float" office:value="0.113700241390153" calcext:value-type="float">
            <text:p>0,113700241390153</text:p>
          </table:table-cell>
          <table:table-cell table:style-name="Default" table:formula="of:=LOG([.AM47];10)" office:value-type="float" office:value="0.589202471354636" calcext:value-type="float">
            <text:p>0,589202471354636</text:p>
          </table:table-cell>
          <table:table-cell table:style-name="Default" table:formula="of:=LOG([.AS47];10)" office:value-type="float" office:value="1.18943329205965" calcext:value-type="float">
            <text:p>1,18943329205965</text:p>
          </table:table-cell>
          <table:table-cell table:style-name="Default" table:formula="of:=LOG([.AY47];10)" office:value-type="float" office:value="0.634695444296664" calcext:value-type="float">
            <text:p>0,634695444296664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5_n150_m15</text:p>
          </table:table-cell>
          <table:table-cell table:style-name="Default" table:formula="of:=LOG([.AG48];10)" office:value-type="float" office:value="0.19750968080192" calcext:value-type="float">
            <text:p>0,19750968080192</text:p>
          </table:table-cell>
          <table:table-cell table:style-name="Default" table:formula="of:=LOG([.AM48];10)" office:value-type="float" office:value="0.702343528549995" calcext:value-type="float">
            <text:p>0,702343528549995</text:p>
          </table:table-cell>
          <table:table-cell table:style-name="Default" table:formula="of:=LOG([.AS48];10)" office:value-type="float" office:value="1.09680492211882" calcext:value-type="float">
            <text:p>1,09680492211882</text:p>
          </table:table-cell>
          <table:table-cell table:style-name="Default" table:formula="of:=LOG([.AY48];10)" office:value-type="float" office:value="0.509591889851091" calcext:value-type="float">
            <text:p>0,509591889851091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6_n150_m45</text:p>
          </table:table-cell>
          <table:table-cell table:style-name="Default" table:formula="of:=LOG([.AG49];10)" office:value-type="float" office:value="0.59642256433705" calcext:value-type="float">
            <text:p>0,59642256433705</text:p>
          </table:table-cell>
          <table:table-cell table:style-name="Default" table:formula="of:=LOG([.AM49];10)" office:value-type="float" office:value="0.912006938723275" calcext:value-type="float">
            <text:p>0,912006938723275</text:p>
          </table:table-cell>
          <table:table-cell table:style-name="Default" table:formula="of:=LOG([.AS49];10)" office:value-type="float" office:value="1.57948410986015" calcext:value-type="float">
            <text:p>1,57948410986015</text:p>
          </table:table-cell>
          <table:table-cell table:style-name="Default" table:formula="of:=LOG([.AY49];10)" office:value-type="float" office:value="0.932477241149975" calcext:value-type="float">
            <text:p>0,932477241149975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7_n150_m45</text:p>
          </table:table-cell>
          <table:table-cell table:style-name="Default" table:formula="of:=LOG([.AG50];10)" office:value-type="float" office:value="0.793251742997897" calcext:value-type="float">
            <text:p>0,793251742997897</text:p>
          </table:table-cell>
          <table:table-cell table:style-name="Default" table:formula="of:=LOG([.AM50];10)" office:value-type="float" office:value="0.945294808202807" calcext:value-type="float">
            <text:p>0,945294808202807</text:p>
          </table:table-cell>
          <table:table-cell table:style-name="Default" table:formula="of:=LOG([.AS50];10)" office:value-type="float" office:value="1.45159690145344" calcext:value-type="float">
            <text:p>1,45159690145344</text:p>
          </table:table-cell>
          <table:table-cell table:style-name="Default" table:formula="of:=LOG([.AY50];10)" office:value-type="float" office:value="0.730488157520637" calcext:value-type="float">
            <text:p>0,730488157520637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8_n150_m45</text:p>
          </table:table-cell>
          <table:table-cell table:style-name="Default" table:formula="of:=LOG([.AG51];10)" office:value-type="float" office:value="0.541936304461685" calcext:value-type="float">
            <text:p>0,541936304461685</text:p>
          </table:table-cell>
          <table:table-cell table:style-name="Default" table:formula="of:=LOG([.AM51];10)" office:value-type="float" office:value="0.907862441659795" calcext:value-type="float">
            <text:p>0,907862441659795</text:p>
          </table:table-cell>
          <table:table-cell table:style-name="Default" table:formula="of:=LOG([.AS51];10)" office:value-type="float" office:value="1.53354632594722" calcext:value-type="float">
            <text:p>1,53354632594722</text:p>
          </table:table-cell>
          <table:table-cell table:style-name="Default" table:formula="of:=LOG([.AY51];10)" office:value-type="float" office:value="0.846553645191242" calcext:value-type="float">
            <text:p>0,846553645191242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49_n150_m45</text:p>
          </table:table-cell>
          <table:table-cell table:style-name="Default" table:formula="of:=LOG([.AG52];10)" office:value-type="float" office:value="0.702666917100055" calcext:value-type="float">
            <text:p>0,702666917100055</text:p>
          </table:table-cell>
          <table:table-cell table:style-name="Default" table:formula="of:=LOG([.AM52];10)" office:value-type="float" office:value="0.976796049012586" calcext:value-type="float">
            <text:p>0,976796049012586</text:p>
          </table:table-cell>
          <table:table-cell table:style-name="Default" table:formula="of:=LOG([.AS52];10)" office:value-type="float" office:value="1.54461667411331" calcext:value-type="float">
            <text:p>1,54461667411331</text:p>
          </table:table-cell>
          <table:table-cell table:style-name="Default" table:formula="of:=LOG([.AY52];10)" office:value-type="float" office:value="0.888033215591327" calcext:value-type="float">
            <text:p>0,888033215591327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4">
          <table:table-cell table:number-columns-repeated="27"/>
          <table:table-cell table:style-name="Default" table:number-columns-repeated="4"/>
          <table:table-cell table:style-name="ce43" office:value-type="string" calcext:value-type="string">
            <text:p>GKD-b_50_n150_m45</text:p>
          </table:table-cell>
          <table:table-cell table:style-name="Default" table:formula="of:=LOG([.AG53];10)" office:value-type="float" office:value="0.17347903575632" calcext:value-type="float">
            <text:p>0,17347903575632</text:p>
          </table:table-cell>
          <table:table-cell table:style-name="Default" table:formula="of:=LOG([.AM53];10)" office:value-type="float" office:value="0.929493284665242" calcext:value-type="float">
            <text:p>0,929493284665242</text:p>
          </table:table-cell>
          <table:table-cell table:style-name="Default" table:formula="of:=LOG([.AS53];10)" office:value-type="float" office:value="1.60051242586981" calcext:value-type="float">
            <text:p>1,60051242586981</text:p>
          </table:table-cell>
          <table:table-cell table:style-name="Default" table:formula="of:=LOG([.AY53];10)" office:value-type="float" office:value="0.885208572231014" calcext:value-type="float">
            <text:p>0,885208572231014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9" table:number-rows-repeated="3">
          <table:table-cell table:number-columns-repeated="27"/>
          <table:table-cell table:style-name="Default" table:number-columns-repeated="10"/>
          <table:table-cell table:number-columns-repeated="7"/>
          <table:table-cell table:style-name="Default" table:number-columns-repeated="9"/>
          <table:table-cell table:number-columns-repeated="204"/>
        </table:table-row>
        <table:table-row table:style-name="ro9">
          <table:table-cell table:number-columns-repeated="257"/>
        </table:table-row>
        <table:table-row table:style-name="ro9" table:number-rows-repeated="64">
          <table:table-cell table:number-columns-repeated="44"/>
          <table:table-cell table:style-name="Default" table:number-columns-repeated="7"/>
          <table:table-cell table:number-columns-repeated="206"/>
        </table:table-row>
        <table:table-row table:style-name="ro9" table:number-rows-repeated="1048342">
          <table:table-cell table:number-columns-repeated="257"/>
        </table:table-row>
        <table:table-row table:style-name="ro9">
          <table:table-cell table:number-columns-repeated="257"/>
        </table:table-row>
        <table:named-expressions>
          <table:named-range table:name="Excel_BuiltIn__FilterDatabase" table:base-cell-address="$'2021-22'.$A$1" table:cell-range-address="$'2021-22'.$H$4:.$H$53"/>
        </table:named-expressions>
        <calcext:conditional-formats>
          <calcext:conditional-format calcext:target-range-address="'2021-22'.H4:'2021-22'.H53 '2021-22'.P4:'2021-22'.P53 '2021-22'.AX4:'2021-22'.AX53 '2021-22'.AR4:'2021-22'.AR53 '2021-22'.AL4:'2021-22'.AL53 '2021-22'.AF4:'2021-22'.AF53">
            <calcext:condition calcext:apply-style-name="Excel_CondFormat_1_1_1" calcext:value="&lt;0" calcext:base-cell-address="'2021-22'.H4"/>
          </calcext:conditional-format>
        </calcext:conditional-formats>
      </table:table>
      <table:named-expressions/>
      <table:database-ranges>
        <table:database-range table:name="__Anonymous_Sheet_DB__0" table:target-range-address="'2021-22'.F2:'2021-22'.I5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6:19:00.5894113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1-22" style:display-name="PageStyle_2021-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2-06-04T17:02:16.184421383</dc:date>
    <meta:editing-cycles>23</meta:editing-cycles>
    <meta:editing-duration>PT2H54M55S</meta:editing-duration>
    <meta:generator>LibreOffice/6.4.7.2$Linux_X86_64 LibreOffice_project/40$Build-2</meta:generator>
    <meta:document-statistic meta:table-count="1" meta:cell-count="283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9cm" xlink:href=".." xlink:type="simple" chart:class="chart:line" chart:style-name="ch1">
        <chart:title svg:x="3.643cm" svg:y="0.316cm" chart:style-name="ch2">
          <text:p>Dispersiones medias obtenidas por archivo</text:p>
        </chart:title>
        <chart:legend chart:legend-position="end" svg:x="13.544cm" svg:y="3.956cm" style:legend-expansion="high" chart:style-name="ch3"/>
        <chart:plot-area chart:style-name="ch4" table:cell-range-address="'2021-22'.M58:'2021-22'.O108" chart:data-source-has-labels="both" svg:x="1.33cm" svg:y="1.275cm" svg:width="11.895cm" svg:height="6.573cm">
          <chartooo:coordinate-region svg:x="3.456cm" svg:y="1.275cm" svg:width="9.769cm" svg:height="3.468cm"/>
          <chart:axis chart:dimension="x" chart:name="primary-x" chart:style-name="ch5" chartooo:axis-type="auto">
            <chartooo:date-scale/>
            <chart:title svg:x="6.677cm" svg:y="8.028cm" chart:style-name="ch6">
              <text:p>Archivo</text:p>
            </chart:title>
            <chart:categories table:cell-range-address="'2021-22'.M59:'2021-22'.M108"/>
          </chart:axis>
          <chart:axis chart:dimension="y" chart:name="primary-y" chart:style-name="ch7">
            <chart:title svg:x="0.451cm" svg:y="5.399cm" chart:style-name="ch8">
              <text:p>Dispersión</text:p>
            </chart:title>
            <chart:grid chart:style-name="ch9" chart:class="major"/>
          </chart:axis>
          <chart:series chart:style-name="ch10" chart:values-cell-range-address="'2021-22'.N59:'2021-22'.N108" chart:label-cell-address="'2021-22'.N58:'2021-22'.N58" chart:class="chart:line">
            <chart:data-point chart:repeated="50"/>
          </chart:series>
          <chart:series chart:style-name="ch11" chart:values-cell-range-address="'2021-22'.O59:'2021-22'.O108" chart:label-cell-address="'2021-22'.O58:'2021-22'.O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'2021-22'.N58:'2021-22'.N58</svg:desc>
                </draw:g>
              </table:table-cell>
              <table:table-cell office:value-type="string">
                <text:p>BL</text:p>
                <draw:g>
                  <svg:desc>'2021-22'.O58:'2021-22'.O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M59:'2021-22'.M108</svg:desc>
                </draw:g>
              </table:table-cell>
              <table:table-cell office:value-type="float" office:value="0">
                <text:p>0</text:p>
                <draw:g>
                  <svg:desc>'2021-22'.N59:'2021-22'.N108</svg:desc>
                </draw:g>
              </table:table-cell>
              <table:table-cell office:value-type="float" office:value="0">
                <text:p>0</text:p>
                <draw:g>
                  <svg:desc>'2021-22'.O59:'2021-22'.O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172.938918">
                <text:p>172.938918</text:p>
              </table:table-cell>
              <table:table-cell office:value-type="float" office:value="49.0832840000001">
                <text:p>49.0832840000001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151.478394">
                <text:p>151.478394</text:p>
              </table:table-cell>
              <table:table-cell office:value-type="float" office:value="34.5253380000001">
                <text:p>34.5253380000001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132.59337">
                <text:p>132.59337</text:p>
              </table:table-cell>
              <table:table-cell office:value-type="float" office:value="44.745148">
                <text:p>44.745148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131.454126">
                <text:p>131.454126</text:p>
              </table:table-cell>
              <table:table-cell office:value-type="float" office:value="50.384496">
                <text:p>50.384496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151.238492">
                <text:p>151.238492</text:p>
              </table:table-cell>
              <table:table-cell office:value-type="float" office:value="52.6370939999999">
                <text:p>52.637093999999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10.647618">
                <text:p>110.647618</text:p>
              </table:table-cell>
              <table:table-cell office:value-type="float" office:value="15.0192840000001">
                <text:p>15.0192840000001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80.441032">
                <text:p>80.441032</text:p>
              </table:table-cell>
              <table:table-cell office:value-type="float" office:value="19.531482">
                <text:p>19.531482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93.633346">
                <text:p>93.633346</text:p>
              </table:table-cell>
              <table:table-cell office:value-type="float" office:value="14.159194">
                <text:p>14.159194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120.37966">
                <text:p>120.37966</text:p>
              </table:table-cell>
              <table:table-cell office:value-type="float" office:value="19.91996">
                <text:p>19.91996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29.412628">
                <text:p>129.412628</text:p>
              </table:table-cell>
              <table:table-cell office:value-type="float" office:value="19.003396">
                <text:p>19.003396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302.288778">
                <text:p>302.288778</text:p>
              </table:table-cell>
              <table:table-cell office:value-type="float" office:value="154.771028">
                <text:p>154.771028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344.017424">
                <text:p>344.017424</text:p>
              </table:table-cell>
              <table:table-cell office:value-type="float" office:value="120.450042">
                <text:p>120.450042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387.236324">
                <text:p>387.236324</text:p>
              </table:table-cell>
              <table:table-cell office:value-type="float" office:value="118.89675">
                <text:p>118.89675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432.759124">
                <text:p>432.759124</text:p>
              </table:table-cell>
              <table:table-cell office:value-type="float" office:value="113.379462">
                <text:p>113.379462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427.77152">
                <text:p>427.77152</text:p>
              </table:table-cell>
              <table:table-cell office:value-type="float" office:value="84.4172579999999">
                <text:p>84.4172579999999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171.759002">
                <text:p>171.759002</text:p>
              </table:table-cell>
              <table:table-cell office:value-type="float" office:value="53.7561099999999">
                <text:p>53.7561099999999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240.656058">
                <text:p>240.656058</text:p>
              </table:table-cell>
              <table:table-cell office:value-type="float" office:value="59.2516">
                <text:p>59.2516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253.982776">
                <text:p>253.982776</text:p>
              </table:table-cell>
              <table:table-cell office:value-type="float" office:value="44.0998499999999">
                <text:p>44.0998499999999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22.262762">
                <text:p>322.262762</text:p>
              </table:table-cell>
              <table:table-cell office:value-type="float" office:value="39.4464100000002">
                <text:p>39.4464100000002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238.784276">
                <text:p>238.784276</text:p>
              </table:table-cell>
              <table:table-cell office:value-type="float" office:value="42.1936280000002">
                <text:p>42.1936280000002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839.391296">
                <text:p>839.391296</text:p>
              </table:table-cell>
              <table:table-cell office:value-type="float" office:value="299.913719999999">
                <text:p>299.913719999999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901.559392">
                <text:p>901.559392</text:p>
              </table:table-cell>
              <table:table-cell office:value-type="float" office:value="315.194026">
                <text:p>315.194026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889.614356">
                <text:p>889.614356</text:p>
              </table:table-cell>
              <table:table-cell office:value-type="float" office:value="465.370573999998">
                <text:p>465.370573999998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865.484062000001">
                <text:p>865.484062000001</text:p>
              </table:table-cell>
              <table:table-cell office:value-type="float" office:value="310.076060000002">
                <text:p>310.07606000000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700.424222">
                <text:p>700.424222</text:p>
              </table:table-cell>
              <table:table-cell office:value-type="float" office:value="340.445052">
                <text:p>340.445052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86.361808">
                <text:p>86.361808</text:p>
              </table:table-cell>
              <table:table-cell office:value-type="float" office:value="51.387662">
                <text:p>51.387662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316.882864">
                <text:p>316.882864</text:p>
              </table:table-cell>
              <table:table-cell office:value-type="float" office:value="52.1606139999999">
                <text:p>52.1606139999999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262.11549">
                <text:p>262.11549</text:p>
              </table:table-cell>
              <table:table-cell office:value-type="float" office:value="74.9053499999999">
                <text:p>74.9053499999999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298.951612">
                <text:p>298.951612</text:p>
              </table:table-cell>
              <table:table-cell office:value-type="float" office:value="66.0790279999999">
                <text:p>66.0790279999999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214.92085">
                <text:p>214.92085</text:p>
              </table:table-cell>
              <table:table-cell office:value-type="float" office:value="64.5465160000002">
                <text:p>64.5465160000002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1094.485294">
                <text:p>1094.485294</text:p>
              </table:table-cell>
              <table:table-cell office:value-type="float" office:value="322.404753999999">
                <text:p>322.404753999999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1606.55645">
                <text:p>1606.55645</text:p>
              </table:table-cell>
              <table:table-cell office:value-type="float" office:value="448.124445999999">
                <text:p>448.12444599999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1066.373364">
                <text:p>1066.373364</text:p>
              </table:table-cell>
              <table:table-cell office:value-type="float" office:value="358.605807999999">
                <text:p>358.605807999999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1097.413286">
                <text:p>1097.413286</text:p>
              </table:table-cell>
              <table:table-cell office:value-type="float" office:value="355.263750000001">
                <text:p>355.263750000001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924.181918">
                <text:p>924.181918</text:p>
              </table:table-cell>
              <table:table-cell office:value-type="float" office:value="359.049206">
                <text:p>359.049206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378.92008">
                <text:p>378.92008</text:p>
              </table:table-cell>
              <table:table-cell office:value-type="float" office:value="90.0940600000002">
                <text:p>90.0940600000002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383.697756">
                <text:p>383.697756</text:p>
              </table:table-cell>
              <table:table-cell office:value-type="float" office:value="73.7697560000001">
                <text:p>73.7697560000001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335.261972">
                <text:p>335.261972</text:p>
              </table:table-cell>
              <table:table-cell office:value-type="float" office:value="74.512318">
                <text:p>74.512318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399.904812">
                <text:p>399.904812</text:p>
              </table:table-cell>
              <table:table-cell office:value-type="float" office:value="65.7905060000001">
                <text:p>65.7905060000001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405.105458">
                <text:p>405.105458</text:p>
              </table:table-cell>
              <table:table-cell office:value-type="float" office:value="95.5109460000003">
                <text:p>95.5109460000003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1214.163764">
                <text:p>1214.163764</text:p>
              </table:table-cell>
              <table:table-cell office:value-type="float" office:value="503.340773999999">
                <text:p>503.340773999999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1125.709308">
                <text:p>1125.709308</text:p>
              </table:table-cell>
              <table:table-cell office:value-type="float" office:value="472.333665999998">
                <text:p>472.333665999998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1265.877792">
                <text:p>1265.877792</text:p>
              </table:table-cell>
              <table:table-cell office:value-type="float" office:value="475.13397">
                <text:p>475.13397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1316.047592">
                <text:p>1316.047592</text:p>
              </table:table-cell>
              <table:table-cell office:value-type="float" office:value="530.005464">
                <text:p>530.005464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1592.498726">
                <text:p>1592.498726</text:p>
              </table:table-cell>
              <table:table-cell office:value-type="float" office:value="380.94273">
                <text:p>380.94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1cm" xlink:href=".." xlink:type="simple" chart:class="chart:line" chart:style-name="ch1">
        <chart:title svg:x="4.093cm" svg:y="0.316cm" chart:style-name="ch2">
          <text:p>Tiempos medios obtenidos por archivo</text:p>
        </chart:title>
        <chart:legend chart:legend-position="end" svg:x="13.544cm" svg:y="3.957cm" style:legend-expansion="high" chart:style-name="ch3"/>
        <chart:plot-area chart:style-name="ch4" table:cell-range-address="'2021-22'.Q58:'2021-22'.S108" chart:data-source-has-labels="both" svg:x="1.33cm" svg:y="1.275cm" svg:width="11.895cm" svg:height="6.574cm">
          <chartooo:coordinate-region svg:x="3.456cm" svg:y="1.275cm" svg:width="9.769cm" svg:height="3.469cm"/>
          <chart:axis chart:dimension="x" chart:name="primary-x" chart:style-name="ch5" chartooo:axis-type="auto">
            <chartooo:date-scale/>
            <chart:title svg:x="6.677cm" svg:y="8.029cm" chart:style-name="ch6">
              <text:p>Archivo</text:p>
            </chart:title>
            <chart:categories table:cell-range-address="'2021-22'.Q59:'2021-22'.Q108"/>
          </chart:axis>
          <chart:axis chart:dimension="y" chart:name="primary-y" chart:style-name="ch7">
            <chart:title svg:x="0.451cm" svg:y="5.347cm" chart:style-name="ch8">
              <text:p>Tiempo(s)</text:p>
            </chart:title>
            <chart:grid chart:style-name="ch9" chart:class="major"/>
          </chart:axis>
          <chart:series chart:style-name="ch10" chart:values-cell-range-address="'2021-22'.R59:'2021-22'.R108" chart:label-cell-address="'2021-22'.R58:'2021-22'.R58" chart:class="chart:line">
            <chart:data-point chart:repeated="50"/>
          </chart:series>
          <chart:series chart:style-name="ch11" chart:values-cell-range-address="'2021-22'.S59:'2021-22'.S108" chart:label-cell-address="'2021-22'.S58:'2021-22'.S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'2021-22'.R58:'2021-22'.R58</svg:desc>
                </draw:g>
              </table:table-cell>
              <table:table-cell office:value-type="string">
                <text:p>BL</text:p>
                <draw:g>
                  <svg:desc>'2021-22'.S58:'2021-22'.S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Q59:'2021-22'.Q108</svg:desc>
                </draw:g>
              </table:table-cell>
              <table:table-cell office:value-type="float" office:value="0.00000846359999999713">
                <text:p>0.00000846359999999713</text:p>
                <draw:g>
                  <svg:desc>'2021-22'.R59:'2021-22'.R108</svg:desc>
                </draw:g>
              </table:table-cell>
              <table:table-cell office:value-type="float" office:value="0.000310747199999994">
                <text:p>0.000310747199999994</text:p>
                <draw:g>
                  <svg:desc>'2021-22'.S59:'2021-22'.S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.00000684679999999605">
                <text:p>0.00000684679999999605</text:p>
              </table:table-cell>
              <table:table-cell office:value-type="float" office:value="0.000210545599999989">
                <text:p>0.000210545599999989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.00000668400000000124">
                <text:p>0.00000668400000000124</text:p>
              </table:table-cell>
              <table:table-cell office:value-type="float" office:value="0.000211346199999996">
                <text:p>0.000211346199999996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.00000648780000000182">
                <text:p>0.00000648780000000182</text:p>
              </table:table-cell>
              <table:table-cell office:value-type="float" office:value="0.000222469200000008">
                <text:p>0.000222469200000008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.0000067276000000005">
                <text:p>0.0000067276000000005</text:p>
              </table:table-cell>
              <table:table-cell office:value-type="float" office:value="0.000213925799999992">
                <text:p>0.000213925799999992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0.000327868799999997">
                <text:p>0.000327868799999997</text:p>
              </table:table-cell>
              <table:table-cell office:value-type="float" office:value="0.00245744780000001">
                <text:p>0.00245744780000001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0.000324279200000005">
                <text:p>0.000324279200000005</text:p>
              </table:table-cell>
              <table:table-cell office:value-type="float" office:value="0.0028955066">
                <text:p>0.0028955066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0.000327238199999996">
                <text:p>0.000327238199999996</text:p>
              </table:table-cell>
              <table:table-cell office:value-type="float" office:value="0.00206939879999999">
                <text:p>0.00206939879999999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0.000325509800000007">
                <text:p>0.000325509800000007</text:p>
              </table:table-cell>
              <table:table-cell office:value-type="float" office:value="0.00266474639999996">
                <text:p>0.00266474639999996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0.000323245799999999">
                <text:p>0.000323245799999999</text:p>
              </table:table-cell>
              <table:table-cell office:value-type="float" office:value="0.00216839719999999">
                <text:p>0.0021683971999999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0.000346215199999994">
                <text:p>0.000346215199999994</text:p>
              </table:table-cell>
              <table:table-cell office:value-type="float" office:value="0.00269202719999997">
                <text:p>0.00269202719999997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0.000344788200000007">
                <text:p>0.000344788200000007</text:p>
              </table:table-cell>
              <table:table-cell office:value-type="float" office:value="0.003275329">
                <text:p>0.003275329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0.000345423">
                <text:p>0.000345423</text:p>
              </table:table-cell>
              <table:table-cell office:value-type="float" office:value="0.00270296859999999">
                <text:p>0.00270296859999999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0.000344890799999997">
                <text:p>0.000344890799999997</text:p>
              </table:table-cell>
              <table:table-cell office:value-type="float" office:value="0.00204058579999997">
                <text:p>0.00204058579999997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0.000345762400000005">
                <text:p>0.000345762400000005</text:p>
              </table:table-cell>
              <table:table-cell office:value-type="float" office:value="0.00242267020000002">
                <text:p>0.00242267020000002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0.00266768980000003">
                <text:p>0.00266768980000003</text:p>
              </table:table-cell>
              <table:table-cell office:value-type="float" office:value="0.0183029196">
                <text:p>0.0183029196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0.0026929952">
                <text:p>0.0026929952</text:p>
              </table:table-cell>
              <table:table-cell office:value-type="float" office:value="0.0246485746">
                <text:p>0.0246485746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0.00268892840000001">
                <text:p>0.00268892840000001</text:p>
              </table:table-cell>
              <table:table-cell office:value-type="float" office:value="0.0291248788">
                <text:p>0.0291248788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0.0026725214">
                <text:p>0.0026725214</text:p>
              </table:table-cell>
              <table:table-cell office:value-type="float" office:value="0.0272387582">
                <text:p>0.0272387582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0.00266688459999997">
                <text:p>0.00266688459999997</text:p>
              </table:table-cell>
              <table:table-cell office:value-type="float" office:value="0.0360041736">
                <text:p>0.0360041736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0.00264311420000001">
                <text:p>0.00264311420000001</text:p>
              </table:table-cell>
              <table:table-cell office:value-type="float" office:value="0.0247735656000001">
                <text:p>0.0247735656000001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0.00264984199999998">
                <text:p>0.00264984199999998</text:p>
              </table:table-cell>
              <table:table-cell office:value-type="float" office:value="0.0255729402">
                <text:p>0.0255729402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0.00268891440000005">
                <text:p>0.00268891440000005</text:p>
              </table:table-cell>
              <table:table-cell office:value-type="float" office:value="0.0258201506">
                <text:p>0.0258201506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0.0026294944">
                <text:p>0.0026294944</text:p>
              </table:table-cell>
              <table:table-cell office:value-type="float" office:value="0.02239954">
                <text:p>0.02239954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0.00264723499999997">
                <text:p>0.00264723499999997</text:p>
              </table:table-cell>
              <table:table-cell office:value-type="float" office:value="0.0227332933999999">
                <text:p>0.0227332933999999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0.0197211010000002">
                <text:p>0.0197211010000002</text:p>
              </table:table-cell>
              <table:table-cell office:value-type="float" office:value="0.3709935742">
                <text:p>0.3709935742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0.0205757891999999">
                <text:p>0.0205757891999999</text:p>
              </table:table-cell>
              <table:table-cell office:value-type="float" office:value="0.3010049522">
                <text:p>0.3010049522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0.0204667249999998">
                <text:p>0.0204667249999998</text:p>
              </table:table-cell>
              <table:table-cell office:value-type="float" office:value="0.219771519">
                <text:p>0.219771519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0.0209562372000002">
                <text:p>0.0209562372000002</text:p>
              </table:table-cell>
              <table:table-cell office:value-type="float" office:value="0.2558843282">
                <text:p>0.255884328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0.0213756877999998">
                <text:p>0.0213756877999998</text:p>
              </table:table-cell>
              <table:table-cell office:value-type="float" office:value="0.3023921936">
                <text:p>0.3023921936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0.00461447239999977">
                <text:p>0.00461447239999977</text:p>
              </table:table-cell>
              <table:table-cell office:value-type="float" office:value="0.0839584425999998">
                <text:p>0.0839584425999998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0.00479001399999994">
                <text:p>0.00479001399999994</text:p>
              </table:table-cell>
              <table:table-cell office:value-type="float" office:value="0.0439546042">
                <text:p>0.0439546042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0.0046367587999999">
                <text:p>0.0046367587999999</text:p>
              </table:table-cell>
              <table:table-cell office:value-type="float" office:value="0.0605489464000001">
                <text:p>0.0605489464000001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0.0046547989999997">
                <text:p>0.0046547989999997</text:p>
              </table:table-cell>
              <table:table-cell office:value-type="float" office:value="0.0776516471999997">
                <text:p>0.0776516471999997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0.00479706500000034">
                <text:p>0.00479706500000034</text:p>
              </table:table-cell>
              <table:table-cell office:value-type="float" office:value="0.0570107001999997">
                <text:p>0.0570107001999997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0.0372513439999999">
                <text:p>0.0372513439999999</text:p>
              </table:table-cell>
              <table:table-cell office:value-type="float" office:value="0.623106274">
                <text:p>0.623106274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0.0371641242000003">
                <text:p>0.0371641242000003</text:p>
              </table:table-cell>
              <table:table-cell office:value-type="float" office:value="0.377812570799999">
                <text:p>0.37781257079999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0.0375905512000003">
                <text:p>0.0375905512000003</text:p>
              </table:table-cell>
              <table:table-cell office:value-type="float" office:value="0.795917082">
                <text:p>0.795917082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0.0375063585999996">
                <text:p>0.0375063585999996</text:p>
              </table:table-cell>
              <table:table-cell office:value-type="float" office:value="0.7907231574">
                <text:p>0.7907231574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0.0373458645999982">
                <text:p>0.0373458645999982</text:p>
              </table:table-cell>
              <table:table-cell office:value-type="float" office:value="0.592419663199999">
                <text:p>0.592419663199999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0.00861527260000017">
                <text:p>0.00861527260000017</text:p>
              </table:table-cell>
              <table:table-cell office:value-type="float" office:value="0.0672151098000008">
                <text:p>0.0672151098000008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0.00855933280000087">
                <text:p>0.00855933280000087</text:p>
              </table:table-cell>
              <table:table-cell office:value-type="float" office:value="0.124577872599999">
                <text:p>0.124577872599999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0.00865318620000082">
                <text:p>0.00865318620000082</text:p>
              </table:table-cell>
              <table:table-cell office:value-type="float" office:value="0.094204530199999">
                <text:p>0.09420453019999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0.00870909499999897">
                <text:p>0.00870909499999897</text:p>
              </table:table-cell>
              <table:table-cell office:value-type="float" office:value="0.149104775800002">
                <text:p>0.149104775800002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0.00838012619999944">
                <text:p>0.00838012619999944</text:p>
              </table:table-cell>
              <table:table-cell office:value-type="float" office:value="0.1008065034">
                <text:p>0.1008065034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0.0651563958000011">
                <text:p>0.0651563958000011</text:p>
              </table:table-cell>
              <table:table-cell office:value-type="float" office:value="1.5487995284">
                <text:p>1.5487995284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0.0648433802000014">
                <text:p>0.0648433802000014</text:p>
              </table:table-cell>
              <table:table-cell office:value-type="float" office:value="1.9055142388">
                <text:p>1.9055142388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0.0647801579999992">
                <text:p>0.0647801579999992</text:p>
              </table:table-cell>
              <table:table-cell office:value-type="float" office:value="2.2475613638">
                <text:p>2.2475613638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0.064305936400001">
                <text:p>0.064305936400001</text:p>
              </table:table-cell>
              <table:table-cell office:value-type="float" office:value="1.0213581204">
                <text:p>1.0213581204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0.0649501400000005">
                <text:p>0.0649501400000005</text:p>
              </table:table-cell>
              <table:table-cell office:value-type="float" office:value="1.3610928552">
                <text:p>1.36109285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1cm" xlink:href=".." xlink:type="simple" chart:class="chart:line" chart:style-name="ch1">
        <chart:title svg:x="3.722cm" svg:y="0.316cm" chart:style-name="ch2">
          <text:p>Diferencia mejor-peor caso BL por archivo</text:p>
        </chart:title>
        <chart:legend chart:legend-position="end" svg:x="13.279cm" svg:y="3.957cm" style:legend-expansion="high" chart:style-name="ch3"/>
        <chart:plot-area chart:style-name="ch4" table:cell-range-address="'2021-22'.V58:'2021-22'.X108" chart:data-source-has-labels="both" svg:x="1.33cm" svg:y="1.275cm" svg:width="11.63cm" svg:height="6.574cm">
          <chartooo:coordinate-region svg:x="3.456cm" svg:y="1.275cm" svg:width="9.504cm" svg:height="3.469cm"/>
          <chart:axis chart:dimension="x" chart:name="primary-x" chart:style-name="ch5" chartooo:axis-type="auto">
            <chartooo:date-scale/>
            <chart:title svg:x="6.545cm" svg:y="8.029cm" chart:style-name="ch6">
              <text:p>Archivo</text:p>
            </chart:title>
            <chart:categories table:cell-range-address="'2021-22'.V59:'2021-22'.V108"/>
          </chart:axis>
          <chart:axis chart:dimension="y" chart:name="primary-y" chart:style-name="ch7">
            <chart:title svg:x="0.451cm" svg:y="5.4cm" chart:style-name="ch8">
              <text:p>Dispersión</text:p>
            </chart:title>
            <chart:grid chart:style-name="ch9" chart:class="major"/>
          </chart:axis>
          <chart:series chart:style-name="ch10" chart:values-cell-range-address="'2021-22'.W59:'2021-22'.W108" chart:label-cell-address="'2021-22'.W58:'2021-22'.W58" chart:class="chart:line">
            <chart:data-point chart:repeated="50"/>
          </chart:series>
          <chart:series chart:style-name="ch11" chart:values-cell-range-address="'2021-22'.X59:'2021-22'.X108" chart:label-cell-address="'2021-22'.X58:'2021-22'.X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BL</text:p>
                <draw:g>
                  <svg:desc>'2021-22'.W58:'2021-22'.W58</svg:desc>
                </draw:g>
              </table:table-cell>
              <table:table-cell office:value-type="string">
                <text:p>Peor BL</text:p>
                <draw:g>
                  <svg:desc>'2021-22'.X58:'2021-22'.X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V59:'2021-22'.V108</svg:desc>
                </draw:g>
              </table:table-cell>
              <table:table-cell office:value-type="float" office:value="0">
                <text:p>0</text:p>
                <draw:g>
                  <svg:desc>'2021-22'.W59:'2021-22'.W108</svg:desc>
                </draw:g>
              </table:table-cell>
              <table:table-cell office:value-type="float" office:value="0">
                <text:p>0</text:p>
                <draw:g>
                  <svg:desc>'2021-22'.X59:'2021-22'.X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40.8068099999998">
                <text:p>40.8068099999998</text:p>
              </table:table-cell>
              <table:table-cell office:value-type="float" office:value="54.4360700000002">
                <text:p>54.4360700000002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20.8560200000002">
                <text:p>20.8560200000002</text:p>
              </table:table-cell>
              <table:table-cell office:value-type="float" office:value="50.42563">
                <text:p>50.42563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40.0214399999998">
                <text:p>40.0214399999998</text:p>
              </table:table-cell>
              <table:table-cell office:value-type="float" office:value="50.8084100000001">
                <text:p>50.8084100000001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35.9848999999998">
                <text:p>35.9848999999998</text:p>
              </table:table-cell>
              <table:table-cell office:value-type="float" office:value="70.80767">
                <text:p>70.80767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35.1925199999998">
                <text:p>35.1925199999998</text:p>
              </table:table-cell>
              <table:table-cell office:value-type="float" office:value="76.4304600000003">
                <text:p>76.4304600000003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2.1605500000002">
                <text:p>12.1605500000002</text:p>
              </table:table-cell>
              <table:table-cell office:value-type="float" office:value="17.7499500000001">
                <text:p>17.7499500000001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2.7862899999999">
                <text:p>12.7862899999999</text:p>
              </table:table-cell>
              <table:table-cell office:value-type="float" office:value="32.93584">
                <text:p>32.93584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10.73017">
                <text:p>10.73017</text:p>
              </table:table-cell>
              <table:table-cell office:value-type="float" office:value="16.2720000000001">
                <text:p>16.2720000000001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14.7918399999998">
                <text:p>14.7918399999998</text:p>
              </table:table-cell>
              <table:table-cell office:value-type="float" office:value="29.7354399999999">
                <text:p>29.7354399999999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3.8209199999999">
                <text:p>13.8209199999999</text:p>
              </table:table-cell>
              <table:table-cell office:value-type="float" office:value="26.8154599999998">
                <text:p>26.8154599999998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110.17049">
                <text:p>110.17049</text:p>
              </table:table-cell>
              <table:table-cell office:value-type="float" office:value="191.40991">
                <text:p>191.40991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93.1828199999999">
                <text:p>93.1828199999999</text:p>
              </table:table-cell>
              <table:table-cell office:value-type="float" office:value="152.7154">
                <text:p>152.7154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79.20128">
                <text:p>79.20128</text:p>
              </table:table-cell>
              <table:table-cell office:value-type="float" office:value="139.18099">
                <text:p>139.18099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91.7966400000003">
                <text:p>91.7966400000003</text:p>
              </table:table-cell>
              <table:table-cell office:value-type="float" office:value="157.087810000001">
                <text:p>157.087810000001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52.3986500000001">
                <text:p>52.3986500000001</text:p>
              </table:table-cell>
              <table:table-cell office:value-type="float" office:value="103.23932">
                <text:p>103.23932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33.24138">
                <text:p>33.24138</text:p>
              </table:table-cell>
              <table:table-cell office:value-type="float" office:value="68.5437299999994">
                <text:p>68.5437299999994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45.5720899999999">
                <text:p>45.5720899999999</text:p>
              </table:table-cell>
              <table:table-cell office:value-type="float" office:value="65.3303599999997">
                <text:p>65.3303599999997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31.6259299999999">
                <text:p>31.6259299999999</text:p>
              </table:table-cell>
              <table:table-cell office:value-type="float" office:value="70.2775099999997">
                <text:p>70.2775099999997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3.7143500000006">
                <text:p>33.7143500000006</text:p>
              </table:table-cell>
              <table:table-cell office:value-type="float" office:value="42.2378500000004">
                <text:p>42.2378500000004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31.7280299999998">
                <text:p>31.7280299999998</text:p>
              </table:table-cell>
              <table:table-cell office:value-type="float" office:value="63.5695200000002">
                <text:p>63.5695200000002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240.787479999999">
                <text:p>240.787479999999</text:p>
              </table:table-cell>
              <table:table-cell office:value-type="float" office:value="354.820190000001">
                <text:p>354.820190000001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80.99685">
                <text:p>280.99685</text:p>
              </table:table-cell>
              <table:table-cell office:value-type="float" office:value="351.28385">
                <text:p>351.28385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346.868189999997">
                <text:p>346.868189999997</text:p>
              </table:table-cell>
              <table:table-cell office:value-type="float" office:value="560.020089999997">
                <text:p>560.020089999997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85.783900000002">
                <text:p>285.783900000002</text:p>
              </table:table-cell>
              <table:table-cell office:value-type="float" office:value="351.436790000002">
                <text:p>351.43679000000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60.039419999999">
                <text:p>260.039419999999</text:p>
              </table:table-cell>
              <table:table-cell office:value-type="float" office:value="421.381499999999">
                <text:p>421.381499999999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37.48397">
                <text:p>37.48397</text:p>
              </table:table-cell>
              <table:table-cell office:value-type="float" office:value="62.6896399999997">
                <text:p>62.6896399999997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47.3629799999994">
                <text:p>47.3629799999994</text:p>
              </table:table-cell>
              <table:table-cell office:value-type="float" office:value="60.7922300000005">
                <text:p>60.7922300000005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49.2417499999998">
                <text:p>49.2417499999998</text:p>
              </table:table-cell>
              <table:table-cell office:value-type="float" office:value="92.0815200000002">
                <text:p>92.0815200000002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46.35734">
                <text:p>46.35734</text:p>
              </table:table-cell>
              <table:table-cell office:value-type="float" office:value="109.36185">
                <text:p>109.36185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53.0918200000001">
                <text:p>53.0918200000001</text:p>
              </table:table-cell>
              <table:table-cell office:value-type="float" office:value="79.7032700000004">
                <text:p>79.7032700000004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260.290749999997">
                <text:p>260.290749999997</text:p>
              </table:table-cell>
              <table:table-cell office:value-type="float" office:value="373.213900000001">
                <text:p>373.213900000001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393.99279">
                <text:p>393.99279</text:p>
              </table:table-cell>
              <table:table-cell office:value-type="float" office:value="472.852479999999">
                <text:p>472.85247999999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332.452769999999">
                <text:p>332.452769999999</text:p>
              </table:table-cell>
              <table:table-cell office:value-type="float" office:value="393.972649999998">
                <text:p>393.972649999998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281.743870000003">
                <text:p>281.743870000003</text:p>
              </table:table-cell>
              <table:table-cell office:value-type="float" office:value="437.72775">
                <text:p>437.72775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60.969330000002">
                <text:p>260.969330000002</text:p>
              </table:table-cell>
              <table:table-cell office:value-type="float" office:value="514.641500000001">
                <text:p>514.641500000001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48.5017200000002">
                <text:p>48.5017200000002</text:p>
              </table:table-cell>
              <table:table-cell office:value-type="float" office:value="135.13089">
                <text:p>135.13089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59.4882100000004">
                <text:p>59.4882100000004</text:p>
              </table:table-cell>
              <table:table-cell office:value-type="float" office:value="86.2661200000005">
                <text:p>86.2661200000005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58.5297400000004">
                <text:p>58.5297400000004</text:p>
              </table:table-cell>
              <table:table-cell office:value-type="float" office:value="101.99839">
                <text:p>101.9983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53.9210899999994">
                <text:p>53.9210899999994</text:p>
              </table:table-cell>
              <table:table-cell office:value-type="float" office:value="99.4061100000004">
                <text:p>99.4061100000004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68.5775400000014">
                <text:p>68.5775400000014</text:p>
              </table:table-cell>
              <table:table-cell office:value-type="float" office:value="149.691">
                <text:p>149.691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431.314109999996">
                <text:p>431.314109999996</text:p>
              </table:table-cell>
              <table:table-cell office:value-type="float" office:value="634.276569999998">
                <text:p>634.276569999998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438.307639999995">
                <text:p>438.307639999995</text:p>
              </table:table-cell>
              <table:table-cell office:value-type="float" office:value="515.380620000003">
                <text:p>515.380620000003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441.272300000001">
                <text:p>441.272300000001</text:p>
              </table:table-cell>
              <table:table-cell office:value-type="float" office:value="533.79538">
                <text:p>533.79538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387.927590000003">
                <text:p>387.927590000003</text:p>
              </table:table-cell>
              <table:table-cell office:value-type="float" office:value="632.745849999998">
                <text:p>632.745849999998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322.41774">
                <text:p>322.41774</text:p>
              </table:table-cell>
              <table:table-cell office:value-type="float" office:value="462.46173">
                <text:p>462.46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454cm" style:legend-expansion="high" chart:style-name="ch2"/>
        <chart:plot-area chart:style-name="ch3" table:cell-range-address="'2021-22'.AF61:'2021-22'.AJ111" chart:data-source-has-labels="both" svg:x="0.32cm" svg:y="0.18cm" svg:width="12.905cm" svg:height="8.64cm">
          <chartooo:coordinate-region svg:x="1.312cm" svg:y="0.379cm" svg:width="11.913cm" svg:height="8.242cm"/>
          <chart:axis chart:dimension="x" chart:name="primary-x" chart:style-name="ch4" chartooo:axis-type="auto">
            <chartooo:date-scale/>
            <chart:categories table:cell-range-address="'2021-22'.AF62:'2021-22'.AF1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-22'.AG62:'2021-22'.AG111" chart:label-cell-address="'2021-22'.AG61:'2021-22'.AG61" chart:class="chart:line">
            <chart:data-point chart:repeated="50"/>
          </chart:series>
          <chart:series chart:style-name="ch8" chart:values-cell-range-address="'2021-22'.AH62:'2021-22'.AH111" chart:label-cell-address="'2021-22'.AH61:'2021-22'.AH61" chart:class="chart:line">
            <chart:data-point chart:repeated="50"/>
          </chart:series>
          <chart:series chart:style-name="ch9" chart:values-cell-range-address="'2021-22'.AI62:'2021-22'.AI111" chart:label-cell-address="'2021-22'.AI61:'2021-22'.AI61" chart:class="chart:line">
            <chart:data-point chart:repeated="50"/>
          </chart:series>
          <chart:series chart:style-name="ch10" chart:values-cell-range-address="'2021-22'.AJ62:'2021-22'.AJ111" chart:label-cell-address="'2021-22'.AJ61:'2021-22'.AJ6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</text:p>
                <draw:g>
                  <svg:desc>'2021-22'.AG61:'2021-22'.AG61</svg:desc>
                </draw:g>
              </table:table-cell>
              <table:table-cell office:value-type="string">
                <text:p>BMB</text:p>
                <draw:g>
                  <svg:desc>'2021-22'.AH61:'2021-22'.AH61</svg:desc>
                </draw:g>
              </table:table-cell>
              <table:table-cell office:value-type="string">
                <text:p>ILS-ES</text:p>
                <draw:g>
                  <svg:desc>'2021-22'.AI61:'2021-22'.AI61</svg:desc>
                </draw:g>
              </table:table-cell>
              <table:table-cell office:value-type="string">
                <text:p>ILS-BL</text:p>
                <draw:g>
                  <svg:desc>'2021-22'.AJ61:'2021-22'.AJ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F62:'2021-22'.AF111</svg:desc>
                </draw:g>
              </table:table-cell>
              <table:table-cell office:value-type="float" office:value="0">
                <text:p>0</text:p>
                <draw:g>
                  <svg:desc>'2021-22'.AG62:'2021-22'.AG111</svg:desc>
                </draw:g>
              </table:table-cell>
              <table:table-cell office:value-type="float" office:value="0">
                <text:p>0</text:p>
                <draw:g>
                  <svg:desc>'2021-22'.AH62:'2021-22'.AH111</svg:desc>
                </draw:g>
              </table:table-cell>
              <table:table-cell office:value-type="float" office:value="0">
                <text:p>0</text:p>
                <draw:g>
                  <svg:desc>'2021-22'.AI62:'2021-22'.AI111</svg:desc>
                </draw:g>
              </table:table-cell>
              <table:table-cell office:value-type="float" office:value="0">
                <text:p>0</text:p>
                <draw:g>
                  <svg:desc>'2021-22'.AJ62:'2021-22'.AJ111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36.8041499999998">
                <text:p>36.8041499999998</text:p>
              </table:table-cell>
              <table:table-cell office:value-type="float" office:value="103.18643">
                <text:p>103.18643</text:p>
              </table:table-cell>
              <table:table-cell office:value-type="float" office:value="21.6577800000008">
                <text:p>21.6577800000008</text:p>
              </table:table-cell>
              <table:table-cell office:value-type="float" office:value="30.4198200000001">
                <text:p>30.4198200000001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29.5711700000002">
                <text:p>29.5711700000002</text:p>
              </table:table-cell>
              <table:table-cell office:value-type="float" office:value="69.08197">
                <text:p>69.08197</text:p>
              </table:table-cell>
              <table:table-cell office:value-type="float" office:value="28.5322399999998">
                <text:p>28.5322399999998</text:p>
              </table:table-cell>
              <table:table-cell office:value-type="float" office:value="22.1762399999996">
                <text:p>22.1762399999996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20.9588500000003">
                <text:p>20.9588500000003</text:p>
              </table:table-cell>
              <table:table-cell office:value-type="float" office:value="118.15813">
                <text:p>118.15813</text:p>
              </table:table-cell>
              <table:table-cell office:value-type="float" office:value="16.7611899999998">
                <text:p>16.7611899999998</text:p>
              </table:table-cell>
              <table:table-cell office:value-type="float" office:value="25.00713">
                <text:p>25.00713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26.79202">
                <text:p>26.79202</text:p>
              </table:table-cell>
              <table:table-cell office:value-type="float" office:value="74.80285">
                <text:p>74.80285</text:p>
              </table:table-cell>
              <table:table-cell office:value-type="float" office:value="26.3009">
                <text:p>26.3009</text:p>
              </table:table-cell>
              <table:table-cell office:value-type="float" office:value="3.35369">
                <text:p>3.35369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30.88052">
                <text:p>30.88052</text:p>
              </table:table-cell>
              <table:table-cell office:value-type="float" office:value="95.4659700000001">
                <text:p>95.4659700000001</text:p>
              </table:table-cell>
              <table:table-cell office:value-type="float" office:value="32.38247">
                <text:p>32.38247</text:p>
              </table:table-cell>
              <table:table-cell office:value-type="float" office:value="24.3964300000003">
                <text:p>24.3964300000003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20.60361">
                <text:p>20.60361</text:p>
              </table:table-cell>
              <table:table-cell office:value-type="float" office:value="60.4000599999999">
                <text:p>60.4000599999999</text:p>
              </table:table-cell>
              <table:table-cell office:value-type="float" office:value="5.34508000000005">
                <text:p>5.34508000000005</text:p>
              </table:table-cell>
              <table:table-cell office:value-type="float" office:value="5.21663999999998">
                <text:p>5.21663999999998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8.03208">
                <text:p>18.03208</text:p>
              </table:table-cell>
              <table:table-cell office:value-type="float" office:value="32.48368">
                <text:p>32.48368</text:p>
              </table:table-cell>
              <table:table-cell office:value-type="float" office:value="5.46397999999977">
                <text:p>5.46397999999977</text:p>
              </table:table-cell>
              <table:table-cell office:value-type="float" office:value="8.90037000000007">
                <text:p>8.90037000000007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12.4496100000001">
                <text:p>12.4496100000001</text:p>
              </table:table-cell>
              <table:table-cell office:value-type="float" office:value="20.14402">
                <text:p>20.14402</text:p>
              </table:table-cell>
              <table:table-cell office:value-type="float" office:value="8.04720999999995">
                <text:p>8.04720999999995</text:p>
              </table:table-cell>
              <table:table-cell office:value-type="float" office:value="9.97775000000001">
                <text:p>9.97775000000001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3.79036000000013">
                <text:p>3.79036000000013</text:p>
              </table:table-cell>
              <table:table-cell office:value-type="float" office:value="39.98518">
                <text:p>39.98518</text:p>
              </table:table-cell>
              <table:table-cell office:value-type="float" office:value="3.74123999999995">
                <text:p>3.74123999999995</text:p>
              </table:table-cell>
              <table:table-cell office:value-type="float" office:value="9.53914999999989">
                <text:p>9.53914999999989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0.9750200000003">
                <text:p>10.9750200000003</text:p>
              </table:table-cell>
              <table:table-cell office:value-type="float" office:value="27.16133">
                <text:p>27.16133</text:p>
              </table:table-cell>
              <table:table-cell office:value-type="float" office:value="5.92988000000014">
                <text:p>5.92988000000014</text:p>
              </table:table-cell>
              <table:table-cell office:value-type="float" office:value="4.16255999999999">
                <text:p>4.16255999999999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134.05719">
                <text:p>134.05719</text:p>
              </table:table-cell>
              <table:table-cell office:value-type="float" office:value="217.16727">
                <text:p>217.16727</text:p>
              </table:table-cell>
              <table:table-cell office:value-type="float" office:value="75.6474899999996">
                <text:p>75.6474899999996</text:p>
              </table:table-cell>
              <table:table-cell office:value-type="float" office:value="34.84225">
                <text:p>34.84225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109.27381">
                <text:p>109.27381</text:p>
              </table:table-cell>
              <table:table-cell office:value-type="float" office:value="194.28764">
                <text:p>194.28764</text:p>
              </table:table-cell>
              <table:table-cell office:value-type="float" office:value="82.6882399999997">
                <text:p>82.6882399999997</text:p>
              </table:table-cell>
              <table:table-cell office:value-type="float" office:value="4.35510999999994">
                <text:p>4.35510999999994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97.6587599999996">
                <text:p>97.6587599999996</text:p>
              </table:table-cell>
              <table:table-cell office:value-type="float" office:value="245.64056">
                <text:p>245.64056</text:p>
              </table:table-cell>
              <table:table-cell office:value-type="float" office:value="55.2121100000002">
                <text:p>55.2121100000002</text:p>
              </table:table-cell>
              <table:table-cell office:value-type="float" office:value="52.9814800000001">
                <text:p>52.9814800000001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129.752680000001">
                <text:p>129.752680000001</text:p>
              </table:table-cell>
              <table:table-cell office:value-type="float" office:value="329.33753">
                <text:p>329.33753</text:p>
              </table:table-cell>
              <table:table-cell office:value-type="float" office:value="132.228640000001">
                <text:p>132.228640000001</text:p>
              </table:table-cell>
              <table:table-cell office:value-type="float" office:value="28.40986">
                <text:p>28.40986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118.948379999999">
                <text:p>118.948379999999</text:p>
              </table:table-cell>
              <table:table-cell office:value-type="float" office:value="302.78167">
                <text:p>302.78167</text:p>
              </table:table-cell>
              <table:table-cell office:value-type="float" office:value="78.9418499999997">
                <text:p>78.9418499999997</text:p>
              </table:table-cell>
              <table:table-cell office:value-type="float" office:value="75.9997000000001">
                <text:p>75.9997000000001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35.8277299999999">
                <text:p>35.8277299999999</text:p>
              </table:table-cell>
              <table:table-cell office:value-type="float" office:value="109.38467">
                <text:p>109.38467</text:p>
              </table:table-cell>
              <table:table-cell office:value-type="float" office:value="32.2448499999999">
                <text:p>32.2448499999999</text:p>
              </table:table-cell>
              <table:table-cell office:value-type="float" office:value="23.40483">
                <text:p>23.40483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43.3071300000001">
                <text:p>43.3071300000001</text:p>
              </table:table-cell>
              <table:table-cell office:value-type="float" office:value="173.09876">
                <text:p>173.09876</text:p>
              </table:table-cell>
              <table:table-cell office:value-type="float" office:value="32.73316">
                <text:p>32.73316</text:p>
              </table:table-cell>
              <table:table-cell office:value-type="float" office:value="27.1431899999998">
                <text:p>27.1431899999998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33.8392500000001">
                <text:p>33.8392500000001</text:p>
              </table:table-cell>
              <table:table-cell office:value-type="float" office:value="144.96517">
                <text:p>144.96517</text:p>
              </table:table-cell>
              <table:table-cell office:value-type="float" office:value="23.9699399999998">
                <text:p>23.9699399999998</text:p>
              </table:table-cell>
              <table:table-cell office:value-type="float" office:value="2.3140800000001">
                <text:p>2.3140800000001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2.7900299999994">
                <text:p>32.7900299999994</text:p>
              </table:table-cell>
              <table:table-cell office:value-type="float" office:value="188.72856">
                <text:p>188.72856</text:p>
              </table:table-cell>
              <table:table-cell office:value-type="float" office:value="29.2422099999997">
                <text:p>29.2422099999997</text:p>
              </table:table-cell>
              <table:table-cell office:value-type="float" office:value="30.2877000000001">
                <text:p>30.2877000000001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36.9749399999998">
                <text:p>36.9749399999998</text:p>
              </table:table-cell>
              <table:table-cell office:value-type="float" office:value="151.88494">
                <text:p>151.88494</text:p>
              </table:table-cell>
              <table:table-cell office:value-type="float" office:value="35.6264099999994">
                <text:p>35.6264099999994</text:p>
              </table:table-cell>
              <table:table-cell office:value-type="float" office:value="26.7099799999999">
                <text:p>26.7099799999999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466.41776">
                <text:p>466.41776</text:p>
              </table:table-cell>
              <table:table-cell office:value-type="float" office:value="729.03557">
                <text:p>729.03557</text:p>
              </table:table-cell>
              <table:table-cell office:value-type="float" office:value="255.42013">
                <text:p>255.42013</text:p>
              </table:table-cell>
              <table:table-cell office:value-type="float" office:value="115.165959999999">
                <text:p>115.165959999999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64.78386">
                <text:p>264.78386</text:p>
              </table:table-cell>
              <table:table-cell office:value-type="float" office:value="630.05418">
                <text:p>630.05418</text:p>
              </table:table-cell>
              <table:table-cell office:value-type="float" office:value="243.8463">
                <text:p>243.8463</text:p>
              </table:table-cell>
              <table:table-cell office:value-type="float" office:value="57.5362900000002">
                <text:p>57.5362900000002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362.648069999998">
                <text:p>362.648069999998</text:p>
              </table:table-cell>
              <table:table-cell office:value-type="float" office:value="905.623149999999">
                <text:p>905.623149999999</text:p>
              </table:table-cell>
              <table:table-cell office:value-type="float" office:value="248.630749999999">
                <text:p>248.630749999999</text:p>
              </table:table-cell>
              <table:table-cell office:value-type="float" office:value="152.52441">
                <text:p>152.5244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81.253110000001">
                <text:p>281.253110000001</text:p>
              </table:table-cell>
              <table:table-cell office:value-type="float" office:value="739.592920000001">
                <text:p>739.592920000001</text:p>
              </table:table-cell>
              <table:table-cell office:value-type="float" office:value="194.483040000003">
                <text:p>194.483040000003</text:p>
              </table:table-cell>
              <table:table-cell office:value-type="float" office:value="221.222229999998">
                <text:p>221.222229999998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91.790909999999">
                <text:p>291.790909999999</text:p>
              </table:table-cell>
              <table:table-cell office:value-type="float" office:value="691.44326">
                <text:p>691.44326</text:p>
              </table:table-cell>
              <table:table-cell office:value-type="float" office:value="236.649149999998">
                <text:p>236.649149999998</text:p>
              </table:table-cell>
              <table:table-cell office:value-type="float" office:value="72.2117699999997">
                <text:p>72.2117699999997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40.7497599999999">
                <text:p>40.7497599999999</text:p>
              </table:table-cell>
              <table:table-cell office:value-type="float" office:value="76.2025899999999">
                <text:p>76.2025899999999</text:p>
              </table:table-cell>
              <table:table-cell office:value-type="float" office:value="37.4158700000002">
                <text:p>37.4158700000002</text:p>
              </table:table-cell>
              <table:table-cell office:value-type="float" office:value="6.00003000000001">
                <text:p>6.00003000000001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43.4820999999993">
                <text:p>43.4820999999993</text:p>
              </table:table-cell>
              <table:table-cell office:value-type="float" office:value="144.68703">
                <text:p>144.68703</text:p>
              </table:table-cell>
              <table:table-cell office:value-type="float" office:value="36.0062399999997">
                <text:p>36.0062399999997</text:p>
              </table:table-cell>
              <table:table-cell office:value-type="float" office:value="36.8051800000003">
                <text:p>36.8051800000003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44.9261800000002">
                <text:p>44.9261800000002</text:p>
              </table:table-cell>
              <table:table-cell office:value-type="float" office:value="125.72191">
                <text:p>125.72191</text:p>
              </table:table-cell>
              <table:table-cell office:value-type="float" office:value="32.2332699999999">
                <text:p>32.2332699999999</text:p>
              </table:table-cell>
              <table:table-cell office:value-type="float" office:value="43.9422800000007">
                <text:p>43.9422800000007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76.1332600000001">
                <text:p>76.1332600000001</text:p>
              </table:table-cell>
              <table:table-cell office:value-type="float" office:value="181.71827">
                <text:p>181.71827</text:p>
              </table:table-cell>
              <table:table-cell office:value-type="float" office:value="34.63283">
                <text:p>34.63283</text:p>
              </table:table-cell>
              <table:table-cell office:value-type="float" office:value="35.5444599999998">
                <text:p>35.5444599999998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61.0236599999996">
                <text:p>61.0236599999996</text:p>
              </table:table-cell>
              <table:table-cell office:value-type="float" office:value="126.32141">
                <text:p>126.32141</text:p>
              </table:table-cell>
              <table:table-cell office:value-type="float" office:value="30.7769900000001">
                <text:p>30.7769900000001</text:p>
              </table:table-cell>
              <table:table-cell office:value-type="float" office:value="3.47156000000007">
                <text:p>3.47156000000007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511.575809999998">
                <text:p>511.575809999998</text:p>
              </table:table-cell>
              <table:table-cell office:value-type="float" office:value="1080.72333">
                <text:p>1080.72333</text:p>
              </table:table-cell>
              <table:table-cell office:value-type="float" office:value="331.448650000001">
                <text:p>331.448650000001</text:p>
              </table:table-cell>
              <table:table-cell office:value-type="float" office:value="428.742189999999">
                <text:p>428.742189999999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627.013840000001">
                <text:p>627.013840000001</text:p>
              </table:table-cell>
              <table:table-cell office:value-type="float" office:value="901.897419999998">
                <text:p>901.897419999998</text:p>
              </table:table-cell>
              <table:table-cell office:value-type="float" office:value="383.549199999998">
                <text:p>383.549199999998</text:p>
              </table:table-cell>
              <table:table-cell office:value-type="float" office:value="237.804120000002">
                <text:p>237.804120000002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646.691589999999">
                <text:p>646.691589999999</text:p>
              </table:table-cell>
              <table:table-cell office:value-type="float" office:value="1147.63709">
                <text:p>1147.63709</text:p>
              </table:table-cell>
              <table:table-cell office:value-type="float" office:value="360.586600000005">
                <text:p>360.586600000005</text:p>
              </table:table-cell>
              <table:table-cell office:value-type="float" office:value="113.18394">
                <text:p>113.18394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369.540999999996">
                <text:p>369.540999999996</text:p>
              </table:table-cell>
              <table:table-cell office:value-type="float" office:value="824.84864">
                <text:p>824.84864</text:p>
              </table:table-cell>
              <table:table-cell office:value-type="float" office:value="273.462200000001">
                <text:p>273.462200000001</text:p>
              </table:table-cell>
              <table:table-cell office:value-type="float" office:value="87.0386900000021">
                <text:p>87.0386900000021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503.571970000001">
                <text:p>503.571970000001</text:p>
              </table:table-cell>
              <table:table-cell office:value-type="float" office:value="1027.73379">
                <text:p>1027.73379</text:p>
              </table:table-cell>
              <table:table-cell office:value-type="float" office:value="353.83063">
                <text:p>353.83063</text:p>
              </table:table-cell>
              <table:table-cell office:value-type="float" office:value="354.652419999999">
                <text:p>354.652419999999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96.9913000000001">
                <text:p>96.9913000000001</text:p>
              </table:table-cell>
              <table:table-cell office:value-type="float" office:value="191.11526">
                <text:p>191.11526</text:p>
              </table:table-cell>
              <table:table-cell office:value-type="float" office:value="42.328939999999">
                <text:p>42.328939999999</text:p>
              </table:table-cell>
              <table:table-cell office:value-type="float" office:value="45.2523999999999">
                <text:p>45.2523999999999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51.3711000000001">
                <text:p>51.3711000000001</text:p>
              </table:table-cell>
              <table:table-cell office:value-type="float" office:value="222.87615">
                <text:p>222.87615</text:p>
              </table:table-cell>
              <table:table-cell office:value-type="float" office:value="50.7826200000004">
                <text:p>50.7826200000004</text:p>
              </table:table-cell>
              <table:table-cell office:value-type="float" office:value="59.8408299999999">
                <text:p>59.8408299999999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121.18691">
                <text:p>121.18691</text:p>
              </table:table-cell>
              <table:table-cell office:value-type="float" office:value="173.44208">
                <text:p>173.44208</text:p>
              </table:table-cell>
              <table:table-cell office:value-type="float" office:value="51.8095900000003">
                <text:p>51.8095900000003</text:p>
              </table:table-cell>
              <table:table-cell office:value-type="float" office:value="26.4035899999999">
                <text:p>26.403589999999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56.5895200000004">
                <text:p>56.5895200000004</text:p>
              </table:table-cell>
              <table:table-cell office:value-type="float" office:value="271.2427">
                <text:p>271.2427</text:p>
              </table:table-cell>
              <table:table-cell office:value-type="float" office:value="37.3831899999998">
                <text:p>37.3831899999998</text:p>
              </table:table-cell>
              <table:table-cell office:value-type="float" office:value="49.3347800000004">
                <text:p>49.3347800000004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51.1212099999998">
                <text:p>51.1212099999998</text:p>
              </table:table-cell>
              <table:table-cell office:value-type="float" office:value="221.25258">
                <text:p>221.25258</text:p>
              </table:table-cell>
              <table:table-cell office:value-type="float" office:value="44.6087900000007">
                <text:p>44.6087900000007</text:p>
              </table:table-cell>
              <table:table-cell office:value-type="float" office:value="34.50486">
                <text:p>34.50486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546.713350000006">
                <text:p>546.713350000006</text:p>
              </table:table-cell>
              <table:table-cell office:value-type="float" office:value="1157.19175">
                <text:p>1157.19175</text:p>
              </table:table-cell>
              <table:table-cell office:value-type="float" office:value="387.935709999996">
                <text:p>387.935709999996</text:p>
              </table:table-cell>
              <table:table-cell office:value-type="float" office:value="553.150189999999">
                <text:p>553.150189999999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454.952729999995">
                <text:p>454.952729999995</text:p>
              </table:table-cell>
              <table:table-cell office:value-type="float" office:value="1223.09048">
                <text:p>1223.09048</text:p>
              </table:table-cell>
              <table:table-cell office:value-type="float" office:value="472.134680000004">
                <text:p>472.134680000004</text:p>
              </table:table-cell>
              <table:table-cell office:value-type="float" office:value="131.977779999998">
                <text:p>131.977779999998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534.486349999999">
                <text:p>534.486349999999</text:p>
              </table:table-cell>
              <table:table-cell office:value-type="float" office:value="1234.45669">
                <text:p>1234.45669</text:p>
              </table:table-cell>
              <table:table-cell office:value-type="float" office:value="378.512520000004">
                <text:p>378.512520000004</text:p>
              </table:table-cell>
              <table:table-cell office:value-type="float" office:value="133.528610000001">
                <text:p>133.528610000001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533.631689999998">
                <text:p>533.631689999998</text:p>
              </table:table-cell>
              <table:table-cell office:value-type="float" office:value="1186.05908">
                <text:p>1186.05908</text:p>
              </table:table-cell>
              <table:table-cell office:value-type="float" office:value="444.491770000001">
                <text:p>444.491770000001</text:p>
              </table:table-cell>
              <table:table-cell office:value-type="float" office:value="479.936570000002">
                <text:p>479.936570000002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627.619819999996">
                <text:p>627.619819999996</text:p>
              </table:table-cell>
              <table:table-cell office:value-type="float" office:value="1116.20011">
                <text:p>1116.20011</text:p>
              </table:table-cell>
              <table:table-cell office:value-type="float" office:value="444.485109999995">
                <text:p>444.485109999995</text:p>
              </table:table-cell>
              <table:table-cell office:value-type="float" office:value="265.075159999999">
                <text:p>265.07515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97cm" xlink:href=".." xlink:type="simple" chart:class="chart:line" chart:style-name="ch1">
        <chart:legend chart:legend-position="end" svg:x="13.558cm" svg:y="3.701cm" style:legend-expansion="high" chart:style-name="ch2"/>
        <chart:plot-area chart:style-name="ch3" table:cell-range-address="'2021-22'.AF62:'2021-22'.AG111 '2021-22'.AF61:'2021-22'.AG61 '2021-22'.AI61:'2021-22'.AJ111" chart:data-source-has-labels="both" svg:x="0.32cm" svg:y="0.179cm" svg:width="12.918cm" svg:height="8.639cm">
          <chartooo:coordinate-region svg:x="1.127cm" svg:y="0.378cm" svg:width="12.111cm" svg:height="8.241cm"/>
          <chart:axis chart:dimension="x" chart:name="primary-x" chart:style-name="ch4" chartooo:axis-type="auto">
            <chartooo:date-scale/>
            <chart:categories table:cell-range-address="'2021-22'.AF62:'2021-22'.AF1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-22'.AG62:'2021-22'.AG111" chart:label-cell-address="'2021-22'.AG61:'2021-22'.AG61" chart:class="chart:line">
            <chart:data-point chart:repeated="50"/>
          </chart:series>
          <chart:series chart:style-name="ch8" chart:values-cell-range-address="'2021-22'.AI62:'2021-22'.AI111" chart:label-cell-address="'2021-22'.AI61:'2021-22'.AI61" chart:class="chart:line">
            <chart:data-point chart:repeated="50"/>
          </chart:series>
          <chart:series chart:style-name="ch9" chart:values-cell-range-address="'2021-22'.AJ62:'2021-22'.AJ111" chart:label-cell-address="'2021-22'.AJ61:'2021-22'.AJ6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</text:p>
                <draw:g>
                  <svg:desc>'2021-22'.AG61:'2021-22'.AG61</svg:desc>
                </draw:g>
              </table:table-cell>
              <table:table-cell office:value-type="string">
                <text:p>ILS-ES</text:p>
                <draw:g>
                  <svg:desc>'2021-22'.AI61:'2021-22'.AI61</svg:desc>
                </draw:g>
              </table:table-cell>
              <table:table-cell office:value-type="string">
                <text:p>ILS-BL</text:p>
                <draw:g>
                  <svg:desc>'2021-22'.AJ61:'2021-22'.AJ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F62:'2021-22'.AF111</svg:desc>
                </draw:g>
              </table:table-cell>
              <table:table-cell office:value-type="float" office:value="0">
                <text:p>0</text:p>
                <draw:g>
                  <svg:desc>'2021-22'.AG62:'2021-22'.AG111</svg:desc>
                </draw:g>
              </table:table-cell>
              <table:table-cell office:value-type="float" office:value="0">
                <text:p>0</text:p>
                <draw:g>
                  <svg:desc>'2021-22'.AI62:'2021-22'.AI111</svg:desc>
                </draw:g>
              </table:table-cell>
              <table:table-cell office:value-type="float" office:value="0">
                <text:p>0</text:p>
                <draw:g>
                  <svg:desc>'2021-22'.AJ62:'2021-22'.AJ111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36.8041499999998">
                <text:p>36.8041499999998</text:p>
              </table:table-cell>
              <table:table-cell office:value-type="float" office:value="21.6577800000008">
                <text:p>21.6577800000008</text:p>
              </table:table-cell>
              <table:table-cell office:value-type="float" office:value="30.4198200000001">
                <text:p>30.4198200000001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29.5711700000002">
                <text:p>29.5711700000002</text:p>
              </table:table-cell>
              <table:table-cell office:value-type="float" office:value="28.5322399999998">
                <text:p>28.5322399999998</text:p>
              </table:table-cell>
              <table:table-cell office:value-type="float" office:value="22.1762399999996">
                <text:p>22.1762399999996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20.9588500000003">
                <text:p>20.9588500000003</text:p>
              </table:table-cell>
              <table:table-cell office:value-type="float" office:value="16.7611899999998">
                <text:p>16.7611899999998</text:p>
              </table:table-cell>
              <table:table-cell office:value-type="float" office:value="25.00713">
                <text:p>25.00713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26.79202">
                <text:p>26.79202</text:p>
              </table:table-cell>
              <table:table-cell office:value-type="float" office:value="26.3009">
                <text:p>26.3009</text:p>
              </table:table-cell>
              <table:table-cell office:value-type="float" office:value="3.35369">
                <text:p>3.35369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30.88052">
                <text:p>30.88052</text:p>
              </table:table-cell>
              <table:table-cell office:value-type="float" office:value="32.38247">
                <text:p>32.38247</text:p>
              </table:table-cell>
              <table:table-cell office:value-type="float" office:value="24.3964300000003">
                <text:p>24.3964300000003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20.60361">
                <text:p>20.60361</text:p>
              </table:table-cell>
              <table:table-cell office:value-type="float" office:value="5.34508000000005">
                <text:p>5.34508000000005</text:p>
              </table:table-cell>
              <table:table-cell office:value-type="float" office:value="5.21663999999998">
                <text:p>5.21663999999998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8.03208">
                <text:p>18.03208</text:p>
              </table:table-cell>
              <table:table-cell office:value-type="float" office:value="5.46397999999977">
                <text:p>5.46397999999977</text:p>
              </table:table-cell>
              <table:table-cell office:value-type="float" office:value="8.90037000000007">
                <text:p>8.90037000000007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12.4496100000001">
                <text:p>12.4496100000001</text:p>
              </table:table-cell>
              <table:table-cell office:value-type="float" office:value="8.04720999999995">
                <text:p>8.04720999999995</text:p>
              </table:table-cell>
              <table:table-cell office:value-type="float" office:value="9.97775000000001">
                <text:p>9.97775000000001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3.79036000000013">
                <text:p>3.79036000000013</text:p>
              </table:table-cell>
              <table:table-cell office:value-type="float" office:value="3.74123999999995">
                <text:p>3.74123999999995</text:p>
              </table:table-cell>
              <table:table-cell office:value-type="float" office:value="9.53914999999989">
                <text:p>9.53914999999989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0.9750200000003">
                <text:p>10.9750200000003</text:p>
              </table:table-cell>
              <table:table-cell office:value-type="float" office:value="5.92988000000014">
                <text:p>5.92988000000014</text:p>
              </table:table-cell>
              <table:table-cell office:value-type="float" office:value="4.16255999999999">
                <text:p>4.16255999999999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134.05719">
                <text:p>134.05719</text:p>
              </table:table-cell>
              <table:table-cell office:value-type="float" office:value="75.6474899999996">
                <text:p>75.6474899999996</text:p>
              </table:table-cell>
              <table:table-cell office:value-type="float" office:value="34.84225">
                <text:p>34.84225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109.27381">
                <text:p>109.27381</text:p>
              </table:table-cell>
              <table:table-cell office:value-type="float" office:value="82.6882399999997">
                <text:p>82.6882399999997</text:p>
              </table:table-cell>
              <table:table-cell office:value-type="float" office:value="4.35510999999994">
                <text:p>4.35510999999994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97.6587599999996">
                <text:p>97.6587599999996</text:p>
              </table:table-cell>
              <table:table-cell office:value-type="float" office:value="55.2121100000002">
                <text:p>55.2121100000002</text:p>
              </table:table-cell>
              <table:table-cell office:value-type="float" office:value="52.9814800000001">
                <text:p>52.9814800000001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129.752680000001">
                <text:p>129.752680000001</text:p>
              </table:table-cell>
              <table:table-cell office:value-type="float" office:value="132.228640000001">
                <text:p>132.228640000001</text:p>
              </table:table-cell>
              <table:table-cell office:value-type="float" office:value="28.40986">
                <text:p>28.40986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118.948379999999">
                <text:p>118.948379999999</text:p>
              </table:table-cell>
              <table:table-cell office:value-type="float" office:value="78.9418499999997">
                <text:p>78.9418499999997</text:p>
              </table:table-cell>
              <table:table-cell office:value-type="float" office:value="75.9997000000001">
                <text:p>75.9997000000001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35.8277299999999">
                <text:p>35.8277299999999</text:p>
              </table:table-cell>
              <table:table-cell office:value-type="float" office:value="32.2448499999999">
                <text:p>32.2448499999999</text:p>
              </table:table-cell>
              <table:table-cell office:value-type="float" office:value="23.40483">
                <text:p>23.40483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43.3071300000001">
                <text:p>43.3071300000001</text:p>
              </table:table-cell>
              <table:table-cell office:value-type="float" office:value="32.73316">
                <text:p>32.73316</text:p>
              </table:table-cell>
              <table:table-cell office:value-type="float" office:value="27.1431899999998">
                <text:p>27.1431899999998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33.8392500000001">
                <text:p>33.8392500000001</text:p>
              </table:table-cell>
              <table:table-cell office:value-type="float" office:value="23.9699399999998">
                <text:p>23.9699399999998</text:p>
              </table:table-cell>
              <table:table-cell office:value-type="float" office:value="2.3140800000001">
                <text:p>2.3140800000001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2.7900299999994">
                <text:p>32.7900299999994</text:p>
              </table:table-cell>
              <table:table-cell office:value-type="float" office:value="29.2422099999997">
                <text:p>29.2422099999997</text:p>
              </table:table-cell>
              <table:table-cell office:value-type="float" office:value="30.2877000000001">
                <text:p>30.2877000000001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36.9749399999998">
                <text:p>36.9749399999998</text:p>
              </table:table-cell>
              <table:table-cell office:value-type="float" office:value="35.6264099999994">
                <text:p>35.6264099999994</text:p>
              </table:table-cell>
              <table:table-cell office:value-type="float" office:value="26.7099799999999">
                <text:p>26.7099799999999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466.41776">
                <text:p>466.41776</text:p>
              </table:table-cell>
              <table:table-cell office:value-type="float" office:value="255.42013">
                <text:p>255.42013</text:p>
              </table:table-cell>
              <table:table-cell office:value-type="float" office:value="115.165959999999">
                <text:p>115.165959999999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64.78386">
                <text:p>264.78386</text:p>
              </table:table-cell>
              <table:table-cell office:value-type="float" office:value="243.8463">
                <text:p>243.8463</text:p>
              </table:table-cell>
              <table:table-cell office:value-type="float" office:value="57.5362900000002">
                <text:p>57.5362900000002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362.648069999998">
                <text:p>362.648069999998</text:p>
              </table:table-cell>
              <table:table-cell office:value-type="float" office:value="248.630749999999">
                <text:p>248.630749999999</text:p>
              </table:table-cell>
              <table:table-cell office:value-type="float" office:value="152.52441">
                <text:p>152.5244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81.253110000001">
                <text:p>281.253110000001</text:p>
              </table:table-cell>
              <table:table-cell office:value-type="float" office:value="194.483040000003">
                <text:p>194.483040000003</text:p>
              </table:table-cell>
              <table:table-cell office:value-type="float" office:value="221.222229999998">
                <text:p>221.222229999998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91.790909999999">
                <text:p>291.790909999999</text:p>
              </table:table-cell>
              <table:table-cell office:value-type="float" office:value="236.649149999998">
                <text:p>236.649149999998</text:p>
              </table:table-cell>
              <table:table-cell office:value-type="float" office:value="72.2117699999997">
                <text:p>72.2117699999997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40.7497599999999">
                <text:p>40.7497599999999</text:p>
              </table:table-cell>
              <table:table-cell office:value-type="float" office:value="37.4158700000002">
                <text:p>37.4158700000002</text:p>
              </table:table-cell>
              <table:table-cell office:value-type="float" office:value="6.00003000000001">
                <text:p>6.00003000000001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43.4820999999993">
                <text:p>43.4820999999993</text:p>
              </table:table-cell>
              <table:table-cell office:value-type="float" office:value="36.0062399999997">
                <text:p>36.0062399999997</text:p>
              </table:table-cell>
              <table:table-cell office:value-type="float" office:value="36.8051800000003">
                <text:p>36.8051800000003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44.9261800000002">
                <text:p>44.9261800000002</text:p>
              </table:table-cell>
              <table:table-cell office:value-type="float" office:value="32.2332699999999">
                <text:p>32.2332699999999</text:p>
              </table:table-cell>
              <table:table-cell office:value-type="float" office:value="43.9422800000007">
                <text:p>43.9422800000007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76.1332600000001">
                <text:p>76.1332600000001</text:p>
              </table:table-cell>
              <table:table-cell office:value-type="float" office:value="34.63283">
                <text:p>34.63283</text:p>
              </table:table-cell>
              <table:table-cell office:value-type="float" office:value="35.5444599999998">
                <text:p>35.5444599999998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61.0236599999996">
                <text:p>61.0236599999996</text:p>
              </table:table-cell>
              <table:table-cell office:value-type="float" office:value="30.7769900000001">
                <text:p>30.7769900000001</text:p>
              </table:table-cell>
              <table:table-cell office:value-type="float" office:value="3.47156000000007">
                <text:p>3.47156000000007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511.575809999998">
                <text:p>511.575809999998</text:p>
              </table:table-cell>
              <table:table-cell office:value-type="float" office:value="331.448650000001">
                <text:p>331.448650000001</text:p>
              </table:table-cell>
              <table:table-cell office:value-type="float" office:value="428.742189999999">
                <text:p>428.742189999999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627.013840000001">
                <text:p>627.013840000001</text:p>
              </table:table-cell>
              <table:table-cell office:value-type="float" office:value="383.549199999998">
                <text:p>383.549199999998</text:p>
              </table:table-cell>
              <table:table-cell office:value-type="float" office:value="237.804120000002">
                <text:p>237.804120000002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646.691589999999">
                <text:p>646.691589999999</text:p>
              </table:table-cell>
              <table:table-cell office:value-type="float" office:value="360.586600000005">
                <text:p>360.586600000005</text:p>
              </table:table-cell>
              <table:table-cell office:value-type="float" office:value="113.18394">
                <text:p>113.18394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369.540999999996">
                <text:p>369.540999999996</text:p>
              </table:table-cell>
              <table:table-cell office:value-type="float" office:value="273.462200000001">
                <text:p>273.462200000001</text:p>
              </table:table-cell>
              <table:table-cell office:value-type="float" office:value="87.0386900000021">
                <text:p>87.0386900000021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503.571970000001">
                <text:p>503.571970000001</text:p>
              </table:table-cell>
              <table:table-cell office:value-type="float" office:value="353.83063">
                <text:p>353.83063</text:p>
              </table:table-cell>
              <table:table-cell office:value-type="float" office:value="354.652419999999">
                <text:p>354.652419999999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96.9913000000001">
                <text:p>96.9913000000001</text:p>
              </table:table-cell>
              <table:table-cell office:value-type="float" office:value="42.328939999999">
                <text:p>42.328939999999</text:p>
              </table:table-cell>
              <table:table-cell office:value-type="float" office:value="45.2523999999999">
                <text:p>45.2523999999999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51.3711000000001">
                <text:p>51.3711000000001</text:p>
              </table:table-cell>
              <table:table-cell office:value-type="float" office:value="50.7826200000004">
                <text:p>50.7826200000004</text:p>
              </table:table-cell>
              <table:table-cell office:value-type="float" office:value="59.8408299999999">
                <text:p>59.8408299999999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121.18691">
                <text:p>121.18691</text:p>
              </table:table-cell>
              <table:table-cell office:value-type="float" office:value="51.8095900000003">
                <text:p>51.8095900000003</text:p>
              </table:table-cell>
              <table:table-cell office:value-type="float" office:value="26.4035899999999">
                <text:p>26.403589999999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56.5895200000004">
                <text:p>56.5895200000004</text:p>
              </table:table-cell>
              <table:table-cell office:value-type="float" office:value="37.3831899999998">
                <text:p>37.3831899999998</text:p>
              </table:table-cell>
              <table:table-cell office:value-type="float" office:value="49.3347800000004">
                <text:p>49.3347800000004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51.1212099999998">
                <text:p>51.1212099999998</text:p>
              </table:table-cell>
              <table:table-cell office:value-type="float" office:value="44.6087900000007">
                <text:p>44.6087900000007</text:p>
              </table:table-cell>
              <table:table-cell office:value-type="float" office:value="34.50486">
                <text:p>34.50486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546.713350000006">
                <text:p>546.713350000006</text:p>
              </table:table-cell>
              <table:table-cell office:value-type="float" office:value="387.935709999996">
                <text:p>387.935709999996</text:p>
              </table:table-cell>
              <table:table-cell office:value-type="float" office:value="553.150189999999">
                <text:p>553.150189999999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454.952729999995">
                <text:p>454.952729999995</text:p>
              </table:table-cell>
              <table:table-cell office:value-type="float" office:value="472.134680000004">
                <text:p>472.134680000004</text:p>
              </table:table-cell>
              <table:table-cell office:value-type="float" office:value="131.977779999998">
                <text:p>131.977779999998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534.486349999999">
                <text:p>534.486349999999</text:p>
              </table:table-cell>
              <table:table-cell office:value-type="float" office:value="378.512520000004">
                <text:p>378.512520000004</text:p>
              </table:table-cell>
              <table:table-cell office:value-type="float" office:value="133.528610000001">
                <text:p>133.528610000001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533.631689999998">
                <text:p>533.631689999998</text:p>
              </table:table-cell>
              <table:table-cell office:value-type="float" office:value="444.491770000001">
                <text:p>444.491770000001</text:p>
              </table:table-cell>
              <table:table-cell office:value-type="float" office:value="479.936570000002">
                <text:p>479.936570000002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627.619819999996">
                <text:p>627.619819999996</text:p>
              </table:table-cell>
              <table:table-cell office:value-type="float" office:value="444.485109999995">
                <text:p>444.485109999995</text:p>
              </table:table-cell>
              <table:table-cell office:value-type="float" office:value="265.075159999999">
                <text:p>265.0751599999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454cm" style:legend-expansion="high" chart:style-name="ch2"/>
        <chart:plot-area chart:style-name="ch3" table:cell-range-address="'2021-22'.AF115:'2021-22'.AJ165" chart:data-source-has-labels="both" svg:x="0.32cm" svg:y="0.18cm" svg:width="12.905cm" svg:height="8.64cm">
          <chartooo:coordinate-region svg:x="1.153cm" svg:y="0.379cm" svg:width="12.072cm" svg:height="8.242cm"/>
          <chart:axis chart:dimension="x" chart:name="primary-x" chart:style-name="ch4" chartooo:axis-type="auto">
            <chartooo:date-scale/>
            <chart:categories table:cell-range-address="'2021-22'.AF116:'2021-22'.AF1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-22'.AG116:'2021-22'.AG165" chart:label-cell-address="'2021-22'.AG115:'2021-22'.AG115" chart:class="chart:line">
            <chart:data-point chart:repeated="50"/>
          </chart:series>
          <chart:series chart:style-name="ch8" chart:values-cell-range-address="'2021-22'.AH116:'2021-22'.AH165" chart:label-cell-address="'2021-22'.AH115:'2021-22'.AH115" chart:class="chart:line">
            <chart:data-point chart:repeated="50"/>
          </chart:series>
          <chart:series chart:style-name="ch9" chart:values-cell-range-address="'2021-22'.AI116:'2021-22'.AI165" chart:label-cell-address="'2021-22'.AI115:'2021-22'.AI115" chart:class="chart:line">
            <chart:data-point chart:repeated="50"/>
          </chart:series>
          <chart:series chart:style-name="ch10" chart:values-cell-range-address="'2021-22'.AJ116:'2021-22'.AJ165" chart:label-cell-address="'2021-22'.AJ115:'2021-22'.AJ115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</text:p>
                <draw:g>
                  <svg:desc>'2021-22'.AG115:'2021-22'.AG115</svg:desc>
                </draw:g>
              </table:table-cell>
              <table:table-cell office:value-type="string">
                <text:p>BMB</text:p>
                <draw:g>
                  <svg:desc>'2021-22'.AH115:'2021-22'.AH115</svg:desc>
                </draw:g>
              </table:table-cell>
              <table:table-cell office:value-type="string">
                <text:p>ILS-ES</text:p>
                <draw:g>
                  <svg:desc>'2021-22'.AI115:'2021-22'.AI115</svg:desc>
                </draw:g>
              </table:table-cell>
              <table:table-cell office:value-type="string">
                <text:p>ILS-BL</text:p>
                <draw:g>
                  <svg:desc>'2021-22'.AJ115:'2021-22'.AJ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F116:'2021-22'.AF165</svg:desc>
                </draw:g>
              </table:table-cell>
              <table:table-cell office:value-type="float" office:value="-1.62898834091883">
                <text:p>-1.62898834091883</text:p>
                <draw:g>
                  <svg:desc>'2021-22'.AG116:'2021-22'.AG165</svg:desc>
                </draw:g>
              </table:table-cell>
              <table:table-cell office:value-type="float" office:value="-1.96796006628232">
                <text:p>-1.96796006628232</text:p>
                <draw:g>
                  <svg:desc>'2021-22'.AH116:'2021-22'.AH165</svg:desc>
                </draw:g>
              </table:table-cell>
              <table:table-cell office:value-type="float" office:value="-0.647152089117001">
                <text:p>-0.647152089117001</text:p>
                <draw:g>
                  <svg:desc>'2021-22'.AI116:'2021-22'.AI165</svg:desc>
                </draw:g>
              </table:table-cell>
              <table:table-cell office:value-type="float" office:value="-1.97692475219908">
                <text:p>-1.97692475219908</text:p>
                <draw:g>
                  <svg:desc>'2021-22'.AJ116:'2021-22'.AJ165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-1.61971390322846">
                <text:p>-1.61971390322846</text:p>
              </table:table-cell>
              <table:table-cell office:value-type="float" office:value="-1.96975769602775">
                <text:p>-1.96975769602775</text:p>
              </table:table-cell>
              <table:table-cell office:value-type="float" office:value="-0.63409004475398">
                <text:p>-0.63409004475398</text:p>
              </table:table-cell>
              <table:table-cell office:value-type="float" office:value="-1.96013956032698">
                <text:p>-1.96013956032698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-1.62192926962353">
                <text:p>-1.62192926962353</text:p>
              </table:table-cell>
              <table:table-cell office:value-type="float" office:value="-1.96341289950939">
                <text:p>-1.96341289950939</text:p>
              </table:table-cell>
              <table:table-cell office:value-type="float" office:value="-0.644228612511315">
                <text:p>-0.644228612511315</text:p>
              </table:table-cell>
              <table:table-cell office:value-type="float" office:value="-1.97538398142298">
                <text:p>-1.97538398142298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-1.62712640434609">
                <text:p>-1.62712640434609</text:p>
              </table:table-cell>
              <table:table-cell office:value-type="float" office:value="-1.96784978857011">
                <text:p>-1.96784978857011</text:p>
              </table:table-cell>
              <table:table-cell office:value-type="float" office:value="-0.645751581093129">
                <text:p>-0.645751581093129</text:p>
              </table:table-cell>
              <table:table-cell office:value-type="float" office:value="-1.9822436197371">
                <text:p>-1.9822436197371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-1.61777569884989">
                <text:p>-1.61777569884989</text:p>
              </table:table-cell>
              <table:table-cell office:value-type="float" office:value="-1.96264458873523">
                <text:p>-1.96264458873523</text:p>
              </table:table-cell>
              <table:table-cell office:value-type="float" office:value="-0.641569203411003">
                <text:p>-0.641569203411003</text:p>
              </table:table-cell>
              <table:table-cell office:value-type="float" office:value="-1.97030384559832">
                <text:p>-1.97030384559832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-1.18176870083943">
                <text:p>-1.18176870083943</text:p>
              </table:table-cell>
              <table:table-cell office:value-type="float" office:value="-0.905775413050672">
                <text:p>-0.905775413050672</text:p>
              </table:table-cell>
              <table:table-cell office:value-type="float" office:value="-0.0970076408940039">
                <text:p>-0.0970076408940039</text:p>
              </table:table-cell>
              <table:table-cell office:value-type="float" office:value="-0.945889892206796">
                <text:p>-0.945889892206796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-0.902354269433458">
                <text:p>-0.902354269433458</text:p>
              </table:table-cell>
              <table:table-cell office:value-type="float" office:value="-0.900213370139234">
                <text:p>-0.900213370139234</text:p>
              </table:table-cell>
              <table:table-cell office:value-type="float" office:value="-0.199130926009119">
                <text:p>-0.199130926009119</text:p>
              </table:table-cell>
              <table:table-cell office:value-type="float" office:value="-1.03383697092075">
                <text:p>-1.03383697092075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-0.899343404192564">
                <text:p>-0.899343404192564</text:p>
              </table:table-cell>
              <table:table-cell office:value-type="float" office:value="-1.0550635200209">
                <text:p>-1.0550635200209</text:p>
              </table:table-cell>
              <table:table-cell office:value-type="float" office:value="-0.150477682888553">
                <text:p>-0.150477682888553</text:p>
              </table:table-cell>
              <table:table-cell office:value-type="float" office:value="-0.981719663949599">
                <text:p>-0.981719663949599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-1.18902578811167">
                <text:p>-1.18902578811167</text:p>
              </table:table-cell>
              <table:table-cell office:value-type="float" office:value="-1.00879131859299">
                <text:p>-1.00879131859299</text:p>
              </table:table-cell>
              <table:table-cell office:value-type="float" office:value="-0.119153071182814">
                <text:p>-0.119153071182814</text:p>
              </table:table-cell>
              <table:table-cell office:value-type="float" office:value="-1.15024366263989">
                <text:p>-1.15024366263989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-1.1862874821516">
                <text:p>-1.1862874821516</text:p>
              </table:table-cell>
              <table:table-cell office:value-type="float" office:value="-1.07679794619451">
                <text:p>-1.07679794619451</text:p>
              </table:table-cell>
              <table:table-cell office:value-type="float" office:value="-0.154853585376805">
                <text:p>-0.154853585376805</text:p>
              </table:table-cell>
              <table:table-cell office:value-type="float" office:value="-1.06946446835353">
                <text:p>-1.06946446835353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-0.858497459106154">
                <text:p>-0.858497459106154</text:p>
              </table:table-cell>
              <table:table-cell office:value-type="float" office:value="-0.794070042047899">
                <text:p>-0.794070042047899</text:p>
              </table:table-cell>
              <table:table-cell office:value-type="float" office:value="0.124084606523221">
                <text:p>0.124084606523221</text:p>
              </table:table-cell>
              <table:table-cell office:value-type="float" office:value="-0.81265036001961">
                <text:p>-0.81265036001961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-0.872848115646554">
                <text:p>-0.872848115646554</text:p>
              </table:table-cell>
              <table:table-cell office:value-type="float" office:value="-0.765397222544069">
                <text:p>-0.765397222544069</text:p>
              </table:table-cell>
              <table:table-cell office:value-type="float" office:value="0.304766602395877">
                <text:p>0.304766602395877</text:p>
              </table:table-cell>
              <table:table-cell office:value-type="float" office:value="-0.802350619180005">
                <text:p>-0.802350619180005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-0.84511833854411">
                <text:p>-0.84511833854411</text:p>
              </table:table-cell>
              <table:table-cell office:value-type="float" office:value="-0.699357283176172">
                <text:p>-0.699357283176172</text:p>
              </table:table-cell>
              <table:table-cell office:value-type="float" office:value="0.199627002535902">
                <text:p>0.199627002535902</text:p>
              </table:table-cell>
              <table:table-cell office:value-type="float" office:value="-0.734700122835582">
                <text:p>-0.734700122835582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-0.869429332191444">
                <text:p>-0.869429332191444</text:p>
              </table:table-cell>
              <table:table-cell office:value-type="float" office:value="-0.782504593195133">
                <text:p>-0.782504593195133</text:p>
              </table:table-cell>
              <table:table-cell office:value-type="float" office:value="0.173712006890787">
                <text:p>0.173712006890787</text:p>
              </table:table-cell>
              <table:table-cell office:value-type="float" office:value="-0.791942997583031">
                <text:p>-0.791942997583031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-0.804054630129656">
                <text:p>-0.804054630129656</text:p>
              </table:table-cell>
              <table:table-cell office:value-type="float" office:value="-0.727099588616604">
                <text:p>-0.727099588616604</text:p>
              </table:table-cell>
              <table:table-cell office:value-type="float" office:value="0.156505212681224">
                <text:p>0.156505212681224</text:p>
              </table:table-cell>
              <table:table-cell office:value-type="float" office:value="-0.80424915628596">
                <text:p>-0.80424915628596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-0.431647431750806">
                <text:p>-0.431647431750806</text:p>
              </table:table-cell>
              <table:table-cell office:value-type="float" office:value="-0.268836332664537">
                <text:p>-0.268836332664537</text:p>
              </table:table-cell>
              <table:table-cell office:value-type="float" office:value="0.516484154666171">
                <text:p>0.516484154666171</text:p>
              </table:table-cell>
              <table:table-cell office:value-type="float" office:value="-0.433412748585228">
                <text:p>-0.433412748585228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-0.265437893719061">
                <text:p>-0.265437893719061</text:p>
              </table:table-cell>
              <table:table-cell office:value-type="float" office:value="-0.126950510452321">
                <text:p>-0.126950510452321</text:p>
              </table:table-cell>
              <table:table-cell office:value-type="float" office:value="0.569040251157758">
                <text:p>0.569040251157758</text:p>
              </table:table-cell>
              <table:table-cell office:value-type="float" office:value="-0.470663555283379">
                <text:p>-0.470663555283379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-0.5534118047694">
                <text:p>-0.5534118047694</text:p>
              </table:table-cell>
              <table:table-cell office:value-type="float" office:value="-0.124635487810009">
                <text:p>-0.124635487810009</text:p>
              </table:table-cell>
              <table:table-cell office:value-type="float" office:value="0.448457001496836">
                <text:p>0.448457001496836</text:p>
              </table:table-cell>
              <table:table-cell office:value-type="float" office:value="-0.220761588559541">
                <text:p>-0.220761588559541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-0.433248105219138">
                <text:p>-0.433248105219138</text:p>
              </table:table-cell>
              <table:table-cell office:value-type="float" office:value="-0.236138748057446">
                <text:p>-0.236138748057446</text:p>
              </table:table-cell>
              <table:table-cell office:value-type="float" office:value="0.436338787566028">
                <text:p>0.436338787566028</text:p>
              </table:table-cell>
              <table:table-cell office:value-type="float" office:value="-0.468945532145717">
                <text:p>-0.468945532145717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-0.553920874512143">
                <text:p>-0.553920874512143</text:p>
              </table:table-cell>
              <table:table-cell office:value-type="float" office:value="-0.113655947866571">
                <text:p>-0.113655947866571</text:p>
              </table:table-cell>
              <table:table-cell office:value-type="float" office:value="0.407643671706968">
                <text:p>0.407643671706968</text:p>
              </table:table-cell>
              <table:table-cell office:value-type="float" office:value="-0.287638189615707">
                <text:p>-0.287638189615707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-0.248746943686326">
                <text:p>-0.248746943686326</text:p>
              </table:table-cell>
              <table:table-cell office:value-type="float" office:value="0.184575768189823">
                <text:p>0.184575768189823</text:p>
              </table:table-cell>
              <table:table-cell office:value-type="float" office:value="0.756168958730335">
                <text:p>0.756168958730335</text:p>
              </table:table-cell>
              <table:table-cell office:value-type="float" office:value="-0.0624836922075629">
                <text:p>-0.0624836922075629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-0.246873577864637">
                <text:p>-0.246873577864637</text:p>
              </table:table-cell>
              <table:table-cell office:value-type="float" office:value="0.120167823116826">
                <text:p>0.120167823116826</text:p>
              </table:table-cell>
              <table:table-cell office:value-type="float" office:value="0.664867856534587">
                <text:p>0.664867856534587</text:p>
              </table:table-cell>
              <table:table-cell office:value-type="float" office:value="0.155877228899626">
                <text:p>0.155877228899626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-0.244653902654402">
                <text:p>-0.244653902654402</text:p>
              </table:table-cell>
              <table:table-cell office:value-type="float" office:value="0.202424908979016">
                <text:p>0.202424908979016</text:p>
              </table:table-cell>
              <table:table-cell office:value-type="float" office:value="0.678593954635498">
                <text:p>0.678593954635498</text:p>
              </table:table-cell>
              <table:table-cell office:value-type="float" office:value="-0.315281518433682">
                <text:p>-0.315281518433682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-0.414468239259801">
                <text:p>-0.414468239259801</text:p>
              </table:table-cell>
              <table:table-cell office:value-type="float" office:value="0.0957841031590752">
                <text:p>0.0957841031590752</text:p>
              </table:table-cell>
              <table:table-cell office:value-type="float" office:value="0.648723924312878">
                <text:p>0.648723924312878</text:p>
              </table:table-cell>
              <table:table-cell office:value-type="float" office:value="0.155040109538373">
                <text:p>0.155040109538373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-0.242966945517305">
                <text:p>-0.242966945517305</text:p>
              </table:table-cell>
              <table:table-cell office:value-type="float" office:value="0.133724160275603">
                <text:p>0.133724160275603</text:p>
              </table:table-cell>
              <table:table-cell office:value-type="float" office:value="0.648427996558753">
                <text:p>0.648427996558753</text:p>
              </table:table-cell>
              <table:table-cell office:value-type="float" office:value="0.0280877765774669">
                <text:p>0.0280877765774669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-0.203196993257076">
                <text:p>-0.203196993257076</text:p>
              </table:table-cell>
              <table:table-cell office:value-type="float" office:value="0.531796796846218">
                <text:p>0.531796796846218</text:p>
              </table:table-cell>
              <table:table-cell office:value-type="float" office:value="1.21728232419011">
                <text:p>1.21728232419011</text:p>
              </table:table-cell>
              <table:table-cell office:value-type="float" office:value="0.420761437647993">
                <text:p>0.420761437647993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0.18088052550121">
                <text:p>0.18088052550121</text:p>
              </table:table-cell>
              <table:table-cell office:value-type="float" office:value="0.555659819625478">
                <text:p>0.555659819625478</text:p>
              </table:table-cell>
              <table:table-cell office:value-type="float" office:value="1.15097762593346">
                <text:p>1.15097762593346</text:p>
              </table:table-cell>
              <table:table-cell office:value-type="float" office:value="0.217893076883534">
                <text:p>0.217893076883534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-0.206484399764722">
                <text:p>-0.206484399764722</text:p>
              </table:table-cell>
              <table:table-cell office:value-type="float" office:value="0.553221958224713">
                <text:p>0.553221958224713</text:p>
              </table:table-cell>
              <table:table-cell office:value-type="float" office:value="1.11630002767044">
                <text:p>1.11630002767044</text:p>
              </table:table-cell>
              <table:table-cell office:value-type="float" office:value="0.527127826277841">
                <text:p>0.52712782627784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-0.20824049024409">
                <text:p>-0.20824049024409</text:p>
              </table:table-cell>
              <table:table-cell office:value-type="float" office:value="0.591219380705555">
                <text:p>0.591219380705555</text:p>
              </table:table-cell>
              <table:table-cell office:value-type="float" office:value="1.02788710718483">
                <text:p>1.02788710718483</text:p>
              </table:table-cell>
              <table:table-cell office:value-type="float" office:value="0.508427550927332">
                <text:p>0.50842755092733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0.173921221532144">
                <text:p>0.173921221532144</text:p>
              </table:table-cell>
              <table:table-cell office:value-type="float" office:value="0.510494027878234">
                <text:p>0.510494027878234</text:p>
              </table:table-cell>
              <table:table-cell office:value-type="float" office:value="1.19371448394185">
                <text:p>1.19371448394185</text:p>
              </table:table-cell>
              <table:table-cell office:value-type="float" office:value="0.353625304998362">
                <text:p>0.353625304998362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0.0279112378389887">
                <text:p>0.0279112378389887</text:p>
              </table:table-cell>
              <table:table-cell office:value-type="float" office:value="0.565426703794947">
                <text:p>0.565426703794947</text:p>
              </table:table-cell>
              <table:table-cell office:value-type="float" office:value="1.05409318493686">
                <text:p>1.05409318493686</text:p>
              </table:table-cell>
              <table:table-cell office:value-type="float" office:value="-0.0446973057648461">
                <text:p>-0.0446973057648461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-0.253634950113717">
                <text:p>-0.253634950113717</text:p>
              </table:table-cell>
              <table:table-cell office:value-type="float" office:value="0.454272958175705">
                <text:p>0.454272958175705</text:p>
              </table:table-cell>
              <table:table-cell office:value-type="float" office:value="0.886052021177177">
                <text:p>0.886052021177177</text:p>
              </table:table-cell>
              <table:table-cell office:value-type="float" office:value="0.477616825563622">
                <text:p>0.477616825563622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-0.0831422090607463">
                <text:p>-0.0831422090607463</text:p>
              </table:table-cell>
              <table:table-cell office:value-type="float" office:value="0.363945109375228">
                <text:p>0.363945109375228</text:p>
              </table:table-cell>
              <table:table-cell office:value-type="float" office:value="0.897591762691162">
                <text:p>0.897591762691162</text:p>
              </table:table-cell>
              <table:table-cell office:value-type="float" office:value="0.29088554380568">
                <text:p>0.29088554380568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-0.085965720200974">
                <text:p>-0.085965720200974</text:p>
              </table:table-cell>
              <table:table-cell office:value-type="float" office:value="0.4537643176713">
                <text:p>0.4537643176713</text:p>
              </table:table-cell>
              <table:table-cell office:value-type="float" office:value="0.884502717418071">
                <text:p>0.884502717418071</text:p>
              </table:table-cell>
              <table:table-cell office:value-type="float" office:value="0.300499178736333">
                <text:p>0.300499178736333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0.0280987362700985">
                <text:p>0.0280987362700985</text:p>
              </table:table-cell>
              <table:table-cell office:value-type="float" office:value="0.464882511472338">
                <text:p>0.464882511472338</text:p>
              </table:table-cell>
              <table:table-cell office:value-type="float" office:value="0.938726795795024">
                <text:p>0.938726795795024</text:p>
              </table:table-cell>
              <table:table-cell office:value-type="float" office:value="0.140912573038985">
                <text:p>0.140912573038985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0.137566792359954">
                <text:p>0.137566792359954</text:p>
              </table:table-cell>
              <table:table-cell office:value-type="float" office:value="0.734275258604895">
                <text:p>0.734275258604895</text:p>
              </table:table-cell>
              <table:table-cell office:value-type="float" office:value="1.39918719325108">
                <text:p>1.39918719325108</text:p>
              </table:table-cell>
              <table:table-cell office:value-type="float" office:value="0.599459671858004">
                <text:p>0.599459671858004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0.137448648128915">
                <text:p>0.137448648128915</text:p>
              </table:table-cell>
              <table:table-cell office:value-type="float" office:value="0.726254869677874">
                <text:p>0.726254869677874</text:p>
              </table:table-cell>
              <table:table-cell office:value-type="float" office:value="1.35881806834939">
                <text:p>1.35881806834939</text:p>
              </table:table-cell>
              <table:table-cell office:value-type="float" office:value="0.647819737228312">
                <text:p>0.647819737228312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0.430122012475446">
                <text:p>0.430122012475446</text:p>
              </table:table-cell>
              <table:table-cell office:value-type="float" office:value="0.69602844269207">
                <text:p>0.69602844269207</text:p>
              </table:table-cell>
              <table:table-cell office:value-type="float" office:value="1.41423399002302">
                <text:p>1.41423399002302</text:p>
              </table:table-cell>
              <table:table-cell office:value-type="float" office:value="0.502907034329492">
                <text:p>0.502907034329492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0.137340465066599">
                <text:p>0.137340465066599</text:p>
              </table:table-cell>
              <table:table-cell office:value-type="float" office:value="0.719581043220904">
                <text:p>0.719581043220904</text:p>
              </table:table-cell>
              <table:table-cell office:value-type="float" office:value="1.32848400564012">
                <text:p>1.32848400564012</text:p>
              </table:table-cell>
              <table:table-cell office:value-type="float" office:value="0.642398174961388">
                <text:p>0.642398174961388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0.371810719701311">
                <text:p>0.371810719701311</text:p>
              </table:table-cell>
              <table:table-cell office:value-type="float" office:value="0.782555036767507">
                <text:p>0.782555036767507</text:p>
              </table:table-cell>
              <table:table-cell office:value-type="float" office:value="1.33148254087339">
                <text:p>1.33148254087339</text:p>
              </table:table-cell>
              <table:table-cell office:value-type="float" office:value="0.56630069028175">
                <text:p>0.56630069028175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0.0700839278402753">
                <text:p>0.0700839278402753</text:p>
              </table:table-cell>
              <table:table-cell office:value-type="float" office:value="0.608693150882661">
                <text:p>0.608693150882661</text:p>
              </table:table-cell>
              <table:table-cell office:value-type="float" office:value="1.11190527170863">
                <text:p>1.11190527170863</text:p>
              </table:table-cell>
              <table:table-cell office:value-type="float" office:value="0.716972755135261">
                <text:p>0.716972755135261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0.0824514586785139">
                <text:p>0.0824514586785139</text:p>
              </table:table-cell>
              <table:table-cell office:value-type="float" office:value="0.659550369509368">
                <text:p>0.659550369509368</text:p>
              </table:table-cell>
              <table:table-cell office:value-type="float" office:value="1.11751948227146">
                <text:p>1.11751948227146</text:p>
              </table:table-cell>
              <table:table-cell office:value-type="float" office:value="0.688912840693031">
                <text:p>0.688912840693031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-0.0633893764247291">
                <text:p>-0.0633893764247291</text:p>
              </table:table-cell>
              <table:table-cell office:value-type="float" office:value="0.7385635006128">
                <text:p>0.7385635006128</text:p>
              </table:table-cell>
              <table:table-cell office:value-type="float" office:value="1.27531029557621">
                <text:p>1.27531029557621</text:p>
              </table:table-cell>
              <table:table-cell office:value-type="float" office:value="0.538788878073454">
                <text:p>0.538788878073454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0.113700241390153">
                <text:p>0.113700241390153</text:p>
              </table:table-cell>
              <table:table-cell office:value-type="float" office:value="0.589202471354636">
                <text:p>0.589202471354636</text:p>
              </table:table-cell>
              <table:table-cell office:value-type="float" office:value="1.18943329205965">
                <text:p>1.18943329205965</text:p>
              </table:table-cell>
              <table:table-cell office:value-type="float" office:value="0.634695444296664">
                <text:p>0.634695444296664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0.19750968080192">
                <text:p>0.19750968080192</text:p>
              </table:table-cell>
              <table:table-cell office:value-type="float" office:value="0.702343528549995">
                <text:p>0.702343528549995</text:p>
              </table:table-cell>
              <table:table-cell office:value-type="float" office:value="1.09680492211882">
                <text:p>1.09680492211882</text:p>
              </table:table-cell>
              <table:table-cell office:value-type="float" office:value="0.509591889851091">
                <text:p>0.509591889851091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0.59642256433705">
                <text:p>0.59642256433705</text:p>
              </table:table-cell>
              <table:table-cell office:value-type="float" office:value="0.912006938723275">
                <text:p>0.912006938723275</text:p>
              </table:table-cell>
              <table:table-cell office:value-type="float" office:value="1.57948410986015">
                <text:p>1.57948410986015</text:p>
              </table:table-cell>
              <table:table-cell office:value-type="float" office:value="0.932477241149975">
                <text:p>0.932477241149975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0.793251742997897">
                <text:p>0.793251742997897</text:p>
              </table:table-cell>
              <table:table-cell office:value-type="float" office:value="0.945294808202807">
                <text:p>0.945294808202807</text:p>
              </table:table-cell>
              <table:table-cell office:value-type="float" office:value="1.45159690145344">
                <text:p>1.45159690145344</text:p>
              </table:table-cell>
              <table:table-cell office:value-type="float" office:value="0.730488157520637">
                <text:p>0.730488157520637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0.541936304461685">
                <text:p>0.541936304461685</text:p>
              </table:table-cell>
              <table:table-cell office:value-type="float" office:value="0.907862441659795">
                <text:p>0.907862441659795</text:p>
              </table:table-cell>
              <table:table-cell office:value-type="float" office:value="1.53354632594722">
                <text:p>1.53354632594722</text:p>
              </table:table-cell>
              <table:table-cell office:value-type="float" office:value="0.846553645191242">
                <text:p>0.846553645191242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0.702666917100055">
                <text:p>0.702666917100055</text:p>
              </table:table-cell>
              <table:table-cell office:value-type="float" office:value="0.976796049012586">
                <text:p>0.976796049012586</text:p>
              </table:table-cell>
              <table:table-cell office:value-type="float" office:value="1.54461667411331">
                <text:p>1.54461667411331</text:p>
              </table:table-cell>
              <table:table-cell office:value-type="float" office:value="0.888033215591327">
                <text:p>0.888033215591327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0.17347903575632">
                <text:p>0.17347903575632</text:p>
              </table:table-cell>
              <table:table-cell office:value-type="float" office:value="0.929493284665242">
                <text:p>0.929493284665242</text:p>
              </table:table-cell>
              <table:table-cell office:value-type="float" office:value="1.60051242586981">
                <text:p>1.60051242586981</text:p>
              </table:table-cell>
              <table:table-cell office:value-type="float" office:value="0.885208572231014">
                <text:p>0.8852085722310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